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2T01:47:50.61">
            <text:p>2023/1/12 1:47</text:p>
          </table:table-cell>
          <table:table-cell table:style-name="ce3" table:formula="of:=NOW()" office:value-type="date" office:date-value="2023-01-12T01:47:50.61">
            <text:p>2023/1/12 1:47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12T01:47:50.61">
            <text:p>2023/1/12 1:47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2T01:47:50.65">
            <text:p>2023/1/12 1:47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12T01:47:50.65">
            <text:p>2023/1/12 1:47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79)">
            <text:p>sn(79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CE</text:p>
          </table:table-cell>
          <table:table-cell table:style-name="ce34" office:value-type="string">
            <text:p>2:2:1</text:p>
          </table:table-cell>
          <table:table-cell table:style-name="ce29"/>
          <table:table-cell table:style-name="ce28" table:formula="of:=LEFT([.C2];1)" office:value-type="string" office:string-value="A">
            <text:p>A</text:p>
          </table:table-cell>
          <table:table-cell table:style-name="ce37" table:formula="of:=MID([.C2];2;1)" office:value-type="string" office:string-value="C">
            <text:p>C</text:p>
          </table:table-cell>
          <table:table-cell table:style-name="ce37" table:formula="of:=MID([.C2];3;1)" office:value-type="string" office:string-value="E">
            <text:p>E</text:p>
          </table:table-cell>
          <table:table-cell table:style-name="ce37" table:formula="of:=IF(LEN([.$C2])&gt;3;MID([.$C2];4;1);-1)" office:value-type="float" office:value="-1">
            <text:p>-1</text:p>
          </table:table-cell>
          <table:table-cell table:style-name="ce37" table:formula="of:=IF(LEN([.$C2])&gt;3;MID([.$C2];5;1);-1)" office:value-type="float" office:value="-1">
            <text:p>-1</text:p>
          </table:table-cell>
          <table:table-cell table:style-name="ce37" table:formula="of:=VLOOKUP([.F2];['1'.$A$2:.$B$11];2)" office:value-type="string" office:string-value="ゆず">
            <text:p>ゆず</text:p>
          </table:table-cell>
          <table:table-cell table:style-name="ce37" table:formula="of:=VLOOKUP([.G2];['1'.$A$2:.$B$11];2)" office:value-type="string" office:string-value="オオバ">
            <text:p>オオバ</text:p>
          </table:table-cell>
          <table:table-cell table:style-name="ce37" table:formula="of:=VLOOKUP([.H2];['1'.$A$2:.$B$11];2)" office:value-type="string" office:string-value="ニンニク">
            <text:p>ニンニク</text:p>
          </table:table-cell>
          <table:table-cell table:style-name="ce37" table:formula="of:=VLOOKUP([.I2];['1'.$A$2:.$B$15];2)" office:value-type="float" office:value="0">
            <text:p>#N/A</text:p>
          </table:table-cell>
          <table:table-cell table:style-name="ce37" table:formula="of:=VLOOKUP([.J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DE</text:p>
          </table:table-cell>
          <table:table-cell table:style-name="ce34" office:value-type="string">
            <text:p>2:2:1</text:p>
          </table:table-cell>
          <table:table-cell table:style-name="ce29"/>
          <table:table-cell table:style-name="ce28" table:formula="of:=LEFT([.$C3];1)" office:value-type="string" office:string-value="A">
            <text:p>A</text:p>
          </table:table-cell>
          <table:table-cell table:style-name="ce37" table:formula="of:=MID([.$C3];2;1)" office:value-type="string" office:string-value="D">
            <text:p>D</text:p>
          </table:table-cell>
          <table:table-cell table:style-name="ce37" table:formula="of:=MID([.$C3];3;1)" office:value-type="string" office:string-value="E">
            <text:p>E</text:p>
          </table:table-cell>
          <table:table-cell table:style-name="ce37" table:formula="of:=IF(LEN([.$C3])&gt;3;MID([.$C3];4;1);-1)" office:value-type="float" office:value="-1">
            <text:p>-1</text:p>
          </table:table-cell>
          <table:table-cell table:style-name="ce37" table:formula="of:=IF(LEN([.$C3])&gt;3;MID([.$C3];5;1);-1)" office:value-type="float" office:value="-1">
            <text:p>-1</text:p>
          </table:table-cell>
          <table:table-cell table:style-name="ce37" table:formula="of:=VLOOKUP([.F3];['1'.$A$2:.$B$11];2)" office:value-type="string" office:string-value="ゆず">
            <text:p>ゆず</text:p>
          </table:table-cell>
          <table:table-cell table:style-name="ce37" table:formula="of:=VLOOKUP([.G3];['1'.$A$2:.$B$11];2)" office:value-type="string" office:string-value="レモン">
            <text:p>レモン</text:p>
          </table:table-cell>
          <table:table-cell table:style-name="ce37" table:formula="of:=VLOOKUP([.H3];['1'.$A$2:.$B$11];2)" office:value-type="string" office:string-value="ニンニク">
            <text:p>ニンニク</text:p>
          </table:table-cell>
          <table:table-cell table:style-name="ce37" table:formula="of:=VLOOKUP([.I3];['1'.$A$2:.$B$15];2)" office:value-type="float" office:value="0">
            <text:p>#N/A</text:p>
          </table:table-cell>
          <table:table-cell table:style-name="ce37" table:formula="of:=VLOOKUP([.J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2</text:p>
          </table:table-cell>
          <table:table-cell table:style-name="ce29"/>
          <table:table-cell table:style-name="ce28" table:formula="of:=LEFT([.$C4];1)" office:value-type="string" office:string-value="A">
            <text:p>A</text:p>
          </table:table-cell>
          <table:table-cell table:style-name="ce37" table:formula="of:=MID([.$C4];2;1)" office:value-type="string" office:string-value="C">
            <text:p>C</text:p>
          </table:table-cell>
          <table:table-cell table:style-name="ce37" table:formula="of:=MID([.$C4];3;1)" office:value-type="string" office:string-value="D">
            <text:p>D</text:p>
          </table:table-cell>
          <table:table-cell table:style-name="ce37" table:formula="of:=IF(LEN([.$C4])&gt;3;MID([.$C4];4;1);-1)" office:value-type="float" office:value="-1">
            <text:p>-1</text:p>
          </table:table-cell>
          <table:table-cell table:style-name="ce37" table:formula="of:=IF(LEN([.$C4])&gt;3;MID([.$C4];5;1);-1)" office:value-type="float" office:value="-1">
            <text:p>-1</text:p>
          </table:table-cell>
          <table:table-cell table:style-name="ce37" table:formula="of:=VLOOKUP([.F4];['1'.$A$2:.$B$11];2)" office:value-type="string" office:string-value="ゆず">
            <text:p>ゆず</text:p>
          </table:table-cell>
          <table:table-cell table:style-name="ce37" table:formula="of:=VLOOKUP([.G4];['1'.$A$2:.$B$11];2)" office:value-type="string" office:string-value="オオバ">
            <text:p>オオバ</text:p>
          </table:table-cell>
          <table:table-cell table:style-name="ce37" table:formula="of:=VLOOKUP([.H4];['1'.$A$2:.$B$11];2)" office:value-type="string" office:string-value="レモン">
            <text:p>レモン</text:p>
          </table:table-cell>
          <table:table-cell table:style-name="ce37" table:formula="of:=VLOOKUP([.I4];['1'.$A$2:.$B$15];2)" office:value-type="float" office:value="0">
            <text:p>#N/A</text:p>
          </table:table-cell>
          <table:table-cell table:style-name="ce37" table:formula="of:=VLOOKUP([.J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I</text:p>
          </table:table-cell>
          <table:table-cell table:style-name="ce35" office:value-type="string">
            <text:p>2:2:1</text:p>
          </table:table-cell>
          <table:table-cell table:style-name="ce29"/>
          <table:table-cell table:style-name="ce28" table:formula="of:=LEFT([.$C5];1)" office:value-type="string" office:string-value="A">
            <text:p>A</text:p>
          </table:table-cell>
          <table:table-cell table:style-name="ce37" table:formula="of:=MID([.$C5];2;1)" office:value-type="string" office:string-value="B">
            <text:p>B</text:p>
          </table:table-cell>
          <table:table-cell table:style-name="ce37" table:formula="of:=MID([.$C5];3;1)" office:value-type="string" office:string-value="I">
            <text:p>I</text:p>
          </table:table-cell>
          <table:table-cell table:style-name="ce37" table:formula="of:=IF(LEN([.$C5])&gt;3;MID([.$C5];4;1);-1)" office:value-type="float" office:value="-1">
            <text:p>-1</text:p>
          </table:table-cell>
          <table:table-cell table:style-name="ce37" table:formula="of:=IF(LEN([.$C5])&gt;3;MID([.$C5];5;1);-1)" office:value-type="float" office:value="-1">
            <text:p>-1</text:p>
          </table:table-cell>
          <table:table-cell table:style-name="ce37" table:formula="of:=VLOOKUP([.F5];['1'.$A$2:.$B$11];2)" office:value-type="string" office:string-value="ゆず">
            <text:p>ゆず</text:p>
          </table:table-cell>
          <table:table-cell table:style-name="ce37" table:formula="of:=VLOOKUP([.G5];['1'.$A$2:.$B$11];2)" office:value-type="string" office:string-value="ディル">
            <text:p>ディル</text:p>
          </table:table-cell>
          <table:table-cell table:style-name="ce37" table:formula="of:=VLOOKUP([.H5];['1'.$A$2:.$B$11];2)" office:value-type="string" office:string-value="ローズマリー">
            <text:p>ローズマリー</text:p>
          </table:table-cell>
          <table:table-cell table:style-name="ce37" table:formula="of:=VLOOKUP([.I5];['1'.$A$2:.$B$15];2)" office:value-type="float" office:value="0">
            <text:p>#N/A</text:p>
          </table:table-cell>
          <table:table-cell table:style-name="ce37" table:formula="of:=VLOOKUP([.J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BHI</text:p>
          </table:table-cell>
          <table:table-cell table:style-name="ce35" office:value-type="string">
            <text:p>2:2:1</text:p>
          </table:table-cell>
          <table:table-cell table:style-name="ce29"/>
          <table:table-cell table:style-name="ce28" table:formula="of:=LEFT([.$C6];1)" office:value-type="string" office:string-value="B">
            <text:p>B</text:p>
          </table:table-cell>
          <table:table-cell table:style-name="ce37" table:formula="of:=MID([.$C6];2;1)" office:value-type="string" office:string-value="H">
            <text:p>H</text:p>
          </table:table-cell>
          <table:table-cell table:style-name="ce37" table:formula="of:=MID([.$C6];3;1)" office:value-type="string" office:string-value="I">
            <text:p>I</text:p>
          </table:table-cell>
          <table:table-cell table:style-name="ce37" table:formula="of:=IF(LEN([.$C6])&gt;3;MID([.$C6];4;1);-1)" office:value-type="float" office:value="-1">
            <text:p>-1</text:p>
          </table:table-cell>
          <table:table-cell table:style-name="ce37" table:formula="of:=IF(LEN([.$C6])&gt;3;MID([.$C6];5;1);-1)" office:value-type="float" office:value="-1">
            <text:p>-1</text:p>
          </table:table-cell>
          <table:table-cell table:style-name="ce37" table:formula="of:=VLOOKUP([.F6];['1'.$A$2:.$B$11];2)" office:value-type="string" office:string-value="ディル">
            <text:p>ディル</text:p>
          </table:table-cell>
          <table:table-cell table:style-name="ce37" table:formula="of:=VLOOKUP([.G6];['1'.$A$2:.$B$11];2)" office:value-type="string" office:string-value="ペパーミント">
            <text:p>ペパーミント</text:p>
          </table:table-cell>
          <table:table-cell table:style-name="ce37" table:formula="of:=VLOOKUP([.H6];['1'.$A$2:.$B$11];2)" office:value-type="string" office:string-value="ローズマリー">
            <text:p>ローズマリー</text:p>
          </table:table-cell>
          <table:table-cell table:style-name="ce37" table:formula="of:=VLOOKUP([.I6];['1'.$A$2:.$B$15];2)" office:value-type="float" office:value="0">
            <text:p>#N/A</text:p>
          </table:table-cell>
          <table:table-cell table:style-name="ce37" table:formula="of:=VLOOKUP([.J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</text:p>
          </table:table-cell>
          <table:table-cell table:style-name="ce35" office:value-type="string">
            <text:p>2:3</text:p>
          </table:table-cell>
          <table:table-cell table:style-name="ce29"/>
          <table:table-cell table:style-name="ce28" table:formula="of:=LEFT([.$C7];1)" office:value-type="string" office:string-value="A">
            <text:p>A</text:p>
          </table:table-cell>
          <table:table-cell table:style-name="ce37" table:formula="of:=MID([.$C7];2;1)" office:value-type="string" office:string-value="B">
            <text:p>B</text:p>
          </table:table-cell>
          <table:table-cell table:style-name="ce37" table:formula="of:=MID([.$C7];3;1)">
            <text:p/>
          </table:table-cell>
          <table:table-cell table:style-name="ce37" table:formula="of:=IF(LEN([.$C7])&gt;3;MID([.$C7];4;1);-1)" office:value-type="float" office:value="-1">
            <text:p>-1</text:p>
          </table:table-cell>
          <table:table-cell table:style-name="ce37" table:formula="of:=IF(LEN([.$C7])&gt;3;MID([.$C7];5;1);-1)" office:value-type="float" office:value="-1">
            <text:p>-1</text:p>
          </table:table-cell>
          <table:table-cell table:style-name="ce37" table:formula="of:=VLOOKUP([.F7];['1'.$A$2:.$B$11];2)" office:value-type="string" office:string-value="ゆず">
            <text:p>ゆず</text:p>
          </table:table-cell>
          <table:table-cell table:style-name="ce37" table:formula="of:=VLOOKUP([.G7];['1'.$A$2:.$B$11];2)" office:value-type="string" office:string-value="ディル">
            <text:p>ディル</text:p>
          </table:table-cell>
          <table:table-cell table:style-name="ce37" table:formula="of:=VLOOKUP([.H7];['1'.$A$2:.$B$11];2)" office:value-type="float" office:value="0">
            <text:p>#N/A</text:p>
          </table:table-cell>
          <table:table-cell table:style-name="ce37" table:formula="of:=VLOOKUP([.I7];['1'.$A$2:.$B$15];2)" office:value-type="float" office:value="0">
            <text:p>#N/A</text:p>
          </table:table-cell>
          <table:table-cell table:style-name="ce37" table:formula="of:=VLOOKUP([.J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office:value-type="string">
            <text:p>2:2:1</text:p>
          </table:table-cell>
          <table:table-cell table:style-name="ce29"/>
          <table:table-cell table:style-name="ce28" table:formula="of:=LEFT([.$C8];1)" office:value-type="string" office:string-value="A">
            <text:p>A</text:p>
          </table:table-cell>
          <table:table-cell table:style-name="ce37" table:formula="of:=MID([.$C8];2;1)" office:value-type="string" office:string-value="C">
            <text:p>C</text:p>
          </table:table-cell>
          <table:table-cell table:style-name="ce37" table:formula="of:=MID([.$C8];3;1)" office:value-type="string" office:string-value="D">
            <text:p>D</text:p>
          </table:table-cell>
          <table:table-cell table:style-name="ce37" table:formula="of:=IF(LEN([.$C8])&gt;3;MID([.$C8];4;1);-1)" office:value-type="float" office:value="-1">
            <text:p>-1</text:p>
          </table:table-cell>
          <table:table-cell table:style-name="ce37" table:formula="of:=IF(LEN([.$C8])&gt;3;MID([.$C8];5;1);-1)" office:value-type="float" office:value="-1">
            <text:p>-1</text:p>
          </table:table-cell>
          <table:table-cell table:style-name="ce37" table:formula="of:=VLOOKUP([.F8];['1'.$A$2:.$B$11];2)" office:value-type="string" office:string-value="ゆず">
            <text:p>ゆず</text:p>
          </table:table-cell>
          <table:table-cell table:style-name="ce37" table:formula="of:=VLOOKUP([.G8];['1'.$A$2:.$B$11];2)" office:value-type="string" office:string-value="オオバ">
            <text:p>オオバ</text:p>
          </table:table-cell>
          <table:table-cell table:style-name="ce37" table:formula="of:=VLOOKUP([.H8];['1'.$A$2:.$B$11];2)" office:value-type="string" office:string-value="レモン">
            <text:p>レモン</text:p>
          </table:table-cell>
          <table:table-cell table:style-name="ce37" table:formula="of:=VLOOKUP([.I8];['1'.$A$2:.$B$15];2)" office:value-type="float" office:value="0">
            <text:p>#N/A</text:p>
          </table:table-cell>
          <table:table-cell table:style-name="ce37" table:formula="of:=VLOOKUP([.J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9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CE</text:p>
          </table:table-cell>
          <table:table-cell table:style-name="ce34" office:value-type="string">
            <text:p>2:2:2</text:p>
          </table:table-cell>
          <table:table-cell table:style-name="ce35" office:value-type="string">
            <text:p>2:2:3</text:p>
          </table:table-cell>
          <table:table-cell table:style-name="ce28" table:formula="of:=LEFT([.$C9];1)" office:value-type="string" office:string-value="A">
            <text:p>A</text:p>
          </table:table-cell>
          <table:table-cell table:style-name="ce37" table:formula="of:=MID([.$C9];2;1)" office:value-type="string" office:string-value="C">
            <text:p>C</text:p>
          </table:table-cell>
          <table:table-cell table:style-name="ce37" table:formula="of:=MID([.$C9];3;1)" office:value-type="string" office:string-value="E">
            <text:p>E</text:p>
          </table:table-cell>
          <table:table-cell table:style-name="ce37" table:formula="of:=IF(LEN([.$C9])&gt;3;MID([.$C9];4;1);-1)" office:value-type="float" office:value="-1">
            <text:p>-1</text:p>
          </table:table-cell>
          <table:table-cell table:style-name="ce37" table:formula="of:=IF(LEN([.$C9])&gt;3;MID([.$C9];5;1);-1)" office:value-type="float" office:value="-1">
            <text:p>-1</text:p>
          </table:table-cell>
          <table:table-cell table:style-name="ce37" table:formula="of:=VLOOKUP([.F9];['1'.$A$2:.$B$11];2)" office:value-type="string" office:string-value="ゆず">
            <text:p>ゆず</text:p>
          </table:table-cell>
          <table:table-cell table:style-name="ce37" table:formula="of:=VLOOKUP([.G9];['1'.$A$2:.$B$11];2)" office:value-type="string" office:string-value="オオバ">
            <text:p>オオバ</text:p>
          </table:table-cell>
          <table:table-cell table:style-name="ce37" table:formula="of:=VLOOKUP([.H9];['1'.$A$2:.$B$11];2)" office:value-type="string" office:string-value="ニンニク">
            <text:p>ニンニク</text:p>
          </table:table-cell>
          <table:table-cell table:style-name="ce37" table:formula="of:=VLOOKUP([.I9];['1'.$A$2:.$B$15];2)" office:value-type="float" office:value="0">
            <text:p>#N/A</text:p>
          </table:table-cell>
          <table:table-cell table:style-name="ce37" table:formula="of:=VLOOKUP([.J9];['1'.$A$2:.$B$15];2)" office:value-type="float" office:value="0">
            <text:p>#N/A</text:p>
          </table:table-cell>
          <table:table-cell table:style-name="ce38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9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3" office:value-type="string">
            <text:p>ABC</text:p>
          </table:table-cell>
          <table:table-cell table:style-name="ce34" office:value-type="string">
            <text:p>2:2:2</text:p>
          </table:table-cell>
          <table:table-cell table:style-name="ce35" office:value-type="string">
            <text:p>2:1:2</text:p>
          </table:table-cell>
          <table:table-cell table:style-name="ce28" table:formula="of:=LEFT([.$C10];1)" office:value-type="string" office:string-value="A">
            <text:p>A</text:p>
          </table:table-cell>
          <table:table-cell table:style-name="ce37" table:formula="of:=MID([.$C10];2;1)" office:value-type="string" office:string-value="B">
            <text:p>B</text:p>
          </table:table-cell>
          <table:table-cell table:style-name="ce37" table:formula="of:=MID([.$C10];3;1)" office:value-type="string" office:string-value="C">
            <text:p>C</text:p>
          </table:table-cell>
          <table:table-cell table:style-name="ce37" table:formula="of:=IF(LEN([.$C10])&gt;3;MID([.$C10];4;1);-1)" office:value-type="float" office:value="-1">
            <text:p>-1</text:p>
          </table:table-cell>
          <table:table-cell table:style-name="ce37" table:formula="of:=IF(LEN([.$C10])&gt;3;MID([.$C10];5;1);-1)" office:value-type="float" office:value="-1">
            <text:p>-1</text:p>
          </table:table-cell>
          <table:table-cell table:style-name="ce37" table:formula="of:=VLOOKUP([.F10];['1'.$A$2:.$B$11];2)" office:value-type="string" office:string-value="ゆず">
            <text:p>ゆず</text:p>
          </table:table-cell>
          <table:table-cell table:style-name="ce37" table:formula="of:=VLOOKUP([.G10];['1'.$A$2:.$B$11];2)" office:value-type="string" office:string-value="ディル">
            <text:p>ディル</text:p>
          </table:table-cell>
          <table:table-cell table:style-name="ce37" table:formula="of:=VLOOKUP([.H10];['1'.$A$2:.$B$11];2)" office:value-type="string" office:string-value="オオバ">
            <text:p>オオバ</text:p>
          </table:table-cell>
          <table:table-cell table:style-name="ce37" table:formula="of:=VLOOKUP([.I10];['1'.$A$2:.$B$15];2)" office:value-type="float" office:value="0">
            <text:p>#N/A</text:p>
          </table:table-cell>
          <table:table-cell table:style-name="ce37" table:formula="of:=VLOOKUP([.J10];['1'.$A$2:.$B$15];2)" office:value-type="float" office:value="0">
            <text:p>#N/A</text:p>
          </table:table-cell>
          <table:table-cell table:style-name="ce38" office:value-type="string">
            <text:p>ディル。但し、ディル、プロパーの、鋭さ、ない。</text:p>
            <text:p>ゆずの酸味、あり。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D</text:p>
          </table:table-cell>
          <table:table-cell table:style-name="ce35" office:value-type="string">
            <text:p>2:2:2</text:p>
          </table:table-cell>
          <table:table-cell table:style-name="ce35" office:value-type="string">
            <text:p>2:1:3</text:p>
          </table:table-cell>
          <table:table-cell table:style-name="ce28" table:formula="of:=LEFT([.$C11];1)" office:value-type="string" office:string-value="A">
            <text:p>A</text:p>
          </table:table-cell>
          <table:table-cell table:style-name="ce37" table:formula="of:=MID([.$C11];2;1)" office:value-type="string" office:string-value="B">
            <text:p>B</text:p>
          </table:table-cell>
          <table:table-cell table:style-name="ce37" table:formula="of:=MID([.$C11];3;1)" office:value-type="string" office:string-value="D">
            <text:p>D</text:p>
          </table:table-cell>
          <table:table-cell table:style-name="ce37" table:formula="of:=IF(LEN([.$C11])&gt;3;MID([.$C11];4;1);-1)" office:value-type="float" office:value="-1">
            <text:p>-1</text:p>
          </table:table-cell>
          <table:table-cell table:style-name="ce37" table:formula="of:=IF(LEN([.$C11])&gt;3;MID([.$C11];5;1);-1)" office:value-type="float" office:value="-1">
            <text:p>-1</text:p>
          </table:table-cell>
          <table:table-cell table:style-name="ce37" table:formula="of:=VLOOKUP([.F11];['1'.$A$2:.$B$11];2)" office:value-type="string" office:string-value="ゆず">
            <text:p>ゆず</text:p>
          </table:table-cell>
          <table:table-cell table:style-name="ce37" table:formula="of:=VLOOKUP([.G11];['1'.$A$2:.$B$11];2)" office:value-type="string" office:string-value="ディル">
            <text:p>ディル</text:p>
          </table:table-cell>
          <table:table-cell table:style-name="ce37" table:formula="of:=VLOOKUP([.H11];['1'.$A$2:.$B$11];2)" office:value-type="string" office:string-value="レモン">
            <text:p>レモン</text:p>
          </table:table-cell>
          <table:table-cell table:style-name="ce37" table:formula="of:=VLOOKUP([.I11];['1'.$A$2:.$B$15];2)" office:value-type="float" office:value="0">
            <text:p>#N/A</text:p>
          </table:table-cell>
          <table:table-cell table:style-name="ce37" table:formula="of:=VLOOKUP([.J11];['1'.$A$2:.$B$15];2)" office:value-type="float" office:value="0">
            <text:p>#N/A</text:p>
          </table:table-cell>
          <table:table-cell table:style-name="ce38" office:value-type="string">
            <text:p>레몬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E</text:p>
          </table:table-cell>
          <table:table-cell table:style-name="ce35" office:value-type="string">
            <text:p>2:2:2</text:p>
          </table:table-cell>
          <table:table-cell table:style-name="ce35" office:value-type="string">
            <text:p>2:1:3</text:p>
          </table:table-cell>
          <table:table-cell table:style-name="ce28" table:formula="of:=LEFT([.$C12];1)" office:value-type="string" office:string-value="A">
            <text:p>A</text:p>
          </table:table-cell>
          <table:table-cell table:style-name="ce37" table:formula="of:=MID([.$C12];2;1)" office:value-type="string" office:string-value="B">
            <text:p>B</text:p>
          </table:table-cell>
          <table:table-cell table:style-name="ce37" table:formula="of:=MID([.$C12];3;1)" office:value-type="string" office:string-value="E">
            <text:p>E</text:p>
          </table:table-cell>
          <table:table-cell table:style-name="ce37" table:formula="of:=IF(LEN([.$C12])&gt;3;MID([.$C12];4;1);-1)" office:value-type="float" office:value="-1">
            <text:p>-1</text:p>
          </table:table-cell>
          <table:table-cell table:style-name="ce37" table:formula="of:=IF(LEN([.$C12])&gt;3;MID([.$C12];5;1);-1)" office:value-type="float" office:value="-1">
            <text:p>-1</text:p>
          </table:table-cell>
          <table:table-cell table:style-name="ce37" table:formula="of:=VLOOKUP([.F12];['1'.$A$2:.$B$11];2)" office:value-type="string" office:string-value="ゆず">
            <text:p>ゆず</text:p>
          </table:table-cell>
          <table:table-cell table:style-name="ce37" table:formula="of:=VLOOKUP([.G12];['1'.$A$2:.$B$11];2)" office:value-type="string" office:string-value="ディル">
            <text:p>ディル</text:p>
          </table:table-cell>
          <table:table-cell table:style-name="ce37" table:formula="of:=VLOOKUP([.H12];['1'.$A$2:.$B$11];2)" office:value-type="string" office:string-value="ニンニク">
            <text:p>ニンニク</text:p>
          </table:table-cell>
          <table:table-cell table:style-name="ce37" table:formula="of:=VLOOKUP([.I12];['1'.$A$2:.$B$15];2)" office:value-type="float" office:value="0">
            <text:p>#N/A</text:p>
          </table:table-cell>
          <table:table-cell table:style-name="ce37" table:formula="of:=VLOOKUP([.J12];['1'.$A$2:.$B$15];2)" office:value-type="float" office:value="0">
            <text:p>#N/A</text:p>
          </table:table-cell>
          <table:table-cell table:style-name="ce38" office:value-type="string">
            <text:p>ゆず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5" office:value-type="string">
            <text:p>czos:2.5/saenggang:2/liymuwna:1.5/lojeumali:1.5</text:p>
          </table:table-cell>
          <table:table-cell table:style-name="ce35" office:value-type="string">
            <text:p>5</text:p>
          </table:table-cell>
          <table:table-cell table:style-name="ce28" table:formula="of:=LEFT([.$C13];1)" office:value-type="string" office:string-value="с">
            <text:p>с</text:p>
          </table:table-cell>
          <table:table-cell table:style-name="ce37" table:formula="of:=MID([.$C13];2;1)" office:value-type="string" office:string-value="м">
            <text:p>м</text:p>
          </table:table-cell>
          <table:table-cell table:style-name="ce37" table:formula="of:=MID([.$C13];3;1)" office:value-type="string" office:string-value="е">
            <text:p>е</text:p>
          </table:table-cell>
          <table:table-cell table:style-name="ce37" table:formula="of:=IF(LEN([.$C13])&gt;3;MID([.$C13];4;1);-1)" office:value-type="string" office:string-value="с">
            <text:p>с</text:p>
          </table:table-cell>
          <table:table-cell table:style-name="ce37" table:formula="of:=IF(LEN([.$C13])&gt;3;MID([.$C13];5;1);-1)" office:value-type="string" office:string-value="ь">
            <text:p>ь</text:p>
          </table:table-cell>
          <table:table-cell table:style-name="ce37" table:formula="of:=VLOOKUP([.F13];['1'.$A$2:.$B$11];2)" office:value-type="string" office:string-value="焼酎">
            <text:p>焼酎</text:p>
          </table:table-cell>
          <table:table-cell table:style-name="ce37" table:formula="of:=VLOOKUP([.G13];['1'.$A$2:.$B$11];2)" office:value-type="string" office:string-value="焼酎">
            <text:p>焼酎</text:p>
          </table:table-cell>
          <table:table-cell table:style-name="ce37" table:formula="of:=VLOOKUP([.H13];['1'.$A$2:.$B$11];2)" office:value-type="string" office:string-value="焼酎">
            <text:p>焼酎</text:p>
          </table:table-cell>
          <table:table-cell table:style-name="ce37" table:formula="of:=VLOOKUP([.I13];['1'.$A$2:.$B$15];2)" office:value-type="string" office:string-value="紅茶">
            <text:p>紅茶</text:p>
          </table:table-cell>
          <table:table-cell table:style-name="ce37" table:formula="of:=VLOOKUP([.J13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5" office:value-type="string">
            <text:p>czos:2.5/saenggang:2/liymuwna:1.5/lojeumali:1.5</text:p>
          </table:table-cell>
          <table:table-cell table:style-name="ce35" office:value-type="string">
            <text:p>3</text:p>
          </table:table-cell>
          <table:table-cell table:style-name="ce28" table:formula="of:=LEFT([.$C14];1)" office:value-type="string" office:string-value="с">
            <text:p>с</text:p>
          </table:table-cell>
          <table:table-cell table:style-name="ce37" table:formula="of:=MID([.$C14];2;1)" office:value-type="string" office:string-value="м">
            <text:p>м</text:p>
          </table:table-cell>
          <table:table-cell table:style-name="ce37" table:formula="of:=MID([.$C14];3;1)" office:value-type="string" office:string-value="е">
            <text:p>е</text:p>
          </table:table-cell>
          <table:table-cell table:style-name="ce37" table:formula="of:=IF(LEN([.$C14])&gt;3;MID([.$C14];4;1);-1)" office:value-type="string" office:string-value="с">
            <text:p>с</text:p>
          </table:table-cell>
          <table:table-cell table:style-name="ce37" table:formula="of:=IF(LEN([.$C14])&gt;3;MID([.$C14];5;1);-1)" office:value-type="string" office:string-value="ь">
            <text:p>ь</text:p>
          </table:table-cell>
          <table:table-cell table:style-name="ce37" table:formula="of:=VLOOKUP([.F14];['1'.$A$2:.$B$11];2)" office:value-type="string" office:string-value="焼酎">
            <text:p>焼酎</text:p>
          </table:table-cell>
          <table:table-cell table:style-name="ce37" table:formula="of:=VLOOKUP([.G14];['1'.$A$2:.$B$11];2)" office:value-type="string" office:string-value="焼酎">
            <text:p>焼酎</text:p>
          </table:table-cell>
          <table:table-cell table:style-name="ce37" table:formula="of:=VLOOKUP([.H14];['1'.$A$2:.$B$11];2)" office:value-type="string" office:string-value="焼酎">
            <text:p>焼酎</text:p>
          </table:table-cell>
          <table:table-cell table:style-name="ce37" table:formula="of:=VLOOKUP([.I14];['1'.$A$2:.$B$15];2)" office:value-type="string" office:string-value="紅茶">
            <text:p>紅茶</text:p>
          </table:table-cell>
          <table:table-cell table:style-name="ce37" table:formula="of:=VLOOKUP([.J14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I</text:p>
          </table:table-cell>
          <table:table-cell table:style-name="ce35" office:value-type="string">
            <text:p>3:2</text:p>
          </table:table-cell>
          <table:table-cell table:style-name="ce35" office:value-type="string">
            <text:p>2:2</text:p>
          </table:table-cell>
          <table:table-cell table:style-name="ce28" table:formula="of:=LEFT([.$C15];1)" office:value-type="string" office:string-value="E">
            <text:p>E</text:p>
          </table:table-cell>
          <table:table-cell table:style-name="ce37" table:formula="of:=MID([.$C15];2;1)" office:value-type="string" office:string-value="I">
            <text:p>I</text:p>
          </table:table-cell>
          <table:table-cell table:style-name="ce37" table:formula="of:=MID([.$C15];3;1)">
            <text:p/>
          </table:table-cell>
          <table:table-cell table:style-name="ce37" table:formula="of:=IF(LEN([.$C15])&gt;3;MID([.$C15];4;1);-1)" office:value-type="float" office:value="-1">
            <text:p>-1</text:p>
          </table:table-cell>
          <table:table-cell table:style-name="ce37" table:formula="of:=IF(LEN([.$C15])&gt;3;MID([.$C15];5;1);-1)" office:value-type="float" office:value="-1">
            <text:p>-1</text:p>
          </table:table-cell>
          <table:table-cell table:style-name="ce37" table:formula="of:=VLOOKUP([.F15];['1'.$A$2:.$B$11];2)" office:value-type="string" office:string-value="ニンニク">
            <text:p>ニンニク</text:p>
          </table:table-cell>
          <table:table-cell table:style-name="ce37" table:formula="of:=VLOOKUP([.G15];['1'.$A$2:.$B$11];2)" office:value-type="string" office:string-value="ローズマリー">
            <text:p>ローズマリー</text:p>
          </table:table-cell>
          <table:table-cell table:style-name="ce37" table:formula="of:=VLOOKUP([.H15];['1'.$A$2:.$B$11];2)" office:value-type="float" office:value="0">
            <text:p>#N/A</text:p>
          </table:table-cell>
          <table:table-cell table:style-name="ce37" table:formula="of:=VLOOKUP([.I15];['1'.$A$2:.$B$15];2)" office:value-type="float" office:value="0">
            <text:p>#N/A</text:p>
          </table:table-cell>
          <table:table-cell table:style-name="ce37" table:formula="of:=VLOOKUP([.J15];['1'.$A$2:.$B$15];2)" office:value-type="float" office:value="0">
            <text:p>#N/A</text:p>
          </table:table-cell>
          <table:table-cell table:style-name="ce38" office:value-type="string">
            <text:p>맛:로즈마리 / 창백한 / 약간 매운 맛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AEH</text:p>
          </table:table-cell>
          <table:table-cell table:number-columns-repeated="2" table:style-name="ce35" office:value-type="string">
            <text:p>2:2:1</text:p>
          </table:table-cell>
          <table:table-cell table:style-name="ce28" table:formula="of:=LEFT([.$C16];1)" office:value-type="string" office:string-value="A">
            <text:p>A</text:p>
          </table:table-cell>
          <table:table-cell table:style-name="ce37" table:formula="of:=MID([.$C16];2;1)" office:value-type="string" office:string-value="E">
            <text:p>E</text:p>
          </table:table-cell>
          <table:table-cell table:style-name="ce37" table:formula="of:=MID([.$C16];3;1)" office:value-type="string" office:string-value="H">
            <text:p>H</text:p>
          </table:table-cell>
          <table:table-cell table:style-name="ce37" table:formula="of:=IF(LEN([.$C16])&gt;3;MID([.$C16];4;1);-1)" office:value-type="float" office:value="-1">
            <text:p>-1</text:p>
          </table:table-cell>
          <table:table-cell table:style-name="ce37" table:formula="of:=IF(LEN([.$C16])&gt;3;MID([.$C16];5;1);-1)" office:value-type="float" office:value="-1">
            <text:p>-1</text:p>
          </table:table-cell>
          <table:table-cell table:style-name="ce37" table:formula="of:=VLOOKUP([.F16];['1'.$A$2:.$B$11];2)" office:value-type="string" office:string-value="ゆず">
            <text:p>ゆず</text:p>
          </table:table-cell>
          <table:table-cell table:style-name="ce37" table:formula="of:=VLOOKUP([.G16];['1'.$A$2:.$B$11];2)" office:value-type="string" office:string-value="ニンニク">
            <text:p>ニンニク</text:p>
          </table:table-cell>
          <table:table-cell table:style-name="ce37" table:formula="of:=VLOOKUP([.H16];['1'.$A$2:.$B$11];2)" office:value-type="string" office:string-value="ペパーミント">
            <text:p>ペパーミント</text:p>
          </table:table-cell>
          <table:table-cell table:style-name="ce37" table:formula="of:=VLOOKUP([.I16];['1'.$A$2:.$B$15];2)" office:value-type="float" office:value="0">
            <text:p>#N/A</text:p>
          </table:table-cell>
          <table:table-cell table:style-name="ce37" table:formula="of:=VLOOKUP([.J16];['1'.$A$2:.$B$15];2)" office:value-type="float" office:value="0">
            <text:p>#N/A</text:p>
          </table:table-cell>
          <table:table-cell table:style-name="ce38" office:value-type="string">
            <text:p>맛:ゆず、민트, 반반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DEH</text:p>
          </table:table-cell>
          <table:table-cell table:style-name="ce35" office:value-type="string">
            <text:p>3:1:1</text:p>
          </table:table-cell>
          <table:table-cell table:style-name="ce35" office:value-type="string">
            <text:p>3:2:1</text:p>
          </table:table-cell>
          <table:table-cell table:style-name="ce28" table:formula="of:=LEFT([.$C17];1)" office:value-type="string" office:string-value="D">
            <text:p>D</text:p>
          </table:table-cell>
          <table:table-cell table:style-name="ce37" table:formula="of:=MID([.$C17];2;1)" office:value-type="string" office:string-value="E">
            <text:p>E</text:p>
          </table:table-cell>
          <table:table-cell table:style-name="ce37" table:formula="of:=MID([.$C17];3;1)" office:value-type="string" office:string-value="H">
            <text:p>H</text:p>
          </table:table-cell>
          <table:table-cell table:style-name="ce37" table:formula="of:=IF(LEN([.$C17])&gt;3;MID([.$C17];4;1);-1)" office:value-type="float" office:value="-1">
            <text:p>-1</text:p>
          </table:table-cell>
          <table:table-cell table:style-name="ce37" table:formula="of:=IF(LEN([.$C17])&gt;3;MID([.$C17];5;1);-1)" office:value-type="float" office:value="-1">
            <text:p>-1</text:p>
          </table:table-cell>
          <table:table-cell table:style-name="ce37" table:formula="of:=VLOOKUP([.F17];['1'.$A$2:.$B$11];2)" office:value-type="string" office:string-value="レモン">
            <text:p>レモン</text:p>
          </table:table-cell>
          <table:table-cell table:style-name="ce37" table:formula="of:=VLOOKUP([.G17];['1'.$A$2:.$B$11];2)" office:value-type="string" office:string-value="ニンニク">
            <text:p>ニンニク</text:p>
          </table:table-cell>
          <table:table-cell table:style-name="ce37" table:formula="of:=VLOOKUP([.H17];['1'.$A$2:.$B$11];2)" office:value-type="string" office:string-value="ペパーミント">
            <text:p>ペパーミント</text:p>
          </table:table-cell>
          <table:table-cell table:style-name="ce37" table:formula="of:=VLOOKUP([.I17];['1'.$A$2:.$B$15];2)" office:value-type="float" office:value="0">
            <text:p>#N/A</text:p>
          </table:table-cell>
          <table:table-cell table:style-name="ce37" table:formula="of:=VLOOKUP([.J17];['1'.$A$2:.$B$15];2)" office:value-type="float" office:value="0">
            <text:p>#N/A</text:p>
          </table:table-cell>
          <table:table-cell table:style-name="ce38" office:value-type="string">
            <text:p>맛: 레몬. 가벼운 맛. 창백한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HI</text:p>
          </table:table-cell>
          <table:table-cell table:number-columns-repeated="2" table:style-name="ce35" office:value-type="string">
            <text:p>2:1:2</text:p>
          </table:table-cell>
          <table:table-cell table:style-name="ce28" table:formula="of:=LEFT([.$C18];1)" office:value-type="string" office:string-value="E">
            <text:p>E</text:p>
          </table:table-cell>
          <table:table-cell table:style-name="ce37" table:formula="of:=MID([.$C18];2;1)" office:value-type="string" office:string-value="H">
            <text:p>H</text:p>
          </table:table-cell>
          <table:table-cell table:style-name="ce37" table:formula="of:=MID([.$C18];3;1)" office:value-type="string" office:string-value="I">
            <text:p>I</text:p>
          </table:table-cell>
          <table:table-cell table:style-name="ce37" table:formula="of:=IF(LEN([.$C18])&gt;3;MID([.$C18];4;1);-1)" office:value-type="float" office:value="-1">
            <text:p>-1</text:p>
          </table:table-cell>
          <table:table-cell table:style-name="ce37" table:formula="of:=IF(LEN([.$C18])&gt;3;MID([.$C18];5;1);-1)" office:value-type="float" office:value="-1">
            <text:p>-1</text:p>
          </table:table-cell>
          <table:table-cell table:style-name="ce37" table:formula="of:=VLOOKUP([.F18];['1'.$A$2:.$B$11];2)" office:value-type="string" office:string-value="ニンニク">
            <text:p>ニンニク</text:p>
          </table:table-cell>
          <table:table-cell table:style-name="ce37" table:formula="of:=VLOOKUP([.G18];['1'.$A$2:.$B$11];2)" office:value-type="string" office:string-value="ペパーミント">
            <text:p>ペパーミント</text:p>
          </table:table-cell>
          <table:table-cell table:style-name="ce37" table:formula="of:=VLOOKUP([.H18];['1'.$A$2:.$B$11];2)" office:value-type="string" office:string-value="ローズマリー">
            <text:p>ローズマリー</text:p>
          </table:table-cell>
          <table:table-cell table:style-name="ce37" table:formula="of:=VLOOKUP([.I18];['1'.$A$2:.$B$15];2)" office:value-type="float" office:value="0">
            <text:p>#N/A</text:p>
          </table:table-cell>
          <table:table-cell table:style-name="ce37" table:formula="of:=VLOOKUP([.J18];['1'.$A$2:.$B$15];2)" office:value-type="float" office:value="0">
            <text:p>#N/A</text:p>
          </table:table-cell>
          <table:table-cell table:style-name="ce38" office:value-type="string">
            <text:p>맛: 민트? 가벼운 맛. 창백하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焼酎</text:p>
          </table:table-cell>
          <table:table-cell table:style-name="ce35" office:value-type="string">
            <text:p>1</text:p>
          </table:table-cell>
          <table:table-cell table:style-name="ce35"/>
          <table:table-cell table:style-name="ce28" table:formula="of:=LEFT([.$C19];1)" office:value-type="string" office:string-value="焼">
            <text:p>焼</text:p>
          </table:table-cell>
          <table:table-cell table:style-name="ce37" table:formula="of:=MID([.$C19];2;1)" office:value-type="string" office:string-value="酎">
            <text:p>酎</text:p>
          </table:table-cell>
          <table:table-cell table:style-name="ce37" table:formula="of:=MID([.$C19];3;1)">
            <text:p/>
          </table:table-cell>
          <table:table-cell table:style-name="ce37" table:formula="of:=IF(LEN([.$C19])&gt;3;MID([.$C19];4;1);-1)" office:value-type="float" office:value="-1">
            <text:p>-1</text:p>
          </table:table-cell>
          <table:table-cell table:style-name="ce37" table:formula="of:=IF(LEN([.$C19])&gt;3;MID([.$C19];5;1);-1)" office:value-type="float" office:value="-1">
            <text:p>-1</text:p>
          </table:table-cell>
          <table:table-cell table:style-name="ce37" table:formula="of:=VLOOKUP([.F19];['1'.$A$2:.$B$11];2)" office:value-type="string" office:string-value="焼酎">
            <text:p>焼酎</text:p>
          </table:table-cell>
          <table:table-cell table:style-name="ce37" table:formula="of:=VLOOKUP([.G19];['1'.$A$2:.$B$11];2)" office:value-type="string" office:string-value="焼酎">
            <text:p>焼酎</text:p>
          </table:table-cell>
          <table:table-cell table:style-name="ce37" table:formula="of:=VLOOKUP([.H19];['1'.$A$2:.$B$11];2)" office:value-type="float" office:value="0">
            <text:p>#N/A</text:p>
          </table:table-cell>
          <table:table-cell table:style-name="ce37" table:formula="of:=VLOOKUP([.I19];['1'.$A$2:.$B$15];2)" office:value-type="float" office:value="0">
            <text:p>#N/A</text:p>
          </table:table-cell>
          <table:table-cell table:style-name="ce37" table:formula="of:=VLOOKUP([.J19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5" office:value-type="string">
            <text:p>czos:2.5/saenggang:2/liymuwna:1.5/lojeumali:1.5</text:p>
          </table:table-cell>
          <table:table-cell table:style-name="ce35" office:value-type="string">
            <text:p>4</text:p>
          </table:table-cell>
          <table:table-cell table:style-name="ce28" table:formula="of:=LEFT([.$C20];1)" office:value-type="string" office:string-value="с">
            <text:p>с</text:p>
          </table:table-cell>
          <table:table-cell table:style-name="ce37" table:formula="of:=MID([.$C20];2;1)" office:value-type="string" office:string-value="м">
            <text:p>м</text:p>
          </table:table-cell>
          <table:table-cell table:style-name="ce37" table:formula="of:=MID([.$C20];3;1)" office:value-type="string" office:string-value="е">
            <text:p>е</text:p>
          </table:table-cell>
          <table:table-cell table:style-name="ce37" table:formula="of:=IF(LEN([.$C20])&gt;3;MID([.$C20];4;1);-1)" office:value-type="string" office:string-value="с">
            <text:p>с</text:p>
          </table:table-cell>
          <table:table-cell table:style-name="ce37" table:formula="of:=IF(LEN([.$C20])&gt;3;MID([.$C20];5;1);-1)" office:value-type="string" office:string-value="ь">
            <text:p>ь</text:p>
          </table:table-cell>
          <table:table-cell table:style-name="ce37" table:formula="of:=VLOOKUP([.F20];['1'.$A$2:.$B$11];2)" office:value-type="string" office:string-value="焼酎">
            <text:p>焼酎</text:p>
          </table:table-cell>
          <table:table-cell table:style-name="ce37" table:formula="of:=VLOOKUP([.G20];['1'.$A$2:.$B$11];2)" office:value-type="string" office:string-value="焼酎">
            <text:p>焼酎</text:p>
          </table:table-cell>
          <table:table-cell table:style-name="ce37" table:formula="of:=VLOOKUP([.H20];['1'.$A$2:.$B$11];2)" office:value-type="string" office:string-value="焼酎">
            <text:p>焼酎</text:p>
          </table:table-cell>
          <table:table-cell table:style-name="ce37" table:formula="of:=VLOOKUP([.I20];['1'.$A$2:.$B$15];2)" office:value-type="string" office:string-value="紅茶">
            <text:p>紅茶</text:p>
          </table:table-cell>
          <table:table-cell table:style-name="ce37" table:formula="of:=VLOOKUP([.J20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5" office:value-type="string">
            <text:p>czos:3/saenggang:2/liymuwna:1/lojeumali:2/dil:2</text:p>
          </table:table-cell>
          <table:table-cell table:style-name="ce35" office:value-type="string">
            <text:p>4</text:p>
          </table:table-cell>
          <table:table-cell table:style-name="ce28" table:formula="of:=LEFT([.$C21];1)" office:value-type="string" office:string-value="с">
            <text:p>с</text:p>
          </table:table-cell>
          <table:table-cell table:style-name="ce37" table:formula="of:=MID([.$C21];2;1)" office:value-type="string" office:string-value="м">
            <text:p>м</text:p>
          </table:table-cell>
          <table:table-cell table:style-name="ce37" table:formula="of:=MID([.$C21];3;1)" office:value-type="string" office:string-value="е">
            <text:p>е</text:p>
          </table:table-cell>
          <table:table-cell table:style-name="ce37" table:formula="of:=IF(LEN([.$C21])&gt;3;MID([.$C21];4;1);-1)" office:value-type="string" office:string-value="с">
            <text:p>с</text:p>
          </table:table-cell>
          <table:table-cell table:style-name="ce37" table:formula="of:=IF(LEN([.$C21])&gt;3;MID([.$C21];5;1);-1)" office:value-type="string" office:string-value="ь">
            <text:p>ь</text:p>
          </table:table-cell>
          <table:table-cell table:style-name="ce37" table:formula="of:=VLOOKUP([.F21];['1'.$A$2:.$B$11];2)" office:value-type="string" office:string-value="焼酎">
            <text:p>焼酎</text:p>
          </table:table-cell>
          <table:table-cell table:style-name="ce37" table:formula="of:=VLOOKUP([.G21];['1'.$A$2:.$B$11];2)" office:value-type="string" office:string-value="焼酎">
            <text:p>焼酎</text:p>
          </table:table-cell>
          <table:table-cell table:style-name="ce37" table:formula="of:=VLOOKUP([.H21];['1'.$A$2:.$B$11];2)" office:value-type="string" office:string-value="焼酎">
            <text:p>焼酎</text:p>
          </table:table-cell>
          <table:table-cell table:style-name="ce37" table:formula="of:=VLOOKUP([.I21];['1'.$A$2:.$B$15];2)" office:value-type="string" office:string-value="紅茶">
            <text:p>紅茶</text:p>
          </table:table-cell>
          <table:table-cell table:style-name="ce37" table:formula="of:=VLOOKUP([.J21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9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EHI</text:p>
          </table:table-cell>
          <table:table-cell table:style-name="ce35" office:value-type="string">
            <text:p>1:2:2</text:p>
          </table:table-cell>
          <table:table-cell table:style-name="ce35" office:value-type="string">
            <text:p>2:1:2</text:p>
          </table:table-cell>
          <table:table-cell table:style-name="ce28" table:formula="of:=LEFT([.$C22];1)" office:value-type="string" office:string-value="E">
            <text:p>E</text:p>
          </table:table-cell>
          <table:table-cell table:style-name="ce37" table:formula="of:=MID([.$C22];2;1)" office:value-type="string" office:string-value="H">
            <text:p>H</text:p>
          </table:table-cell>
          <table:table-cell table:style-name="ce37" table:formula="of:=MID([.$C22];3;1)" office:value-type="string" office:string-value="I">
            <text:p>I</text:p>
          </table:table-cell>
          <table:table-cell table:style-name="ce37" table:formula="of:=IF(LEN([.$C22])&gt;3;MID([.$C22];4;1);-1)" office:value-type="float" office:value="-1">
            <text:p>-1</text:p>
          </table:table-cell>
          <table:table-cell table:style-name="ce37" table:formula="of:=IF(LEN([.$C22])&gt;3;MID([.$C22];5;1);-1)" office:value-type="float" office:value="-1">
            <text:p>-1</text:p>
          </table:table-cell>
          <table:table-cell table:style-name="ce37" table:formula="of:=VLOOKUP([.F22];['1'.$A$2:.$B$11];2)" office:value-type="string" office:string-value="ニンニク">
            <text:p>ニンニク</text:p>
          </table:table-cell>
          <table:table-cell table:style-name="ce37" table:formula="of:=VLOOKUP([.G22];['1'.$A$2:.$B$11];2)" office:value-type="string" office:string-value="ペパーミント">
            <text:p>ペパーミント</text:p>
          </table:table-cell>
          <table:table-cell table:style-name="ce37" table:formula="of:=VLOOKUP([.H22];['1'.$A$2:.$B$11];2)" office:value-type="string" office:string-value="ローズマリー">
            <text:p>ローズマリー</text:p>
          </table:table-cell>
          <table:table-cell table:style-name="ce37" table:formula="of:=VLOOKUP([.I22];['1'.$A$2:.$B$15];2)" office:value-type="float" office:value="0">
            <text:p>#N/A</text:p>
          </table:table-cell>
          <table:table-cell table:style-name="ce37" table:formula="of:=VLOOKUP([.J22];['1'.$A$2:.$B$15];2)" office:value-type="float" office:value="0">
            <text:p>#N/A</text:p>
          </table:table-cell>
          <table:table-cell table:style-name="ce38" office:value-type="string">
            <text:p>(1) 맛:민트. 단, 민트의 <text:s/>푸른 냄새는 없다.</text:p>
            <text:p>(2) 마늘의 맛: 거의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3" office:value-type="string">
            <text:p>ADH</text:p>
          </table:table-cell>
          <table:table-cell table:style-name="ce35" office:value-type="string">
            <text:p>2:2:2</text:p>
          </table:table-cell>
          <table:table-cell table:style-name="ce35" office:value-type="string">
            <text:p>2:3:1</text:p>
          </table:table-cell>
          <table:table-cell table:style-name="ce28" table:formula="of:=LEFT([.$C23];1)" office:value-type="string" office:string-value="A">
            <text:p>A</text:p>
          </table:table-cell>
          <table:table-cell table:style-name="ce37" table:formula="of:=MID([.$C23];2;1)" office:value-type="string" office:string-value="D">
            <text:p>D</text:p>
          </table:table-cell>
          <table:table-cell table:style-name="ce37" table:formula="of:=MID([.$C23];3;1)" office:value-type="string" office:string-value="H">
            <text:p>H</text:p>
          </table:table-cell>
          <table:table-cell table:style-name="ce37" table:formula="of:=IF(LEN([.$C23])&gt;3;MID([.$C23];4;1);-1)" office:value-type="float" office:value="-1">
            <text:p>-1</text:p>
          </table:table-cell>
          <table:table-cell table:style-name="ce37" table:formula="of:=IF(LEN([.$C23])&gt;3;MID([.$C23];5;1);-1)" office:value-type="float" office:value="-1">
            <text:p>-1</text:p>
          </table:table-cell>
          <table:table-cell table:style-name="ce37" table:formula="of:=VLOOKUP([.F23];['1'.$A$2:.$B$11];2)" office:value-type="string" office:string-value="ゆず">
            <text:p>ゆず</text:p>
          </table:table-cell>
          <table:table-cell table:style-name="ce37" table:formula="of:=VLOOKUP([.G23];['1'.$A$2:.$B$11];2)" office:value-type="string" office:string-value="レモン">
            <text:p>レモン</text:p>
          </table:table-cell>
          <table:table-cell table:style-name="ce37" table:formula="of:=VLOOKUP([.H23];['1'.$A$2:.$B$11];2)" office:value-type="string" office:string-value="ペパーミント">
            <text:p>ペパーミント</text:p>
          </table:table-cell>
          <table:table-cell table:style-name="ce37" table:formula="of:=VLOOKUP([.I23];['1'.$A$2:.$B$15];2)" office:value-type="float" office:value="0">
            <text:p>#N/A</text:p>
          </table:table-cell>
          <table:table-cell table:style-name="ce37" table:formula="of:=VLOOKUP([.J23];['1'.$A$2:.$B$15];2)" office:value-type="float" office:value="0">
            <text:p>#N/A</text:p>
          </table:table-cell>
          <table:table-cell table:style-name="ce38" office:value-type="string">
            <text:p>맛:유즈. / 유즈 단독와의 비교:맛은 단독보다 맛이 평평하다.</text:p>
          </table:table-cell>
          <table:table-cell table:style-name="ce38"/>
          <table:table-cell table:style-name="ce40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AFH</text:p>
          </table:table-cell>
          <table:table-cell table:style-name="ce35" office:value-type="string">
            <text:p>2:1:2</text:p>
          </table:table-cell>
          <table:table-cell table:style-name="ce35" office:value-type="string">
            <text:p>2:1:1</text:p>
          </table:table-cell>
          <table:table-cell table:style-name="ce28" table:formula="of:=LEFT([.$C24];1)" office:value-type="string" office:string-value="A">
            <text:p>A</text:p>
          </table:table-cell>
          <table:table-cell table:style-name="ce37" table:formula="of:=MID([.$C24];2;1)" office:value-type="string" office:string-value="F">
            <text:p>F</text:p>
          </table:table-cell>
          <table:table-cell table:style-name="ce37" table:formula="of:=MID([.$C24];3;1)" office:value-type="string" office:string-value="H">
            <text:p>H</text:p>
          </table:table-cell>
          <table:table-cell table:style-name="ce37" table:formula="of:=IF(LEN([.$C24])&gt;3;MID([.$C24];4;1);-1)" office:value-type="float" office:value="-1">
            <text:p>-1</text:p>
          </table:table-cell>
          <table:table-cell table:style-name="ce37" table:formula="of:=IF(LEN([.$C24])&gt;3;MID([.$C24];5;1);-1)" office:value-type="float" office:value="-1">
            <text:p>-1</text:p>
          </table:table-cell>
          <table:table-cell table:style-name="ce37" table:formula="of:=VLOOKUP([.F24];['1'.$A$2:.$B$11];2)" office:value-type="string" office:string-value="ゆず">
            <text:p>ゆず</text:p>
          </table:table-cell>
          <table:table-cell table:style-name="ce37" table:formula="of:=VLOOKUP([.G24];['1'.$A$2:.$B$11];2)" office:value-type="string" office:string-value="生姜">
            <text:p>生姜</text:p>
          </table:table-cell>
          <table:table-cell table:style-name="ce37" table:formula="of:=VLOOKUP([.H24];['1'.$A$2:.$B$11];2)" office:value-type="string" office:string-value="ペパーミント">
            <text:p>ペパーミント</text:p>
          </table:table-cell>
          <table:table-cell table:style-name="ce37" table:formula="of:=VLOOKUP([.I24];['1'.$A$2:.$B$15];2)" office:value-type="float" office:value="0">
            <text:p>#N/A</text:p>
          </table:table-cell>
          <table:table-cell table:style-name="ce37" table:formula="of:=VLOOKUP([.J24];['1'.$A$2:.$B$15];2)" office:value-type="float" office:value="0">
            <text:p>#N/A</text:p>
          </table:table-cell>
          <table:table-cell table:style-name="ce38" office:value-type="string">
            <text:p>맛:유자과 민트, 반반.</text:p>
          </table:table-cell>
          <table:table-cell table:style-name="ce38"/>
          <table:table-cell table:style-name="ce40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I</text:p>
          </table:table-cell>
          <table:table-cell table:number-columns-repeated="2" table:style-name="ce35" office:value-type="string">
            <text:p>3:2</text:p>
          </table:table-cell>
          <table:table-cell table:style-name="ce28" table:formula="of:=LEFT([.$C25];1)" office:value-type="string" office:string-value="D">
            <text:p>D</text:p>
          </table:table-cell>
          <table:table-cell table:style-name="ce37" table:formula="of:=MID([.$C25];2;1)" office:value-type="string" office:string-value="I">
            <text:p>I</text:p>
          </table:table-cell>
          <table:table-cell table:style-name="ce37" table:formula="of:=MID([.$C25];3;1)">
            <text:p/>
          </table:table-cell>
          <table:table-cell table:style-name="ce37" table:formula="of:=IF(LEN([.$C25])&gt;3;MID([.$C25];4;1);-1)" office:value-type="float" office:value="-1">
            <text:p>-1</text:p>
          </table:table-cell>
          <table:table-cell table:style-name="ce37" table:formula="of:=IF(LEN([.$C25])&gt;3;MID([.$C25];5;1);-1)" office:value-type="float" office:value="-1">
            <text:p>-1</text:p>
          </table:table-cell>
          <table:table-cell table:style-name="ce37" table:formula="of:=VLOOKUP([.F25];['1'.$A$2:.$B$11];2)" office:value-type="string" office:string-value="レモン">
            <text:p>レモン</text:p>
          </table:table-cell>
          <table:table-cell table:style-name="ce37" table:formula="of:=VLOOKUP([.G25];['1'.$A$2:.$B$11];2)" office:value-type="string" office:string-value="ローズマリー">
            <text:p>ローズマリー</text:p>
          </table:table-cell>
          <table:table-cell table:style-name="ce37" table:formula="of:=VLOOKUP([.H25];['1'.$A$2:.$B$11];2)" office:value-type="float" office:value="0">
            <text:p>#N/A</text:p>
          </table:table-cell>
          <table:table-cell table:style-name="ce37" table:formula="of:=VLOOKUP([.I25];['1'.$A$2:.$B$15];2)" office:value-type="float" office:value="0">
            <text:p>#N/A</text:p>
          </table:table-cell>
          <table:table-cell table:style-name="ce37" table:formula="of:=VLOOKUP([.J25];['1'.$A$2:.$B$15];2)" office:value-type="float" office:value="0">
            <text:p>#N/A</text:p>
          </table:table-cell>
          <table:table-cell table:style-name="ce38" office:value-type="string">
            <text:p>맛:레몬. 레몬 단독보다 맛이 가벼운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</text:p>
          </table:table-cell>
          <table:table-cell table:style-name="ce35" office:value-type="string">
            <text:p>11</text:p>
          </table:table-cell>
          <table:table-cell table:style-name="ce35" office:value-type="string">
            <text:p>3</text:p>
          </table:table-cell>
          <table:table-cell table:style-name="ce28" table:formula="of:=LEFT([.$C26];1)" office:value-type="string" office:string-value="D">
            <text:p>D</text:p>
          </table:table-cell>
          <table:table-cell table:style-name="ce37" table:formula="of:=MID([.$C26];2;1)">
            <text:p/>
          </table:table-cell>
          <table:table-cell table:style-name="ce37" table:formula="of:=MID([.$C26];3;1)">
            <text:p/>
          </table:table-cell>
          <table:table-cell table:style-name="ce37" table:formula="of:=IF(LEN([.$C26])&gt;3;MID([.$C26];4;1);-1)" office:value-type="float" office:value="-1">
            <text:p>-1</text:p>
          </table:table-cell>
          <table:table-cell table:style-name="ce37" table:formula="of:=IF(LEN([.$C26])&gt;3;MID([.$C26];5;1);-1)" office:value-type="float" office:value="-1">
            <text:p>-1</text:p>
          </table:table-cell>
          <table:table-cell table:style-name="ce37" table:formula="of:=VLOOKUP([.F26];['1'.$A$2:.$B$11];2)" office:value-type="string" office:string-value="レモン">
            <text:p>レモン</text:p>
          </table:table-cell>
          <table:table-cell table:style-name="ce37" table:formula="of:=VLOOKUP([.G26];['1'.$A$2:.$B$11];2)" office:value-type="float" office:value="0">
            <text:p>#N/A</text:p>
          </table:table-cell>
          <table:table-cell table:style-name="ce37" table:formula="of:=VLOOKUP([.H26];['1'.$A$2:.$B$11];2)" office:value-type="float" office:value="0">
            <text:p>#N/A</text:p>
          </table:table-cell>
          <table:table-cell table:style-name="ce37" table:formula="of:=VLOOKUP([.I26];['1'.$A$2:.$B$15];2)" office:value-type="float" office:value="0">
            <text:p>#N/A</text:p>
          </table:table-cell>
          <table:table-cell table:style-name="ce37" table:formula="of:=VLOOKUP([.J2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焼酎</text:p>
          </table:table-cell>
          <table:table-cell table:style-name="ce35" office:value-type="string">
            <text:p>1</text:p>
          </table:table-cell>
          <table:table-cell table:style-name="ce35"/>
          <table:table-cell table:style-name="ce28" table:formula="of:=LEFT([.$C27];1)" office:value-type="string" office:string-value="焼">
            <text:p>焼</text:p>
          </table:table-cell>
          <table:table-cell table:style-name="ce37" table:formula="of:=MID([.$C27];2;1)" office:value-type="string" office:string-value="酎">
            <text:p>酎</text:p>
          </table:table-cell>
          <table:table-cell table:style-name="ce37" table:formula="of:=MID([.$C27];3;1)">
            <text:p/>
          </table:table-cell>
          <table:table-cell table:style-name="ce37" table:formula="of:=IF(LEN([.$C27])&gt;3;MID([.$C27];4;1);-1)" office:value-type="float" office:value="-1">
            <text:p>-1</text:p>
          </table:table-cell>
          <table:table-cell table:style-name="ce37" table:formula="of:=IF(LEN([.$C27])&gt;3;MID([.$C27];5;1);-1)" office:value-type="float" office:value="-1">
            <text:p>-1</text:p>
          </table:table-cell>
          <table:table-cell table:style-name="ce37" table:formula="of:=VLOOKUP([.F27];['1'.$A$2:.$B$11];2)" office:value-type="string" office:string-value="焼酎">
            <text:p>焼酎</text:p>
          </table:table-cell>
          <table:table-cell table:style-name="ce37" table:formula="of:=VLOOKUP([.G27];['1'.$A$2:.$B$11];2)" office:value-type="string" office:string-value="焼酎">
            <text:p>焼酎</text:p>
          </table:table-cell>
          <table:table-cell table:style-name="ce37" table:formula="of:=VLOOKUP([.H27];['1'.$A$2:.$B$11];2)" office:value-type="float" office:value="0">
            <text:p>#N/A</text:p>
          </table:table-cell>
          <table:table-cell table:style-name="ce37" table:formula="of:=VLOOKUP([.I27];['1'.$A$2:.$B$15];2)" office:value-type="float" office:value="0">
            <text:p>#N/A</text:p>
          </table:table-cell>
          <table:table-cell table:style-name="ce37" table:formula="of:=VLOOKUP([.J2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1</text:p>
          </table:table-cell>
          <table:table-cell table:style-name="ce35"/>
          <table:table-cell table:style-name="ce35" office:value-type="string">
            <text:p>5</text:p>
          </table:table-cell>
          <table:table-cell table:style-name="ce28" table:formula="of:=LEFT([.$C28];1)" office:value-type="string" office:string-value="с">
            <text:p>с</text:p>
          </table:table-cell>
          <table:table-cell table:style-name="ce37" table:formula="of:=MID([.$C28];2;1)" office:value-type="string" office:string-value="м">
            <text:p>м</text:p>
          </table:table-cell>
          <table:table-cell table:style-name="ce37" table:formula="of:=MID([.$C28];3;1)" office:value-type="string" office:string-value="е">
            <text:p>е</text:p>
          </table:table-cell>
          <table:table-cell table:style-name="ce37" table:formula="of:=IF(LEN([.$C28])&gt;3;MID([.$C28];4;1);-1)" office:value-type="string" office:string-value="с">
            <text:p>с</text:p>
          </table:table-cell>
          <table:table-cell table:style-name="ce37" table:formula="of:=IF(LEN([.$C28])&gt;3;MID([.$C28];5;1);-1)" office:value-type="string" office:string-value="ь">
            <text:p>ь</text:p>
          </table:table-cell>
          <table:table-cell table:style-name="ce37" table:formula="of:=VLOOKUP([.F28];['1'.$A$2:.$B$11];2)" office:value-type="string" office:string-value="焼酎">
            <text:p>焼酎</text:p>
          </table:table-cell>
          <table:table-cell table:style-name="ce37" table:formula="of:=VLOOKUP([.G28];['1'.$A$2:.$B$11];2)" office:value-type="string" office:string-value="焼酎">
            <text:p>焼酎</text:p>
          </table:table-cell>
          <table:table-cell table:style-name="ce37" table:formula="of:=VLOOKUP([.H28];['1'.$A$2:.$B$11];2)" office:value-type="string" office:string-value="焼酎">
            <text:p>焼酎</text:p>
          </table:table-cell>
          <table:table-cell table:style-name="ce37" table:formula="of:=VLOOKUP([.I28];['1'.$A$2:.$B$15];2)" office:value-type="string" office:string-value="紅茶">
            <text:p>紅茶</text:p>
          </table:table-cell>
          <table:table-cell table:style-name="ce37" table:formula="of:=VLOOKUP([.J28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5"/>
          <table:table-cell table:style-name="ce35" office:value-type="string">
            <text:p>4</text:p>
          </table:table-cell>
          <table:table-cell table:style-name="ce28" table:formula="of:=LEFT([.$C29];1)" office:value-type="string" office:string-value="с">
            <text:p>с</text:p>
          </table:table-cell>
          <table:table-cell table:style-name="ce37" table:formula="of:=MID([.$C29];2;1)" office:value-type="string" office:string-value="м">
            <text:p>м</text:p>
          </table:table-cell>
          <table:table-cell table:style-name="ce37" table:formula="of:=MID([.$C29];3;1)" office:value-type="string" office:string-value="е">
            <text:p>е</text:p>
          </table:table-cell>
          <table:table-cell table:style-name="ce37" table:formula="of:=IF(LEN([.$C29])&gt;3;MID([.$C29];4;1);-1)" office:value-type="string" office:string-value="с">
            <text:p>с</text:p>
          </table:table-cell>
          <table:table-cell table:style-name="ce37" table:formula="of:=IF(LEN([.$C29])&gt;3;MID([.$C29];5;1);-1)" office:value-type="string" office:string-value="ь">
            <text:p>ь</text:p>
          </table:table-cell>
          <table:table-cell table:style-name="ce37" table:formula="of:=VLOOKUP([.F29];['1'.$A$2:.$B$11];2)" office:value-type="string" office:string-value="焼酎">
            <text:p>焼酎</text:p>
          </table:table-cell>
          <table:table-cell table:style-name="ce37" table:formula="of:=VLOOKUP([.G29];['1'.$A$2:.$B$11];2)" office:value-type="string" office:string-value="焼酎">
            <text:p>焼酎</text:p>
          </table:table-cell>
          <table:table-cell table:style-name="ce37" table:formula="of:=VLOOKUP([.H29];['1'.$A$2:.$B$11];2)" office:value-type="string" office:string-value="焼酎">
            <text:p>焼酎</text:p>
          </table:table-cell>
          <table:table-cell table:style-name="ce37" table:formula="of:=VLOOKUP([.I29];['1'.$A$2:.$B$15];2)" office:value-type="string" office:string-value="紅茶">
            <text:p>紅茶</text:p>
          </table:table-cell>
          <table:table-cell table:style-name="ce37" table:formula="of:=VLOOKUP([.J29];['1'.$A$2:.$B$15];2)" office:value-type="string" office:string-value="紅茶">
            <text:p>紅茶</text:p>
          </table:table-cell>
          <table:table-cell table:style-name="ce38" office:value-type="string">
            <text:p>젤리 같은 것. 형성된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5"/>
          <table:table-cell table:style-name="ce35" office:value-type="string">
            <text:p>3</text:p>
          </table:table-cell>
          <table:table-cell table:style-name="ce28" table:formula="of:=LEFT([.$C30];1)" office:value-type="string" office:string-value="с">
            <text:p>с</text:p>
          </table:table-cell>
          <table:table-cell table:style-name="ce37" table:formula="of:=MID([.$C30];2;1)" office:value-type="string" office:string-value="м">
            <text:p>м</text:p>
          </table:table-cell>
          <table:table-cell table:style-name="ce37" table:formula="of:=MID([.$C30];3;1)" office:value-type="string" office:string-value="е">
            <text:p>е</text:p>
          </table:table-cell>
          <table:table-cell table:style-name="ce37" table:formula="of:=IF(LEN([.$C30])&gt;3;MID([.$C30];4;1);-1)" office:value-type="string" office:string-value="с">
            <text:p>с</text:p>
          </table:table-cell>
          <table:table-cell table:style-name="ce37" table:formula="of:=IF(LEN([.$C30])&gt;3;MID([.$C30];5;1);-1)" office:value-type="string" office:string-value="ь">
            <text:p>ь</text:p>
          </table:table-cell>
          <table:table-cell table:style-name="ce37" table:formula="of:=VLOOKUP([.F30];['1'.$A$2:.$B$11];2)" office:value-type="string" office:string-value="焼酎">
            <text:p>焼酎</text:p>
          </table:table-cell>
          <table:table-cell table:style-name="ce37" table:formula="of:=VLOOKUP([.G30];['1'.$A$2:.$B$11];2)" office:value-type="string" office:string-value="焼酎">
            <text:p>焼酎</text:p>
          </table:table-cell>
          <table:table-cell table:style-name="ce37" table:formula="of:=VLOOKUP([.H30];['1'.$A$2:.$B$11];2)" office:value-type="string" office:string-value="焼酎">
            <text:p>焼酎</text:p>
          </table:table-cell>
          <table:table-cell table:style-name="ce37" table:formula="of:=VLOOKUP([.I30];['1'.$A$2:.$B$15];2)" office:value-type="string" office:string-value="紅茶">
            <text:p>紅茶</text:p>
          </table:table-cell>
          <table:table-cell table:style-name="ce37" table:formula="of:=VLOOKUP([.J30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DE</text:p>
          </table:table-cell>
          <table:table-cell table:style-name="ce34" office:value-type="string">
            <text:p>2:2:1</text:p>
          </table:table-cell>
          <table:table-cell table:style-name="ce35" office:value-type="string">
            <text:p>2:2.5:2</text:p>
          </table:table-cell>
          <table:table-cell table:style-name="ce28" table:formula="of:=LEFT([.$C31];1)" office:value-type="string" office:string-value="A">
            <text:p>A</text:p>
          </table:table-cell>
          <table:table-cell table:style-name="ce37" table:formula="of:=MID([.$C31];2;1)" office:value-type="string" office:string-value="D">
            <text:p>D</text:p>
          </table:table-cell>
          <table:table-cell table:style-name="ce37" table:formula="of:=MID([.$C31];3;1)" office:value-type="string" office:string-value="E">
            <text:p>E</text:p>
          </table:table-cell>
          <table:table-cell table:style-name="ce37" table:formula="of:=IF(LEN([.$C31])&gt;3;MID([.$C31];4;1);-1)" office:value-type="float" office:value="-1">
            <text:p>-1</text:p>
          </table:table-cell>
          <table:table-cell table:style-name="ce37" table:formula="of:=IF(LEN([.$C31])&gt;3;MID([.$C31];5;1);-1)" office:value-type="float" office:value="-1">
            <text:p>-1</text:p>
          </table:table-cell>
          <table:table-cell table:style-name="ce37" table:formula="of:=VLOOKUP([.F31];['1'.$A$2:.$B$11];2)" office:value-type="string" office:string-value="ゆず">
            <text:p>ゆず</text:p>
          </table:table-cell>
          <table:table-cell table:style-name="ce37" table:formula="of:=VLOOKUP([.G31];['1'.$A$2:.$B$11];2)" office:value-type="string" office:string-value="レモン">
            <text:p>レモン</text:p>
          </table:table-cell>
          <table:table-cell table:style-name="ce37" table:formula="of:=VLOOKUP([.H31];['1'.$A$2:.$B$11];2)" office:value-type="string" office:string-value="ニンニク">
            <text:p>ニンニク</text:p>
          </table:table-cell>
          <table:table-cell table:style-name="ce37" table:formula="of:=VLOOKUP([.I31];['1'.$A$2:.$B$15];2)" office:value-type="float" office:value="0">
            <text:p>#N/A</text:p>
          </table:table-cell>
          <table:table-cell table:style-name="ce37" table:formula="of:=VLOOKUP([.J31];['1'.$A$2:.$B$15];2)" office:value-type="float" office:value="0">
            <text:p>#N/A</text:p>
          </table:table-cell>
          <table:table-cell table:style-name="ce38" office:value-type="string">
            <text:p>맛: 유즈. 유즈 단독와 비교, 맛은 물 같은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EH</text:p>
          </table:table-cell>
          <table:table-cell table:number-columns-repeated="2" table:style-name="ce35" office:value-type="string">
            <text:p>2:2:1</text:p>
          </table:table-cell>
          <table:table-cell table:style-name="ce28" table:formula="of:=LEFT([.$C32];1)" office:value-type="string" office:string-value="A">
            <text:p>A</text:p>
          </table:table-cell>
          <table:table-cell table:style-name="ce37" table:formula="of:=MID([.$C32];2;1)" office:value-type="string" office:string-value="E">
            <text:p>E</text:p>
          </table:table-cell>
          <table:table-cell table:style-name="ce37" table:formula="of:=MID([.$C32];3;1)" office:value-type="string" office:string-value="H">
            <text:p>H</text:p>
          </table:table-cell>
          <table:table-cell table:style-name="ce37" table:formula="of:=IF(LEN([.$C32])&gt;3;MID([.$C32];4;1);-1)" office:value-type="float" office:value="-1">
            <text:p>-1</text:p>
          </table:table-cell>
          <table:table-cell table:style-name="ce37" table:formula="of:=IF(LEN([.$C32])&gt;3;MID([.$C32];5;1);-1)" office:value-type="float" office:value="-1">
            <text:p>-1</text:p>
          </table:table-cell>
          <table:table-cell table:style-name="ce37" table:formula="of:=VLOOKUP([.F32];['1'.$A$2:.$B$11];2)" office:value-type="string" office:string-value="ゆず">
            <text:p>ゆず</text:p>
          </table:table-cell>
          <table:table-cell table:style-name="ce37" table:formula="of:=VLOOKUP([.G32];['1'.$A$2:.$B$11];2)" office:value-type="string" office:string-value="ニンニク">
            <text:p>ニンニク</text:p>
          </table:table-cell>
          <table:table-cell table:style-name="ce37" table:formula="of:=VLOOKUP([.H32];['1'.$A$2:.$B$11];2)" office:value-type="string" office:string-value="ペパーミント">
            <text:p>ペパーミント</text:p>
          </table:table-cell>
          <table:table-cell table:style-name="ce37" table:formula="of:=VLOOKUP([.I32];['1'.$A$2:.$B$15];2)" office:value-type="float" office:value="0">
            <text:p>#N/A</text:p>
          </table:table-cell>
          <table:table-cell table:style-name="ce37" table:formula="of:=VLOOKUP([.J32];['1'.$A$2:.$B$15];2)" office:value-type="float" office:value="0">
            <text:p>#N/A</text:p>
          </table:table-cell>
          <table:table-cell table:style-name="ce38" office:value-type="string">
            <text:p>12/23와 동일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2" office:value-type="string">
            <text:p>ABD</text:p>
          </table:table-cell>
          <table:table-cell table:style-name="ce35" office:value-type="string">
            <text:p>2:2:2</text:p>
          </table:table-cell>
          <table:table-cell table:style-name="ce35" office:value-type="string">
            <text:p>2:1:1</text:p>
          </table:table-cell>
          <table:table-cell table:style-name="ce28" table:formula="of:=LEFT([.$C33];1)" office:value-type="string" office:string-value="A">
            <text:p>A</text:p>
          </table:table-cell>
          <table:table-cell table:style-name="ce37" table:formula="of:=MID([.$C33];2;1)" office:value-type="string" office:string-value="B">
            <text:p>B</text:p>
          </table:table-cell>
          <table:table-cell table:style-name="ce37" table:formula="of:=MID([.$C33];3;1)" office:value-type="string" office:string-value="D">
            <text:p>D</text:p>
          </table:table-cell>
          <table:table-cell table:style-name="ce37" table:formula="of:=IF(LEN([.$C33])&gt;3;MID([.$C33];4;1);-1)" office:value-type="float" office:value="-1">
            <text:p>-1</text:p>
          </table:table-cell>
          <table:table-cell table:style-name="ce37" table:formula="of:=IF(LEN([.$C33])&gt;3;MID([.$C33];5;1);-1)" office:value-type="float" office:value="-1">
            <text:p>-1</text:p>
          </table:table-cell>
          <table:table-cell table:style-name="ce37" table:formula="of:=VLOOKUP([.F33];['1'.$A$2:.$B$11];2)" office:value-type="string" office:string-value="ゆず">
            <text:p>ゆず</text:p>
          </table:table-cell>
          <table:table-cell table:style-name="ce37" table:formula="of:=VLOOKUP([.G33];['1'.$A$2:.$B$11];2)" office:value-type="string" office:string-value="ディル">
            <text:p>ディル</text:p>
          </table:table-cell>
          <table:table-cell table:style-name="ce37" table:formula="of:=VLOOKUP([.H33];['1'.$A$2:.$B$11];2)" office:value-type="string" office:string-value="レモン">
            <text:p>レモン</text:p>
          </table:table-cell>
          <table:table-cell table:style-name="ce37" table:formula="of:=VLOOKUP([.I33];['1'.$A$2:.$B$15];2)" office:value-type="float" office:value="0">
            <text:p>#N/A</text:p>
          </table:table-cell>
          <table:table-cell table:style-name="ce37" table:formula="of:=VLOOKUP([.J33];['1'.$A$2:.$B$15];2)" office:value-type="float" office:value="0">
            <text:p>#N/A</text:p>
          </table:table-cell>
          <table:table-cell table:style-name="ce38" office:value-type="string">
            <text:p>맛: 레몬. 단독와 비교: 레몬의 산맛, 약하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2" office:value-type="string">
            <text:p>DEH</text:p>
          </table:table-cell>
          <table:table-cell table:style-name="ce35" office:value-type="string">
            <text:p>2:1:2</text:p>
          </table:table-cell>
          <table:table-cell table:style-name="ce35" office:value-type="string">
            <text:p>1:2:1</text:p>
          </table:table-cell>
          <table:table-cell table:style-name="ce28" table:formula="of:=LEFT([.$C34];1)" office:value-type="string" office:string-value="D">
            <text:p>D</text:p>
          </table:table-cell>
          <table:table-cell table:style-name="ce37" table:formula="of:=MID([.$C34];2;1)" office:value-type="string" office:string-value="E">
            <text:p>E</text:p>
          </table:table-cell>
          <table:table-cell table:style-name="ce37" table:formula="of:=MID([.$C34];3;1)" office:value-type="string" office:string-value="H">
            <text:p>H</text:p>
          </table:table-cell>
          <table:table-cell table:style-name="ce37" table:formula="of:=IF(LEN([.$C34])&gt;3;MID([.$C34];4;1);-1)" office:value-type="float" office:value="-1">
            <text:p>-1</text:p>
          </table:table-cell>
          <table:table-cell table:style-name="ce37" table:formula="of:=IF(LEN([.$C34])&gt;3;MID([.$C34];5;1);-1)" office:value-type="float" office:value="-1">
            <text:p>-1</text:p>
          </table:table-cell>
          <table:table-cell table:style-name="ce37" table:formula="of:=VLOOKUP([.F34];['1'.$A$2:.$B$11];2)" office:value-type="string" office:string-value="レモン">
            <text:p>レモン</text:p>
          </table:table-cell>
          <table:table-cell table:style-name="ce37" table:formula="of:=VLOOKUP([.G34];['1'.$A$2:.$B$11];2)" office:value-type="string" office:string-value="ニンニク">
            <text:p>ニンニク</text:p>
          </table:table-cell>
          <table:table-cell table:style-name="ce37" table:formula="of:=VLOOKUP([.H34];['1'.$A$2:.$B$11];2)" office:value-type="string" office:string-value="ペパーミント">
            <text:p>ペパーミント</text:p>
          </table:table-cell>
          <table:table-cell table:style-name="ce37" table:formula="of:=VLOOKUP([.I34];['1'.$A$2:.$B$15];2)" office:value-type="float" office:value="0">
            <text:p>#N/A</text:p>
          </table:table-cell>
          <table:table-cell table:style-name="ce37" table:formula="of:=VLOOKUP([.J34];['1'.$A$2:.$B$15];2)" office:value-type="float" office:value="0">
            <text:p>#N/A</text:p>
          </table:table-cell>
          <table:table-cell table:style-name="ce38" office:value-type="string">
            <text:p>맛: 민트, 레몬. 반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5"/>
          <table:table-cell table:style-name="ce35" office:value-type="string">
            <text:p>5</text:p>
          </table:table-cell>
          <table:table-cell table:style-name="ce28" table:formula="of:=LEFT([.$C35];1)" office:value-type="string" office:string-value="с">
            <text:p>с</text:p>
          </table:table-cell>
          <table:table-cell table:style-name="ce37" table:formula="of:=MID([.$C35];2;1)" office:value-type="string" office:string-value="м">
            <text:p>м</text:p>
          </table:table-cell>
          <table:table-cell table:style-name="ce37" table:formula="of:=MID([.$C35];3;1)" office:value-type="string" office:string-value="е">
            <text:p>е</text:p>
          </table:table-cell>
          <table:table-cell table:style-name="ce37" table:formula="of:=IF(LEN([.$C35])&gt;3;MID([.$C35];4;1);-1)" office:value-type="string" office:string-value="с">
            <text:p>с</text:p>
          </table:table-cell>
          <table:table-cell table:style-name="ce37" table:formula="of:=IF(LEN([.$C35])&gt;3;MID([.$C35];5;1);-1)" office:value-type="string" office:string-value="ь">
            <text:p>ь</text:p>
          </table:table-cell>
          <table:table-cell table:style-name="ce37" table:formula="of:=VLOOKUP([.F35];['1'.$A$2:.$B$11];2)" office:value-type="string" office:string-value="焼酎">
            <text:p>焼酎</text:p>
          </table:table-cell>
          <table:table-cell table:style-name="ce37" table:formula="of:=VLOOKUP([.G35];['1'.$A$2:.$B$11];2)" office:value-type="string" office:string-value="焼酎">
            <text:p>焼酎</text:p>
          </table:table-cell>
          <table:table-cell table:style-name="ce37" table:formula="of:=VLOOKUP([.H35];['1'.$A$2:.$B$11];2)" office:value-type="string" office:string-value="焼酎">
            <text:p>焼酎</text:p>
          </table:table-cell>
          <table:table-cell table:style-name="ce37" table:formula="of:=VLOOKUP([.I35];['1'.$A$2:.$B$15];2)" office:value-type="string" office:string-value="紅茶">
            <text:p>紅茶</text:p>
          </table:table-cell>
          <table:table-cell table:style-name="ce37" table:formula="of:=VLOOKUP([.J35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5"/>
          <table:table-cell table:style-name="ce35" office:value-type="string">
            <text:p>4</text:p>
          </table:table-cell>
          <table:table-cell table:style-name="ce28" table:formula="of:=LEFT([.$C36];1)" office:value-type="string" office:string-value="с">
            <text:p>с</text:p>
          </table:table-cell>
          <table:table-cell table:style-name="ce37" table:formula="of:=MID([.$C36];2;1)" office:value-type="string" office:string-value="м">
            <text:p>м</text:p>
          </table:table-cell>
          <table:table-cell table:style-name="ce37" table:formula="of:=MID([.$C36];3;1)" office:value-type="string" office:string-value="е">
            <text:p>е</text:p>
          </table:table-cell>
          <table:table-cell table:style-name="ce37" table:formula="of:=IF(LEN([.$C36])&gt;3;MID([.$C36];4;1);-1)" office:value-type="string" office:string-value="с">
            <text:p>с</text:p>
          </table:table-cell>
          <table:table-cell table:style-name="ce37" table:formula="of:=IF(LEN([.$C36])&gt;3;MID([.$C36];5;1);-1)" office:value-type="string" office:string-value="ь">
            <text:p>ь</text:p>
          </table:table-cell>
          <table:table-cell table:style-name="ce37" table:formula="of:=VLOOKUP([.F36];['1'.$A$2:.$B$11];2)" office:value-type="string" office:string-value="焼酎">
            <text:p>焼酎</text:p>
          </table:table-cell>
          <table:table-cell table:style-name="ce37" table:formula="of:=VLOOKUP([.G36];['1'.$A$2:.$B$11];2)" office:value-type="string" office:string-value="焼酎">
            <text:p>焼酎</text:p>
          </table:table-cell>
          <table:table-cell table:style-name="ce37" table:formula="of:=VLOOKUP([.H36];['1'.$A$2:.$B$11];2)" office:value-type="string" office:string-value="焼酎">
            <text:p>焼酎</text:p>
          </table:table-cell>
          <table:table-cell table:style-name="ce37" table:formula="of:=VLOOKUP([.I36];['1'.$A$2:.$B$15];2)" office:value-type="string" office:string-value="紅茶">
            <text:p>紅茶</text:p>
          </table:table-cell>
          <table:table-cell table:style-name="ce37" table:formula="of:=VLOOKUP([.J36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ADH</text:p>
          </table:table-cell>
          <table:table-cell table:style-name="ce35" office:value-type="string">
            <text:p>2:2:2</text:p>
          </table:table-cell>
          <table:table-cell table:style-name="ce35" office:value-type="string">
            <text:p>2:4:2</text:p>
          </table:table-cell>
          <table:table-cell table:style-name="ce28" table:formula="of:=LEFT([.$C37];1)" office:value-type="string" office:string-value="A">
            <text:p>A</text:p>
          </table:table-cell>
          <table:table-cell table:style-name="ce37" table:formula="of:=MID([.$C37];2;1)" office:value-type="string" office:string-value="D">
            <text:p>D</text:p>
          </table:table-cell>
          <table:table-cell table:style-name="ce37" table:formula="of:=MID([.$C37];3;1)" office:value-type="string" office:string-value="H">
            <text:p>H</text:p>
          </table:table-cell>
          <table:table-cell table:style-name="ce37" table:formula="of:=IF(LEN([.$C37])&gt;3;MID([.$C37];4;1);-1)" office:value-type="float" office:value="-1">
            <text:p>-1</text:p>
          </table:table-cell>
          <table:table-cell table:style-name="ce37" table:formula="of:=IF(LEN([.$C37])&gt;3;MID([.$C37];5;1);-1)" office:value-type="float" office:value="-1">
            <text:p>-1</text:p>
          </table:table-cell>
          <table:table-cell table:style-name="ce37" table:formula="of:=VLOOKUP([.F37];['1'.$A$2:.$B$11];2)" office:value-type="string" office:string-value="ゆず">
            <text:p>ゆず</text:p>
          </table:table-cell>
          <table:table-cell table:style-name="ce37" table:formula="of:=VLOOKUP([.G37];['1'.$A$2:.$B$11];2)" office:value-type="string" office:string-value="レモン">
            <text:p>レモン</text:p>
          </table:table-cell>
          <table:table-cell table:style-name="ce37" table:formula="of:=VLOOKUP([.H37];['1'.$A$2:.$B$11];2)" office:value-type="string" office:string-value="ペパーミント">
            <text:p>ペパーミント</text:p>
          </table:table-cell>
          <table:table-cell table:style-name="ce37" table:formula="of:=VLOOKUP([.I37];['1'.$A$2:.$B$15];2)" office:value-type="float" office:value="0">
            <text:p>#N/A</text:p>
          </table:table-cell>
          <table:table-cell table:style-name="ce37" table:formula="of:=VLOOKUP([.J37];['1'.$A$2:.$B$15];2)" office:value-type="float" office:value="0">
            <text:p>#N/A</text:p>
          </table:table-cell>
          <table:table-cell table:style-name="ce38" office:value-type="string">
            <text:p>맛: 유즈. 유즈 단독보다, 이 번째는, 맛이 옅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DHI</text:p>
          </table:table-cell>
          <table:table-cell table:style-name="ce35" office:value-type="string">
            <text:p>2:2:2</text:p>
          </table:table-cell>
          <table:table-cell table:style-name="ce35" office:value-type="string">
            <text:p>4:2:3</text:p>
          </table:table-cell>
          <table:table-cell table:style-name="ce28" table:formula="of:=LEFT([.$C38];1)" office:value-type="string" office:string-value="D">
            <text:p>D</text:p>
          </table:table-cell>
          <table:table-cell table:style-name="ce37" table:formula="of:=MID([.$C38];2;1)" office:value-type="string" office:string-value="H">
            <text:p>H</text:p>
          </table:table-cell>
          <table:table-cell table:style-name="ce37" table:formula="of:=MID([.$C38];3;1)" office:value-type="string" office:string-value="I">
            <text:p>I</text:p>
          </table:table-cell>
          <table:table-cell table:style-name="ce37" table:formula="of:=IF(LEN([.$C38])&gt;3;MID([.$C38];4;1);-1)" office:value-type="float" office:value="-1">
            <text:p>-1</text:p>
          </table:table-cell>
          <table:table-cell table:style-name="ce37" table:formula="of:=IF(LEN([.$C38])&gt;3;MID([.$C38];5;1);-1)" office:value-type="float" office:value="-1">
            <text:p>-1</text:p>
          </table:table-cell>
          <table:table-cell table:style-name="ce37" table:formula="of:=VLOOKUP([.F38];['1'.$A$2:.$B$11];2)" office:value-type="string" office:string-value="レモン">
            <text:p>レモン</text:p>
          </table:table-cell>
          <table:table-cell table:style-name="ce37" table:formula="of:=VLOOKUP([.G38];['1'.$A$2:.$B$11];2)" office:value-type="string" office:string-value="ペパーミント">
            <text:p>ペパーミント</text:p>
          </table:table-cell>
          <table:table-cell table:style-name="ce37" table:formula="of:=VLOOKUP([.H38];['1'.$A$2:.$B$11];2)" office:value-type="string" office:string-value="ローズマリー">
            <text:p>ローズマリー</text:p>
          </table:table-cell>
          <table:table-cell table:style-name="ce37" table:formula="of:=VLOOKUP([.I38];['1'.$A$2:.$B$15];2)" office:value-type="float" office:value="0">
            <text:p>#N/A</text:p>
          </table:table-cell>
          <table:table-cell table:style-name="ce37" table:formula="of:=VLOOKUP([.J38];['1'.$A$2:.$B$15];2)" office:value-type="float" office:value="0">
            <text:p>#N/A</text:p>
          </table:table-cell>
          <table:table-cell table:style-name="ce38" office:value-type="string">
            <text:p>맛: 로즈마리 또한 민트. 구별하기느 어렵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H</text:p>
          </table:table-cell>
          <table:table-cell table:style-name="ce35" office:value-type="string">
            <text:p>2</text:p>
          </table:table-cell>
          <table:table-cell table:style-name="ce35" office:value-type="string">
            <text:p>4</text:p>
          </table:table-cell>
          <table:table-cell table:style-name="ce28" table:formula="of:=LEFT([.$C39];1)" office:value-type="string" office:string-value="H">
            <text:p>H</text:p>
          </table:table-cell>
          <table:table-cell table:style-name="ce37" table:formula="of:=MID([.$C39];2;1)">
            <text:p/>
          </table:table-cell>
          <table:table-cell table:style-name="ce37" table:formula="of:=MID([.$C39];3;1)">
            <text:p/>
          </table:table-cell>
          <table:table-cell table:style-name="ce37" table:formula="of:=IF(LEN([.$C39])&gt;3;MID([.$C39];4;1);-1)" office:value-type="float" office:value="-1">
            <text:p>-1</text:p>
          </table:table-cell>
          <table:table-cell table:style-name="ce37" table:formula="of:=IF(LEN([.$C39])&gt;3;MID([.$C39];5;1);-1)" office:value-type="float" office:value="-1">
            <text:p>-1</text:p>
          </table:table-cell>
          <table:table-cell table:style-name="ce37" table:formula="of:=VLOOKUP([.F39];['1'.$A$2:.$B$11];2)" office:value-type="string" office:string-value="ペパーミント">
            <text:p>ペパーミント</text:p>
          </table:table-cell>
          <table:table-cell table:style-name="ce37" table:formula="of:=VLOOKUP([.G39];['1'.$A$2:.$B$11];2)" office:value-type="float" office:value="0">
            <text:p>#N/A</text:p>
          </table:table-cell>
          <table:table-cell table:style-name="ce37" table:formula="of:=VLOOKUP([.H39];['1'.$A$2:.$B$11];2)" office:value-type="float" office:value="0">
            <text:p>#N/A</text:p>
          </table:table-cell>
          <table:table-cell table:style-name="ce37" table:formula="of:=VLOOKUP([.I39];['1'.$A$2:.$B$15];2)" office:value-type="float" office:value="0">
            <text:p>#N/A</text:p>
          </table:table-cell>
          <table:table-cell table:style-name="ce37" table:formula="of:=VLOOKUP([.J39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5"/>
          <table:table-cell table:style-name="ce35" office:value-type="string">
            <text:p>5</text:p>
          </table:table-cell>
          <table:table-cell table:style-name="ce28" table:formula="of:=LEFT([.$C40];1)" office:value-type="string" office:string-value="с">
            <text:p>с</text:p>
          </table:table-cell>
          <table:table-cell table:style-name="ce37" table:formula="of:=MID([.$C40];2;1)" office:value-type="string" office:string-value="м">
            <text:p>м</text:p>
          </table:table-cell>
          <table:table-cell table:style-name="ce37" table:formula="of:=MID([.$C40];3;1)" office:value-type="string" office:string-value="е">
            <text:p>е</text:p>
          </table:table-cell>
          <table:table-cell table:style-name="ce37" table:formula="of:=IF(LEN([.$C40])&gt;3;MID([.$C40];4;1);-1)" office:value-type="string" office:string-value="с">
            <text:p>с</text:p>
          </table:table-cell>
          <table:table-cell table:style-name="ce37" table:formula="of:=IF(LEN([.$C40])&gt;3;MID([.$C40];5;1);-1)" office:value-type="string" office:string-value="ь">
            <text:p>ь</text:p>
          </table:table-cell>
          <table:table-cell table:style-name="ce37" table:formula="of:=VLOOKUP([.F40];['1'.$A$2:.$B$11];2)" office:value-type="string" office:string-value="焼酎">
            <text:p>焼酎</text:p>
          </table:table-cell>
          <table:table-cell table:style-name="ce37" table:formula="of:=VLOOKUP([.G40];['1'.$A$2:.$B$11];2)" office:value-type="string" office:string-value="焼酎">
            <text:p>焼酎</text:p>
          </table:table-cell>
          <table:table-cell table:style-name="ce37" table:formula="of:=VLOOKUP([.H40];['1'.$A$2:.$B$11];2)" office:value-type="string" office:string-value="焼酎">
            <text:p>焼酎</text:p>
          </table:table-cell>
          <table:table-cell table:style-name="ce37" table:formula="of:=VLOOKUP([.I40];['1'.$A$2:.$B$15];2)" office:value-type="string" office:string-value="紅茶">
            <text:p>紅茶</text:p>
          </table:table-cell>
          <table:table-cell table:style-name="ce37" table:formula="of:=VLOOKUP([.J40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5"/>
          <table:table-cell table:style-name="ce35" office:value-type="string">
            <text:p>3</text:p>
          </table:table-cell>
          <table:table-cell table:style-name="ce28" table:formula="of:=LEFT([.$C41];1)" office:value-type="string" office:string-value="с">
            <text:p>с</text:p>
          </table:table-cell>
          <table:table-cell table:style-name="ce37" table:formula="of:=MID([.$C41];2;1)" office:value-type="string" office:string-value="м">
            <text:p>м</text:p>
          </table:table-cell>
          <table:table-cell table:style-name="ce37" table:formula="of:=MID([.$C41];3;1)" office:value-type="string" office:string-value="е">
            <text:p>е</text:p>
          </table:table-cell>
          <table:table-cell table:style-name="ce37" table:formula="of:=IF(LEN([.$C41])&gt;3;MID([.$C41];4;1);-1)" office:value-type="string" office:string-value="с">
            <text:p>с</text:p>
          </table:table-cell>
          <table:table-cell table:style-name="ce37" table:formula="of:=IF(LEN([.$C41])&gt;3;MID([.$C41];5;1);-1)" office:value-type="string" office:string-value="ь">
            <text:p>ь</text:p>
          </table:table-cell>
          <table:table-cell table:style-name="ce37" table:formula="of:=VLOOKUP([.F41];['1'.$A$2:.$B$11];2)" office:value-type="string" office:string-value="焼酎">
            <text:p>焼酎</text:p>
          </table:table-cell>
          <table:table-cell table:style-name="ce37" table:formula="of:=VLOOKUP([.G41];['1'.$A$2:.$B$11];2)" office:value-type="string" office:string-value="焼酎">
            <text:p>焼酎</text:p>
          </table:table-cell>
          <table:table-cell table:style-name="ce37" table:formula="of:=VLOOKUP([.H41];['1'.$A$2:.$B$11];2)" office:value-type="string" office:string-value="焼酎">
            <text:p>焼酎</text:p>
          </table:table-cell>
          <table:table-cell table:style-name="ce37" table:formula="of:=VLOOKUP([.I41];['1'.$A$2:.$B$15];2)" office:value-type="string" office:string-value="紅茶">
            <text:p>紅茶</text:p>
          </table:table-cell>
          <table:table-cell table:style-name="ce37" table:formula="of:=VLOOKUP([.J41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9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DH</text:p>
          </table:table-cell>
          <table:table-cell table:style-name="ce35" office:value-type="string">
            <text:p>2:2:2</text:p>
          </table:table-cell>
          <table:table-cell table:style-name="ce35" office:value-type="string">
            <text:p>3:4:2</text:p>
          </table:table-cell>
          <table:table-cell table:style-name="ce28" table:formula="of:=LEFT([.$C42];1)" office:value-type="string" office:string-value="A">
            <text:p>A</text:p>
          </table:table-cell>
          <table:table-cell table:style-name="ce37" table:formula="of:=MID([.$C42];2;1)" office:value-type="string" office:string-value="D">
            <text:p>D</text:p>
          </table:table-cell>
          <table:table-cell table:style-name="ce37" table:formula="of:=MID([.$C42];3;1)" office:value-type="string" office:string-value="H">
            <text:p>H</text:p>
          </table:table-cell>
          <table:table-cell table:style-name="ce37" table:formula="of:=IF(LEN([.$C42])&gt;3;MID([.$C42];4;1);-1)" office:value-type="float" office:value="-1">
            <text:p>-1</text:p>
          </table:table-cell>
          <table:table-cell table:style-name="ce37" table:formula="of:=IF(LEN([.$C42])&gt;3;MID([.$C42];5;1);-1)" office:value-type="float" office:value="-1">
            <text:p>-1</text:p>
          </table:table-cell>
          <table:table-cell table:style-name="ce37" table:formula="of:=VLOOKUP([.F42];['1'.$A$2:.$B$11];2)" office:value-type="string" office:string-value="ゆず">
            <text:p>ゆず</text:p>
          </table:table-cell>
          <table:table-cell table:style-name="ce37" table:formula="of:=VLOOKUP([.G42];['1'.$A$2:.$B$11];2)" office:value-type="string" office:string-value="レモン">
            <text:p>レモン</text:p>
          </table:table-cell>
          <table:table-cell table:style-name="ce37" table:formula="of:=VLOOKUP([.H42];['1'.$A$2:.$B$11];2)" office:value-type="string" office:string-value="ペパーミント">
            <text:p>ペパーミント</text:p>
          </table:table-cell>
          <table:table-cell table:style-name="ce37" table:formula="of:=VLOOKUP([.I42];['1'.$A$2:.$B$15];2)" office:value-type="float" office:value="0">
            <text:p>#N/A</text:p>
          </table:table-cell>
          <table:table-cell table:style-name="ce37" table:formula="of:=VLOOKUP([.J42];['1'.$A$2:.$B$15];2)" office:value-type="float" office:value="0">
            <text:p>#N/A</text:p>
          </table:table-cell>
          <table:table-cell table:style-name="ce38" office:value-type="string">
            <text:p>맛:유자, 레몬, 반반. 가벼운 맛.</text:p>
            <text:p>맛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</text:p>
          </table:table-cell>
          <table:table-cell table:style-name="ce35" office:value-type="string">
            <text:p>3:3</text:p>
          </table:table-cell>
          <table:table-cell table:style-name="ce35" office:value-type="string">
            <text:p>3:2</text:p>
          </table:table-cell>
          <table:table-cell table:style-name="ce28" table:formula="of:=LEFT([.$C43];1)" office:value-type="string" office:string-value="A">
            <text:p>A</text:p>
          </table:table-cell>
          <table:table-cell table:style-name="ce37" table:formula="of:=MID([.$C43];2;1)" office:value-type="string" office:string-value="H">
            <text:p>H</text:p>
          </table:table-cell>
          <table:table-cell table:style-name="ce37" table:formula="of:=MID([.$C43];3;1)">
            <text:p/>
          </table:table-cell>
          <table:table-cell table:style-name="ce37" table:formula="of:=IF(LEN([.$C43])&gt;3;MID([.$C43];4;1);-1)" office:value-type="float" office:value="-1">
            <text:p>-1</text:p>
          </table:table-cell>
          <table:table-cell table:style-name="ce37" table:formula="of:=IF(LEN([.$C43])&gt;3;MID([.$C43];5;1);-1)" office:value-type="float" office:value="-1">
            <text:p>-1</text:p>
          </table:table-cell>
          <table:table-cell table:style-name="ce37" table:formula="of:=VLOOKUP([.F43];['1'.$A$2:.$B$11];2)" office:value-type="string" office:string-value="ゆず">
            <text:p>ゆず</text:p>
          </table:table-cell>
          <table:table-cell table:style-name="ce37" table:formula="of:=VLOOKUP([.G43];['1'.$A$2:.$B$11];2)" office:value-type="string" office:string-value="ペパーミント">
            <text:p>ペパーミント</text:p>
          </table:table-cell>
          <table:table-cell table:style-name="ce37" table:formula="of:=VLOOKUP([.H43];['1'.$A$2:.$B$11];2)" office:value-type="float" office:value="0">
            <text:p>#N/A</text:p>
          </table:table-cell>
          <table:table-cell table:style-name="ce37" table:formula="of:=VLOOKUP([.I43];['1'.$A$2:.$B$15];2)" office:value-type="float" office:value="0">
            <text:p>#N/A</text:p>
          </table:table-cell>
          <table:table-cell table:style-name="ce37" table:formula="of:=VLOOKUP([.J43];['1'.$A$2:.$B$15];2)" office:value-type="float" office:value="0">
            <text:p>#N/A</text:p>
          </table:table-cell>
          <table:table-cell table:style-name="ce38" office:value-type="string">
            <text:p>맛: 민트. 민트의 잎 냄새,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I</text:p>
          </table:table-cell>
          <table:table-cell table:style-name="ce35" office:value-type="string">
            <text:p>2:2:1</text:p>
          </table:table-cell>
          <table:table-cell table:style-name="ce35" office:value-type="string">
            <text:p>3:2:3</text:p>
          </table:table-cell>
          <table:table-cell table:style-name="ce28" table:formula="of:=LEFT([.$C44];1)" office:value-type="string" office:string-value="A">
            <text:p>A</text:p>
          </table:table-cell>
          <table:table-cell table:style-name="ce37" table:formula="of:=MID([.$C44];2;1)" office:value-type="string" office:string-value="H">
            <text:p>H</text:p>
          </table:table-cell>
          <table:table-cell table:style-name="ce37" table:formula="of:=MID([.$C44];3;1)" office:value-type="string" office:string-value="I">
            <text:p>I</text:p>
          </table:table-cell>
          <table:table-cell table:style-name="ce37" table:formula="of:=IF(LEN([.$C44])&gt;3;MID([.$C44];4;1);-1)" office:value-type="float" office:value="-1">
            <text:p>-1</text:p>
          </table:table-cell>
          <table:table-cell table:style-name="ce37" table:formula="of:=IF(LEN([.$C44])&gt;3;MID([.$C44];5;1);-1)" office:value-type="float" office:value="-1">
            <text:p>-1</text:p>
          </table:table-cell>
          <table:table-cell table:style-name="ce37" table:formula="of:=VLOOKUP([.F44];['1'.$A$2:.$B$11];2)" office:value-type="string" office:string-value="ゆず">
            <text:p>ゆず</text:p>
          </table:table-cell>
          <table:table-cell table:style-name="ce37" table:formula="of:=VLOOKUP([.G44];['1'.$A$2:.$B$11];2)" office:value-type="string" office:string-value="ペパーミント">
            <text:p>ペパーミント</text:p>
          </table:table-cell>
          <table:table-cell table:style-name="ce37" table:formula="of:=VLOOKUP([.H44];['1'.$A$2:.$B$11];2)" office:value-type="string" office:string-value="ローズマリー">
            <text:p>ローズマリー</text:p>
          </table:table-cell>
          <table:table-cell table:style-name="ce37" table:formula="of:=VLOOKUP([.I44];['1'.$A$2:.$B$15];2)" office:value-type="float" office:value="0">
            <text:p>#N/A</text:p>
          </table:table-cell>
          <table:table-cell table:style-name="ce37" table:formula="of:=VLOOKUP([.J44];['1'.$A$2:.$B$15];2)" office:value-type="float" office:value="0">
            <text:p>#N/A</text:p>
          </table:table-cell>
          <table:table-cell table:style-name="ce38" office:value-type="string">
            <text:p>맛: 유자:창백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D</text:p>
          </table:table-cell>
          <table:table-cell table:style-name="ce35" office:value-type="string">
            <text:p>1</text:p>
          </table:table-cell>
          <table:table-cell table:style-name="ce35" office:value-type="string">
            <text:p>4</text:p>
          </table:table-cell>
          <table:table-cell table:style-name="ce28" table:formula="of:=LEFT([.$C45];1)" office:value-type="string" office:string-value="D">
            <text:p>D</text:p>
          </table:table-cell>
          <table:table-cell table:style-name="ce37" table:formula="of:=MID([.$C45];2;1)">
            <text:p/>
          </table:table-cell>
          <table:table-cell table:style-name="ce37" table:formula="of:=MID([.$C45];3;1)">
            <text:p/>
          </table:table-cell>
          <table:table-cell table:style-name="ce37" table:formula="of:=IF(LEN([.$C45])&gt;3;MID([.$C45];4;1);-1)" office:value-type="float" office:value="-1">
            <text:p>-1</text:p>
          </table:table-cell>
          <table:table-cell table:style-name="ce37" table:formula="of:=IF(LEN([.$C45])&gt;3;MID([.$C45];5;1);-1)" office:value-type="float" office:value="-1">
            <text:p>-1</text:p>
          </table:table-cell>
          <table:table-cell table:style-name="ce37" table:formula="of:=VLOOKUP([.F45];['1'.$A$2:.$B$11];2)" office:value-type="string" office:string-value="レモン">
            <text:p>レモン</text:p>
          </table:table-cell>
          <table:table-cell table:style-name="ce37" table:formula="of:=VLOOKUP([.G45];['1'.$A$2:.$B$11];2)" office:value-type="float" office:value="0">
            <text:p>#N/A</text:p>
          </table:table-cell>
          <table:table-cell table:style-name="ce37" table:formula="of:=VLOOKUP([.H45];['1'.$A$2:.$B$11];2)" office:value-type="float" office:value="0">
            <text:p>#N/A</text:p>
          </table:table-cell>
          <table:table-cell table:style-name="ce37" table:formula="of:=VLOOKUP([.I45];['1'.$A$2:.$B$15];2)" office:value-type="float" office:value="0">
            <text:p>#N/A</text:p>
          </table:table-cell>
          <table:table-cell table:style-name="ce37" table:formula="of:=VLOOKUP([.J4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2</text:p>
          </table:table-cell>
          <table:table-cell table:style-name="ce35"/>
          <table:table-cell table:style-name="ce35" office:value-type="string">
            <text:p>4</text:p>
          </table:table-cell>
          <table:table-cell table:style-name="ce28" table:formula="of:=LEFT([.$C46];1)" office:value-type="string" office:string-value="с">
            <text:p>с</text:p>
          </table:table-cell>
          <table:table-cell table:style-name="ce37" table:formula="of:=MID([.$C46];2;1)" office:value-type="string" office:string-value="м">
            <text:p>м</text:p>
          </table:table-cell>
          <table:table-cell table:style-name="ce37" table:formula="of:=MID([.$C46];3;1)" office:value-type="string" office:string-value="е">
            <text:p>е</text:p>
          </table:table-cell>
          <table:table-cell table:style-name="ce37" table:formula="of:=IF(LEN([.$C46])&gt;3;MID([.$C46];4;1);-1)" office:value-type="string" office:string-value="с">
            <text:p>с</text:p>
          </table:table-cell>
          <table:table-cell table:style-name="ce37" table:formula="of:=IF(LEN([.$C46])&gt;3;MID([.$C46];5;1);-1)" office:value-type="string" office:string-value="ь">
            <text:p>ь</text:p>
          </table:table-cell>
          <table:table-cell table:style-name="ce37" table:formula="of:=VLOOKUP([.F46];['1'.$A$2:.$B$11];2)" office:value-type="string" office:string-value="焼酎">
            <text:p>焼酎</text:p>
          </table:table-cell>
          <table:table-cell table:style-name="ce37" table:formula="of:=VLOOKUP([.G46];['1'.$A$2:.$B$11];2)" office:value-type="string" office:string-value="焼酎">
            <text:p>焼酎</text:p>
          </table:table-cell>
          <table:table-cell table:style-name="ce37" table:formula="of:=VLOOKUP([.H46];['1'.$A$2:.$B$11];2)" office:value-type="string" office:string-value="焼酎">
            <text:p>焼酎</text:p>
          </table:table-cell>
          <table:table-cell table:style-name="ce37" table:formula="of:=VLOOKUP([.I46];['1'.$A$2:.$B$15];2)" office:value-type="string" office:string-value="紅茶">
            <text:p>紅茶</text:p>
          </table:table-cell>
          <table:table-cell table:style-name="ce37" table:formula="of:=VLOOKUP([.J46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5"/>
          <table:table-cell table:style-name="ce35" office:value-type="string">
            <text:p>4</text:p>
          </table:table-cell>
          <table:table-cell table:style-name="ce28" table:formula="of:=LEFT([.$C47];1)" office:value-type="string" office:string-value="с">
            <text:p>с</text:p>
          </table:table-cell>
          <table:table-cell table:style-name="ce37" table:formula="of:=MID([.$C47];2;1)" office:value-type="string" office:string-value="м">
            <text:p>м</text:p>
          </table:table-cell>
          <table:table-cell table:style-name="ce37" table:formula="of:=MID([.$C47];3;1)" office:value-type="string" office:string-value="е">
            <text:p>е</text:p>
          </table:table-cell>
          <table:table-cell table:style-name="ce37" table:formula="of:=IF(LEN([.$C47])&gt;3;MID([.$C47];4;1);-1)" office:value-type="string" office:string-value="с">
            <text:p>с</text:p>
          </table:table-cell>
          <table:table-cell table:style-name="ce37" table:formula="of:=IF(LEN([.$C47])&gt;3;MID([.$C47];5;1);-1)" office:value-type="string" office:string-value="ь">
            <text:p>ь</text:p>
          </table:table-cell>
          <table:table-cell table:style-name="ce37" table:formula="of:=VLOOKUP([.F47];['1'.$A$2:.$B$11];2)" office:value-type="string" office:string-value="焼酎">
            <text:p>焼酎</text:p>
          </table:table-cell>
          <table:table-cell table:style-name="ce37" table:formula="of:=VLOOKUP([.G47];['1'.$A$2:.$B$11];2)" office:value-type="string" office:string-value="焼酎">
            <text:p>焼酎</text:p>
          </table:table-cell>
          <table:table-cell table:style-name="ce37" table:formula="of:=VLOOKUP([.H47];['1'.$A$2:.$B$11];2)" office:value-type="string" office:string-value="焼酎">
            <text:p>焼酎</text:p>
          </table:table-cell>
          <table:table-cell table:style-name="ce37" table:formula="of:=VLOOKUP([.I47];['1'.$A$2:.$B$15];2)" office:value-type="string" office:string-value="紅茶">
            <text:p>紅茶</text:p>
          </table:table-cell>
          <table:table-cell table:style-name="ce37" table:formula="of:=VLOOKUP([.J47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5"/>
          <table:table-cell table:style-name="ce35" office:value-type="string">
            <text:p>4</text:p>
          </table:table-cell>
          <table:table-cell table:style-name="ce28" table:formula="of:=LEFT([.$C48];1)" office:value-type="string" office:string-value="с">
            <text:p>с</text:p>
          </table:table-cell>
          <table:table-cell table:style-name="ce37" table:formula="of:=MID([.$C48];2;1)" office:value-type="string" office:string-value="м">
            <text:p>м</text:p>
          </table:table-cell>
          <table:table-cell table:style-name="ce37" table:formula="of:=MID([.$C48];3;1)" office:value-type="string" office:string-value="е">
            <text:p>е</text:p>
          </table:table-cell>
          <table:table-cell table:style-name="ce37" table:formula="of:=IF(LEN([.$C48])&gt;3;MID([.$C48];4;1);-1)" office:value-type="string" office:string-value="с">
            <text:p>с</text:p>
          </table:table-cell>
          <table:table-cell table:style-name="ce37" table:formula="of:=IF(LEN([.$C48])&gt;3;MID([.$C48];5;1);-1)" office:value-type="string" office:string-value="ь">
            <text:p>ь</text:p>
          </table:table-cell>
          <table:table-cell table:style-name="ce37" table:formula="of:=VLOOKUP([.F48];['1'.$A$2:.$B$11];2)" office:value-type="string" office:string-value="焼酎">
            <text:p>焼酎</text:p>
          </table:table-cell>
          <table:table-cell table:style-name="ce37" table:formula="of:=VLOOKUP([.G48];['1'.$A$2:.$B$11];2)" office:value-type="string" office:string-value="焼酎">
            <text:p>焼酎</text:p>
          </table:table-cell>
          <table:table-cell table:style-name="ce37" table:formula="of:=VLOOKUP([.H48];['1'.$A$2:.$B$11];2)" office:value-type="string" office:string-value="焼酎">
            <text:p>焼酎</text:p>
          </table:table-cell>
          <table:table-cell table:style-name="ce37" table:formula="of:=VLOOKUP([.I48];['1'.$A$2:.$B$15];2)" office:value-type="string" office:string-value="紅茶">
            <text:p>紅茶</text:p>
          </table:table-cell>
          <table:table-cell table:style-name="ce37" table:formula="of:=VLOOKUP([.J48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2" office:value-type="string">
            <text:p>AH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3:1</text:p>
          </table:table-cell>
          <table:table-cell table:style-name="ce28" table:formula="of:=LEFT([.$C49];1)" office:value-type="string" office:string-value="A">
            <text:p>A</text:p>
          </table:table-cell>
          <table:table-cell table:style-name="ce37" table:formula="of:=MID([.$C49];2;1)" office:value-type="string" office:string-value="H">
            <text:p>H</text:p>
          </table:table-cell>
          <table:table-cell table:style-name="ce37" table:formula="of:=MID([.$C49];3;1)">
            <text:p/>
          </table:table-cell>
          <table:table-cell table:style-name="ce37" table:formula="of:=IF(LEN([.$C49])&gt;3;MID([.$C49];4;1);-1)" office:value-type="float" office:value="-1">
            <text:p>-1</text:p>
          </table:table-cell>
          <table:table-cell table:style-name="ce37" table:formula="of:=IF(LEN([.$C49])&gt;3;MID([.$C49];5;1);-1)" office:value-type="float" office:value="-1">
            <text:p>-1</text:p>
          </table:table-cell>
          <table:table-cell table:style-name="ce37" table:formula="of:=VLOOKUP([.F49];['1'.$A$2:.$B$11];2)" office:value-type="string" office:string-value="ゆず">
            <text:p>ゆず</text:p>
          </table:table-cell>
          <table:table-cell table:style-name="ce37" table:formula="of:=VLOOKUP([.G49];['1'.$A$2:.$B$11];2)" office:value-type="string" office:string-value="ペパーミント">
            <text:p>ペパーミント</text:p>
          </table:table-cell>
          <table:table-cell table:style-name="ce37" table:formula="of:=VLOOKUP([.H49];['1'.$A$2:.$B$11];2)" office:value-type="float" office:value="0">
            <text:p>#N/A</text:p>
          </table:table-cell>
          <table:table-cell table:style-name="ce37" table:formula="of:=VLOOKUP([.I49];['1'.$A$2:.$B$15];2)" office:value-type="float" office:value="0">
            <text:p>#N/A</text:p>
          </table:table-cell>
          <table:table-cell table:style-name="ce37" table:formula="of:=VLOOKUP([.J49];['1'.$A$2:.$B$15];2)" office:value-type="float" office:value="0">
            <text:p>#N/A</text:p>
          </table:table-cell>
          <table:table-cell table:style-name="ce38" office:value-type="string">
            <text:p>맛: 반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2" office:value-type="string">
            <text:p>BHI</text:p>
          </table:table-cell>
          <table:table-cell table:style-name="ce35" office:value-type="string">
            <text:p>2:2:1</text:p>
          </table:table-cell>
          <table:table-cell table:style-name="ce35" office:value-type="string">
            <text:p>1:1:1</text:p>
          </table:table-cell>
          <table:table-cell table:style-name="ce28" table:formula="of:=LEFT([.$C50];1)" office:value-type="string" office:string-value="B">
            <text:p>B</text:p>
          </table:table-cell>
          <table:table-cell table:style-name="ce37" table:formula="of:=MID([.$C50];2;1)" office:value-type="string" office:string-value="H">
            <text:p>H</text:p>
          </table:table-cell>
          <table:table-cell table:style-name="ce37" table:formula="of:=MID([.$C50];3;1)" office:value-type="string" office:string-value="I">
            <text:p>I</text:p>
          </table:table-cell>
          <table:table-cell table:style-name="ce37" table:formula="of:=IF(LEN([.$C50])&gt;3;MID([.$C50];4;1);-1)" office:value-type="float" office:value="-1">
            <text:p>-1</text:p>
          </table:table-cell>
          <table:table-cell table:style-name="ce37" table:formula="of:=IF(LEN([.$C50])&gt;3;MID([.$C50];5;1);-1)" office:value-type="float" office:value="-1">
            <text:p>-1</text:p>
          </table:table-cell>
          <table:table-cell table:style-name="ce37" table:formula="of:=VLOOKUP([.F50];['1'.$A$2:.$B$11];2)" office:value-type="string" office:string-value="ディル">
            <text:p>ディル</text:p>
          </table:table-cell>
          <table:table-cell table:style-name="ce37" table:formula="of:=VLOOKUP([.G50];['1'.$A$2:.$B$11];2)" office:value-type="string" office:string-value="ペパーミント">
            <text:p>ペパーミント</text:p>
          </table:table-cell>
          <table:table-cell table:style-name="ce37" table:formula="of:=VLOOKUP([.H50];['1'.$A$2:.$B$11];2)" office:value-type="string" office:string-value="ローズマリー">
            <text:p>ローズマリー</text:p>
          </table:table-cell>
          <table:table-cell table:style-name="ce37" table:formula="of:=VLOOKUP([.I50];['1'.$A$2:.$B$15];2)" office:value-type="float" office:value="0">
            <text:p>#N/A</text:p>
          </table:table-cell>
          <table:table-cell table:style-name="ce37" table:formula="of:=VLOOKUP([.J50];['1'.$A$2:.$B$15];2)" office:value-type="float" office:value="0">
            <text:p>#N/A</text:p>
          </table:table-cell>
          <table:table-cell table:style-name="ce38" office:value-type="string">
            <text:p>맛: 가벼운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2" office:value-type="string">
            <text:p>I</text:p>
          </table:table-cell>
          <table:table-cell table:style-name="ce35" office:value-type="string">
            <text:p>1,1</text:p>
          </table:table-cell>
          <table:table-cell table:style-name="ce35" office:value-type="string">
            <text:p>3</text:p>
          </table:table-cell>
          <table:table-cell table:style-name="ce28" table:formula="of:=LEFT([.$C51];1)" office:value-type="string" office:string-value="I">
            <text:p>I</text:p>
          </table:table-cell>
          <table:table-cell table:style-name="ce37" table:formula="of:=MID([.$C51];2;1)">
            <text:p/>
          </table:table-cell>
          <table:table-cell table:style-name="ce37" table:formula="of:=MID([.$C51];3;1)">
            <text:p/>
          </table:table-cell>
          <table:table-cell table:style-name="ce37" table:formula="of:=IF(LEN([.$C51])&gt;3;MID([.$C51];4;1);-1)" office:value-type="float" office:value="-1">
            <text:p>-1</text:p>
          </table:table-cell>
          <table:table-cell table:style-name="ce37" table:formula="of:=IF(LEN([.$C51])&gt;3;MID([.$C51];5;1);-1)" office:value-type="float" office:value="-1">
            <text:p>-1</text:p>
          </table:table-cell>
          <table:table-cell table:style-name="ce37" table:formula="of:=VLOOKUP([.F51];['1'.$A$2:.$B$11];2)" office:value-type="string" office:string-value="ローズマリー">
            <text:p>ローズマリー</text:p>
          </table:table-cell>
          <table:table-cell table:style-name="ce37" table:formula="of:=VLOOKUP([.G51];['1'.$A$2:.$B$11];2)" office:value-type="float" office:value="0">
            <text:p>#N/A</text:p>
          </table:table-cell>
          <table:table-cell table:style-name="ce37" table:formula="of:=VLOOKUP([.H51];['1'.$A$2:.$B$11];2)" office:value-type="float" office:value="0">
            <text:p>#N/A</text:p>
          </table:table-cell>
          <table:table-cell table:style-name="ce37" table:formula="of:=VLOOKUP([.I51];['1'.$A$2:.$B$15];2)" office:value-type="float" office:value="0">
            <text:p>#N/A</text:p>
          </table:table-cell>
          <table:table-cell table:style-name="ce37" table:formula="of:=VLOOKUP([.J5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D</text:p>
          </table:table-cell>
          <table:table-cell table:style-name="ce35" office:value-type="string">
            <text:p>1</text:p>
          </table:table-cell>
          <table:table-cell table:style-name="ce35" office:value-type="string">
            <text:p>4</text:p>
          </table:table-cell>
          <table:table-cell table:style-name="ce28" table:formula="of:=LEFT([.$C52];1)" office:value-type="string" office:string-value="D">
            <text:p>D</text:p>
          </table:table-cell>
          <table:table-cell table:style-name="ce37" table:formula="of:=MID([.$C52];2;1)">
            <text:p/>
          </table:table-cell>
          <table:table-cell table:style-name="ce37" table:formula="of:=MID([.$C52];3;1)">
            <text:p/>
          </table:table-cell>
          <table:table-cell table:style-name="ce37" table:formula="of:=IF(LEN([.$C52])&gt;3;MID([.$C52];4;1);-1)" office:value-type="float" office:value="-1">
            <text:p>-1</text:p>
          </table:table-cell>
          <table:table-cell table:style-name="ce37" table:formula="of:=IF(LEN([.$C52])&gt;3;MID([.$C52];5;1);-1)" office:value-type="float" office:value="-1">
            <text:p>-1</text:p>
          </table:table-cell>
          <table:table-cell table:style-name="ce37" table:formula="of:=VLOOKUP([.F52];['1'.$A$2:.$B$11];2)" office:value-type="string" office:string-value="レモン">
            <text:p>レモン</text:p>
          </table:table-cell>
          <table:table-cell table:style-name="ce37" table:formula="of:=VLOOKUP([.G52];['1'.$A$2:.$B$11];2)" office:value-type="float" office:value="0">
            <text:p>#N/A</text:p>
          </table:table-cell>
          <table:table-cell table:style-name="ce37" table:formula="of:=VLOOKUP([.H52];['1'.$A$2:.$B$11];2)" office:value-type="float" office:value="0">
            <text:p>#N/A</text:p>
          </table:table-cell>
          <table:table-cell table:style-name="ce37" table:formula="of:=VLOOKUP([.I52];['1'.$A$2:.$B$15];2)" office:value-type="float" office:value="0">
            <text:p>#N/A</text:p>
          </table:table-cell>
          <table:table-cell table:style-name="ce37" table:formula="of:=VLOOKUP([.J5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A</text:p>
          </table:table-cell>
          <table:table-cell table:style-name="ce35" office:value-type="string">
            <text:p>1</text:p>
          </table:table-cell>
          <table:table-cell table:style-name="ce35" office:value-type="string">
            <text:p>3</text:p>
          </table:table-cell>
          <table:table-cell table:style-name="ce28" table:formula="of:=LEFT([.$C53];1)" office:value-type="string" office:string-value="A">
            <text:p>A</text:p>
          </table:table-cell>
          <table:table-cell table:style-name="ce37" table:formula="of:=MID([.$C53];2;1)">
            <text:p/>
          </table:table-cell>
          <table:table-cell table:style-name="ce37" table:formula="of:=MID([.$C53];3;1)">
            <text:p/>
          </table:table-cell>
          <table:table-cell table:style-name="ce37" table:formula="of:=IF(LEN([.$C53])&gt;3;MID([.$C53];4;1);-1)" office:value-type="float" office:value="-1">
            <text:p>-1</text:p>
          </table:table-cell>
          <table:table-cell table:style-name="ce37" table:formula="of:=IF(LEN([.$C53])&gt;3;MID([.$C53];5;1);-1)" office:value-type="float" office:value="-1">
            <text:p>-1</text:p>
          </table:table-cell>
          <table:table-cell table:style-name="ce37" table:formula="of:=VLOOKUP([.F53];['1'.$A$2:.$B$11];2)" office:value-type="string" office:string-value="ゆず">
            <text:p>ゆず</text:p>
          </table:table-cell>
          <table:table-cell table:style-name="ce37" table:formula="of:=VLOOKUP([.G53];['1'.$A$2:.$B$11];2)" office:value-type="float" office:value="0">
            <text:p>#N/A</text:p>
          </table:table-cell>
          <table:table-cell table:style-name="ce37" table:formula="of:=VLOOKUP([.H53];['1'.$A$2:.$B$11];2)" office:value-type="float" office:value="0">
            <text:p>#N/A</text:p>
          </table:table-cell>
          <table:table-cell table:style-name="ce37" table:formula="of:=VLOOKUP([.I53];['1'.$A$2:.$B$15];2)" office:value-type="float" office:value="0">
            <text:p>#N/A</text:p>
          </table:table-cell>
          <table:table-cell table:style-name="ce37" table:formula="of:=VLOOKUP([.J5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2" office:value-type="string">
            <text:p>K</text:p>
          </table:table-cell>
          <table:table-cell table:style-name="ce35" office:value-type="string">
            <text:p>4</text:p>
          </table:table-cell>
          <table:table-cell table:style-name="ce35" office:value-type="string">
            <text:p>1</text:p>
          </table:table-cell>
          <table:table-cell table:style-name="ce28" table:formula="of:=LEFT([.$C54];1)" office:value-type="string" office:string-value="K">
            <text:p>K</text:p>
          </table:table-cell>
          <table:table-cell table:style-name="ce37" table:formula="of:=MID([.$C54];2;1)">
            <text:p/>
          </table:table-cell>
          <table:table-cell table:style-name="ce37" table:formula="of:=MID([.$C54];3;1)">
            <text:p/>
          </table:table-cell>
          <table:table-cell table:style-name="ce37" table:formula="of:=IF(LEN([.$C54])&gt;3;MID([.$C54];4;1);-1)" office:value-type="float" office:value="-1">
            <text:p>-1</text:p>
          </table:table-cell>
          <table:table-cell table:style-name="ce37" table:formula="of:=IF(LEN([.$C54])&gt;3;MID([.$C54];5;1);-1)" office:value-type="float" office:value="-1">
            <text:p>-1</text:p>
          </table:table-cell>
          <table:table-cell table:style-name="ce37" table:formula="of:=VLOOKUP([.F54];['1'.$A$2:.$B$14];2)" office:value-type="string" office:string-value="スペアミント">
            <text:p>スペアミント</text:p>
          </table:table-cell>
          <table:table-cell table:style-name="ce37" table:formula="of:=VLOOKUP([.G54];['1'.$A$2:.$B$14];2)" office:value-type="float" office:value="0">
            <text:p>#N/A</text:p>
          </table:table-cell>
          <table:table-cell table:style-name="ce37" table:formula="of:=VLOOKUP([.H54];['1'.$A$2:.$B$14];2)" office:value-type="float" office:value="0">
            <text:p>#N/A</text:p>
          </table:table-cell>
          <table:table-cell table:style-name="ce37" table:formula="of:=VLOOKUP([.I54];['1'.$A$2:.$B$15];2)" office:value-type="float" office:value="0">
            <text:p>#N/A</text:p>
          </table:table-cell>
          <table:table-cell table:style-name="ce37" table:formula="of:=VLOOKUP([.J5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2" office:value-type="string">
            <text:p>AK</text:p>
          </table:table-cell>
          <table:table-cell table:style-name="ce35" office:value-type="string">
            <text:p>3:2</text:p>
          </table:table-cell>
          <table:table-cell table:style-name="ce35" office:value-type="string">
            <text:p>4:1</text:p>
          </table:table-cell>
          <table:table-cell table:style-name="ce28" table:formula="of:=LEFT([.$C55];1)" office:value-type="string" office:string-value="A">
            <text:p>A</text:p>
          </table:table-cell>
          <table:table-cell table:style-name="ce37" table:formula="of:=MID([.$C55];2;1)" office:value-type="string" office:string-value="K">
            <text:p>K</text:p>
          </table:table-cell>
          <table:table-cell table:style-name="ce37" table:formula="of:=MID([.$C55];3;1)">
            <text:p/>
          </table:table-cell>
          <table:table-cell table:style-name="ce37" table:formula="of:=IF(LEN([.$C55])&gt;3;MID([.$C55];4;1);-1)" office:value-type="float" office:value="-1">
            <text:p>-1</text:p>
          </table:table-cell>
          <table:table-cell table:style-name="ce37" table:formula="of:=IF(LEN([.$C55])&gt;3;MID([.$C55];5;1);-1)" office:value-type="float" office:value="-1">
            <text:p>-1</text:p>
          </table:table-cell>
          <table:table-cell table:style-name="ce37" table:formula="of:=VLOOKUP([.F55];['1'.$A$2:.$B$14];2)" office:value-type="string" office:string-value="ゆず">
            <text:p>ゆず</text:p>
          </table:table-cell>
          <table:table-cell table:style-name="ce37" table:formula="of:=VLOOKUP([.G55];['1'.$A$2:.$B$14];2)" office:value-type="string" office:string-value="スペアミント">
            <text:p>スペアミント</text:p>
          </table:table-cell>
          <table:table-cell table:style-name="ce37" table:formula="of:=VLOOKUP([.H55];['1'.$A$2:.$B$14];2)" office:value-type="float" office:value="0">
            <text:p>#N/A</text:p>
          </table:table-cell>
          <table:table-cell table:style-name="ce37" table:formula="of:=VLOOKUP([.I55];['1'.$A$2:.$B$15];2)" office:value-type="float" office:value="0">
            <text:p>#N/A</text:p>
          </table:table-cell>
          <table:table-cell table:style-name="ce37" table:formula="of:=VLOOKUP([.J55];['1'.$A$2:.$B$15];2)" office:value-type="float" office:value="0">
            <text:p>#N/A</text:p>
          </table:table-cell>
          <table:table-cell table:style-name="ce38" office:value-type="string">
            <text:p>맛 : 유자. 가벼운 맛. 희미하게, 민트의 잎 냄새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CK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1:1</text:p>
          </table:table-cell>
          <table:table-cell table:style-name="ce28" table:formula="of:=LEFT([.$C56];1)" office:value-type="string" office:string-value="C">
            <text:p>C</text:p>
          </table:table-cell>
          <table:table-cell table:style-name="ce37" table:formula="of:=MID([.$C56];2;1)" office:value-type="string" office:string-value="K">
            <text:p>K</text:p>
          </table:table-cell>
          <table:table-cell table:style-name="ce37" table:formula="of:=MID([.$C56];3;1)">
            <text:p/>
          </table:table-cell>
          <table:table-cell table:style-name="ce37" table:formula="of:=IF(LEN([.$C56])&gt;3;MID([.$C56];4;1);-1)" office:value-type="float" office:value="-1">
            <text:p>-1</text:p>
          </table:table-cell>
          <table:table-cell table:style-name="ce37" table:formula="of:=IF(LEN([.$C56])&gt;3;MID([.$C56];5;1);-1)" office:value-type="float" office:value="-1">
            <text:p>-1</text:p>
          </table:table-cell>
          <table:table-cell table:style-name="ce37" table:formula="of:=VLOOKUP([.F56];['1'.$A$2:.$B$14];2)" office:value-type="string" office:string-value="オオバ">
            <text:p>オオバ</text:p>
          </table:table-cell>
          <table:table-cell table:style-name="ce37" table:formula="of:=VLOOKUP([.G56];['1'.$A$2:.$B$14];2)" office:value-type="string" office:string-value="スペアミント">
            <text:p>スペアミント</text:p>
          </table:table-cell>
          <table:table-cell table:style-name="ce37" table:formula="of:=VLOOKUP([.H56];['1'.$A$2:.$B$14];2)" office:value-type="float" office:value="0">
            <text:p>#N/A</text:p>
          </table:table-cell>
          <table:table-cell table:style-name="ce37" table:formula="of:=VLOOKUP([.I56];['1'.$A$2:.$B$15];2)" office:value-type="float" office:value="0">
            <text:p>#N/A</text:p>
          </table:table-cell>
          <table:table-cell table:style-name="ce37" table:formula="of:=VLOOKUP([.J56];['1'.$A$2:.$B$15];2)" office:value-type="float" office:value="0">
            <text:p>#N/A</text:p>
          </table:table-cell>
          <table:table-cell table:style-name="ce38" office:value-type="string">
            <text:p>맛 : 전혀, 소옆. 소옆 단독보다는,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HK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1:1</text:p>
          </table:table-cell>
          <table:table-cell table:style-name="ce28" table:formula="of:=LEFT([.$C57];1)" office:value-type="string" office:string-value="H">
            <text:p>H</text:p>
          </table:table-cell>
          <table:table-cell table:style-name="ce37" table:formula="of:=MID([.$C57];2;1)" office:value-type="string" office:string-value="K">
            <text:p>K</text:p>
          </table:table-cell>
          <table:table-cell table:style-name="ce37" table:formula="of:=MID([.$C57];3;1)">
            <text:p/>
          </table:table-cell>
          <table:table-cell table:style-name="ce37" table:formula="of:=IF(LEN([.$C57])&gt;3;MID([.$C57];4;1);-1)" office:value-type="float" office:value="-1">
            <text:p>-1</text:p>
          </table:table-cell>
          <table:table-cell table:style-name="ce37" table:formula="of:=IF(LEN([.$C57])&gt;3;MID([.$C57];5;1);-1)" office:value-type="float" office:value="-1">
            <text:p>-1</text:p>
          </table:table-cell>
          <table:table-cell table:style-name="ce37" table:formula="of:=VLOOKUP([.F57];['1'.$A$2:.$B$14];2)" office:value-type="string" office:string-value="ペパーミント">
            <text:p>ペパーミント</text:p>
          </table:table-cell>
          <table:table-cell table:style-name="ce37" table:formula="of:=VLOOKUP([.G57];['1'.$A$2:.$B$14];2)" office:value-type="string" office:string-value="スペアミント">
            <text:p>スペアミント</text:p>
          </table:table-cell>
          <table:table-cell table:style-name="ce37" table:formula="of:=VLOOKUP([.H57];['1'.$A$2:.$B$14];2)" office:value-type="float" office:value="0">
            <text:p>#N/A</text:p>
          </table:table-cell>
          <table:table-cell table:style-name="ce37" table:formula="of:=VLOOKUP([.I57];['1'.$A$2:.$B$15];2)" office:value-type="float" office:value="0">
            <text:p>#N/A</text:p>
          </table:table-cell>
          <table:table-cell table:style-name="ce37" table:formula="of:=VLOOKUP([.J57];['1'.$A$2:.$B$15];2)" office:value-type="float" office:value="0">
            <text:p>#N/A</text:p>
          </table:table-cell>
          <table:table-cell table:style-name="ce38" office:value-type="string">
            <text:p>맛 : 스피어민트. 단, 매운 맛은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5"/>
          <table:table-cell table:style-name="ce35" office:value-type="string">
            <text:p>4</text:p>
          </table:table-cell>
          <table:table-cell table:style-name="ce28" table:formula="of:=LEFT([.$C58];1)" office:value-type="string" office:string-value="с">
            <text:p>с</text:p>
          </table:table-cell>
          <table:table-cell table:style-name="ce37" table:formula="of:=MID([.$C58];2;1)" office:value-type="string" office:string-value="м">
            <text:p>м</text:p>
          </table:table-cell>
          <table:table-cell table:style-name="ce37" table:formula="of:=MID([.$C58];3;1)" office:value-type="string" office:string-value="е">
            <text:p>е</text:p>
          </table:table-cell>
          <table:table-cell table:style-name="ce37" table:formula="of:=IF(LEN([.$C58])&gt;3;MID([.$C58];4;1);-1)" office:value-type="string" office:string-value="с">
            <text:p>с</text:p>
          </table:table-cell>
          <table:table-cell table:style-name="ce37" table:formula="of:=IF(LEN([.$C58])&gt;3;MID([.$C58];5;1);-1)" office:value-type="string" office:string-value="ь">
            <text:p>ь</text:p>
          </table:table-cell>
          <table:table-cell table:style-name="ce37" table:formula="of:=VLOOKUP([.F58];['1'.$A$2:.$B$14];2)" office:value-type="string" office:string-value="お湯">
            <text:p>お湯</text:p>
          </table:table-cell>
          <table:table-cell table:style-name="ce37" table:formula="of:=VLOOKUP([.G58];['1'.$A$2:.$B$14];2)" office:value-type="string" office:string-value="お湯">
            <text:p>お湯</text:p>
          </table:table-cell>
          <table:table-cell table:style-name="ce37" table:formula="of:=VLOOKUP([.H58];['1'.$A$2:.$B$14];2)" office:value-type="string" office:string-value="お湯">
            <text:p>お湯</text:p>
          </table:table-cell>
          <table:table-cell table:style-name="ce37" table:formula="of:=VLOOKUP([.I58];['1'.$A$2:.$B$15];2)" office:value-type="string" office:string-value="紅茶">
            <text:p>紅茶</text:p>
          </table:table-cell>
          <table:table-cell table:style-name="ce37" table:formula="of:=VLOOKUP([.J58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5"/>
          <table:table-cell table:style-name="ce35" office:value-type="string">
            <text:p>4</text:p>
          </table:table-cell>
          <table:table-cell table:style-name="ce28" table:formula="of:=LEFT([.$C59];1)" office:value-type="string" office:string-value="с">
            <text:p>с</text:p>
          </table:table-cell>
          <table:table-cell table:style-name="ce37" table:formula="of:=MID([.$C59];2;1)" office:value-type="string" office:string-value="м">
            <text:p>м</text:p>
          </table:table-cell>
          <table:table-cell table:style-name="ce37" table:formula="of:=MID([.$C59];3;1)" office:value-type="string" office:string-value="е">
            <text:p>е</text:p>
          </table:table-cell>
          <table:table-cell table:style-name="ce37" table:formula="of:=IF(LEN([.$C59])&gt;3;MID([.$C59];4;1);-1)" office:value-type="string" office:string-value="с">
            <text:p>с</text:p>
          </table:table-cell>
          <table:table-cell table:style-name="ce37" table:formula="of:=IF(LEN([.$C59])&gt;3;MID([.$C59];5;1);-1)" office:value-type="string" office:string-value="ь">
            <text:p>ь</text:p>
          </table:table-cell>
          <table:table-cell table:style-name="ce37" table:formula="of:=VLOOKUP([.F59];['1'.$A$2:.$B$14];2)" office:value-type="string" office:string-value="お湯">
            <text:p>お湯</text:p>
          </table:table-cell>
          <table:table-cell table:style-name="ce37" table:formula="of:=VLOOKUP([.G59];['1'.$A$2:.$B$14];2)" office:value-type="string" office:string-value="お湯">
            <text:p>お湯</text:p>
          </table:table-cell>
          <table:table-cell table:style-name="ce37" table:formula="of:=VLOOKUP([.H59];['1'.$A$2:.$B$14];2)" office:value-type="string" office:string-value="お湯">
            <text:p>お湯</text:p>
          </table:table-cell>
          <table:table-cell table:style-name="ce37" table:formula="of:=VLOOKUP([.I59];['1'.$A$2:.$B$15];2)" office:value-type="string" office:string-value="紅茶">
            <text:p>紅茶</text:p>
          </table:table-cell>
          <table:table-cell table:style-name="ce37" table:formula="of:=VLOOKUP([.J59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2" office:value-type="string">
            <text:p>смесь-3</text:p>
          </table:table-cell>
          <table:table-cell table:style-name="ce35"/>
          <table:table-cell table:style-name="ce35" office:value-type="string">
            <text:p>3</text:p>
          </table:table-cell>
          <table:table-cell table:style-name="ce28" table:formula="of:=LEFT([.$C60];1)" office:value-type="string" office:string-value="с">
            <text:p>с</text:p>
          </table:table-cell>
          <table:table-cell table:style-name="ce37" table:formula="of:=MID([.$C60];2;1)" office:value-type="string" office:string-value="м">
            <text:p>м</text:p>
          </table:table-cell>
          <table:table-cell table:style-name="ce37" table:formula="of:=MID([.$C60];3;1)" office:value-type="string" office:string-value="е">
            <text:p>е</text:p>
          </table:table-cell>
          <table:table-cell table:style-name="ce37" table:formula="of:=IF(LEN([.$C60])&gt;3;MID([.$C60];4;1);-1)" office:value-type="string" office:string-value="с">
            <text:p>с</text:p>
          </table:table-cell>
          <table:table-cell table:style-name="ce37" table:formula="of:=IF(LEN([.$C60])&gt;3;MID([.$C60];5;1);-1)" office:value-type="string" office:string-value="ь">
            <text:p>ь</text:p>
          </table:table-cell>
          <table:table-cell table:style-name="ce37" table:formula="of:=VLOOKUP([.F60];['1'.$A$2:.$B$14];2)" office:value-type="string" office:string-value="お湯">
            <text:p>お湯</text:p>
          </table:table-cell>
          <table:table-cell table:style-name="ce37" table:formula="of:=VLOOKUP([.G60];['1'.$A$2:.$B$14];2)" office:value-type="string" office:string-value="お湯">
            <text:p>お湯</text:p>
          </table:table-cell>
          <table:table-cell table:style-name="ce37" table:formula="of:=VLOOKUP([.H60];['1'.$A$2:.$B$14];2)" office:value-type="string" office:string-value="お湯">
            <text:p>お湯</text:p>
          </table:table-cell>
          <table:table-cell table:style-name="ce37" table:formula="of:=VLOOKUP([.I60];['1'.$A$2:.$B$15];2)" office:value-type="string" office:string-value="紅茶">
            <text:p>紅茶</text:p>
          </table:table-cell>
          <table:table-cell table:style-name="ce37" table:formula="of:=VLOOKUP([.J60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2" office:value-type="string">
            <text:p>AC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4:1</text:p>
          </table:table-cell>
          <table:table-cell table:style-name="ce28" table:formula="of:=LEFT([.$C61];1)" office:value-type="string" office:string-value="A">
            <text:p>A</text:p>
          </table:table-cell>
          <table:table-cell table:style-name="ce37" table:formula="of:=MID([.$C61];2;1)" office:value-type="string" office:string-value="C">
            <text:p>C</text:p>
          </table:table-cell>
          <table:table-cell table:style-name="ce37" table:formula="of:=MID([.$C61];3;1)">
            <text:p/>
          </table:table-cell>
          <table:table-cell table:style-name="ce37" table:formula="of:=IF(LEN([.$C61])&gt;3;MID([.$C61];4;1);-1)" office:value-type="float" office:value="-1">
            <text:p>-1</text:p>
          </table:table-cell>
          <table:table-cell table:style-name="ce37" table:formula="of:=IF(LEN([.$C61])&gt;3;MID([.$C61];5;1);-1)" office:value-type="float" office:value="-1">
            <text:p>-1</text:p>
          </table:table-cell>
          <table:table-cell table:style-name="ce37" table:formula="of:=VLOOKUP([.F61];['1'.$A$2:.$B$14];2)" office:value-type="string" office:string-value="ゆず">
            <text:p>ゆず</text:p>
          </table:table-cell>
          <table:table-cell table:style-name="ce37" table:formula="of:=VLOOKUP([.G61];['1'.$A$2:.$B$14];2)" office:value-type="string" office:string-value="オオバ">
            <text:p>オオバ</text:p>
          </table:table-cell>
          <table:table-cell table:style-name="ce37" table:formula="of:=VLOOKUP([.H61];['1'.$A$2:.$B$14];2)" office:value-type="float" office:value="0">
            <text:p>#N/A</text:p>
          </table:table-cell>
          <table:table-cell table:style-name="ce37" table:formula="of:=VLOOKUP([.I61];['1'.$A$2:.$B$15];2)" office:value-type="float" office:value="0">
            <text:p>#N/A</text:p>
          </table:table-cell>
          <table:table-cell table:style-name="ce37" table:formula="of:=VLOOKUP([.J61];['1'.$A$2:.$B$15];2)" office:value-type="float" office:value="0">
            <text:p>#N/A</text:p>
          </table:table-cell>
          <table:table-cell table:style-name="ce38" office:value-type="string">
            <text:p>맛 : 유자. 잎 냄시, 약간 있을까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2" office:value-type="string">
            <text:p>CI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1:1</text:p>
          </table:table-cell>
          <table:table-cell table:style-name="ce28" table:formula="of:=LEFT([.$C62];1)" office:value-type="string" office:string-value="C">
            <text:p>C</text:p>
          </table:table-cell>
          <table:table-cell table:style-name="ce37" table:formula="of:=MID([.$C62];2;1)" office:value-type="string" office:string-value="I">
            <text:p>I</text:p>
          </table:table-cell>
          <table:table-cell table:style-name="ce37" table:formula="of:=MID([.$C62];3;1)">
            <text:p/>
          </table:table-cell>
          <table:table-cell table:style-name="ce37" table:formula="of:=IF(LEN([.$C62])&gt;3;MID([.$C62];4;1);-1)" office:value-type="float" office:value="-1">
            <text:p>-1</text:p>
          </table:table-cell>
          <table:table-cell table:style-name="ce37" table:formula="of:=IF(LEN([.$C62])&gt;3;MID([.$C62];5;1);-1)" office:value-type="float" office:value="-1">
            <text:p>-1</text:p>
          </table:table-cell>
          <table:table-cell table:style-name="ce37" table:formula="of:=VLOOKUP([.F62];['1'.$A$2:.$B$14];2)" office:value-type="string" office:string-value="オオバ">
            <text:p>オオバ</text:p>
          </table:table-cell>
          <table:table-cell table:style-name="ce37" table:formula="of:=VLOOKUP([.G62];['1'.$A$2:.$B$14];2)" office:value-type="string" office:string-value="ローズマリー">
            <text:p>ローズマリー</text:p>
          </table:table-cell>
          <table:table-cell table:style-name="ce37" table:formula="of:=VLOOKUP([.H62];['1'.$A$2:.$B$14];2)" office:value-type="float" office:value="0">
            <text:p>#N/A</text:p>
          </table:table-cell>
          <table:table-cell table:style-name="ce37" table:formula="of:=VLOOKUP([.I62];['1'.$A$2:.$B$15];2)" office:value-type="float" office:value="0">
            <text:p>#N/A</text:p>
          </table:table-cell>
          <table:table-cell table:style-name="ce37" table:formula="of:=VLOOKUP([.J62];['1'.$A$2:.$B$15];2)" office:value-type="float" office:value="0">
            <text:p>#N/A</text:p>
          </table:table-cell>
          <table:table-cell table:style-name="ce38" office:value-type="string">
            <text:p>맛 : 로즈마리. 로즈마리 단독 경우의 찌르르한 혀의 감각은 없어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2" office:value-type="string">
            <text:p>CK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1:1</text:p>
          </table:table-cell>
          <table:table-cell table:style-name="ce28" table:formula="of:=LEFT([.$C63];1)" office:value-type="string" office:string-value="C">
            <text:p>C</text:p>
          </table:table-cell>
          <table:table-cell table:style-name="ce37" table:formula="of:=MID([.$C63];2;1)" office:value-type="string" office:string-value="K">
            <text:p>K</text:p>
          </table:table-cell>
          <table:table-cell table:style-name="ce37" table:formula="of:=MID([.$C63];3;1)">
            <text:p/>
          </table:table-cell>
          <table:table-cell table:style-name="ce37" table:formula="of:=IF(LEN([.$C63])&gt;3;MID([.$C63];4;1);-1)" office:value-type="float" office:value="-1">
            <text:p>-1</text:p>
          </table:table-cell>
          <table:table-cell table:style-name="ce37" table:formula="of:=IF(LEN([.$C63])&gt;3;MID([.$C63];5;1);-1)" office:value-type="float" office:value="-1">
            <text:p>-1</text:p>
          </table:table-cell>
          <table:table-cell table:style-name="ce37" table:formula="of:=VLOOKUP([.F63];['1'.$A$2:.$B$14];2)" office:value-type="string" office:string-value="オオバ">
            <text:p>オオバ</text:p>
          </table:table-cell>
          <table:table-cell table:style-name="ce37" table:formula="of:=VLOOKUP([.G63];['1'.$A$2:.$B$14];2)" office:value-type="string" office:string-value="スペアミント">
            <text:p>スペアミント</text:p>
          </table:table-cell>
          <table:table-cell table:style-name="ce37" table:formula="of:=VLOOKUP([.H63];['1'.$A$2:.$B$14];2)" office:value-type="float" office:value="0">
            <text:p>#N/A</text:p>
          </table:table-cell>
          <table:table-cell table:style-name="ce37" table:formula="of:=VLOOKUP([.I63];['1'.$A$2:.$B$15];2)" office:value-type="float" office:value="0">
            <text:p>#N/A</text:p>
          </table:table-cell>
          <table:table-cell table:style-name="ce37" table:formula="of:=VLOOKUP([.J63];['1'.$A$2:.$B$15];2)" office:value-type="float" office:value="0">
            <text:p>#N/A</text:p>
          </table:table-cell>
          <table:table-cell table:style-name="ce38" office:value-type="string">
            <text:p>맛 : 일종, 흐린 맛. 기본은 소옆. 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2" office:value-type="string">
            <text:p>H</text:p>
          </table:table-cell>
          <table:table-cell table:style-name="ce35" office:value-type="string">
            <text:p>1,1</text:p>
          </table:table-cell>
          <table:table-cell table:style-name="ce35" office:value-type="string">
            <text:p>2</text:p>
          </table:table-cell>
          <table:table-cell table:style-name="ce28" table:formula="of:=LEFT([.$C64];1)" office:value-type="string" office:string-value="H">
            <text:p>H</text:p>
          </table:table-cell>
          <table:table-cell table:style-name="ce37" table:formula="of:=MID([.$C64];2;1)">
            <text:p/>
          </table:table-cell>
          <table:table-cell table:style-name="ce37" table:formula="of:=MID([.$C64];3;1)">
            <text:p/>
          </table:table-cell>
          <table:table-cell table:style-name="ce37" table:formula="of:=IF(LEN([.$C64])&gt;3;MID([.$C64];4;1);-1)" office:value-type="float" office:value="-1">
            <text:p>-1</text:p>
          </table:table-cell>
          <table:table-cell table:style-name="ce37" table:formula="of:=IF(LEN([.$C64])&gt;3;MID([.$C64];5;1);-1)" office:value-type="float" office:value="-1">
            <text:p>-1</text:p>
          </table:table-cell>
          <table:table-cell table:style-name="ce37" table:formula="of:=VLOOKUP([.F64];['1'.$A$2:.$B$14];2)" office:value-type="string" office:string-value="ペパーミント">
            <text:p>ペパーミント</text:p>
          </table:table-cell>
          <table:table-cell table:style-name="ce37" table:formula="of:=VLOOKUP([.G64];['1'.$A$2:.$B$14];2)" office:value-type="float" office:value="0">
            <text:p>#N/A</text:p>
          </table:table-cell>
          <table:table-cell table:style-name="ce37" table:formula="of:=VLOOKUP([.H64];['1'.$A$2:.$B$14];2)" office:value-type="float" office:value="0">
            <text:p>#N/A</text:p>
          </table:table-cell>
          <table:table-cell table:style-name="ce37" table:formula="of:=VLOOKUP([.I64];['1'.$A$2:.$B$15];2)" office:value-type="float" office:value="0">
            <text:p>#N/A</text:p>
          </table:table-cell>
          <table:table-cell table:style-name="ce37" table:formula="of:=VLOOKUP([.J6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5"/>
          <table:table-cell table:style-name="ce35" office:value-type="string">
            <text:p>4</text:p>
          </table:table-cell>
          <table:table-cell table:style-name="ce28" table:formula="of:=LEFT([.$C65];1)" office:value-type="string" office:string-value="с">
            <text:p>с</text:p>
          </table:table-cell>
          <table:table-cell table:style-name="ce37" table:formula="of:=MID([.$C65];2;1)" office:value-type="string" office:string-value="м">
            <text:p>м</text:p>
          </table:table-cell>
          <table:table-cell table:style-name="ce37" table:formula="of:=MID([.$C65];3;1)" office:value-type="string" office:string-value="е">
            <text:p>е</text:p>
          </table:table-cell>
          <table:table-cell table:style-name="ce37" table:formula="of:=IF(LEN([.$C65])&gt;3;MID([.$C65];4;1);-1)" office:value-type="string" office:string-value="с">
            <text:p>с</text:p>
          </table:table-cell>
          <table:table-cell table:style-name="ce37" table:formula="of:=IF(LEN([.$C65])&gt;3;MID([.$C65];5;1);-1)" office:value-type="string" office:string-value="ь">
            <text:p>ь</text:p>
          </table:table-cell>
          <table:table-cell table:style-name="ce37" table:formula="of:=VLOOKUP([.F65];['1'.$A$2:.$B$14];2)" office:value-type="string" office:string-value="お湯">
            <text:p>お湯</text:p>
          </table:table-cell>
          <table:table-cell table:style-name="ce37" table:formula="of:=VLOOKUP([.G65];['1'.$A$2:.$B$14];2)" office:value-type="string" office:string-value="お湯">
            <text:p>お湯</text:p>
          </table:table-cell>
          <table:table-cell table:style-name="ce37" table:formula="of:=VLOOKUP([.H65];['1'.$A$2:.$B$14];2)" office:value-type="string" office:string-value="お湯">
            <text:p>お湯</text:p>
          </table:table-cell>
          <table:table-cell table:style-name="ce37" table:formula="of:=VLOOKUP([.I65];['1'.$A$2:.$B$15];2)" office:value-type="string" office:string-value="紅茶">
            <text:p>紅茶</text:p>
          </table:table-cell>
          <table:table-cell table:style-name="ce37" table:formula="of:=VLOOKUP([.J65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5"/>
          <table:table-cell table:style-name="ce35" office:value-type="string">
            <text:p>4</text:p>
          </table:table-cell>
          <table:table-cell table:style-name="ce28" table:formula="of:=LEFT([.$C66];1)" office:value-type="string" office:string-value="с">
            <text:p>с</text:p>
          </table:table-cell>
          <table:table-cell table:style-name="ce37" table:formula="of:=MID([.$C66];2;1)" office:value-type="string" office:string-value="м">
            <text:p>м</text:p>
          </table:table-cell>
          <table:table-cell table:style-name="ce37" table:formula="of:=MID([.$C66];3;1)" office:value-type="string" office:string-value="е">
            <text:p>е</text:p>
          </table:table-cell>
          <table:table-cell table:style-name="ce37" table:formula="of:=IF(LEN([.$C66])&gt;3;MID([.$C66];4;1);-1)" office:value-type="string" office:string-value="с">
            <text:p>с</text:p>
          </table:table-cell>
          <table:table-cell table:style-name="ce37" table:formula="of:=IF(LEN([.$C66])&gt;3;MID([.$C66];5;1);-1)" office:value-type="string" office:string-value="ь">
            <text:p>ь</text:p>
          </table:table-cell>
          <table:table-cell table:style-name="ce37" table:formula="of:=VLOOKUP([.F66];['1'.$A$2:.$B$14];2)" office:value-type="string" office:string-value="お湯">
            <text:p>お湯</text:p>
          </table:table-cell>
          <table:table-cell table:style-name="ce37" table:formula="of:=VLOOKUP([.G66];['1'.$A$2:.$B$14];2)" office:value-type="string" office:string-value="お湯">
            <text:p>お湯</text:p>
          </table:table-cell>
          <table:table-cell table:style-name="ce37" table:formula="of:=VLOOKUP([.H66];['1'.$A$2:.$B$14];2)" office:value-type="string" office:string-value="お湯">
            <text:p>お湯</text:p>
          </table:table-cell>
          <table:table-cell table:style-name="ce37" table:formula="of:=VLOOKUP([.I66];['1'.$A$2:.$B$15];2)" office:value-type="string" office:string-value="紅茶">
            <text:p>紅茶</text:p>
          </table:table-cell>
          <table:table-cell table:style-name="ce37" table:formula="of:=VLOOKUP([.J66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5"/>
          <table:table-cell table:style-name="ce35" office:value-type="string">
            <text:p>3</text:p>
          </table:table-cell>
          <table:table-cell table:style-name="ce28" table:formula="of:=LEFT([.$C67];1)" office:value-type="string" office:string-value="с">
            <text:p>с</text:p>
          </table:table-cell>
          <table:table-cell table:style-name="ce37" table:formula="of:=MID([.$C67];2;1)" office:value-type="string" office:string-value="м">
            <text:p>м</text:p>
          </table:table-cell>
          <table:table-cell table:style-name="ce37" table:formula="of:=MID([.$C67];3;1)" office:value-type="string" office:string-value="е">
            <text:p>е</text:p>
          </table:table-cell>
          <table:table-cell table:style-name="ce37" table:formula="of:=IF(LEN([.$C67])&gt;3;MID([.$C67];4;1);-1)" office:value-type="string" office:string-value="с">
            <text:p>с</text:p>
          </table:table-cell>
          <table:table-cell table:style-name="ce37" table:formula="of:=IF(LEN([.$C67])&gt;3;MID([.$C67];5;1);-1)" office:value-type="string" office:string-value="ь">
            <text:p>ь</text:p>
          </table:table-cell>
          <table:table-cell table:style-name="ce37" table:formula="of:=VLOOKUP([.F67];['1'.$A$2:.$B$14];2)" office:value-type="string" office:string-value="お湯">
            <text:p>お湯</text:p>
          </table:table-cell>
          <table:table-cell table:style-name="ce37" table:formula="of:=VLOOKUP([.G67];['1'.$A$2:.$B$14];2)" office:value-type="string" office:string-value="お湯">
            <text:p>お湯</text:p>
          </table:table-cell>
          <table:table-cell table:style-name="ce37" table:formula="of:=VLOOKUP([.H67];['1'.$A$2:.$B$14];2)" office:value-type="string" office:string-value="お湯">
            <text:p>お湯</text:p>
          </table:table-cell>
          <table:table-cell table:style-name="ce37" table:formula="of:=VLOOKUP([.I67];['1'.$A$2:.$B$15];2)" office:value-type="string" office:string-value="紅茶">
            <text:p>紅茶</text:p>
          </table:table-cell>
          <table:table-cell table:style-name="ce37" table:formula="of:=VLOOKUP([.J67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2" office:value-type="string">
            <text:p>AC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4:1</text:p>
          </table:table-cell>
          <table:table-cell table:style-name="ce28" table:formula="of:=LEFT([.$C68];1)" office:value-type="string" office:string-value="A">
            <text:p>A</text:p>
          </table:table-cell>
          <table:table-cell table:style-name="ce37" table:formula="of:=MID([.$C68];2;1)" office:value-type="string" office:string-value="C">
            <text:p>C</text:p>
          </table:table-cell>
          <table:table-cell table:style-name="ce37" table:formula="of:=MID([.$C68];3;1)">
            <text:p/>
          </table:table-cell>
          <table:table-cell table:style-name="ce37" table:formula="of:=IF(LEN([.$C68])&gt;3;MID([.$C68];4;1);-1)" office:value-type="float" office:value="-1">
            <text:p>-1</text:p>
          </table:table-cell>
          <table:table-cell table:style-name="ce37" table:formula="of:=IF(LEN([.$C68])&gt;3;MID([.$C68];5;1);-1)" office:value-type="float" office:value="-1">
            <text:p>-1</text:p>
          </table:table-cell>
          <table:table-cell table:style-name="ce37" table:formula="of:=VLOOKUP([.F68];['1'.$A$2:.$B$14];2)" office:value-type="string" office:string-value="ゆず">
            <text:p>ゆず</text:p>
          </table:table-cell>
          <table:table-cell table:style-name="ce37" table:formula="of:=VLOOKUP([.G68];['1'.$A$2:.$B$14];2)" office:value-type="string" office:string-value="オオバ">
            <text:p>オオバ</text:p>
          </table:table-cell>
          <table:table-cell table:style-name="ce37" table:formula="of:=VLOOKUP([.H68];['1'.$A$2:.$B$14];2)" office:value-type="float" office:value="0">
            <text:p>#N/A</text:p>
          </table:table-cell>
          <table:table-cell table:style-name="ce37" table:formula="of:=VLOOKUP([.I68];['1'.$A$2:.$B$15];2)" office:value-type="float" office:value="0">
            <text:p>#N/A</text:p>
          </table:table-cell>
          <table:table-cell table:style-name="ce37" table:formula="of:=VLOOKUP([.J68];['1'.$A$2:.$B$15];2)" office:value-type="float" office:value="0">
            <text:p>#N/A</text:p>
          </table:table-cell>
          <table:table-cell table:style-name="ce38" office:value-type="string">
            <text:p>맛 : 번호 60와 같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2" office:value-type="string">
            <text:p>CK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1:1</text:p>
          </table:table-cell>
          <table:table-cell table:style-name="ce28" table:formula="of:=LEFT([.$C69];1)" office:value-type="string" office:string-value="C">
            <text:p>C</text:p>
          </table:table-cell>
          <table:table-cell table:style-name="ce37" table:formula="of:=MID([.$C69];2;1)" office:value-type="string" office:string-value="K">
            <text:p>K</text:p>
          </table:table-cell>
          <table:table-cell table:style-name="ce37" table:formula="of:=MID([.$C69];3;1)">
            <text:p/>
          </table:table-cell>
          <table:table-cell table:style-name="ce37" table:formula="of:=IF(LEN([.$C69])&gt;3;MID([.$C69];4;1);-1)" office:value-type="float" office:value="-1">
            <text:p>-1</text:p>
          </table:table-cell>
          <table:table-cell table:style-name="ce37" table:formula="of:=IF(LEN([.$C69])&gt;3;MID([.$C69];5;1);-1)" office:value-type="float" office:value="-1">
            <text:p>-1</text:p>
          </table:table-cell>
          <table:table-cell table:style-name="ce37" table:formula="of:=VLOOKUP([.F69];['1'.$A$2:.$B$14];2)" office:value-type="string" office:string-value="オオバ">
            <text:p>オオバ</text:p>
          </table:table-cell>
          <table:table-cell table:style-name="ce37" table:formula="of:=VLOOKUP([.G69];['1'.$A$2:.$B$14];2)" office:value-type="string" office:string-value="スペアミント">
            <text:p>スペアミント</text:p>
          </table:table-cell>
          <table:table-cell table:style-name="ce37" table:formula="of:=VLOOKUP([.H69];['1'.$A$2:.$B$14];2)" office:value-type="float" office:value="0">
            <text:p>#N/A</text:p>
          </table:table-cell>
          <table:table-cell table:style-name="ce37" table:formula="of:=VLOOKUP([.I69];['1'.$A$2:.$B$15];2)" office:value-type="float" office:value="0">
            <text:p>#N/A</text:p>
          </table:table-cell>
          <table:table-cell table:style-name="ce37" table:formula="of:=VLOOKUP([.J69];['1'.$A$2:.$B$15];2)" office:value-type="float" office:value="0">
            <text:p>#N/A</text:p>
          </table:table-cell>
          <table:table-cell table:style-name="ce38" office:value-type="string">
            <text:p>맛 : 번호 55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2" office:value-type="string">
            <text:p>L</text:p>
          </table:table-cell>
          <table:table-cell table:style-name="ce35" office:value-type="string">
            <text:p>4</text:p>
          </table:table-cell>
          <table:table-cell table:style-name="ce35"/>
          <table:table-cell table:style-name="ce28" table:formula="of:=LEFT([.$C70];1)" office:value-type="string" office:string-value="L">
            <text:p>L</text:p>
          </table:table-cell>
          <table:table-cell table:style-name="ce37" table:formula="of:=MID([.$C70];2;1)">
            <text:p/>
          </table:table-cell>
          <table:table-cell table:style-name="ce37" table:formula="of:=MID([.$C70];3;1)">
            <text:p/>
          </table:table-cell>
          <table:table-cell table:style-name="ce37" table:formula="of:=IF(LEN([.$C70])&gt;3;MID([.$C70];4;1);-1)" office:value-type="float" office:value="-1">
            <text:p>-1</text:p>
          </table:table-cell>
          <table:table-cell table:style-name="ce37" table:formula="of:=IF(LEN([.$C70])&gt;3;MID([.$C70];5;1);-1)" office:value-type="float" office:value="-1">
            <text:p>-1</text:p>
          </table:table-cell>
          <table:table-cell table:style-name="ce37" table:formula="of:=VLOOKUP([.F70];['1'.$A$2:.$B$14];2)" office:value-type="string" office:string-value="日本酒（米だけの）">
            <text:p>日本酒（米だけの）</text:p>
          </table:table-cell>
          <table:table-cell table:style-name="ce37" table:formula="of:=VLOOKUP([.G70];['1'.$A$2:.$B$14];2)" office:value-type="float" office:value="0">
            <text:p>#N/A</text:p>
          </table:table-cell>
          <table:table-cell table:style-name="ce37" table:formula="of:=VLOOKUP([.H70];['1'.$A$2:.$B$14];2)" office:value-type="float" office:value="0">
            <text:p>#N/A</text:p>
          </table:table-cell>
          <table:table-cell table:style-name="ce37" table:formula="of:=VLOOKUP([.I70];['1'.$A$2:.$B$15];2)" office:value-type="float" office:value="0">
            <text:p>#N/A</text:p>
          </table:table-cell>
          <table:table-cell table:style-name="ce37" table:formula="of:=VLOOKUP([.J7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2" office:value-type="string">
            <text:p>смесь-3</text:p>
          </table:table-cell>
          <table:table-cell table:style-name="ce35" office:value-type="string">
            <text:p>2</text:p>
          </table:table-cell>
          <table:table-cell table:style-name="ce35"/>
          <table:table-cell table:style-name="ce28" table:formula="of:=LEFT([.$C71];1)" office:value-type="string" office:string-value="с">
            <text:p>с</text:p>
          </table:table-cell>
          <table:table-cell table:style-name="ce37" table:formula="of:=MID([.$C71];2;1)" office:value-type="string" office:string-value="м">
            <text:p>м</text:p>
          </table:table-cell>
          <table:table-cell table:style-name="ce37" table:formula="of:=MID([.$C71];3;1)" office:value-type="string" office:string-value="е">
            <text:p>е</text:p>
          </table:table-cell>
          <table:table-cell table:style-name="ce37" table:formula="of:=IF(LEN([.$C71])&gt;3;MID([.$C71];4;1);-1)" office:value-type="string" office:string-value="с">
            <text:p>с</text:p>
          </table:table-cell>
          <table:table-cell table:style-name="ce37" table:formula="of:=IF(LEN([.$C71])&gt;3;MID([.$C71];5;1);-1)" office:value-type="string" office:string-value="ь">
            <text:p>ь</text:p>
          </table:table-cell>
          <table:table-cell table:style-name="ce37" table:formula="of:=VLOOKUP([.F71];['1'.$A$2:.$B$14];2)" office:value-type="string" office:string-value="お湯">
            <text:p>お湯</text:p>
          </table:table-cell>
          <table:table-cell table:style-name="ce37" table:formula="of:=VLOOKUP([.G71];['1'.$A$2:.$B$14];2)" office:value-type="string" office:string-value="お湯">
            <text:p>お湯</text:p>
          </table:table-cell>
          <table:table-cell table:style-name="ce37" table:formula="of:=VLOOKUP([.H71];['1'.$A$2:.$B$14];2)" office:value-type="string" office:string-value="お湯">
            <text:p>お湯</text:p>
          </table:table-cell>
          <table:table-cell table:style-name="ce37" table:formula="of:=VLOOKUP([.I71];['1'.$A$2:.$B$15];2)" office:value-type="string" office:string-value="紅茶">
            <text:p>紅茶</text:p>
          </table:table-cell>
          <table:table-cell table:style-name="ce37" table:formula="of:=VLOOKUP([.J71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2" office:value-type="string">
            <text:p>HL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1:1</text:p>
          </table:table-cell>
          <table:table-cell table:style-name="ce28" table:formula="of:=LEFT([.$C72];1)" office:value-type="string" office:string-value="H">
            <text:p>H</text:p>
          </table:table-cell>
          <table:table-cell table:style-name="ce37" table:formula="of:=MID([.$C72];2;1)" office:value-type="string" office:string-value="L">
            <text:p>L</text:p>
          </table:table-cell>
          <table:table-cell table:style-name="ce37" table:formula="of:=MID([.$C72];3;1)">
            <text:p/>
          </table:table-cell>
          <table:table-cell table:style-name="ce37" table:formula="of:=IF(LEN([.$C72])&gt;3;MID([.$C72];4;1);-1)" office:value-type="float" office:value="-1">
            <text:p>-1</text:p>
          </table:table-cell>
          <table:table-cell table:style-name="ce37" table:formula="of:=IF(LEN([.$C72])&gt;3;MID([.$C72];5;1);-1)" office:value-type="float" office:value="-1">
            <text:p>-1</text:p>
          </table:table-cell>
          <table:table-cell table:style-name="ce37" table:formula="of:=VLOOKUP([.F72];['1'.$A$2:.$B$14];2)" office:value-type="string" office:string-value="ペパーミント">
            <text:p>ペパーミント</text:p>
          </table:table-cell>
          <table:table-cell table:style-name="ce37" table:formula="of:=VLOOKUP([.G72];['1'.$A$2:.$B$14];2)" office:value-type="string" office:string-value="日本酒（米だけの）">
            <text:p>日本酒（米だけの）</text:p>
          </table:table-cell>
          <table:table-cell table:style-name="ce37" table:formula="of:=VLOOKUP([.H72];['1'.$A$2:.$B$14];2)" office:value-type="float" office:value="0">
            <text:p>#N/A</text:p>
          </table:table-cell>
          <table:table-cell table:style-name="ce37" table:formula="of:=VLOOKUP([.I72];['1'.$A$2:.$B$15];2)" office:value-type="float" office:value="0">
            <text:p>#N/A</text:p>
          </table:table-cell>
          <table:table-cell table:style-name="ce37" table:formula="of:=VLOOKUP([.J72];['1'.$A$2:.$B$15];2)" office:value-type="float" office:value="0">
            <text:p>#N/A</text:p>
          </table:table-cell>
          <table:table-cell table:style-name="ce38" office:value-type="string">
            <text:p>맛 : 페퍼민트. 달콤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2" office:value-type="string">
            <text:p>H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2</text:p>
          </table:table-cell>
          <table:table-cell table:style-name="ce28" table:formula="of:=LEFT([.$C73];1)" office:value-type="string" office:string-value="H">
            <text:p>H</text:p>
          </table:table-cell>
          <table:table-cell table:style-name="ce37" table:formula="of:=MID([.$C73];2;1)">
            <text:p/>
          </table:table-cell>
          <table:table-cell table:style-name="ce37" table:formula="of:=MID([.$C73];3;1)">
            <text:p/>
          </table:table-cell>
          <table:table-cell table:style-name="ce37" table:formula="of:=IF(LEN([.$C73])&gt;3;MID([.$C73];4;1);-1)" office:value-type="float" office:value="-1">
            <text:p>-1</text:p>
          </table:table-cell>
          <table:table-cell table:style-name="ce37" table:formula="of:=IF(LEN([.$C73])&gt;3;MID([.$C73];5;1);-1)" office:value-type="float" office:value="-1">
            <text:p>-1</text:p>
          </table:table-cell>
          <table:table-cell table:style-name="ce37" table:formula="of:=VLOOKUP([.F73];['1'.$A$2:.$B$14];2)" office:value-type="string" office:string-value="ペパーミント">
            <text:p>ペパーミント</text:p>
          </table:table-cell>
          <table:table-cell table:style-name="ce37" table:formula="of:=VLOOKUP([.G73];['1'.$A$2:.$B$14];2)" office:value-type="float" office:value="0">
            <text:p>#N/A</text:p>
          </table:table-cell>
          <table:table-cell table:style-name="ce37" table:formula="of:=VLOOKUP([.H73];['1'.$A$2:.$B$14];2)" office:value-type="float" office:value="0">
            <text:p>#N/A</text:p>
          </table:table-cell>
          <table:table-cell table:style-name="ce37" table:formula="of:=VLOOKUP([.I73];['1'.$A$2:.$B$15];2)" office:value-type="float" office:value="0">
            <text:p>#N/A</text:p>
          </table:table-cell>
          <table:table-cell table:style-name="ce37" table:formula="of:=VLOOKUP([.J7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2" office:value-type="string">
            <text:p>焼酎</text:p>
          </table:table-cell>
          <table:table-cell table:style-name="ce35" office:value-type="string">
            <text:p>1</text:p>
          </table:table-cell>
          <table:table-cell table:style-name="ce35"/>
          <table:table-cell table:style-name="ce28" table:formula="of:=LEFT([.$C74];1)" office:value-type="string" office:string-value="焼">
            <text:p>焼</text:p>
          </table:table-cell>
          <table:table-cell table:style-name="ce37" table:formula="of:=MID([.$C74];2;1)" office:value-type="string" office:string-value="酎">
            <text:p>酎</text:p>
          </table:table-cell>
          <table:table-cell table:style-name="ce37" table:formula="of:=MID([.$C74];3;1)">
            <text:p/>
          </table:table-cell>
          <table:table-cell table:style-name="ce37" table:formula="of:=IF(LEN([.$C74])&gt;3;MID([.$C74];4;1);-1)" office:value-type="float" office:value="-1">
            <text:p>-1</text:p>
          </table:table-cell>
          <table:table-cell table:style-name="ce37" table:formula="of:=IF(LEN([.$C74])&gt;3;MID([.$C74];5;1);-1)" office:value-type="float" office:value="-1">
            <text:p>-1</text:p>
          </table:table-cell>
          <table:table-cell table:style-name="ce37" table:formula="of:=VLOOKUP([.F74];['1'.$A$2:.$B$14];2)" office:value-type="string" office:string-value="お湯">
            <text:p>お湯</text:p>
          </table:table-cell>
          <table:table-cell table:style-name="ce37" table:formula="of:=VLOOKUP([.G74];['1'.$A$2:.$B$14];2)" office:value-type="string" office:string-value="お湯">
            <text:p>お湯</text:p>
          </table:table-cell>
          <table:table-cell table:style-name="ce37" table:formula="of:=VLOOKUP([.H74];['1'.$A$2:.$B$14];2)" office:value-type="float" office:value="0">
            <text:p>#N/A</text:p>
          </table:table-cell>
          <table:table-cell table:style-name="ce37" table:formula="of:=VLOOKUP([.I74];['1'.$A$2:.$B$15];2)" office:value-type="float" office:value="0">
            <text:p>#N/A</text:p>
          </table:table-cell>
          <table:table-cell table:style-name="ce37" table:formula="of:=VLOOKUP([.J7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2" office:value-type="string">
            <text:p>EFHI</text:p>
          </table:table-cell>
          <table:table-cell table:style-name="ce35" office:value-type="string">
            <text:p>2:2:2:2</text:p>
          </table:table-cell>
          <table:table-cell table:style-name="ce35" office:value-type="string">
            <text:p>1:1:1:1</text:p>
          </table:table-cell>
          <table:table-cell table:style-name="ce28" table:formula="of:=LEFT([.$C75];1)" office:value-type="string" office:string-value="E">
            <text:p>E</text:p>
          </table:table-cell>
          <table:table-cell table:style-name="ce37" table:formula="of:=MID([.$C75];2;1)" office:value-type="string" office:string-value="F">
            <text:p>F</text:p>
          </table:table-cell>
          <table:table-cell table:style-name="ce37" table:formula="of:=MID([.$C75];3;1)" office:value-type="string" office:string-value="H">
            <text:p>H</text:p>
          </table:table-cell>
          <table:table-cell table:style-name="ce37" table:formula="of:=IF(LEN([.$C75])&gt;3;MID([.$C75];4;1);-1)" office:value-type="string" office:string-value="I">
            <text:p>I</text:p>
          </table:table-cell>
          <table:table-cell table:style-name="ce37" table:formula="of:=IF(LEN([.$C75])&gt;3;MID([.$C75];5;1);-1)">
            <text:p/>
          </table:table-cell>
          <table:table-cell table:style-name="ce37" table:formula="of:=VLOOKUP([.F75];['1'.$A$2:.$B$14];2)" office:value-type="string" office:string-value="ニンニク">
            <text:p>ニンニク</text:p>
          </table:table-cell>
          <table:table-cell table:style-name="ce37" table:formula="of:=VLOOKUP([.G75];['1'.$A$2:.$B$14];2)" office:value-type="string" office:string-value="生姜">
            <text:p>生姜</text:p>
          </table:table-cell>
          <table:table-cell table:style-name="ce37" table:formula="of:=VLOOKUP([.H75];['1'.$A$2:.$B$14];2)" office:value-type="string" office:string-value="ペパーミント">
            <text:p>ペパーミント</text:p>
          </table:table-cell>
          <table:table-cell table:style-name="ce37" table:formula="of:=VLOOKUP([.I75];['1'.$A$2:.$B$15];2)" office:value-type="string" office:string-value="ローズマリー">
            <text:p>ローズマリー</text:p>
          </table:table-cell>
          <table:table-cell table:style-name="ce37" table:formula="of:=VLOOKUP([.J7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2" office:value-type="string">
            <text:p>ACEF</text:p>
          </table:table-cell>
          <table:table-cell table:style-name="ce35" office:value-type="string">
            <text:p>2:2:1:1</text:p>
          </table:table-cell>
          <table:table-cell table:style-name="ce35" office:value-type="string">
            <text:p>4:2:1:1</text:p>
          </table:table-cell>
          <table:table-cell table:style-name="ce28" table:formula="of:=LEFT([.$C76];1)" office:value-type="string" office:string-value="A">
            <text:p>A</text:p>
          </table:table-cell>
          <table:table-cell table:style-name="ce37" table:formula="of:=MID([.$C76];2;1)" office:value-type="string" office:string-value="C">
            <text:p>C</text:p>
          </table:table-cell>
          <table:table-cell table:style-name="ce37" table:formula="of:=MID([.$C76];3;1)" office:value-type="string" office:string-value="E">
            <text:p>E</text:p>
          </table:table-cell>
          <table:table-cell table:style-name="ce37" table:formula="of:=IF(LEN([.$C76])&gt;3;MID([.$C76];4;1);-1)" office:value-type="string" office:string-value="F">
            <text:p>F</text:p>
          </table:table-cell>
          <table:table-cell table:style-name="ce37" table:formula="of:=IF(LEN([.$C76])&gt;3;MID([.$C76];5;1);-1)">
            <text:p/>
          </table:table-cell>
          <table:table-cell table:style-name="ce37" table:formula="of:=VLOOKUP([.F76];['1'.$A$2:.$B$14];2)" office:value-type="string" office:string-value="ゆず">
            <text:p>ゆず</text:p>
          </table:table-cell>
          <table:table-cell table:style-name="ce37" table:formula="of:=VLOOKUP([.G76];['1'.$A$2:.$B$14];2)" office:value-type="string" office:string-value="オオバ">
            <text:p>オオバ</text:p>
          </table:table-cell>
          <table:table-cell table:style-name="ce37" table:formula="of:=VLOOKUP([.H76];['1'.$A$2:.$B$14];2)" office:value-type="string" office:string-value="ニンニク">
            <text:p>ニンニク</text:p>
          </table:table-cell>
          <table:table-cell table:style-name="ce37" table:formula="of:=VLOOKUP([.I76];['1'.$A$2:.$B$15];2)" office:value-type="string" office:string-value="生姜">
            <text:p>生姜</text:p>
          </table:table-cell>
          <table:table-cell table:style-name="ce37" table:formula="of:=VLOOKUP([.J7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2" office:value-type="string">
            <text:p>CFH</text:p>
          </table:table-cell>
          <table:table-cell table:style-name="ce35" office:value-type="string">
            <text:p>2:1:2</text:p>
          </table:table-cell>
          <table:table-cell table:style-name="ce35" office:value-type="string">
            <text:p>2:1:1</text:p>
          </table:table-cell>
          <table:table-cell table:style-name="ce28" table:formula="of:=LEFT([.$C77];1)" office:value-type="string" office:string-value="C">
            <text:p>C</text:p>
          </table:table-cell>
          <table:table-cell table:style-name="ce37" table:formula="of:=MID([.$C77];2;1)" office:value-type="string" office:string-value="F">
            <text:p>F</text:p>
          </table:table-cell>
          <table:table-cell table:style-name="ce37" table:formula="of:=MID([.$C77];3;1)" office:value-type="string" office:string-value="H">
            <text:p>H</text:p>
          </table:table-cell>
          <table:table-cell table:style-name="ce37" table:formula="of:=IF(LEN([.$C77])&gt;3;MID([.$C77];4;1);-1)" office:value-type="float" office:value="-1">
            <text:p>-1</text:p>
          </table:table-cell>
          <table:table-cell table:style-name="ce37" table:formula="of:=IF(LEN([.$C77])&gt;3;MID([.$C77];5;1);-1)" office:value-type="float" office:value="-1">
            <text:p>-1</text:p>
          </table:table-cell>
          <table:table-cell table:style-name="ce37" table:formula="of:=VLOOKUP([.F77];['1'.$A$2:.$B$14];2)" office:value-type="string" office:string-value="オオバ">
            <text:p>オオバ</text:p>
          </table:table-cell>
          <table:table-cell table:style-name="ce37" table:formula="of:=VLOOKUP([.G77];['1'.$A$2:.$B$14];2)" office:value-type="string" office:string-value="生姜">
            <text:p>生姜</text:p>
          </table:table-cell>
          <table:table-cell table:style-name="ce37" table:formula="of:=VLOOKUP([.H77];['1'.$A$2:.$B$14];2)" office:value-type="string" office:string-value="ペパーミント">
            <text:p>ペパーミント</text:p>
          </table:table-cell>
          <table:table-cell table:style-name="ce37" table:formula="of:=VLOOKUP([.I77];['1'.$A$2:.$B$15];2)" office:value-type="float" office:value="0">
            <text:p>#N/A</text:p>
          </table:table-cell>
          <table:table-cell table:style-name="ce37" table:formula="of:=VLOOKUP([.J7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2" office:value-type="string">
            <text:p>CL</text:p>
          </table:table-cell>
          <table:table-cell table:style-name="ce35" office:value-type="string">
            <text:p>2:3</text:p>
          </table:table-cell>
          <table:table-cell table:style-name="ce35" office:value-type="string">
            <text:p>2:1</text:p>
          </table:table-cell>
          <table:table-cell table:style-name="ce28" table:formula="of:=LEFT([.$C78];1)" office:value-type="string" office:string-value="C">
            <text:p>C</text:p>
          </table:table-cell>
          <table:table-cell table:style-name="ce37" table:formula="of:=MID([.$C78];2;1)" office:value-type="string" office:string-value="L">
            <text:p>L</text:p>
          </table:table-cell>
          <table:table-cell table:style-name="ce37" table:formula="of:=MID([.$C78];3;1)">
            <text:p/>
          </table:table-cell>
          <table:table-cell table:style-name="ce37" table:formula="of:=IF(LEN([.$C78])&gt;3;MID([.$C78];4;1);-1)" office:value-type="float" office:value="-1">
            <text:p>-1</text:p>
          </table:table-cell>
          <table:table-cell table:style-name="ce37" table:formula="of:=IF(LEN([.$C78])&gt;3;MID([.$C78];5;1);-1)" office:value-type="float" office:value="-1">
            <text:p>-1</text:p>
          </table:table-cell>
          <table:table-cell table:style-name="ce37" table:formula="of:=VLOOKUP([.F78];['1'.$A$2:.$B$14];2)" office:value-type="string" office:string-value="オオバ">
            <text:p>オオバ</text:p>
          </table:table-cell>
          <table:table-cell table:style-name="ce37" table:formula="of:=VLOOKUP([.G78];['1'.$A$2:.$B$14];2)" office:value-type="string" office:string-value="日本酒（米だけの）">
            <text:p>日本酒（米だけの）</text:p>
          </table:table-cell>
          <table:table-cell table:style-name="ce37" table:formula="of:=VLOOKUP([.H78];['1'.$A$2:.$B$14];2)" office:value-type="float" office:value="0">
            <text:p>#N/A</text:p>
          </table:table-cell>
          <table:table-cell table:style-name="ce37" table:formula="of:=VLOOKUP([.I78];['1'.$A$2:.$B$15];2)" office:value-type="float" office:value="0">
            <text:p>#N/A</text:p>
          </table:table-cell>
          <table:table-cell table:style-name="ce37" table:formula="of:=VLOOKUP([.J78];['1'.$A$2:.$B$15];2)" office:value-type="float" office:value="0">
            <text:p>#N/A</text:p>
          </table:table-cell>
          <table:table-cell table:style-name="ce38" office:value-type="string">
            <text:p>맛 : (1) 소엽.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2" office:value-type="string">
            <text:p>CL</text:p>
          </table:table-cell>
          <table:table-cell table:style-name="ce35" office:value-type="string">
            <text:p>4:1</text:p>
          </table:table-cell>
          <table:table-cell table:style-name="ce35" office:value-type="string">
            <text:p>2:1</text:p>
          </table:table-cell>
          <table:table-cell table:style-name="ce28" table:formula="of:=LEFT([.$C79];1)" office:value-type="string" office:string-value="C">
            <text:p>C</text:p>
          </table:table-cell>
          <table:table-cell table:style-name="ce37" table:formula="of:=MID([.$C79];2;1)" office:value-type="string" office:string-value="L">
            <text:p>L</text:p>
          </table:table-cell>
          <table:table-cell table:style-name="ce37" table:formula="of:=MID([.$C79];3;1)">
            <text:p/>
          </table:table-cell>
          <table:table-cell table:style-name="ce37" table:formula="of:=IF(LEN([.$C79])&gt;3;MID([.$C79];4;1);-1)" office:value-type="float" office:value="-1">
            <text:p>-1</text:p>
          </table:table-cell>
          <table:table-cell table:style-name="ce37" table:formula="of:=IF(LEN([.$C79])&gt;3;MID([.$C79];5;1);-1)" office:value-type="float" office:value="-1">
            <text:p>-1</text:p>
          </table:table-cell>
          <table:table-cell table:style-name="ce37" table:formula="of:=VLOOKUP([.F79];['1'.$A$2:.$B$14];2)" office:value-type="string" office:string-value="オオバ">
            <text:p>オオバ</text:p>
          </table:table-cell>
          <table:table-cell table:style-name="ce37" table:formula="of:=VLOOKUP([.G79];['1'.$A$2:.$B$14];2)" office:value-type="string" office:string-value="日本酒（米だけの）">
            <text:p>日本酒（米だけの）</text:p>
          </table:table-cell>
          <table:table-cell table:style-name="ce37" table:formula="of:=VLOOKUP([.H79];['1'.$A$2:.$B$14];2)" office:value-type="float" office:value="0">
            <text:p>#N/A</text:p>
          </table:table-cell>
          <table:table-cell table:style-name="ce37" table:formula="of:=VLOOKUP([.I79];['1'.$A$2:.$B$15];2)" office:value-type="float" office:value="0">
            <text:p>#N/A</text:p>
          </table:table-cell>
          <table:table-cell table:style-name="ce37" table:formula="of:=VLOOKUP([.J79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2" office:value-type="string">
            <text:p>CEFH</text:p>
          </table:table-cell>
          <table:table-cell table:style-name="ce35" office:value-type="string">
            <text:p>2:2:2:2</text:p>
          </table:table-cell>
          <table:table-cell table:style-name="ce35" office:value-type="string">
            <text:p>2:1:1:1</text:p>
          </table:table-cell>
          <table:table-cell table:style-name="ce28" table:formula="of:=LEFT([.$C80];1)" office:value-type="string" office:string-value="C">
            <text:p>C</text:p>
          </table:table-cell>
          <table:table-cell table:style-name="ce37" table:formula="of:=MID([.$C80];2;1)" office:value-type="string" office:string-value="E">
            <text:p>E</text:p>
          </table:table-cell>
          <table:table-cell table:style-name="ce37" table:formula="of:=MID([.$C80];3;1)" office:value-type="string" office:string-value="F">
            <text:p>F</text:p>
          </table:table-cell>
          <table:table-cell table:style-name="ce37" table:formula="of:=IF(LEN([.$C80])&gt;3;MID([.$C80];4;1);-1)" office:value-type="string" office:string-value="H">
            <text:p>H</text:p>
          </table:table-cell>
          <table:table-cell table:style-name="ce37" table:formula="of:=IF(LEN([.$C80])&gt;3;MID([.$C80];5;1);-1)">
            <text:p/>
          </table:table-cell>
          <table:table-cell table:style-name="ce37" table:formula="of:=VLOOKUP([.F80];['1'.$A$2:.$B$14];2)" office:value-type="string" office:string-value="オオバ">
            <text:p>オオバ</text:p>
          </table:table-cell>
          <table:table-cell table:style-name="ce37" table:formula="of:=VLOOKUP([.G80];['1'.$A$2:.$B$14];2)" office:value-type="string" office:string-value="ニンニク">
            <text:p>ニンニク</text:p>
          </table:table-cell>
          <table:table-cell table:style-name="ce37" table:formula="of:=VLOOKUP([.H80];['1'.$A$2:.$B$14];2)" office:value-type="string" office:string-value="生姜">
            <text:p>生姜</text:p>
          </table:table-cell>
          <table:table-cell table:style-name="ce37" table:formula="of:=VLOOKUP([.I80];['1'.$A$2:.$B$15];2)" office:value-type="string" office:string-value="ペパーミント">
            <text:p>ペパーミント</text:p>
          </table:table-cell>
          <table:table-cell table:style-name="ce37" table:formula="of:=VLOOKUP([.J80];['1'.$A$2:.$B$15];2)" office:value-type="float" office:value="0">
            <text:p>#N/A</text:p>
          </table:table-cell>
          <table:table-cell table:style-name="ce38" office:value-type="string">
            <text:p>맛 : (1) 페퍼민트. (2) 떫은 맛도 있다. 아마도 소엽의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2" office:value-type="string">
            <text:p>EHI</text:p>
          </table:table-cell>
          <table:table-cell table:style-name="ce35" office:value-type="string">
            <text:p>2:2:2</text:p>
          </table:table-cell>
          <table:table-cell table:style-name="ce35" office:value-type="string">
            <text:p>1:1:1</text:p>
          </table:table-cell>
          <table:table-cell table:style-name="ce28" table:formula="of:=LEFT([.$C81];1)" office:value-type="string" office:string-value="E">
            <text:p>E</text:p>
          </table:table-cell>
          <table:table-cell table:style-name="ce37" table:formula="of:=MID([.$C81];2;1)" office:value-type="string" office:string-value="H">
            <text:p>H</text:p>
          </table:table-cell>
          <table:table-cell table:style-name="ce37" table:formula="of:=MID([.$C81];3;1)" office:value-type="string" office:string-value="I">
            <text:p>I</text:p>
          </table:table-cell>
          <table:table-cell table:style-name="ce37" table:formula="of:=IF(LEN([.$C81])&gt;3;MID([.$C81];4;1);-1)" office:value-type="float" office:value="-1">
            <text:p>-1</text:p>
          </table:table-cell>
          <table:table-cell table:style-name="ce37" table:formula="of:=IF(LEN([.$C81])&gt;3;MID([.$C81];5;1);-1)" office:value-type="float" office:value="-1">
            <text:p>-1</text:p>
          </table:table-cell>
          <table:table-cell table:style-name="ce37" table:formula="of:=VLOOKUP([.F81];['1'.$A$2:.$B$14];2)" office:value-type="string" office:string-value="ニンニク">
            <text:p>ニンニク</text:p>
          </table:table-cell>
          <table:table-cell table:style-name="ce37" table:formula="of:=VLOOKUP([.G81];['1'.$A$2:.$B$14];2)" office:value-type="string" office:string-value="ペパーミント">
            <text:p>ペパーミント</text:p>
          </table:table-cell>
          <table:table-cell table:style-name="ce37" table:formula="of:=VLOOKUP([.H81];['1'.$A$2:.$B$14];2)" office:value-type="string" office:string-value="ローズマリー">
            <text:p>ローズマリー</text:p>
          </table:table-cell>
          <table:table-cell table:style-name="ce37" table:formula="of:=VLOOKUP([.I81];['1'.$A$2:.$B$15];2)" office:value-type="float" office:value="0">
            <text:p>#N/A</text:p>
          </table:table-cell>
          <table:table-cell table:style-name="ce37" table:formula="of:=VLOOKUP([.J8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2" office:value-type="string">
            <text:p>L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1</text:p>
          </table:table-cell>
          <table:table-cell table:style-name="ce28" table:formula="of:=LEFT([.$C82];1)" office:value-type="string" office:string-value="L">
            <text:p>L</text:p>
          </table:table-cell>
          <table:table-cell table:style-name="ce37" table:formula="of:=MID([.$C82];2;1)">
            <text:p/>
          </table:table-cell>
          <table:table-cell table:style-name="ce37" table:formula="of:=MID([.$C82];3;1)">
            <text:p/>
          </table:table-cell>
          <table:table-cell table:style-name="ce37" table:formula="of:=IF(LEN([.$C82])&gt;3;MID([.$C82];4;1);-1)" office:value-type="float" office:value="-1">
            <text:p>-1</text:p>
          </table:table-cell>
          <table:table-cell table:style-name="ce37" table:formula="of:=IF(LEN([.$C82])&gt;3;MID([.$C82];5;1);-1)" office:value-type="float" office:value="-1">
            <text:p>-1</text:p>
          </table:table-cell>
          <table:table-cell table:style-name="ce37" table:formula="of:=VLOOKUP([.F82];['1'.$A$2:.$B$14];2)" office:value-type="string" office:string-value="日本酒（米だけの）">
            <text:p>日本酒（米だけの）</text:p>
          </table:table-cell>
          <table:table-cell table:style-name="ce37" table:formula="of:=VLOOKUP([.G82];['1'.$A$2:.$B$14];2)" office:value-type="float" office:value="0">
            <text:p>#N/A</text:p>
          </table:table-cell>
          <table:table-cell table:style-name="ce37" table:formula="of:=VLOOKUP([.H82];['1'.$A$2:.$B$14];2)" office:value-type="float" office:value="0">
            <text:p>#N/A</text:p>
          </table:table-cell>
          <table:table-cell table:style-name="ce37" table:formula="of:=VLOOKUP([.I82];['1'.$A$2:.$B$15];2)" office:value-type="float" office:value="0">
            <text:p>#N/A</text:p>
          </table:table-cell>
          <table:table-cell table:style-name="ce37" table:formula="of:=VLOOKUP([.J8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2" office:value-type="string">
            <text:p>C</text:p>
          </table:table-cell>
          <table:table-cell table:style-name="ce35" office:value-type="string">
            <office:annotation draw:style-name="gr2" draw:text-style-name="P1" svg:width="2.899cm" svg:height="0.669cm" svg:x="9.632cm" svg:y="48.041cm" draw:caption-point-x="-0.61cm" draw:caption-point-y="1.521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5" office:value-type="string">
            <text:p>2</text:p>
          </table:table-cell>
          <table:table-cell table:style-name="ce28" table:formula="of:=LEFT([.$C83];1)" office:value-type="string" office:string-value="C">
            <text:p>C</text:p>
          </table:table-cell>
          <table:table-cell table:style-name="ce37" table:formula="of:=MID([.$C83];2;1)">
            <text:p/>
          </table:table-cell>
          <table:table-cell table:style-name="ce37" table:formula="of:=MID([.$C83];3;1)">
            <text:p/>
          </table:table-cell>
          <table:table-cell table:style-name="ce37" table:formula="of:=IF(LEN([.$C83])&gt;3;MID([.$C83];4;1);-1)" office:value-type="float" office:value="-1">
            <text:p>-1</text:p>
          </table:table-cell>
          <table:table-cell table:style-name="ce37" table:formula="of:=IF(LEN([.$C83])&gt;3;MID([.$C83];5;1);-1)" office:value-type="float" office:value="-1">
            <text:p>-1</text:p>
          </table:table-cell>
          <table:table-cell table:style-name="ce37" table:formula="of:=VLOOKUP([.F83];['1'.$A$2:.$B$14];2)" office:value-type="string" office:string-value="オオバ">
            <text:p>オオバ</text:p>
          </table:table-cell>
          <table:table-cell table:style-name="ce37" table:formula="of:=VLOOKUP([.G83];['1'.$A$2:.$B$14];2)" office:value-type="float" office:value="0">
            <text:p>#N/A</text:p>
          </table:table-cell>
          <table:table-cell table:style-name="ce37" table:formula="of:=VLOOKUP([.H83];['1'.$A$2:.$B$14];2)" office:value-type="float" office:value="0">
            <text:p>#N/A</text:p>
          </table:table-cell>
          <table:table-cell table:style-name="ce37" table:formula="of:=VLOOKUP([.I83];['1'.$A$2:.$B$15];2)" office:value-type="float" office:value="0">
            <text:p>#N/A</text:p>
          </table:table-cell>
          <table:table-cell table:style-name="ce37" table:formula="of:=VLOOKUP([.J8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2" office:value-type="string">
            <text:p>CEFI</text:p>
          </table:table-cell>
          <table:table-cell table:style-name="ce35" office:value-type="string">
            <text:p>1:2:2:2</text:p>
          </table:table-cell>
          <table:table-cell table:style-name="ce35" office:value-type="string">
            <text:p>2:1:1:1</text:p>
          </table:table-cell>
          <table:table-cell table:style-name="ce28" table:formula="of:=LEFT([.$C84];1)" office:value-type="string" office:string-value="C">
            <text:p>C</text:p>
          </table:table-cell>
          <table:table-cell table:style-name="ce37" table:formula="of:=MID([.$C84];2;1)" office:value-type="string" office:string-value="E">
            <text:p>E</text:p>
          </table:table-cell>
          <table:table-cell table:style-name="ce37" table:formula="of:=MID([.$C84];3;1)" office:value-type="string" office:string-value="F">
            <text:p>F</text:p>
          </table:table-cell>
          <table:table-cell table:style-name="ce37" table:formula="of:=IF(LEN([.$C84])&gt;3;MID([.$C84];4;1);-1)" office:value-type="string" office:string-value="I">
            <text:p>I</text:p>
          </table:table-cell>
          <table:table-cell table:style-name="ce37" table:formula="of:=IF(LEN([.$C84])&gt;3;MID([.$C84];5;1);-1)">
            <text:p/>
          </table:table-cell>
          <table:table-cell table:style-name="ce37" table:formula="of:=VLOOKUP([.F84];['1'.$A$2:.$B$14];2)" office:value-type="string" office:string-value="オオバ">
            <text:p>オオバ</text:p>
          </table:table-cell>
          <table:table-cell table:style-name="ce37" table:formula="of:=VLOOKUP([.G84];['1'.$A$2:.$B$14];2)" office:value-type="string" office:string-value="ニンニク">
            <text:p>ニンニク</text:p>
          </table:table-cell>
          <table:table-cell table:style-name="ce37" table:formula="of:=VLOOKUP([.H84];['1'.$A$2:.$B$14];2)" office:value-type="string" office:string-value="生姜">
            <text:p>生姜</text:p>
          </table:table-cell>
          <table:table-cell table:style-name="ce37" table:formula="of:=VLOOKUP([.I84];['1'.$A$2:.$B$15];2)" office:value-type="string" office:string-value="ローズマリー">
            <text:p>ローズマリー</text:p>
          </table:table-cell>
          <table:table-cell table:style-name="ce37" table:formula="of:=VLOOKUP([.J84];['1'.$A$2:.$B$15];2)" office:value-type="float" office:value="0">
            <text:p>#N/A</text:p>
          </table:table-cell>
          <table:table-cell table:style-name="ce38" office:value-type="string">
            <text:p>맛 : (1) 로즈마리. 가벼운 맛. (2) 마늘의 맛. 로즈마리 대신 페퍼민트를 넣었을 때 보다, 더 강한가?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2" office:value-type="string">
            <text:p>CFH</text:p>
          </table:table-cell>
          <table:table-cell table:style-name="ce35" office:value-type="string">
            <text:p>2:1:2</text:p>
          </table:table-cell>
          <table:table-cell table:style-name="ce35" office:value-type="string">
            <text:p>2:1:3</text:p>
          </table:table-cell>
          <table:table-cell table:style-name="ce28" table:formula="of:=LEFT([.$C85];1)" office:value-type="string" office:string-value="C">
            <text:p>C</text:p>
          </table:table-cell>
          <table:table-cell table:style-name="ce37" table:formula="of:=MID([.$C85];2;1)" office:value-type="string" office:string-value="F">
            <text:p>F</text:p>
          </table:table-cell>
          <table:table-cell table:style-name="ce37" table:formula="of:=MID([.$C85];3;1)" office:value-type="string" office:string-value="H">
            <text:p>H</text:p>
          </table:table-cell>
          <table:table-cell table:style-name="ce37" table:formula="of:=IF(LEN([.$C85])&gt;3;MID([.$C85];4;1);-1)" office:value-type="float" office:value="-1">
            <text:p>-1</text:p>
          </table:table-cell>
          <table:table-cell table:style-name="ce37" table:formula="of:=IF(LEN([.$C85])&gt;3;MID([.$C85];5;1);-1)" office:value-type="float" office:value="-1">
            <text:p>-1</text:p>
          </table:table-cell>
          <table:table-cell table:style-name="ce37" table:formula="of:=VLOOKUP([.F85];['1'.$A$2:.$B$14];2)" office:value-type="string" office:string-value="オオバ">
            <text:p>オオバ</text:p>
          </table:table-cell>
          <table:table-cell table:style-name="ce37" table:formula="of:=VLOOKUP([.G85];['1'.$A$2:.$B$14];2)" office:value-type="string" office:string-value="生姜">
            <text:p>生姜</text:p>
          </table:table-cell>
          <table:table-cell table:style-name="ce37" table:formula="of:=VLOOKUP([.H85];['1'.$A$2:.$B$14];2)" office:value-type="string" office:string-value="ペパーミント">
            <text:p>ペパーミント</text:p>
          </table:table-cell>
          <table:table-cell table:style-name="ce37" table:formula="of:=VLOOKUP([.I85];['1'.$A$2:.$B$15];2)" office:value-type="float" office:value="0">
            <text:p>#N/A</text:p>
          </table:table-cell>
          <table:table-cell table:style-name="ce37" table:formula="of:=VLOOKUP([.J85];['1'.$A$2:.$B$15];2)" office:value-type="float" office:value="0">
            <text:p>#N/A</text:p>
          </table:table-cell>
          <table:table-cell table:style-name="ce38" office:value-type="string">
            <text:p>맛 : (1) 소옆인가. 물로 엷은게 했던 처럼,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2" office:value-type="string">
            <text:p>L</text:p>
          </table:table-cell>
          <table:table-cell table:style-name="ce35" office:value-type="string">
            <text:p>3</text:p>
          </table:table-cell>
          <table:table-cell table:style-name="ce35" office:value-type="string">
            <text:p>1</text:p>
          </table:table-cell>
          <table:table-cell table:style-name="ce28" table:formula="of:=LEFT([.$C86];1)" office:value-type="string" office:string-value="L">
            <text:p>L</text:p>
          </table:table-cell>
          <table:table-cell table:style-name="ce37" table:formula="of:=MID([.$C86];2;1)">
            <text:p/>
          </table:table-cell>
          <table:table-cell table:style-name="ce37" table:formula="of:=MID([.$C86];3;1)">
            <text:p/>
          </table:table-cell>
          <table:table-cell table:style-name="ce37" table:formula="of:=IF(LEN([.$C86])&gt;3;MID([.$C86];4;1);-1)" office:value-type="float" office:value="-1">
            <text:p>-1</text:p>
          </table:table-cell>
          <table:table-cell table:style-name="ce37" table:formula="of:=IF(LEN([.$C86])&gt;3;MID([.$C86];5;1);-1)" office:value-type="float" office:value="-1">
            <text:p>-1</text:p>
          </table:table-cell>
          <table:table-cell table:style-name="ce37" table:formula="of:=VLOOKUP([.F86];['1'.$A$2:.$B$14];2)" office:value-type="string" office:string-value="日本酒（米だけの）">
            <text:p>日本酒（米だけの）</text:p>
          </table:table-cell>
          <table:table-cell table:style-name="ce37" table:formula="of:=VLOOKUP([.G86];['1'.$A$2:.$B$14];2)" office:value-type="float" office:value="0">
            <text:p>#N/A</text:p>
          </table:table-cell>
          <table:table-cell table:style-name="ce37" table:formula="of:=VLOOKUP([.H86];['1'.$A$2:.$B$14];2)" office:value-type="float" office:value="0">
            <text:p>#N/A</text:p>
          </table:table-cell>
          <table:table-cell table:style-name="ce37" table:formula="of:=VLOOKUP([.I86];['1'.$A$2:.$B$15];2)" office:value-type="float" office:value="0">
            <text:p>#N/A</text:p>
          </table:table-cell>
          <table:table-cell table:style-name="ce37" table:formula="of:=VLOOKUP([.J8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2" office:value-type="string">
            <text:p>HL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1:1</text:p>
          </table:table-cell>
          <table:table-cell table:style-name="ce28" table:formula="of:=LEFT([.$C87];1)" office:value-type="string" office:string-value="H">
            <text:p>H</text:p>
          </table:table-cell>
          <table:table-cell table:style-name="ce37" table:formula="of:=MID([.$C87];2;1)" office:value-type="string" office:string-value="L">
            <text:p>L</text:p>
          </table:table-cell>
          <table:table-cell table:style-name="ce37" table:formula="of:=MID([.$C87];3;1)">
            <text:p/>
          </table:table-cell>
          <table:table-cell table:style-name="ce37" table:formula="of:=IF(LEN([.$C87])&gt;3;MID([.$C87];4;1);-1)" office:value-type="float" office:value="-1">
            <text:p>-1</text:p>
          </table:table-cell>
          <table:table-cell table:style-name="ce37" table:formula="of:=IF(LEN([.$C87])&gt;3;MID([.$C87];5;1);-1)" office:value-type="float" office:value="-1">
            <text:p>-1</text:p>
          </table:table-cell>
          <table:table-cell table:style-name="ce37" table:formula="of:=VLOOKUP([.F87];['1'.$A$2:.$B$14];2)" office:value-type="string" office:string-value="ペパーミント">
            <text:p>ペパーミント</text:p>
          </table:table-cell>
          <table:table-cell table:style-name="ce37" table:formula="of:=VLOOKUP([.G87];['1'.$A$2:.$B$14];2)" office:value-type="string" office:string-value="日本酒（米だけの）">
            <text:p>日本酒（米だけの）</text:p>
          </table:table-cell>
          <table:table-cell table:style-name="ce37" table:formula="of:=VLOOKUP([.H87];['1'.$A$2:.$B$14];2)" office:value-type="float" office:value="0">
            <text:p>#N/A</text:p>
          </table:table-cell>
          <table:table-cell table:style-name="ce37" table:formula="of:=VLOOKUP([.I87];['1'.$A$2:.$B$15];2)" office:value-type="float" office:value="0">
            <text:p>#N/A</text:p>
          </table:table-cell>
          <table:table-cell table:style-name="ce37" table:formula="of:=VLOOKUP([.J8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2" office:value-type="string">
            <text:p>CL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2:1</text:p>
          </table:table-cell>
          <table:table-cell table:style-name="ce28" table:formula="of:=LEFT([.$C88];1)" office:value-type="string" office:string-value="C">
            <text:p>C</text:p>
          </table:table-cell>
          <table:table-cell table:style-name="ce37" table:formula="of:=MID([.$C88];2;1)" office:value-type="string" office:string-value="L">
            <text:p>L</text:p>
          </table:table-cell>
          <table:table-cell table:style-name="ce37" table:formula="of:=MID([.$C88];3;1)">
            <text:p/>
          </table:table-cell>
          <table:table-cell table:style-name="ce37" table:formula="of:=IF(LEN([.$C88])&gt;3;MID([.$C88];4;1);-1)" office:value-type="float" office:value="-1">
            <text:p>-1</text:p>
          </table:table-cell>
          <table:table-cell table:style-name="ce37" table:formula="of:=IF(LEN([.$C88])&gt;3;MID([.$C88];5;1);-1)" office:value-type="float" office:value="-1">
            <text:p>-1</text:p>
          </table:table-cell>
          <table:table-cell table:style-name="ce37" table:formula="of:=VLOOKUP([.F88];['1'.$A$2:.$B$14];2)" office:value-type="string" office:string-value="オオバ">
            <text:p>オオバ</text:p>
          </table:table-cell>
          <table:table-cell table:style-name="ce37" table:formula="of:=VLOOKUP([.G88];['1'.$A$2:.$B$14];2)" office:value-type="string" office:string-value="日本酒（米だけの）">
            <text:p>日本酒（米だけの）</text:p>
          </table:table-cell>
          <table:table-cell table:style-name="ce37" table:formula="of:=VLOOKUP([.H88];['1'.$A$2:.$B$14];2)" office:value-type="float" office:value="0">
            <text:p>#N/A</text:p>
          </table:table-cell>
          <table:table-cell table:style-name="ce37" table:formula="of:=VLOOKUP([.I88];['1'.$A$2:.$B$15];2)" office:value-type="float" office:value="0">
            <text:p>#N/A</text:p>
          </table:table-cell>
          <table:table-cell table:style-name="ce37" table:formula="of:=VLOOKUP([.J88];['1'.$A$2:.$B$15];2)" office:value-type="float" office:value="0">
            <text:p>#N/A</text:p>
          </table:table-cell>
          <table:table-cell table:style-name="ce38" office:value-type="string">
            <text:p>맛 : (1) 소옆. (2) 다시, 물로 엷은게 했던 처럼,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2" office:value-type="string">
            <text:p>AF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1:1</text:p>
          </table:table-cell>
          <table:table-cell table:style-name="ce28" table:formula="of:=LEFT([.$C89];1)" office:value-type="string" office:string-value="A">
            <text:p>A</text:p>
          </table:table-cell>
          <table:table-cell table:style-name="ce37" table:formula="of:=MID([.$C89];2;1)" office:value-type="string" office:string-value="F">
            <text:p>F</text:p>
          </table:table-cell>
          <table:table-cell table:style-name="ce37" table:formula="of:=MID([.$C89];3;1)">
            <text:p/>
          </table:table-cell>
          <table:table-cell table:style-name="ce37" table:formula="of:=IF(LEN([.$C89])&gt;3;MID([.$C89];4;1);-1)" office:value-type="float" office:value="-1">
            <text:p>-1</text:p>
          </table:table-cell>
          <table:table-cell table:style-name="ce37" table:formula="of:=IF(LEN([.$C89])&gt;3;MID([.$C89];5;1);-1)" office:value-type="float" office:value="-1">
            <text:p>-1</text:p>
          </table:table-cell>
          <table:table-cell table:style-name="ce37" table:formula="of:=VLOOKUP([.F89];['1'.$A$2:.$B$14];2)" office:value-type="string" office:string-value="ゆず">
            <text:p>ゆず</text:p>
          </table:table-cell>
          <table:table-cell table:style-name="ce37" table:formula="of:=VLOOKUP([.G89];['1'.$A$2:.$B$14];2)" office:value-type="string" office:string-value="生姜">
            <text:p>生姜</text:p>
          </table:table-cell>
          <table:table-cell table:style-name="ce37" table:formula="of:=VLOOKUP([.H89];['1'.$A$2:.$B$14];2)" office:value-type="float" office:value="0">
            <text:p>#N/A</text:p>
          </table:table-cell>
          <table:table-cell table:style-name="ce37" table:formula="of:=VLOOKUP([.I89];['1'.$A$2:.$B$15];2)" office:value-type="float" office:value="0">
            <text:p>#N/A</text:p>
          </table:table-cell>
          <table:table-cell table:style-name="ce37" table:formula="of:=VLOOKUP([.J89];['1'.$A$2:.$B$15];2)" office:value-type="float" office:value="0">
            <text:p>#N/A</text:p>
          </table:table-cell>
          <table:table-cell table:style-name="ce38" office:value-type="string">
            <text:p>맛 : (1) 유자. 나쁘지 않아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2" office:value-type="string">
            <text:p>DEFHM</text:p>
          </table:table-cell>
          <table:table-cell table:style-name="ce35" office:value-type="string">
            <text:p>2:2:2:2:3</text:p>
          </table:table-cell>
          <table:table-cell table:style-name="ce35" office:value-type="string">
            <text:p>2:1:1:2:1</text:p>
          </table:table-cell>
          <table:table-cell table:style-name="ce28" table:formula="of:=LEFT([.$C90];1)" office:value-type="string" office:string-value="D">
            <text:p>D</text:p>
          </table:table-cell>
          <table:table-cell table:style-name="ce37" table:formula="of:=MID([.$C90];2;1)" office:value-type="string" office:string-value="E">
            <text:p>E</text:p>
          </table:table-cell>
          <table:table-cell table:style-name="ce37" table:formula="of:=MID([.$C90];3;1)" office:value-type="string" office:string-value="F">
            <text:p>F</text:p>
          </table:table-cell>
          <table:table-cell table:style-name="ce37" table:formula="of:=IF(LEN([.$C90])&gt;3;MID([.$C90];4;1);-1)" office:value-type="string" office:string-value="H">
            <text:p>H</text:p>
          </table:table-cell>
          <table:table-cell table:style-name="ce37" table:formula="of:=IF(LEN([.$C90])&gt;3;MID([.$C90];5;1);-1)" office:value-type="string" office:string-value="M">
            <text:p>M</text:p>
          </table:table-cell>
          <table:table-cell table:style-name="ce37" table:formula="of:=VLOOKUP([.F90];['1'.$A$2:.$B$14];2)" office:value-type="string" office:string-value="レモン">
            <text:p>レモン</text:p>
          </table:table-cell>
          <table:table-cell table:style-name="ce37" table:formula="of:=VLOOKUP([.G90];['1'.$A$2:.$B$14];2)" office:value-type="string" office:string-value="ニンニク">
            <text:p>ニンニク</text:p>
          </table:table-cell>
          <table:table-cell table:style-name="ce37" table:formula="of:=VLOOKUP([.H90];['1'.$A$2:.$B$14];2)" office:value-type="string" office:string-value="生姜">
            <text:p>生姜</text:p>
          </table:table-cell>
          <table:table-cell table:style-name="ce37" table:formula="of:=VLOOKUP([.I90];['1'.$A$2:.$B$15];2)" office:value-type="string" office:string-value="ペパーミント">
            <text:p>ペパーミント</text:p>
          </table:table-cell>
          <table:table-cell table:style-name="ce37" table:formula="of:=VLOOKUP([.J90];['1'.$A$2:.$B$15];2)" office:value-type="string" office:string-value="お湯">
            <text:p>お湯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2" office:value-type="string">
            <text:p>CEFIM</text:p>
          </table:table-cell>
          <table:table-cell table:style-name="ce35" office:value-type="string">
            <text:p>2:2:2:2:4</text:p>
          </table:table-cell>
          <table:table-cell table:style-name="ce35" office:value-type="string">
            <text:p>2:1:1:1</text:p>
          </table:table-cell>
          <table:table-cell table:style-name="ce28" table:formula="of:=LEFT([.$C91];1)" office:value-type="string" office:string-value="C">
            <text:p>C</text:p>
          </table:table-cell>
          <table:table-cell table:style-name="ce37" table:formula="of:=MID([.$C91];2;1)" office:value-type="string" office:string-value="E">
            <text:p>E</text:p>
          </table:table-cell>
          <table:table-cell table:style-name="ce37" table:formula="of:=MID([.$C91];3;1)" office:value-type="string" office:string-value="F">
            <text:p>F</text:p>
          </table:table-cell>
          <table:table-cell table:style-name="ce37" table:formula="of:=IF(LEN([.$C91])&gt;3;MID([.$C91];4;1);-1)" office:value-type="string" office:string-value="I">
            <text:p>I</text:p>
          </table:table-cell>
          <table:table-cell table:style-name="ce37" table:formula="of:=IF(LEN([.$C91])&gt;3;MID([.$C91];5;1);-1)" office:value-type="string" office:string-value="M">
            <text:p>M</text:p>
          </table:table-cell>
          <table:table-cell table:style-name="ce37" table:formula="of:=VLOOKUP([.F91];['1'.$A$2:.$B$14];2)" office:value-type="string" office:string-value="オオバ">
            <text:p>オオバ</text:p>
          </table:table-cell>
          <table:table-cell table:style-name="ce37" table:formula="of:=VLOOKUP([.G91];['1'.$A$2:.$B$14];2)" office:value-type="string" office:string-value="ニンニク">
            <text:p>ニンニク</text:p>
          </table:table-cell>
          <table:table-cell table:style-name="ce37" table:formula="of:=VLOOKUP([.H91];['1'.$A$2:.$B$14];2)" office:value-type="string" office:string-value="生姜">
            <text:p>生姜</text:p>
          </table:table-cell>
          <table:table-cell table:style-name="ce37" table:formula="of:=VLOOKUP([.I91];['1'.$A$2:.$B$15];2)" office:value-type="string" office:string-value="ローズマリー">
            <text:p>ローズマリー</text:p>
          </table:table-cell>
          <table:table-cell table:style-name="ce37" table:formula="of:=VLOOKUP([.J91];['1'.$A$2:.$B$15];2)" office:value-type="string" office:string-value="お湯">
            <text:p>お湯</text:p>
          </table:table-cell>
          <table:table-cell table:style-name="ce38" office:value-type="string">
            <text:p>맛 : (1) 소옆. 얇은 맛. (2) 로즈마리. 느끼지 않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2" office:value-type="string">
            <text:p>ACEFM</text:p>
          </table:table-cell>
          <table:table-cell table:style-name="ce35" office:value-type="string">
            <text:p>2:2:1:2:4</text:p>
          </table:table-cell>
          <table:table-cell table:style-name="ce35" office:value-type="string">
            <text:p>1:2:1:1</text:p>
          </table:table-cell>
          <table:table-cell table:style-name="ce28" table:formula="of:=LEFT([.$C92];1)" office:value-type="string" office:string-value="A">
            <text:p>A</text:p>
          </table:table-cell>
          <table:table-cell table:style-name="ce37" table:formula="of:=MID([.$C92];2;1)" office:value-type="string" office:string-value="C">
            <text:p>C</text:p>
          </table:table-cell>
          <table:table-cell table:style-name="ce37" table:formula="of:=MID([.$C92];3;1)" office:value-type="string" office:string-value="E">
            <text:p>E</text:p>
          </table:table-cell>
          <table:table-cell table:style-name="ce37" table:formula="of:=IF(LEN([.$C92])&gt;3;MID([.$C92];4;1);-1)" office:value-type="string" office:string-value="F">
            <text:p>F</text:p>
          </table:table-cell>
          <table:table-cell table:style-name="ce37" table:formula="of:=IF(LEN([.$C92])&gt;3;MID([.$C92];5;1);-1)" office:value-type="string" office:string-value="M">
            <text:p>M</text:p>
          </table:table-cell>
          <table:table-cell table:style-name="ce37" table:formula="of:=VLOOKUP([.F92];['1'.$A$2:.$B$14];2)" office:value-type="string" office:string-value="ゆず">
            <text:p>ゆず</text:p>
          </table:table-cell>
          <table:table-cell table:style-name="ce37" table:formula="of:=VLOOKUP([.G92];['1'.$A$2:.$B$14];2)" office:value-type="string" office:string-value="オオバ">
            <text:p>オオバ</text:p>
          </table:table-cell>
          <table:table-cell table:style-name="ce37" table:formula="of:=VLOOKUP([.H92];['1'.$A$2:.$B$14];2)" office:value-type="string" office:string-value="ニンニク">
            <text:p>ニンニク</text:p>
          </table:table-cell>
          <table:table-cell table:style-name="ce37" table:formula="of:=VLOOKUP([.I92];['1'.$A$2:.$B$15];2)" office:value-type="string" office:string-value="生姜">
            <text:p>生姜</text:p>
          </table:table-cell>
          <table:table-cell table:style-name="ce37" table:formula="of:=VLOOKUP([.J92];['1'.$A$2:.$B$15];2)" office:value-type="string" office:string-value="お湯">
            <text:p>お湯</text:p>
          </table:table-cell>
          <table:table-cell table:style-name="ce38" office:value-type="string">
            <text:p>맛 : (1) 유자. 다시, 얇은 맛.</text:p>
          </table:table-cell>
          <table:table-cell table:style-name="ce38" office:value-type="string">
            <text:p><text:a xlink:href="https://www.desmos.com/calculator/ixvllcuvoq">https://www.desmos.com/calculator/ixvllcuvoq</text:a> </text:p>
          </table:table-cell>
          <table:table-cell table:style-name="ce39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2" office:value-type="string">
            <text:p>CLM</text:p>
          </table:table-cell>
          <table:table-cell table:style-name="ce35" office:value-type="string">
            <text:p>2:2:3</text:p>
          </table:table-cell>
          <table:table-cell table:style-name="ce35" office:value-type="string">
            <text:p>2:1</text:p>
          </table:table-cell>
          <table:table-cell table:style-name="ce28" table:formula="of:=LEFT([.$C93];1)" office:value-type="string" office:string-value="C">
            <text:p>C</text:p>
          </table:table-cell>
          <table:table-cell table:style-name="ce37" table:formula="of:=MID([.$C93];2;1)" office:value-type="string" office:string-value="L">
            <text:p>L</text:p>
          </table:table-cell>
          <table:table-cell table:style-name="ce37" table:formula="of:=MID([.$C93];3;1)" office:value-type="string" office:string-value="M">
            <text:p>M</text:p>
          </table:table-cell>
          <table:table-cell table:style-name="ce37" table:formula="of:=IF(LEN([.$C93])&gt;3;MID([.$C93];4;1);-1)" office:value-type="float" office:value="-1">
            <text:p>-1</text:p>
          </table:table-cell>
          <table:table-cell table:style-name="ce37" table:formula="of:=IF(LEN([.$C93])&gt;3;MID([.$C93];5;1);-1)" office:value-type="float" office:value="-1">
            <text:p>-1</text:p>
          </table:table-cell>
          <table:table-cell table:style-name="ce37" table:formula="of:=VLOOKUP([.F93];['1'.$A$2:.$B$14];2)" office:value-type="string" office:string-value="オオバ">
            <text:p>オオバ</text:p>
          </table:table-cell>
          <table:table-cell table:style-name="ce37" table:formula="of:=VLOOKUP([.G93];['1'.$A$2:.$B$14];2)" office:value-type="string" office:string-value="日本酒（米だけの）">
            <text:p>日本酒（米だけの）</text:p>
          </table:table-cell>
          <table:table-cell table:style-name="ce37" table:formula="of:=VLOOKUP([.H93];['1'.$A$2:.$B$14];2)" office:value-type="string" office:string-value="お湯">
            <text:p>お湯</text:p>
          </table:table-cell>
          <table:table-cell table:style-name="ce37" table:formula="of:=VLOOKUP([.I93];['1'.$A$2:.$B$15];2)" office:value-type="float" office:value="0">
            <text:p>#N/A</text:p>
          </table:table-cell>
          <table:table-cell table:style-name="ce37" table:formula="of:=VLOOKUP([.J93];['1'.$A$2:.$B$15];2)" office:value-type="float" office:value="0">
            <text:p>#N/A</text:p>
          </table:table-cell>
          <table:table-cell table:style-name="ce38" office:value-type="string">
            <text:p>맛 : (1) 달콤한 소옆. (2) 나쁘지 않다. (3) 소옆와 술의 비율 : 2 대 3 이라도 좋을까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2" office:value-type="string">
            <text:p>EFIKM</text:p>
          </table:table-cell>
          <table:table-cell table:style-name="ce35" office:value-type="string">
            <text:p>2:2:1:2:4</text:p>
          </table:table-cell>
          <table:table-cell table:style-name="ce35" office:value-type="string">
            <text:p>1:1:1:1</text:p>
          </table:table-cell>
          <table:table-cell table:style-name="ce28" table:formula="of:=LEFT([.$C94];1)" office:value-type="string" office:string-value="E">
            <text:p>E</text:p>
          </table:table-cell>
          <table:table-cell table:style-name="ce37" table:formula="of:=MID([.$C94];2;1)" office:value-type="string" office:string-value="F">
            <text:p>F</text:p>
          </table:table-cell>
          <table:table-cell table:style-name="ce37" table:formula="of:=MID([.$C94];3;1)" office:value-type="string" office:string-value="I">
            <text:p>I</text:p>
          </table:table-cell>
          <table:table-cell table:style-name="ce37" table:formula="of:=IF(LEN([.$C94])&gt;3;MID([.$C94];4;1);-1)" office:value-type="string" office:string-value="K">
            <text:p>K</text:p>
          </table:table-cell>
          <table:table-cell table:style-name="ce37" table:formula="of:=IF(LEN([.$C94])&gt;3;MID([.$C94];5;1);-1)" office:value-type="string" office:string-value="M">
            <text:p>M</text:p>
          </table:table-cell>
          <table:table-cell table:style-name="ce37" table:formula="of:=VLOOKUP([.F94];['1'.$A$2:.$B$14];2)" office:value-type="string" office:string-value="ニンニク">
            <text:p>ニンニク</text:p>
          </table:table-cell>
          <table:table-cell table:style-name="ce37" table:formula="of:=VLOOKUP([.G94];['1'.$A$2:.$B$14];2)" office:value-type="string" office:string-value="生姜">
            <text:p>生姜</text:p>
          </table:table-cell>
          <table:table-cell table:style-name="ce37" table:formula="of:=VLOOKUP([.H94];['1'.$A$2:.$B$14];2)" office:value-type="string" office:string-value="ローズマリー">
            <text:p>ローズマリー</text:p>
          </table:table-cell>
          <table:table-cell table:style-name="ce37" table:formula="of:=VLOOKUP([.I94];['1'.$A$2:.$B$15];2)" office:value-type="string" office:string-value="スペアミント">
            <text:p>スペアミント</text:p>
          </table:table-cell>
          <table:table-cell table:style-name="ce37" table:formula="of:=VLOOKUP([.J94];['1'.$A$2:.$B$15];2)" office:value-type="string" office:string-value="お湯">
            <text:p>お湯</text:p>
          </table:table-cell>
          <table:table-cell table:style-name="ce38" office:value-type="string">
            <text:p>맛 : 마늘?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2" office:value-type="string">
            <text:p>AEFIM</text:p>
          </table:table-cell>
          <table:table-cell table:style-name="ce35" office:value-type="string">
            <text:p>1:1:2:1:4</text:p>
          </table:table-cell>
          <table:table-cell table:style-name="ce35" office:value-type="string">
            <text:p>1:1:1:1</text:p>
          </table:table-cell>
          <table:table-cell table:style-name="ce28" table:formula="of:=LEFT([.$C95];1)" office:value-type="string" office:string-value="A">
            <text:p>A</text:p>
          </table:table-cell>
          <table:table-cell table:style-name="ce37" table:formula="of:=MID([.$C95];2;1)" office:value-type="string" office:string-value="E">
            <text:p>E</text:p>
          </table:table-cell>
          <table:table-cell table:style-name="ce37" table:formula="of:=MID([.$C95];3;1)" office:value-type="string" office:string-value="F">
            <text:p>F</text:p>
          </table:table-cell>
          <table:table-cell table:style-name="ce37" table:formula="of:=IF(LEN([.$C95])&gt;3;MID([.$C95];4;1);-1)" office:value-type="string" office:string-value="I">
            <text:p>I</text:p>
          </table:table-cell>
          <table:table-cell table:style-name="ce37" table:formula="of:=IF(LEN([.$C95])&gt;3;MID([.$C95];5;1);-1)" office:value-type="string" office:string-value="M">
            <text:p>M</text:p>
          </table:table-cell>
          <table:table-cell table:style-name="ce37" table:formula="of:=VLOOKUP([.F95];['1'.$A$2:.$B$14];2)" office:value-type="string" office:string-value="ゆず">
            <text:p>ゆず</text:p>
          </table:table-cell>
          <table:table-cell table:style-name="ce37" table:formula="of:=VLOOKUP([.G95];['1'.$A$2:.$B$14];2)" office:value-type="string" office:string-value="ニンニク">
            <text:p>ニンニク</text:p>
          </table:table-cell>
          <table:table-cell table:style-name="ce37" table:formula="of:=VLOOKUP([.H95];['1'.$A$2:.$B$14];2)" office:value-type="string" office:string-value="生姜">
            <text:p>生姜</text:p>
          </table:table-cell>
          <table:table-cell table:style-name="ce37" table:formula="of:=VLOOKUP([.I95];['1'.$A$2:.$B$15];2)" office:value-type="string" office:string-value="ローズマリー">
            <text:p>ローズマリー</text:p>
          </table:table-cell>
          <table:table-cell table:style-name="ce37" table:formula="of:=VLOOKUP([.J95];['1'.$A$2:.$B$15];2)" office:value-type="string" office:string-value="お湯">
            <text:p>お湯</text:p>
          </table:table-cell>
          <table:table-cell table:style-name="ce38" office:value-type="string">
            <text:p>맛 : 유자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2" office:value-type="string">
            <text:p>AHM</text:p>
          </table:table-cell>
          <table:table-cell table:style-name="ce35" office:value-type="string">
            <text:p>2:2:2</text:p>
          </table:table-cell>
          <table:table-cell table:style-name="ce35"/>
          <table:table-cell table:style-name="ce28" table:formula="of:=LEFT([.$C96];1)" office:value-type="string" office:string-value="A">
            <text:p>A</text:p>
          </table:table-cell>
          <table:table-cell table:style-name="ce37" table:formula="of:=MID([.$C96];2;1)" office:value-type="string" office:string-value="H">
            <text:p>H</text:p>
          </table:table-cell>
          <table:table-cell table:style-name="ce37" table:formula="of:=MID([.$C96];3;1)" office:value-type="string" office:string-value="M">
            <text:p>M</text:p>
          </table:table-cell>
          <table:table-cell table:style-name="ce37" table:formula="of:=IF(LEN([.$C96])&gt;3;MID([.$C96];4;1);-1)" office:value-type="float" office:value="-1">
            <text:p>-1</text:p>
          </table:table-cell>
          <table:table-cell table:style-name="ce37" table:formula="of:=IF(LEN([.$C96])&gt;3;MID([.$C96];5;1);-1)" office:value-type="float" office:value="-1">
            <text:p>-1</text:p>
          </table:table-cell>
          <table:table-cell table:style-name="ce37" table:formula="of:=VLOOKUP([.F96];['1'.$A$2:.$B$14];2)" office:value-type="string" office:string-value="ゆず">
            <text:p>ゆず</text:p>
          </table:table-cell>
          <table:table-cell table:style-name="ce37" table:formula="of:=VLOOKUP([.G96];['1'.$A$2:.$B$14];2)" office:value-type="string" office:string-value="ペパーミント">
            <text:p>ペパーミント</text:p>
          </table:table-cell>
          <table:table-cell table:style-name="ce37" table:formula="of:=VLOOKUP([.H96];['1'.$A$2:.$B$14];2)" office:value-type="string" office:string-value="お湯">
            <text:p>お湯</text:p>
          </table:table-cell>
          <table:table-cell table:style-name="ce37" table:formula="of:=VLOOKUP([.I96];['1'.$A$2:.$B$15];2)" office:value-type="float" office:value="0">
            <text:p>#N/A</text:p>
          </table:table-cell>
          <table:table-cell table:style-name="ce37" table:formula="of:=VLOOKUP([.J96];['1'.$A$2:.$B$15];2)" office:value-type="float" office:value="0">
            <text:p>#N/A</text:p>
          </table:table-cell>
          <table:table-cell table:style-name="ce38" office:value-type="string">
            <text:p>맛 : 유자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2" office:value-type="string">
            <text:p>CDM</text:p>
          </table:table-cell>
          <table:table-cell table:style-name="ce35" office:value-type="string">
            <text:p>2:2:2</text:p>
          </table:table-cell>
          <table:table-cell table:style-name="ce35" office:value-type="string">
            <text:p>2:2</text:p>
          </table:table-cell>
          <table:table-cell table:style-name="ce28" table:formula="of:=LEFT([.$C97];1)" office:value-type="string" office:string-value="C">
            <text:p>C</text:p>
          </table:table-cell>
          <table:table-cell table:style-name="ce37" table:formula="of:=MID([.$C97];2;1)" office:value-type="string" office:string-value="D">
            <text:p>D</text:p>
          </table:table-cell>
          <table:table-cell table:style-name="ce37" table:formula="of:=MID([.$C97];3;1)" office:value-type="string" office:string-value="M">
            <text:p>M</text:p>
          </table:table-cell>
          <table:table-cell table:style-name="ce37" table:formula="of:=IF(LEN([.$C97])&gt;3;MID([.$C97];4;1);-1)" office:value-type="float" office:value="-1">
            <text:p>-1</text:p>
          </table:table-cell>
          <table:table-cell table:style-name="ce37" table:formula="of:=IF(LEN([.$C97])&gt;3;MID([.$C97];5;1);-1)" office:value-type="float" office:value="-1">
            <text:p>-1</text:p>
          </table:table-cell>
          <table:table-cell table:style-name="ce37" table:formula="of:=VLOOKUP([.F97];['1'.$A$2:.$B$14];2)" office:value-type="string" office:string-value="オオバ">
            <text:p>オオバ</text:p>
          </table:table-cell>
          <table:table-cell table:style-name="ce37" table:formula="of:=VLOOKUP([.G97];['1'.$A$2:.$B$14];2)" office:value-type="string" office:string-value="レモン">
            <text:p>レモン</text:p>
          </table:table-cell>
          <table:table-cell table:style-name="ce37" table:formula="of:=VLOOKUP([.H97];['1'.$A$2:.$B$14];2)" office:value-type="string" office:string-value="お湯">
            <text:p>お湯</text:p>
          </table:table-cell>
          <table:table-cell table:style-name="ce37" table:formula="of:=VLOOKUP([.I97];['1'.$A$2:.$B$15];2)" office:value-type="float" office:value="0">
            <text:p>#N/A</text:p>
          </table:table-cell>
          <table:table-cell table:style-name="ce37" table:formula="of:=VLOOKUP([.J97];['1'.$A$2:.$B$15];2)" office:value-type="float" office:value="0">
            <text:p>#N/A</text:p>
          </table:table-cell>
          <table:table-cell table:style-name="ce38" office:value-type="string">
            <text:p>맛 : 레몬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2" office:value-type="string">
            <text:p>L</text:p>
          </table:table-cell>
          <table:table-cell table:style-name="ce35" office:value-type="string">
            <text:p>4</text:p>
          </table:table-cell>
          <table:table-cell table:style-name="ce35" office:value-type="string">
            <text:p>1</text:p>
          </table:table-cell>
          <table:table-cell table:style-name="ce28" table:formula="of:=LEFT([.$C98];1)" office:value-type="string" office:string-value="L">
            <text:p>L</text:p>
          </table:table-cell>
          <table:table-cell table:style-name="ce37" table:formula="of:=MID([.$C98];2;1)">
            <text:p/>
          </table:table-cell>
          <table:table-cell table:style-name="ce37" table:formula="of:=MID([.$C98];3;1)">
            <text:p/>
          </table:table-cell>
          <table:table-cell table:style-name="ce37" table:formula="of:=IF(LEN([.$C98])&gt;3;MID([.$C98];4;1);-1)" office:value-type="float" office:value="-1">
            <text:p>-1</text:p>
          </table:table-cell>
          <table:table-cell table:style-name="ce37" table:formula="of:=IF(LEN([.$C98])&gt;3;MID([.$C98];5;1);-1)" office:value-type="float" office:value="-1">
            <text:p>-1</text:p>
          </table:table-cell>
          <table:table-cell table:style-name="ce37" table:formula="of:=VLOOKUP([.F98];['1'.$A$2:.$B$14];2)" office:value-type="string" office:string-value="日本酒（米だけの）">
            <text:p>日本酒（米だけの）</text:p>
          </table:table-cell>
          <table:table-cell table:style-name="ce37" table:formula="of:=VLOOKUP([.G98];['1'.$A$2:.$B$14];2)" office:value-type="float" office:value="0">
            <text:p>#N/A</text:p>
          </table:table-cell>
          <table:table-cell table:style-name="ce37" table:formula="of:=VLOOKUP([.H98];['1'.$A$2:.$B$14];2)" office:value-type="float" office:value="0">
            <text:p>#N/A</text:p>
          </table:table-cell>
          <table:table-cell table:style-name="ce37" table:formula="of:=VLOOKUP([.I98];['1'.$A$2:.$B$15];2)" office:value-type="float" office:value="0">
            <text:p>#N/A</text:p>
          </table:table-cell>
          <table:table-cell table:style-name="ce37" table:formula="of:=VLOOKUP([.J9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8">
            <text:p>98</text:p>
          </table:table-cell>
          <table:table-cell table:style-name="ce30" office:value-type="date" office:date-value="2023-01-06T01:37:23.659999">
            <text:p>01/06 1:37</text:p>
          </table:table-cell>
          <table:table-cell table:style-name="ce32" office:value-type="string">
            <text:p>CEFIM</text:p>
          </table:table-cell>
          <table:table-cell table:style-name="ce35" office:value-type="string">
            <text:p>2:2:2:1:4</text:p>
          </table:table-cell>
          <table:table-cell table:style-name="ce35" office:value-type="string">
            <text:p>1:1:1:1</text:p>
          </table:table-cell>
          <table:table-cell table:style-name="ce28" table:formula="of:=LEFT([.$C99];1)" office:value-type="string" office:string-value="C">
            <text:p>C</text:p>
          </table:table-cell>
          <table:table-cell table:style-name="ce37" table:formula="of:=MID([.$C99];2;1)" office:value-type="string" office:string-value="E">
            <text:p>E</text:p>
          </table:table-cell>
          <table:table-cell table:style-name="ce37" table:formula="of:=MID([.$C99];3;1)" office:value-type="string" office:string-value="F">
            <text:p>F</text:p>
          </table:table-cell>
          <table:table-cell table:style-name="ce37" table:formula="of:=IF(LEN([.$C99])&gt;3;MID([.$C99];4;1);-1)" office:value-type="string" office:string-value="I">
            <text:p>I</text:p>
          </table:table-cell>
          <table:table-cell table:style-name="ce37" table:formula="of:=IF(LEN([.$C99])&gt;3;MID([.$C99];5;1);-1)" office:value-type="string" office:string-value="M">
            <text:p>M</text:p>
          </table:table-cell>
          <table:table-cell table:style-name="ce37" table:formula="of:=VLOOKUP([.F99];['1'.$A$2:.$B$14];2)" office:value-type="string" office:string-value="オオバ">
            <text:p>オオバ</text:p>
          </table:table-cell>
          <table:table-cell table:style-name="ce37" table:formula="of:=VLOOKUP([.G99];['1'.$A$2:.$B$14];2)" office:value-type="string" office:string-value="ニンニク">
            <text:p>ニンニク</text:p>
          </table:table-cell>
          <table:table-cell table:style-name="ce37" table:formula="of:=VLOOKUP([.H99];['1'.$A$2:.$B$14];2)" office:value-type="string" office:string-value="生姜">
            <text:p>生姜</text:p>
          </table:table-cell>
          <table:table-cell table:style-name="ce37" table:formula="of:=VLOOKUP([.I99];['1'.$A$2:.$B$15];2)" office:value-type="string" office:string-value="ローズマリー">
            <text:p>ローズマリー</text:p>
          </table:table-cell>
          <table:table-cell table:style-name="ce37" table:formula="of:=VLOOKUP([.J99];['1'.$A$2:.$B$15];2)" office:value-type="string" office:string-value="お湯">
            <text:p>お湯</text:p>
          </table:table-cell>
          <table:table-cell table:style-name="ce38" office:value-type="string">
            <text:p>맛 : 거의 마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2" office:value-type="string">
            <text:p>ACFM</text:p>
          </table:table-cell>
          <table:table-cell table:style-name="ce35" office:value-type="string">
            <text:p>2:1:2:4</text:p>
          </table:table-cell>
          <table:table-cell table:style-name="ce35" office:value-type="string">
            <text:p>1:1:1</text:p>
          </table:table-cell>
          <table:table-cell table:style-name="ce28" table:formula="of:=LEFT([.$C100];1)" office:value-type="string" office:string-value="A">
            <text:p>A</text:p>
          </table:table-cell>
          <table:table-cell table:style-name="ce37" table:formula="of:=MID([.$C100];2;1)" office:value-type="string" office:string-value="C">
            <text:p>C</text:p>
          </table:table-cell>
          <table:table-cell table:style-name="ce37" table:formula="of:=MID([.$C100];3;1)" office:value-type="string" office:string-value="F">
            <text:p>F</text:p>
          </table:table-cell>
          <table:table-cell table:style-name="ce37" table:formula="of:=IF(LEN([.$C100])&gt;3;MID([.$C100];4;1);-1)" office:value-type="string" office:string-value="M">
            <text:p>M</text:p>
          </table:table-cell>
          <table:table-cell table:style-name="ce37" table:formula="of:=IF(LEN([.$C100])&gt;3;MID([.$C100];5;1);-1)">
            <text:p/>
          </table:table-cell>
          <table:table-cell table:style-name="ce37" table:formula="of:=VLOOKUP([.F100];['1'.$A$2:.$B$14];2)" office:value-type="string" office:string-value="ゆず">
            <text:p>ゆず</text:p>
          </table:table-cell>
          <table:table-cell table:style-name="ce37" table:formula="of:=VLOOKUP([.G100];['1'.$A$2:.$B$14];2)" office:value-type="string" office:string-value="オオバ">
            <text:p>オオバ</text:p>
          </table:table-cell>
          <table:table-cell table:style-name="ce37" table:formula="of:=VLOOKUP([.H100];['1'.$A$2:.$B$14];2)" office:value-type="string" office:string-value="生姜">
            <text:p>生姜</text:p>
          </table:table-cell>
          <table:table-cell table:style-name="ce37" table:formula="of:=VLOOKUP([.I100];['1'.$A$2:.$B$15];2)" office:value-type="string" office:string-value="お湯">
            <text:p>お湯</text:p>
          </table:table-cell>
          <table:table-cell table:style-name="ce37" table:formula="of:=VLOOKUP([.J100];['1'.$A$2:.$B$15];2)" office:value-type="float" office:value="0">
            <text:p>#N/A</text:p>
          </table:table-cell>
          <table:table-cell table:style-name="ce38" office:value-type="string">
            <text:p>맛 : (1) 유자. (2) 소옆 : "거의" 가 아니라, 완전히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2" office:value-type="string">
            <text:p>DFKM</text:p>
          </table:table-cell>
          <table:table-cell table:style-name="ce35" office:value-type="string">
            <text:p>2:1:2:4</text:p>
          </table:table-cell>
          <table:table-cell table:style-name="ce35" office:value-type="string">
            <text:p>3:1:2</text:p>
          </table:table-cell>
          <table:table-cell table:style-name="ce28" table:formula="of:=LEFT([.$C101];1)" office:value-type="string" office:string-value="D">
            <text:p>D</text:p>
          </table:table-cell>
          <table:table-cell table:style-name="ce37" table:formula="of:=MID([.$C101];2;1)" office:value-type="string" office:string-value="F">
            <text:p>F</text:p>
          </table:table-cell>
          <table:table-cell table:style-name="ce37" table:formula="of:=MID([.$C101];3;1)" office:value-type="string" office:string-value="K">
            <text:p>K</text:p>
          </table:table-cell>
          <table:table-cell table:style-name="ce37" table:formula="of:=IF(LEN([.$C101])&gt;3;MID([.$C101];4;1);-1)" office:value-type="string" office:string-value="M">
            <text:p>M</text:p>
          </table:table-cell>
          <table:table-cell table:style-name="ce37" table:formula="of:=IF(LEN([.$C101])&gt;3;MID([.$C101];5;1);-1)">
            <text:p/>
          </table:table-cell>
          <table:table-cell table:style-name="ce37" table:formula="of:=VLOOKUP([.F101];['1'.$A$2:.$B$14];2)" office:value-type="string" office:string-value="レモン">
            <text:p>レモン</text:p>
          </table:table-cell>
          <table:table-cell table:style-name="ce37" table:formula="of:=VLOOKUP([.G101];['1'.$A$2:.$B$14];2)" office:value-type="string" office:string-value="生姜">
            <text:p>生姜</text:p>
          </table:table-cell>
          <table:table-cell table:style-name="ce37" table:formula="of:=VLOOKUP([.H101];['1'.$A$2:.$B$14];2)" office:value-type="string" office:string-value="スペアミント">
            <text:p>スペアミント</text:p>
          </table:table-cell>
          <table:table-cell table:style-name="ce37" table:formula="of:=VLOOKUP([.I101];['1'.$A$2:.$B$15];2)" office:value-type="string" office:string-value="お湯">
            <text:p>お湯</text:p>
          </table:table-cell>
          <table:table-cell table:style-name="ce37" table:formula="of:=VLOOKUP([.J101];['1'.$A$2:.$B$15];2)" office:value-type="float" office:value="0">
            <text:p>#N/A</text:p>
          </table:table-cell>
          <table:table-cell table:style-name="ce38" office:value-type="string">
            <text:p>맛 : (1) 레몬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2" office:value-type="string">
            <text:p>L</text:p>
          </table:table-cell>
          <table:table-cell table:style-name="ce35" office:value-type="string">
            <text:p>4</text:p>
          </table:table-cell>
          <table:table-cell table:style-name="ce35" office:value-type="string">
            <text:p>1</text:p>
          </table:table-cell>
          <table:table-cell table:style-name="ce28" table:formula="of:=LEFT([.$C102];1)" office:value-type="string" office:string-value="L">
            <text:p>L</text:p>
          </table:table-cell>
          <table:table-cell table:style-name="ce37" table:formula="of:=MID([.$C102];2;1)">
            <text:p/>
          </table:table-cell>
          <table:table-cell table:style-name="ce37" table:formula="of:=MID([.$C102];3;1)">
            <text:p/>
          </table:table-cell>
          <table:table-cell table:style-name="ce37" table:formula="of:=IF(LEN([.$C102])&gt;3;MID([.$C102];4;1);-1)" office:value-type="float" office:value="-1">
            <text:p>-1</text:p>
          </table:table-cell>
          <table:table-cell table:style-name="ce37" table:formula="of:=IF(LEN([.$C102])&gt;3;MID([.$C102];5;1);-1)" office:value-type="float" office:value="-1">
            <text:p>-1</text:p>
          </table:table-cell>
          <table:table-cell table:style-name="ce37" table:formula="of:=VLOOKUP([.F102];['1'.$A$2:.$B$14];2)" office:value-type="string" office:string-value="日本酒（米だけの）">
            <text:p>日本酒（米だけの）</text:p>
          </table:table-cell>
          <table:table-cell table:style-name="ce37" table:formula="of:=VLOOKUP([.G102];['1'.$A$2:.$B$14];2)" office:value-type="float" office:value="0">
            <text:p>#N/A</text:p>
          </table:table-cell>
          <table:table-cell table:style-name="ce37" table:formula="of:=VLOOKUP([.H102];['1'.$A$2:.$B$14];2)" office:value-type="float" office:value="0">
            <text:p>#N/A</text:p>
          </table:table-cell>
          <table:table-cell table:style-name="ce37" table:formula="of:=VLOOKUP([.I102];['1'.$A$2:.$B$15];2)" office:value-type="float" office:value="0">
            <text:p>#N/A</text:p>
          </table:table-cell>
          <table:table-cell table:style-name="ce37" table:formula="of:=VLOOKUP([.J10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2" office:value-type="string">
            <text:p>DEFHM</text:p>
          </table:table-cell>
          <table:table-cell table:style-name="ce35" office:value-type="string">
            <text:p>1:2:1:2:5</text:p>
          </table:table-cell>
          <table:table-cell table:style-name="ce35" office:value-type="string">
            <text:p>3:1:1:1</text:p>
          </table:table-cell>
          <table:table-cell table:style-name="ce28" table:formula="of:=LEFT([.$C103];1)" office:value-type="string" office:string-value="D">
            <text:p>D</text:p>
          </table:table-cell>
          <table:table-cell table:style-name="ce37" table:formula="of:=MID([.$C103];2;1)" office:value-type="string" office:string-value="E">
            <text:p>E</text:p>
          </table:table-cell>
          <table:table-cell table:style-name="ce37" table:formula="of:=MID([.$C103];3;1)" office:value-type="string" office:string-value="F">
            <text:p>F</text:p>
          </table:table-cell>
          <table:table-cell table:style-name="ce37" table:formula="of:=IF(LEN([.$C103])&gt;3;MID([.$C103];4;1);-1)" office:value-type="string" office:string-value="H">
            <text:p>H</text:p>
          </table:table-cell>
          <table:table-cell table:style-name="ce37" table:formula="of:=IF(LEN([.$C103])&gt;3;MID([.$C103];5;1);-1)" office:value-type="string" office:string-value="M">
            <text:p>M</text:p>
          </table:table-cell>
          <table:table-cell table:style-name="ce37" table:formula="of:=VLOOKUP([.F103];['1'.$A$2:.$B$14];2)" office:value-type="string" office:string-value="レモン">
            <text:p>レモン</text:p>
          </table:table-cell>
          <table:table-cell table:style-name="ce37" table:formula="of:=VLOOKUP([.G103];['1'.$A$2:.$B$14];2)" office:value-type="string" office:string-value="ニンニク">
            <text:p>ニンニク</text:p>
          </table:table-cell>
          <table:table-cell table:style-name="ce37" table:formula="of:=VLOOKUP([.H103];['1'.$A$2:.$B$14];2)" office:value-type="string" office:string-value="生姜">
            <text:p>生姜</text:p>
          </table:table-cell>
          <table:table-cell table:style-name="ce37" table:formula="of:=VLOOKUP([.I103];['1'.$A$2:.$B$15];2)" office:value-type="string" office:string-value="ペパーミント">
            <text:p>ペパーミント</text:p>
          </table:table-cell>
          <table:table-cell table:style-name="ce37" table:formula="of:=VLOOKUP([.J103];['1'.$A$2:.$B$15];2)" office:value-type="string" office:string-value="お湯">
            <text:p>お湯</text:p>
          </table:table-cell>
          <table:table-cell table:style-name="ce38" office:value-type="string">
            <text:p>맛 : 마늘. 가벼운 맛. 맛이 얇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2" office:value-type="string">
            <text:p>ACEM</text:p>
          </table:table-cell>
          <table:table-cell table:style-name="ce35" office:value-type="string">
            <text:p>2:2:0.5:2</text:p>
          </table:table-cell>
          <table:table-cell table:style-name="ce35" office:value-type="string">
            <text:p>1:1:1</text:p>
          </table:table-cell>
          <table:table-cell table:style-name="ce28" table:formula="of:=LEFT([.$C104];1)" office:value-type="string" office:string-value="A">
            <text:p>A</text:p>
          </table:table-cell>
          <table:table-cell table:style-name="ce37" table:formula="of:=MID([.$C104];2;1)" office:value-type="string" office:string-value="C">
            <text:p>C</text:p>
          </table:table-cell>
          <table:table-cell table:style-name="ce37" table:formula="of:=MID([.$C104];3;1)" office:value-type="string" office:string-value="E">
            <text:p>E</text:p>
          </table:table-cell>
          <table:table-cell table:style-name="ce37" table:formula="of:=IF(LEN([.$C104])&gt;3;MID([.$C104];4;1);-1)" office:value-type="string" office:string-value="M">
            <text:p>M</text:p>
          </table:table-cell>
          <table:table-cell table:style-name="ce37" table:formula="of:=IF(LEN([.$C104])&gt;3;MID([.$C104];5;1);-1)">
            <text:p/>
          </table:table-cell>
          <table:table-cell table:style-name="ce37" table:formula="of:=VLOOKUP([.F104];['1'.$A$2:.$B$14];2)" office:value-type="string" office:string-value="ゆず">
            <text:p>ゆず</text:p>
          </table:table-cell>
          <table:table-cell table:style-name="ce37" table:formula="of:=VLOOKUP([.G104];['1'.$A$2:.$B$14];2)" office:value-type="string" office:string-value="オオバ">
            <text:p>オオバ</text:p>
          </table:table-cell>
          <table:table-cell table:style-name="ce37" table:formula="of:=VLOOKUP([.H104];['1'.$A$2:.$B$14];2)" office:value-type="string" office:string-value="ニンニク">
            <text:p>ニンニク</text:p>
          </table:table-cell>
          <table:table-cell table:style-name="ce37" table:formula="of:=VLOOKUP([.I104];['1'.$A$2:.$B$15];2)" office:value-type="string" office:string-value="お湯">
            <text:p>お湯</text:p>
          </table:table-cell>
          <table:table-cell table:style-name="ce37" table:formula="of:=VLOOKUP([.J104];['1'.$A$2:.$B$15];2)" office:value-type="float" office:value="0">
            <text:p>#N/A</text:p>
          </table:table-cell>
          <table:table-cell table:style-name="ce38" office:value-type="string">
            <text:p>맛 : 유자. &lt;좋다&gt;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2" office:value-type="string">
            <text:p>L</text:p>
          </table:table-cell>
          <table:table-cell table:style-name="ce35" office:value-type="string">
            <text:p>5</text:p>
          </table:table-cell>
          <table:table-cell table:style-name="ce35"/>
          <table:table-cell table:style-name="ce28" table:formula="of:=LEFT([.$C105];1)" office:value-type="string" office:string-value="L">
            <text:p>L</text:p>
          </table:table-cell>
          <table:table-cell table:style-name="ce37" table:formula="of:=MID([.$C105];2;1)">
            <text:p/>
          </table:table-cell>
          <table:table-cell table:style-name="ce37" table:formula="of:=MID([.$C105];3;1)">
            <text:p/>
          </table:table-cell>
          <table:table-cell table:style-name="ce37" table:formula="of:=IF(LEN([.$C105])&gt;3;MID([.$C105];4;1);-1)" office:value-type="float" office:value="-1">
            <text:p>-1</text:p>
          </table:table-cell>
          <table:table-cell table:style-name="ce37" table:formula="of:=IF(LEN([.$C105])&gt;3;MID([.$C105];5;1);-1)" office:value-type="float" office:value="-1">
            <text:p>-1</text:p>
          </table:table-cell>
          <table:table-cell table:style-name="ce37" table:formula="of:=VLOOKUP([.F105];['1'.$A$2:.$B$14];2)" office:value-type="string" office:string-value="日本酒（米だけの）">
            <text:p>日本酒（米だけの）</text:p>
          </table:table-cell>
          <table:table-cell table:style-name="ce37" table:formula="of:=VLOOKUP([.G105];['1'.$A$2:.$B$14];2)" office:value-type="float" office:value="0">
            <text:p>#N/A</text:p>
          </table:table-cell>
          <table:table-cell table:style-name="ce37" table:formula="of:=VLOOKUP([.H105];['1'.$A$2:.$B$14];2)" office:value-type="float" office:value="0">
            <text:p>#N/A</text:p>
          </table:table-cell>
          <table:table-cell table:style-name="ce37" table:formula="of:=VLOOKUP([.I105];['1'.$A$2:.$B$15];2)" office:value-type="float" office:value="0">
            <text:p>#N/A</text:p>
          </table:table-cell>
          <table:table-cell table:style-name="ce37" table:formula="of:=VLOOKUP([.J10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2" office:value-type="string">
            <text:p>CLM</text:p>
          </table:table-cell>
          <table:table-cell table:style-name="ce35" office:value-type="string">
            <text:p>3:3:2</text:p>
          </table:table-cell>
          <table:table-cell table:style-name="ce35" office:value-type="string">
            <text:p>1:1</text:p>
          </table:table-cell>
          <table:table-cell table:style-name="ce28" table:formula="of:=LEFT([.$C106];1)" office:value-type="string" office:string-value="C">
            <text:p>C</text:p>
          </table:table-cell>
          <table:table-cell table:style-name="ce37" table:formula="of:=MID([.$C106];2;1)" office:value-type="string" office:string-value="L">
            <text:p>L</text:p>
          </table:table-cell>
          <table:table-cell table:style-name="ce37" table:formula="of:=MID([.$C106];3;1)" office:value-type="string" office:string-value="M">
            <text:p>M</text:p>
          </table:table-cell>
          <table:table-cell table:style-name="ce37" table:formula="of:=IF(LEN([.$C106])&gt;3;MID([.$C106];4;1);-1)" office:value-type="float" office:value="-1">
            <text:p>-1</text:p>
          </table:table-cell>
          <table:table-cell table:style-name="ce37" table:formula="of:=IF(LEN([.$C106])&gt;3;MID([.$C106];5;1);-1)" office:value-type="float" office:value="-1">
            <text:p>-1</text:p>
          </table:table-cell>
          <table:table-cell table:style-name="ce37" table:formula="of:=VLOOKUP([.F106];['1'.$A$2:.$B$14];2)" office:value-type="string" office:string-value="オオバ">
            <text:p>オオバ</text:p>
          </table:table-cell>
          <table:table-cell table:style-name="ce37" table:formula="of:=VLOOKUP([.G106];['1'.$A$2:.$B$14];2)" office:value-type="string" office:string-value="日本酒（米だけの）">
            <text:p>日本酒（米だけの）</text:p>
          </table:table-cell>
          <table:table-cell table:style-name="ce37" table:formula="of:=VLOOKUP([.H106];['1'.$A$2:.$B$14];2)" office:value-type="string" office:string-value="お湯">
            <text:p>お湯</text:p>
          </table:table-cell>
          <table:table-cell table:style-name="ce37" table:formula="of:=VLOOKUP([.I106];['1'.$A$2:.$B$15];2)" office:value-type="float" office:value="0">
            <text:p>#N/A</text:p>
          </table:table-cell>
          <table:table-cell table:style-name="ce37" table:formula="of:=VLOOKUP([.J106];['1'.$A$2:.$B$15];2)" office:value-type="float" office:value="0">
            <text:p>#N/A</text:p>
          </table:table-cell>
          <table:table-cell table:style-name="ce38" office:value-type="string">
            <text:p>맛 : 소옆. 가벼운. &lt;나쁘지 않다&gt;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2" office:value-type="string">
            <text:p>L</text:p>
          </table:table-cell>
          <table:table-cell table:style-name="ce35" office:value-type="string">
            <text:p>5</text:p>
          </table:table-cell>
          <table:table-cell table:style-name="ce35"/>
          <table:table-cell table:style-name="ce28" table:formula="of:=LEFT([.$C107];1)" office:value-type="string" office:string-value="L">
            <text:p>L</text:p>
          </table:table-cell>
          <table:table-cell table:style-name="ce37" table:formula="of:=MID([.$C107];2;1)">
            <text:p/>
          </table:table-cell>
          <table:table-cell table:style-name="ce37" table:formula="of:=MID([.$C107];3;1)">
            <text:p/>
          </table:table-cell>
          <table:table-cell table:style-name="ce37" table:formula="of:=IF(LEN([.$C107])&gt;3;MID([.$C107];4;1);-1)" office:value-type="float" office:value="-1">
            <text:p>-1</text:p>
          </table:table-cell>
          <table:table-cell table:style-name="ce37" table:formula="of:=IF(LEN([.$C107])&gt;3;MID([.$C107];5;1);-1)" office:value-type="float" office:value="-1">
            <text:p>-1</text:p>
          </table:table-cell>
          <table:table-cell table:style-name="ce37" table:formula="of:=VLOOKUP([.F107];['1'.$A$2:.$B$14];2)" office:value-type="string" office:string-value="日本酒（米だけの）">
            <text:p>日本酒（米だけの）</text:p>
          </table:table-cell>
          <table:table-cell table:style-name="ce37" table:formula="of:=VLOOKUP([.G107];['1'.$A$2:.$B$14];2)" office:value-type="float" office:value="0">
            <text:p>#N/A</text:p>
          </table:table-cell>
          <table:table-cell table:style-name="ce37" table:formula="of:=VLOOKUP([.H107];['1'.$A$2:.$B$14];2)" office:value-type="float" office:value="0">
            <text:p>#N/A</text:p>
          </table:table-cell>
          <table:table-cell table:style-name="ce37" table:formula="of:=VLOOKUP([.I107];['1'.$A$2:.$B$15];2)" office:value-type="float" office:value="0">
            <text:p>#N/A</text:p>
          </table:table-cell>
          <table:table-cell table:style-name="ce37" table:formula="of:=VLOOKUP([.J10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2" office:value-type="string">
            <text:p>EFHIN</text:p>
          </table:table-cell>
          <table:table-cell table:style-name="ce35" office:value-type="string">
            <text:p>2:1:2:2:2</text:p>
          </table:table-cell>
          <table:table-cell table:style-name="ce35" office:value-type="string">
            <text:p>1:1:1:1</text:p>
          </table:table-cell>
          <table:table-cell table:style-name="ce28" table:formula="of:=LEFT([.$C108];1)" office:value-type="string" office:string-value="E">
            <text:p>E</text:p>
          </table:table-cell>
          <table:table-cell table:style-name="ce37" table:formula="of:=MID([.$C108];2;1)" office:value-type="string" office:string-value="F">
            <text:p>F</text:p>
          </table:table-cell>
          <table:table-cell table:style-name="ce37" table:formula="of:=MID([.$C108];3;1)" office:value-type="string" office:string-value="H">
            <text:p>H</text:p>
          </table:table-cell>
          <table:table-cell table:style-name="ce37" table:formula="of:=IF(LEN([.$C108])&gt;3;MID([.$C108];4;1);-1)" office:value-type="string" office:string-value="I">
            <text:p>I</text:p>
          </table:table-cell>
          <table:table-cell table:style-name="ce37" table:formula="of:=IF(LEN([.$C108])&gt;3;MID([.$C108];5;1);-1)" office:value-type="string" office:string-value="N">
            <text:p>N</text:p>
          </table:table-cell>
          <table:table-cell table:style-name="ce37" table:formula="of:=VLOOKUP([.F108];['1'.$A$2:.$B$14];2)" office:value-type="string" office:string-value="ニンニク">
            <text:p>ニンニク</text:p>
          </table:table-cell>
          <table:table-cell table:style-name="ce37" table:formula="of:=VLOOKUP([.G108];['1'.$A$2:.$B$14];2)" office:value-type="string" office:string-value="生姜">
            <text:p>生姜</text:p>
          </table:table-cell>
          <table:table-cell table:style-name="ce37" table:formula="of:=VLOOKUP([.H108];['1'.$A$2:.$B$14];2)" office:value-type="string" office:string-value="ペパーミント">
            <text:p>ペパーミント</text:p>
          </table:table-cell>
          <table:table-cell table:style-name="ce37" table:formula="of:=VLOOKUP([.I108];['1'.$A$2:.$B$15];2)" office:value-type="string" office:string-value="ローズマリー">
            <text:p>ローズマリー</text:p>
          </table:table-cell>
          <table:table-cell table:style-name="ce37" table:formula="of:=VLOOKUP([.J108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2" office:value-type="string">
            <text:p>EHHN</text:p>
          </table:table-cell>
          <table:table-cell table:style-name="ce35" office:value-type="string">
            <text:p>1:2:2:2</text:p>
          </table:table-cell>
          <table:table-cell table:style-name="ce35" office:value-type="string">
            <text:p>1:1:2</text:p>
          </table:table-cell>
          <table:table-cell table:style-name="ce28" table:formula="of:=LEFT([.$C109];1)" office:value-type="string" office:string-value="E">
            <text:p>E</text:p>
          </table:table-cell>
          <table:table-cell table:style-name="ce37" table:formula="of:=MID([.$C109];2;1)" office:value-type="string" office:string-value="H">
            <text:p>H</text:p>
          </table:table-cell>
          <table:table-cell table:style-name="ce37" table:formula="of:=MID([.$C109];3;1)" office:value-type="string" office:string-value="H">
            <text:p>H</text:p>
          </table:table-cell>
          <table:table-cell table:style-name="ce37" table:formula="of:=IF(LEN([.$C109])&gt;3;MID([.$C109];4;1);-1)" office:value-type="string" office:string-value="N">
            <text:p>N</text:p>
          </table:table-cell>
          <table:table-cell table:style-name="ce37" table:formula="of:=IF(LEN([.$C109])&gt;3;MID([.$C109];5;1);-1)">
            <text:p/>
          </table:table-cell>
          <table:table-cell table:style-name="ce37" table:formula="of:=VLOOKUP([.F109];['1'.$A$2:.$B$14];2)" office:value-type="string" office:string-value="ニンニク">
            <text:p>ニンニク</text:p>
          </table:table-cell>
          <table:table-cell table:style-name="ce37" table:formula="of:=VLOOKUP([.G109];['1'.$A$2:.$B$14];2)" office:value-type="string" office:string-value="ペパーミント">
            <text:p>ペパーミント</text:p>
          </table:table-cell>
          <table:table-cell table:style-name="ce37" table:formula="of:=VLOOKUP([.H109];['1'.$A$2:.$B$14];2)" office:value-type="string" office:string-value="ペパーミント">
            <text:p>ペパーミント</text:p>
          </table:table-cell>
          <table:table-cell table:style-name="ce37" table:formula="of:=VLOOKUP([.I109];['1'.$A$2:.$B$15];2)" office:value-type="string" office:string-value="紅茶">
            <text:p>紅茶</text:p>
          </table:table-cell>
          <table:table-cell table:style-name="ce37" table:formula="of:=VLOOKUP([.J109];['1'.$A$2:.$B$15];2)" office:value-type="float" office:value="0">
            <text:p>#N/A</text:p>
          </table:table-cell>
          <table:table-cell table:style-name="ce38" office:value-type="string">
            <text:p>맛 : (1) 나쁘지 않다. (2) 마늘의 맛 --&gt; 가벼우게 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2" office:value-type="string">
            <text:p>L</text:p>
          </table:table-cell>
          <table:table-cell table:style-name="ce35" office:value-type="string">
            <text:p>5</text:p>
          </table:table-cell>
          <table:table-cell table:style-name="ce35"/>
          <table:table-cell table:style-name="ce28" table:formula="of:=LEFT([.$C110];1)" office:value-type="string" office:string-value="L">
            <text:p>L</text:p>
          </table:table-cell>
          <table:table-cell table:style-name="ce37" table:formula="of:=MID([.$C110];2;1)">
            <text:p/>
          </table:table-cell>
          <table:table-cell table:style-name="ce37" table:formula="of:=MID([.$C110];3;1)">
            <text:p/>
          </table:table-cell>
          <table:table-cell table:style-name="ce37" table:formula="of:=IF(LEN([.$C110])&gt;3;MID([.$C110];4;1);-1)" office:value-type="float" office:value="-1">
            <text:p>-1</text:p>
          </table:table-cell>
          <table:table-cell table:style-name="ce37" table:formula="of:=IF(LEN([.$C110])&gt;3;MID([.$C110];5;1);-1)" office:value-type="float" office:value="-1">
            <text:p>-1</text:p>
          </table:table-cell>
          <table:table-cell table:style-name="ce37" table:formula="of:=VLOOKUP([.F110];['1'.$A$2:.$B$14];2)" office:value-type="string" office:string-value="日本酒（米だけの）">
            <text:p>日本酒（米だけの）</text:p>
          </table:table-cell>
          <table:table-cell table:style-name="ce37" table:formula="of:=VLOOKUP([.G110];['1'.$A$2:.$B$14];2)" office:value-type="float" office:value="0">
            <text:p>#N/A</text:p>
          </table:table-cell>
          <table:table-cell table:style-name="ce37" table:formula="of:=VLOOKUP([.H110];['1'.$A$2:.$B$14];2)" office:value-type="float" office:value="0">
            <text:p>#N/A</text:p>
          </table:table-cell>
          <table:table-cell table:style-name="ce37" table:formula="of:=VLOOKUP([.I110];['1'.$A$2:.$B$15];2)" office:value-type="float" office:value="0">
            <text:p>#N/A</text:p>
          </table:table-cell>
          <table:table-cell table:style-name="ce37" table:formula="of:=VLOOKUP([.J11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2" office:value-type="string">
            <text:p>L</text:p>
          </table:table-cell>
          <table:table-cell table:style-name="ce35" office:value-type="string">
            <text:p>5</text:p>
          </table:table-cell>
          <table:table-cell table:style-name="ce35"/>
          <table:table-cell table:style-name="ce28" table:formula="of:=LEFT([.$C111];1)" office:value-type="string" office:string-value="L">
            <text:p>L</text:p>
          </table:table-cell>
          <table:table-cell table:style-name="ce37" table:formula="of:=MID([.$C111];2;1)">
            <text:p/>
          </table:table-cell>
          <table:table-cell table:style-name="ce37" table:formula="of:=MID([.$C111];3;1)">
            <text:p/>
          </table:table-cell>
          <table:table-cell table:style-name="ce37" table:formula="of:=IF(LEN([.$C111])&gt;3;MID([.$C111];4;1);-1)" office:value-type="float" office:value="-1">
            <text:p>-1</text:p>
          </table:table-cell>
          <table:table-cell table:style-name="ce37" table:formula="of:=IF(LEN([.$C111])&gt;3;MID([.$C111];5;1);-1)" office:value-type="float" office:value="-1">
            <text:p>-1</text:p>
          </table:table-cell>
          <table:table-cell table:style-name="ce37" table:formula="of:=VLOOKUP([.F111];['1'.$A$2:.$B$14];2)" office:value-type="string" office:string-value="日本酒（米だけの）">
            <text:p>日本酒（米だけの）</text:p>
          </table:table-cell>
          <table:table-cell table:style-name="ce37" table:formula="of:=VLOOKUP([.G111];['1'.$A$2:.$B$14];2)" office:value-type="float" office:value="0">
            <text:p>#N/A</text:p>
          </table:table-cell>
          <table:table-cell table:style-name="ce37" table:formula="of:=VLOOKUP([.H111];['1'.$A$2:.$B$14];2)" office:value-type="float" office:value="0">
            <text:p>#N/A</text:p>
          </table:table-cell>
          <table:table-cell table:style-name="ce37" table:formula="of:=VLOOKUP([.I111];['1'.$A$2:.$B$15];2)" office:value-type="float" office:value="0">
            <text:p>#N/A</text:p>
          </table:table-cell>
          <table:table-cell table:style-name="ce37" table:formula="of:=VLOOKUP([.J11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2" office:value-type="string">
            <text:p>EFIKM</text:p>
          </table:table-cell>
          <table:table-cell table:style-name="ce35" office:value-type="string">
            <text:p>2:2:1:2:4</text:p>
          </table:table-cell>
          <table:table-cell table:style-name="ce35" office:value-type="string">
            <text:p>1:1:1:1</text:p>
          </table:table-cell>
          <table:table-cell table:style-name="ce28" table:formula="of:=LEFT([.$C112];1)" office:value-type="string" office:string-value="E">
            <text:p>E</text:p>
          </table:table-cell>
          <table:table-cell table:style-name="ce37" table:formula="of:=MID([.$C112];2;1)" office:value-type="string" office:string-value="F">
            <text:p>F</text:p>
          </table:table-cell>
          <table:table-cell table:style-name="ce37" table:formula="of:=MID([.$C112];3;1)" office:value-type="string" office:string-value="I">
            <text:p>I</text:p>
          </table:table-cell>
          <table:table-cell table:style-name="ce37" table:formula="of:=IF(LEN([.$C112])&gt;3;MID([.$C112];4;1);-1)" office:value-type="string" office:string-value="K">
            <text:p>K</text:p>
          </table:table-cell>
          <table:table-cell table:style-name="ce37" table:formula="of:=IF(LEN([.$C112])&gt;3;MID([.$C112];5;1);-1)" office:value-type="string" office:string-value="M">
            <text:p>M</text:p>
          </table:table-cell>
          <table:table-cell table:style-name="ce37" table:formula="of:=VLOOKUP([.F112];['1'.$A$2:.$B$14];2)" office:value-type="string" office:string-value="ニンニク">
            <text:p>ニンニク</text:p>
          </table:table-cell>
          <table:table-cell table:style-name="ce37" table:formula="of:=VLOOKUP([.G112];['1'.$A$2:.$B$14];2)" office:value-type="string" office:string-value="生姜">
            <text:p>生姜</text:p>
          </table:table-cell>
          <table:table-cell table:style-name="ce37" table:formula="of:=VLOOKUP([.H112];['1'.$A$2:.$B$14];2)" office:value-type="string" office:string-value="ローズマリー">
            <text:p>ローズマリー</text:p>
          </table:table-cell>
          <table:table-cell table:style-name="ce37" table:formula="of:=VLOOKUP([.I112];['1'.$A$2:.$B$15];2)" office:value-type="string" office:string-value="スペアミント">
            <text:p>スペアミント</text:p>
          </table:table-cell>
          <table:table-cell table:style-name="ce37" table:formula="of:=VLOOKUP([.J112];['1'.$A$2:.$B$15];2)" office:value-type="string" office:string-value="お湯">
            <text:p>お湯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2" office:value-type="string">
            <text:p>AKM</text:p>
          </table:table-cell>
          <table:table-cell table:style-name="ce35" office:value-type="string">
            <text:p>2:2:2</text:p>
          </table:table-cell>
          <table:table-cell table:style-name="ce35" office:value-type="string">
            <text:p>1:1</text:p>
          </table:table-cell>
          <table:table-cell table:style-name="ce28" table:formula="of:=LEFT([.$C113];1)" office:value-type="string" office:string-value="A">
            <text:p>A</text:p>
          </table:table-cell>
          <table:table-cell table:style-name="ce37" table:formula="of:=MID([.$C113];2;1)" office:value-type="string" office:string-value="K">
            <text:p>K</text:p>
          </table:table-cell>
          <table:table-cell table:style-name="ce37" table:formula="of:=MID([.$C113];3;1)" office:value-type="string" office:string-value="M">
            <text:p>M</text:p>
          </table:table-cell>
          <table:table-cell table:style-name="ce37" table:formula="of:=IF(LEN([.$C113])&gt;3;MID([.$C113];4;1);-1)" office:value-type="float" office:value="-1">
            <text:p>-1</text:p>
          </table:table-cell>
          <table:table-cell table:style-name="ce37" table:formula="of:=IF(LEN([.$C113])&gt;3;MID([.$C113];5;1);-1)" office:value-type="float" office:value="-1">
            <text:p>-1</text:p>
          </table:table-cell>
          <table:table-cell table:style-name="ce37" table:formula="of:=VLOOKUP([.F113];['1'.$A$2:.$B$14];2)" office:value-type="string" office:string-value="ゆず">
            <text:p>ゆず</text:p>
          </table:table-cell>
          <table:table-cell table:style-name="ce37" table:formula="of:=VLOOKUP([.G113];['1'.$A$2:.$B$14];2)" office:value-type="string" office:string-value="スペアミント">
            <text:p>スペアミント</text:p>
          </table:table-cell>
          <table:table-cell table:style-name="ce37" table:formula="of:=VLOOKUP([.H113];['1'.$A$2:.$B$14];2)" office:value-type="string" office:string-value="お湯">
            <text:p>お湯</text:p>
          </table:table-cell>
          <table:table-cell table:style-name="ce37" table:formula="of:=VLOOKUP([.I113];['1'.$A$2:.$B$15];2)" office:value-type="float" office:value="0">
            <text:p>#N/A</text:p>
          </table:table-cell>
          <table:table-cell table:style-name="ce37" table:formula="of:=VLOOKUP([.J113];['1'.$A$2:.$B$15];2)" office:value-type="float" office:value="0">
            <text:p>#N/A</text:p>
          </table:table-cell>
          <table:table-cell table:style-name="ce38" office:value-type="string">
            <text:p>맛 : 유자 위에 민트가 덮여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13">
            <text:p>113</text:p>
          </table:table-cell>
          <table:table-cell table:style-name="ce30" office:value-type="date" office:date-value="2023-01-09T01:18:34.79">
            <text:p>01/09 1:18</text:p>
          </table:table-cell>
          <table:table-cell table:style-name="ce32" office:value-type="string">
            <text:p>AKM</text:p>
          </table:table-cell>
          <table:table-cell table:style-name="ce35" office:value-type="string">
            <text:p>2:3:2</text:p>
          </table:table-cell>
          <table:table-cell table:style-name="ce35" office:value-type="string">
            <text:p>1:1</text:p>
          </table:table-cell>
          <table:table-cell table:style-name="ce28" table:formula="of:=LEFT([.$C114];1)" office:value-type="string" office:string-value="A">
            <text:p>A</text:p>
          </table:table-cell>
          <table:table-cell table:style-name="ce37" table:formula="of:=MID([.$C114];2;1)" office:value-type="string" office:string-value="K">
            <text:p>K</text:p>
          </table:table-cell>
          <table:table-cell table:style-name="ce37" table:formula="of:=MID([.$C114];3;1)" office:value-type="string" office:string-value="M">
            <text:p>M</text:p>
          </table:table-cell>
          <table:table-cell table:style-name="ce37" table:formula="of:=IF(LEN([.$C114])&gt;3;MID([.$C114];4;1);-1)" office:value-type="float" office:value="-1">
            <text:p>-1</text:p>
          </table:table-cell>
          <table:table-cell table:style-name="ce37" table:formula="of:=IF(LEN([.$C114])&gt;3;MID([.$C114];5;1);-1)" office:value-type="float" office:value="-1">
            <text:p>-1</text:p>
          </table:table-cell>
          <table:table-cell table:style-name="ce37" table:formula="of:=VLOOKUP([.F114];['1'.$A$2:.$B$14];2)" office:value-type="string" office:string-value="ゆず">
            <text:p>ゆず</text:p>
          </table:table-cell>
          <table:table-cell table:style-name="ce37" table:formula="of:=VLOOKUP([.G114];['1'.$A$2:.$B$14];2)" office:value-type="string" office:string-value="スペアミント">
            <text:p>スペアミント</text:p>
          </table:table-cell>
          <table:table-cell table:style-name="ce37" table:formula="of:=VLOOKUP([.H114];['1'.$A$2:.$B$14];2)" office:value-type="string" office:string-value="お湯">
            <text:p>お湯</text:p>
          </table:table-cell>
          <table:table-cell table:style-name="ce37" table:formula="of:=VLOOKUP([.I114];['1'.$A$2:.$B$15];2)" office:value-type="float" office:value="0">
            <text:p>#N/A</text:p>
          </table:table-cell>
          <table:table-cell table:style-name="ce37" table:formula="of:=VLOOKUP([.J114];['1'.$A$2:.$B$15];2)" office:value-type="float" office:value="0">
            <text:p>#N/A</text:p>
          </table:table-cell>
          <table:table-cell table:style-name="ce38" office:value-type="string">
            <text:p>맛 : 매우 가볍다. 창백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14">
            <text:p>114</text:p>
          </table:table-cell>
          <table:table-cell table:style-name="ce30" office:value-type="date" office:date-value="2023-01-09T01:25:26.38">
            <text:p>01/09 1:25</text:p>
          </table:table-cell>
          <table:table-cell table:style-name="ce32" office:value-type="string">
            <text:p>L</text:p>
          </table:table-cell>
          <table:table-cell table:style-name="ce35" office:value-type="string">
            <text:p>5</text:p>
          </table:table-cell>
          <table:table-cell table:style-name="ce35"/>
          <table:table-cell table:style-name="ce28" table:formula="of:=LEFT([.$C115];1)" office:value-type="string" office:string-value="L">
            <text:p>L</text:p>
          </table:table-cell>
          <table:table-cell table:style-name="ce37" table:formula="of:=MID([.$C115];2;1)">
            <text:p/>
          </table:table-cell>
          <table:table-cell table:style-name="ce37" table:formula="of:=MID([.$C115];3;1)">
            <text:p/>
          </table:table-cell>
          <table:table-cell table:style-name="ce37" table:formula="of:=IF(LEN([.$C115])&gt;3;MID([.$C115];4;1);-1)" office:value-type="float" office:value="-1">
            <text:p>-1</text:p>
          </table:table-cell>
          <table:table-cell table:style-name="ce37" table:formula="of:=IF(LEN([.$C115])&gt;3;MID([.$C115];5;1);-1)" office:value-type="float" office:value="-1">
            <text:p>-1</text:p>
          </table:table-cell>
          <table:table-cell table:style-name="ce37" table:formula="of:=VLOOKUP([.F115];['1'.$A$2:.$B$14];2)" office:value-type="string" office:string-value="日本酒（米だけの）">
            <text:p>日本酒（米だけの）</text:p>
          </table:table-cell>
          <table:table-cell table:style-name="ce37" table:formula="of:=VLOOKUP([.G115];['1'.$A$2:.$B$14];2)" office:value-type="float" office:value="0">
            <text:p>#N/A</text:p>
          </table:table-cell>
          <table:table-cell table:style-name="ce37" table:formula="of:=VLOOKUP([.H115];['1'.$A$2:.$B$14];2)" office:value-type="float" office:value="0">
            <text:p>#N/A</text:p>
          </table:table-cell>
          <table:table-cell table:style-name="ce37" table:formula="of:=VLOOKUP([.I115];['1'.$A$2:.$B$15];2)" office:value-type="float" office:value="0">
            <text:p>#N/A</text:p>
          </table:table-cell>
          <table:table-cell table:style-name="ce37" table:formula="of:=VLOOKUP([.J11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2" office:value-type="string">
            <text:p>DL</text:p>
          </table:table-cell>
          <table:table-cell table:style-name="ce35" office:value-type="string">
            <text:p>2:3</text:p>
          </table:table-cell>
          <table:table-cell table:style-name="ce35" office:value-type="string">
            <text:p>3:1</text:p>
          </table:table-cell>
          <table:table-cell table:style-name="ce28" table:formula="of:=LEFT([.$C116];1)" office:value-type="string" office:string-value="D">
            <text:p>D</text:p>
          </table:table-cell>
          <table:table-cell table:style-name="ce37" table:formula="of:=MID([.$C116];2;1)" office:value-type="string" office:string-value="L">
            <text:p>L</text:p>
          </table:table-cell>
          <table:table-cell table:style-name="ce37" table:formula="of:=MID([.$C116];3;1)">
            <text:p/>
          </table:table-cell>
          <table:table-cell table:style-name="ce37" table:formula="of:=IF(LEN([.$C116])&gt;3;MID([.$C116];4;1);-1)" office:value-type="float" office:value="-1">
            <text:p>-1</text:p>
          </table:table-cell>
          <table:table-cell table:style-name="ce37" table:formula="of:=IF(LEN([.$C116])&gt;3;MID([.$C116];5;1);-1)" office:value-type="float" office:value="-1">
            <text:p>-1</text:p>
          </table:table-cell>
          <table:table-cell table:style-name="ce37" table:formula="of:=VLOOKUP([.F116];['1'.$A$2:.$B$14];2)" office:value-type="string" office:string-value="レモン">
            <text:p>レモン</text:p>
          </table:table-cell>
          <table:table-cell table:style-name="ce37" table:formula="of:=VLOOKUP([.G116];['1'.$A$2:.$B$14];2)" office:value-type="string" office:string-value="日本酒（米だけの）">
            <text:p>日本酒（米だけの）</text:p>
          </table:table-cell>
          <table:table-cell table:style-name="ce37" table:formula="of:=VLOOKUP([.H116];['1'.$A$2:.$B$14];2)" office:value-type="float" office:value="0">
            <text:p>#N/A</text:p>
          </table:table-cell>
          <table:table-cell table:style-name="ce37" table:formula="of:=VLOOKUP([.I116];['1'.$A$2:.$B$15];2)" office:value-type="float" office:value="0">
            <text:p>#N/A</text:p>
          </table:table-cell>
          <table:table-cell table:style-name="ce37" table:formula="of:=VLOOKUP([.J116];['1'.$A$2:.$B$15];2)" office:value-type="float" office:value="0">
            <text:p>#N/A</text:p>
          </table:table-cell>
          <table:table-cell table:style-name="ce38" office:value-type="string">
            <text:p>맛 : (1) 레몬. (2) 일본술의 맛 --&gt; 완전히 없다. (3) 레몬 단독와의 비교 --&gt; 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2" office:value-type="string">
            <text:p>L</text:p>
          </table:table-cell>
          <table:table-cell table:style-name="ce35" office:value-type="string">
            <text:p>5</text:p>
          </table:table-cell>
          <table:table-cell table:style-name="ce35"/>
          <table:table-cell table:style-name="ce28" table:formula="of:=LEFT([.$C117];1)" office:value-type="string" office:string-value="L">
            <text:p>L</text:p>
          </table:table-cell>
          <table:table-cell table:style-name="ce37" table:formula="of:=MID([.$C117];2;1)">
            <text:p/>
          </table:table-cell>
          <table:table-cell table:style-name="ce37" table:formula="of:=MID([.$C117];3;1)">
            <text:p/>
          </table:table-cell>
          <table:table-cell table:style-name="ce37" table:formula="of:=IF(LEN([.$C117])&gt;3;MID([.$C117];4;1);-1)" office:value-type="float" office:value="-1">
            <text:p>-1</text:p>
          </table:table-cell>
          <table:table-cell table:style-name="ce37" table:formula="of:=IF(LEN([.$C117])&gt;3;MID([.$C117];5;1);-1)" office:value-type="float" office:value="-1">
            <text:p>-1</text:p>
          </table:table-cell>
          <table:table-cell table:style-name="ce37" table:formula="of:=VLOOKUP([.F117];['1'.$A$2:.$B$14];2)" office:value-type="string" office:string-value="日本酒（米だけの）">
            <text:p>日本酒（米だけの）</text:p>
          </table:table-cell>
          <table:table-cell table:style-name="ce37" table:formula="of:=VLOOKUP([.G117];['1'.$A$2:.$B$14];2)" office:value-type="float" office:value="0">
            <text:p>#N/A</text:p>
          </table:table-cell>
          <table:table-cell table:style-name="ce37" table:formula="of:=VLOOKUP([.H117];['1'.$A$2:.$B$14];2)" office:value-type="float" office:value="0">
            <text:p>#N/A</text:p>
          </table:table-cell>
          <table:table-cell table:style-name="ce37" table:formula="of:=VLOOKUP([.I117];['1'.$A$2:.$B$15];2)" office:value-type="float" office:value="0">
            <text:p>#N/A</text:p>
          </table:table-cell>
          <table:table-cell table:style-name="ce37" table:formula="of:=VLOOKUP([.J11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2" office:value-type="string">
            <text:p>DL</text:p>
          </table:table-cell>
          <table:table-cell table:style-name="ce35" office:value-type="string">
            <text:p>1:3</text:p>
          </table:table-cell>
          <table:table-cell table:style-name="ce35" office:value-type="string">
            <text:p>3:1</text:p>
          </table:table-cell>
          <table:table-cell table:style-name="ce28" table:formula="of:=LEFT([.$C118];1)" office:value-type="string" office:string-value="D">
            <text:p>D</text:p>
          </table:table-cell>
          <table:table-cell table:style-name="ce37" table:formula="of:=MID([.$C118];2;1)" office:value-type="string" office:string-value="L">
            <text:p>L</text:p>
          </table:table-cell>
          <table:table-cell table:style-name="ce37" table:formula="of:=MID([.$C118];3;1)">
            <text:p/>
          </table:table-cell>
          <table:table-cell table:style-name="ce37" table:formula="of:=IF(LEN([.$C118])&gt;3;MID([.$C118];4;1);-1)" office:value-type="float" office:value="-1">
            <text:p>-1</text:p>
          </table:table-cell>
          <table:table-cell table:style-name="ce37" table:formula="of:=IF(LEN([.$C118])&gt;3;MID([.$C118];5;1);-1)" office:value-type="float" office:value="-1">
            <text:p>-1</text:p>
          </table:table-cell>
          <table:table-cell table:style-name="ce37" table:formula="of:=VLOOKUP([.F118];['1'.$A$2:.$B$14];2)" office:value-type="string" office:string-value="レモン">
            <text:p>レモン</text:p>
          </table:table-cell>
          <table:table-cell table:style-name="ce37" table:formula="of:=VLOOKUP([.G118];['1'.$A$2:.$B$14];2)" office:value-type="string" office:string-value="日本酒（米だけの）">
            <text:p>日本酒（米だけの）</text:p>
          </table:table-cell>
          <table:table-cell table:style-name="ce37" table:formula="of:=VLOOKUP([.H118];['1'.$A$2:.$B$14];2)" office:value-type="float" office:value="0">
            <text:p>#N/A</text:p>
          </table:table-cell>
          <table:table-cell table:style-name="ce37" table:formula="of:=VLOOKUP([.I118];['1'.$A$2:.$B$15];2)" office:value-type="float" office:value="0">
            <text:p>#N/A</text:p>
          </table:table-cell>
          <table:table-cell table:style-name="ce37" table:formula="of:=VLOOKUP([.J11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18">
            <text:p>118</text:p>
          </table:table-cell>
          <table:table-cell table:style-name="ce30" office:value-type="date" office:date-value="2023-01-09T01:48:53.7">
            <text:p>01/09 1:48</text:p>
          </table:table-cell>
          <table:table-cell table:style-name="ce32" office:value-type="string">
            <text:p>KL</text:p>
          </table:table-cell>
          <table:table-cell table:style-name="ce35" office:value-type="string">
            <text:p>1:5</text:p>
          </table:table-cell>
          <table:table-cell table:style-name="ce35" office:value-type="string">
            <text:p>2:1</text:p>
          </table:table-cell>
          <table:table-cell table:style-name="ce28" table:formula="of:=LEFT([.$C119];1)" office:value-type="string" office:string-value="K">
            <text:p>K</text:p>
          </table:table-cell>
          <table:table-cell table:style-name="ce37" table:formula="of:=MID([.$C119];2;1)" office:value-type="string" office:string-value="L">
            <text:p>L</text:p>
          </table:table-cell>
          <table:table-cell table:style-name="ce37" table:formula="of:=MID([.$C119];3;1)">
            <text:p/>
          </table:table-cell>
          <table:table-cell table:style-name="ce37" table:formula="of:=IF(LEN([.$C119])&gt;3;MID([.$C119];4;1);-1)" office:value-type="float" office:value="-1">
            <text:p>-1</text:p>
          </table:table-cell>
          <table:table-cell table:style-name="ce37" table:formula="of:=IF(LEN([.$C119])&gt;3;MID([.$C119];5;1);-1)" office:value-type="float" office:value="-1">
            <text:p>-1</text:p>
          </table:table-cell>
          <table:table-cell table:style-name="ce37" table:formula="of:=VLOOKUP([.F119];['1'.$A$2:.$B$14];2)" office:value-type="string" office:string-value="スペアミント">
            <text:p>スペアミント</text:p>
          </table:table-cell>
          <table:table-cell table:style-name="ce37" table:formula="of:=VLOOKUP([.G119];['1'.$A$2:.$B$14];2)" office:value-type="string" office:string-value="日本酒（米だけの）">
            <text:p>日本酒（米だけの）</text:p>
          </table:table-cell>
          <table:table-cell table:style-name="ce37" table:formula="of:=VLOOKUP([.H119];['1'.$A$2:.$B$14];2)" office:value-type="float" office:value="0">
            <text:p>#N/A</text:p>
          </table:table-cell>
          <table:table-cell table:style-name="ce37" table:formula="of:=VLOOKUP([.I119];['1'.$A$2:.$B$15];2)" office:value-type="float" office:value="0">
            <text:p>#N/A</text:p>
          </table:table-cell>
          <table:table-cell table:style-name="ce37" table:formula="of:=VLOOKUP([.J119];['1'.$A$2:.$B$15];2)" office:value-type="float" office:value="0">
            <text:p>#N/A</text:p>
          </table:table-cell>
          <table:table-cell table:style-name="ce38" office:value-type="string">
            <text:p>예비 민트. 창백하고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2" office:value-type="string">
            <text:p>K</text:p>
          </table:table-cell>
          <table:table-cell table:style-name="ce35" office:value-type="string">
            <text:p>1'</text:p>
          </table:table-cell>
          <table:table-cell table:style-name="ce35" office:value-type="string">
            <text:p>2</text:p>
          </table:table-cell>
          <table:table-cell table:style-name="ce28" table:formula="of:=LEFT([.$C120];1)" office:value-type="string" office:string-value="K">
            <text:p>K</text:p>
          </table:table-cell>
          <table:table-cell table:style-name="ce37" table:formula="of:=MID([.$C120];2;1)">
            <text:p/>
          </table:table-cell>
          <table:table-cell table:style-name="ce37" table:formula="of:=MID([.$C120];3;1)">
            <text:p/>
          </table:table-cell>
          <table:table-cell table:style-name="ce37" table:formula="of:=IF(LEN([.$C120])&gt;3;MID([.$C120];4;1);-1)" office:value-type="float" office:value="-1">
            <text:p>-1</text:p>
          </table:table-cell>
          <table:table-cell table:style-name="ce37" table:formula="of:=IF(LEN([.$C120])&gt;3;MID([.$C120];5;1);-1)" office:value-type="float" office:value="-1">
            <text:p>-1</text:p>
          </table:table-cell>
          <table:table-cell table:style-name="ce37" table:formula="of:=VLOOKUP([.F120];['1'.$A$2:.$B$14];2)" office:value-type="string" office:string-value="スペアミント">
            <text:p>スペアミント</text:p>
          </table:table-cell>
          <table:table-cell table:style-name="ce37" table:formula="of:=VLOOKUP([.G120];['1'.$A$2:.$B$14];2)" office:value-type="float" office:value="0">
            <text:p>#N/A</text:p>
          </table:table-cell>
          <table:table-cell table:style-name="ce37" table:formula="of:=VLOOKUP([.H120];['1'.$A$2:.$B$14];2)" office:value-type="float" office:value="0">
            <text:p>#N/A</text:p>
          </table:table-cell>
          <table:table-cell table:style-name="ce37" table:formula="of:=VLOOKUP([.I120];['1'.$A$2:.$B$15];2)" office:value-type="float" office:value="0">
            <text:p>#N/A</text:p>
          </table:table-cell>
          <table:table-cell table:style-name="ce37" table:formula="of:=VLOOKUP([.J12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2" office:value-type="string">
            <text:p>EFIKM</text:p>
          </table:table-cell>
          <table:table-cell table:style-name="ce35" office:value-type="string">
            <text:p>2:2:1:2:4</text:p>
          </table:table-cell>
          <table:table-cell table:style-name="ce35" office:value-type="string">
            <text:p>1:1:1:1</text:p>
          </table:table-cell>
          <table:table-cell table:style-name="ce28" table:formula="of:=LEFT([.$C121];1)" office:value-type="string" office:string-value="E">
            <text:p>E</text:p>
          </table:table-cell>
          <table:table-cell table:style-name="ce37" table:formula="of:=MID([.$C121];2;1)" office:value-type="string" office:string-value="F">
            <text:p>F</text:p>
          </table:table-cell>
          <table:table-cell table:style-name="ce37" table:formula="of:=MID([.$C121];3;1)" office:value-type="string" office:string-value="I">
            <text:p>I</text:p>
          </table:table-cell>
          <table:table-cell table:style-name="ce37" table:formula="of:=IF(LEN([.$C121])&gt;3;MID([.$C121];4;1);-1)" office:value-type="string" office:string-value="K">
            <text:p>K</text:p>
          </table:table-cell>
          <table:table-cell table:style-name="ce37" table:formula="of:=IF(LEN([.$C121])&gt;3;MID([.$C121];5;1);-1)" office:value-type="string" office:string-value="M">
            <text:p>M</text:p>
          </table:table-cell>
          <table:table-cell table:style-name="ce37" table:formula="of:=VLOOKUP([.F121];['1'.$A$2:.$B$14];2)" office:value-type="string" office:string-value="ニンニク">
            <text:p>ニンニク</text:p>
          </table:table-cell>
          <table:table-cell table:style-name="ce37" table:formula="of:=VLOOKUP([.G121];['1'.$A$2:.$B$14];2)" office:value-type="string" office:string-value="生姜">
            <text:p>生姜</text:p>
          </table:table-cell>
          <table:table-cell table:style-name="ce37" table:formula="of:=VLOOKUP([.H121];['1'.$A$2:.$B$14];2)" office:value-type="string" office:string-value="ローズマリー">
            <text:p>ローズマリー</text:p>
          </table:table-cell>
          <table:table-cell table:style-name="ce37" table:formula="of:=VLOOKUP([.I121];['1'.$A$2:.$B$15];2)" office:value-type="string" office:string-value="スペアミント">
            <text:p>スペアミント</text:p>
          </table:table-cell>
          <table:table-cell table:style-name="ce37" table:formula="of:=VLOOKUP([.J121];['1'.$A$2:.$B$15];2)" office:value-type="string" office:string-value="お湯">
            <text:p>お湯</text:p>
          </table:table-cell>
          <table:table-cell table:style-name="ce38" office:value-type="string">
            <text:p>맛 : 마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21">
            <text:p>121</text:p>
          </table:table-cell>
          <table:table-cell table:style-name="ce30" office:value-type="date" office:date-value="2023-01-10T01:28:39.65">
            <text:p>01/10 1:28</text:p>
          </table:table-cell>
          <table:table-cell table:style-name="ce32" office:value-type="string">
            <text:p>AEKM</text:p>
          </table:table-cell>
          <table:table-cell table:style-name="ce35" office:value-type="string">
            <text:p>3:1:2:3</text:p>
          </table:table-cell>
          <table:table-cell table:style-name="ce35" office:value-type="string">
            <text:p>4:1</text:p>
          </table:table-cell>
          <table:table-cell table:style-name="ce28" table:formula="of:=LEFT([.$C122];1)" office:value-type="string" office:string-value="A">
            <text:p>A</text:p>
          </table:table-cell>
          <table:table-cell table:style-name="ce37" table:formula="of:=MID([.$C122];2;1)" office:value-type="string" office:string-value="E">
            <text:p>E</text:p>
          </table:table-cell>
          <table:table-cell table:style-name="ce37" table:formula="of:=MID([.$C122];3;1)" office:value-type="string" office:string-value="K">
            <text:p>K</text:p>
          </table:table-cell>
          <table:table-cell table:style-name="ce37" table:formula="of:=IF(LEN([.$C122])&gt;3;MID([.$C122];4;1);-1)" office:value-type="string" office:string-value="M">
            <text:p>M</text:p>
          </table:table-cell>
          <table:table-cell table:style-name="ce37" table:formula="of:=IF(LEN([.$C122])&gt;3;MID([.$C122];5;1);-1)">
            <text:p/>
          </table:table-cell>
          <table:table-cell table:style-name="ce37" table:formula="of:=VLOOKUP([.F122];['1'.$A$2:.$B$14];2)" office:value-type="string" office:string-value="ゆず">
            <text:p>ゆず</text:p>
          </table:table-cell>
          <table:table-cell table:style-name="ce37" table:formula="of:=VLOOKUP([.G122];['1'.$A$2:.$B$14];2)" office:value-type="string" office:string-value="ニンニク">
            <text:p>ニンニク</text:p>
          </table:table-cell>
          <table:table-cell table:style-name="ce37" table:formula="of:=VLOOKUP([.H122];['1'.$A$2:.$B$14];2)" office:value-type="string" office:string-value="スペアミント">
            <text:p>スペアミント</text:p>
          </table:table-cell>
          <table:table-cell table:style-name="ce37" table:formula="of:=VLOOKUP([.I122];['1'.$A$2:.$B$15];2)" office:value-type="string" office:string-value="お湯">
            <text:p>お湯</text:p>
          </table:table-cell>
          <table:table-cell table:style-name="ce37" table:formula="of:=VLOOKUP([.J122];['1'.$A$2:.$B$15];2)" office:value-type="float" office:value="0">
            <text:p>#N/A</text:p>
          </table:table-cell>
          <table:table-cell table:style-name="ce38" office:value-type="string">
            <text:p>맛 : 유자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2" office:value-type="string">
            <text:p>DL</text:p>
          </table:table-cell>
          <table:table-cell table:style-name="ce35" office:value-type="string">
            <text:p>2:3</text:p>
          </table:table-cell>
          <table:table-cell table:style-name="ce35" office:value-type="string">
            <text:p>3:1</text:p>
          </table:table-cell>
          <table:table-cell table:style-name="ce28" table:formula="of:=LEFT([.$C123];1)" office:value-type="string" office:string-value="D">
            <text:p>D</text:p>
          </table:table-cell>
          <table:table-cell table:style-name="ce37" table:formula="of:=MID([.$C123];2;1)" office:value-type="string" office:string-value="L">
            <text:p>L</text:p>
          </table:table-cell>
          <table:table-cell table:style-name="ce37" table:formula="of:=MID([.$C123];3;1)">
            <text:p/>
          </table:table-cell>
          <table:table-cell table:style-name="ce37" table:formula="of:=IF(LEN([.$C123])&gt;3;MID([.$C123];4;1);-1)" office:value-type="float" office:value="-1">
            <text:p>-1</text:p>
          </table:table-cell>
          <table:table-cell table:style-name="ce37" table:formula="of:=IF(LEN([.$C123])&gt;3;MID([.$C123];5;1);-1)" office:value-type="float" office:value="-1">
            <text:p>-1</text:p>
          </table:table-cell>
          <table:table-cell table:style-name="ce37" table:formula="of:=VLOOKUP([.F123];['1'.$A$2:.$B$14];2)" office:value-type="string" office:string-value="レモン">
            <text:p>レモン</text:p>
          </table:table-cell>
          <table:table-cell table:style-name="ce37" table:formula="of:=VLOOKUP([.G123];['1'.$A$2:.$B$14];2)" office:value-type="string" office:string-value="日本酒（米だけの）">
            <text:p>日本酒（米だけの）</text:p>
          </table:table-cell>
          <table:table-cell table:style-name="ce37" table:formula="of:=VLOOKUP([.H123];['1'.$A$2:.$B$14];2)" office:value-type="float" office:value="0">
            <text:p>#N/A</text:p>
          </table:table-cell>
          <table:table-cell table:style-name="ce37" table:formula="of:=VLOOKUP([.I123];['1'.$A$2:.$B$15];2)" office:value-type="float" office:value="0">
            <text:p>#N/A</text:p>
          </table:table-cell>
          <table:table-cell table:style-name="ce37" table:formula="of:=VLOOKUP([.J123];['1'.$A$2:.$B$15];2)" office:value-type="float" office:value="0">
            <text:p>#N/A</text:p>
          </table:table-cell>
          <table:table-cell table:style-name="ce38" office:value-type="string">
            <text:p>맛 : (1) 레몬. (2) 아래 맛으로 일본술의 달콤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23">
            <text:p>123</text:p>
          </table:table-cell>
          <table:table-cell table:style-name="ce30" office:value-type="date" office:date-value="2023-01-10T01:42:53.28">
            <text:p>01/10 1:42</text:p>
          </table:table-cell>
          <table:table-cell table:style-name="ce32" office:value-type="string">
            <text:p>KL</text:p>
          </table:table-cell>
          <table:table-cell table:style-name="ce35" office:value-type="string">
            <text:p>1:4</text:p>
          </table:table-cell>
          <table:table-cell table:style-name="ce35" office:value-type="string">
            <text:p>1</text:p>
          </table:table-cell>
          <table:table-cell table:style-name="ce28" table:formula="of:=LEFT([.$C124];1)" office:value-type="string" office:string-value="K">
            <text:p>K</text:p>
          </table:table-cell>
          <table:table-cell table:style-name="ce37" table:formula="of:=MID([.$C124];2;1)" office:value-type="string" office:string-value="L">
            <text:p>L</text:p>
          </table:table-cell>
          <table:table-cell table:style-name="ce37" table:formula="of:=MID([.$C124];3;1)">
            <text:p/>
          </table:table-cell>
          <table:table-cell table:style-name="ce37" table:formula="of:=IF(LEN([.$C124])&gt;3;MID([.$C124];4;1);-1)" office:value-type="float" office:value="-1">
            <text:p>-1</text:p>
          </table:table-cell>
          <table:table-cell table:style-name="ce37" table:formula="of:=IF(LEN([.$C124])&gt;3;MID([.$C124];5;1);-1)" office:value-type="float" office:value="-1">
            <text:p>-1</text:p>
          </table:table-cell>
          <table:table-cell table:style-name="ce37" table:formula="of:=VLOOKUP([.F124];['1'.$A$2:.$B$14];2)" office:value-type="string" office:string-value="スペアミント">
            <text:p>スペアミント</text:p>
          </table:table-cell>
          <table:table-cell table:style-name="ce37" table:formula="of:=VLOOKUP([.G124];['1'.$A$2:.$B$14];2)" office:value-type="string" office:string-value="日本酒（米だけの）">
            <text:p>日本酒（米だけの）</text:p>
          </table:table-cell>
          <table:table-cell table:style-name="ce37" table:formula="of:=VLOOKUP([.H124];['1'.$A$2:.$B$14];2)" office:value-type="float" office:value="0">
            <text:p>#N/A</text:p>
          </table:table-cell>
          <table:table-cell table:style-name="ce37" table:formula="of:=VLOOKUP([.I124];['1'.$A$2:.$B$15];2)" office:value-type="float" office:value="0">
            <text:p>#N/A</text:p>
          </table:table-cell>
          <table:table-cell table:style-name="ce37" table:formula="of:=VLOOKUP([.J124];['1'.$A$2:.$B$15];2)" office:value-type="float" office:value="0">
            <text:p>#N/A</text:p>
          </table:table-cell>
          <table:table-cell table:style-name="ce38" office:value-type="string">
            <text:p>맛 : (1) 일본술. (2) 희미하게 민트의 잎 냄새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24">
            <text:p>124</text:p>
          </table:table-cell>
          <table:table-cell table:style-name="ce30" office:value-type="date" office:date-value="2023-01-10T01:45:23.94">
            <text:p>01/10 1:45</text:p>
          </table:table-cell>
          <table:table-cell table:style-name="ce32" office:value-type="string">
            <text:p>DL</text:p>
          </table:table-cell>
          <table:table-cell table:style-name="ce35" office:value-type="string">
            <text:p>1:4</text:p>
          </table:table-cell>
          <table:table-cell table:style-name="ce35" office:value-type="string">
            <text:p>3:1</text:p>
          </table:table-cell>
          <table:table-cell table:style-name="ce28" table:formula="of:=LEFT([.$C125];1)" office:value-type="string" office:string-value="D">
            <text:p>D</text:p>
          </table:table-cell>
          <table:table-cell table:style-name="ce37" table:formula="of:=MID([.$C125];2;1)" office:value-type="string" office:string-value="L">
            <text:p>L</text:p>
          </table:table-cell>
          <table:table-cell table:style-name="ce37" table:formula="of:=MID([.$C125];3;1)">
            <text:p/>
          </table:table-cell>
          <table:table-cell table:style-name="ce37" table:formula="of:=IF(LEN([.$C125])&gt;3;MID([.$C125];4;1);-1)" office:value-type="float" office:value="-1">
            <text:p>-1</text:p>
          </table:table-cell>
          <table:table-cell table:style-name="ce37" table:formula="of:=IF(LEN([.$C125])&gt;3;MID([.$C125];5;1);-1)" office:value-type="float" office:value="-1">
            <text:p>-1</text:p>
          </table:table-cell>
          <table:table-cell table:style-name="ce37" table:formula="of:=VLOOKUP([.F125];['1'.$A$2:.$B$14];2)" office:value-type="string" office:string-value="レモン">
            <text:p>レモン</text:p>
          </table:table-cell>
          <table:table-cell table:style-name="ce37" table:formula="of:=VLOOKUP([.G125];['1'.$A$2:.$B$14];2)" office:value-type="string" office:string-value="日本酒（米だけの）">
            <text:p>日本酒（米だけの）</text:p>
          </table:table-cell>
          <table:table-cell table:style-name="ce37" table:formula="of:=VLOOKUP([.H125];['1'.$A$2:.$B$14];2)" office:value-type="float" office:value="0">
            <text:p>#N/A</text:p>
          </table:table-cell>
          <table:table-cell table:style-name="ce37" table:formula="of:=VLOOKUP([.I125];['1'.$A$2:.$B$15];2)" office:value-type="float" office:value="0">
            <text:p>#N/A</text:p>
          </table:table-cell>
          <table:table-cell table:style-name="ce37" table:formula="of:=VLOOKUP([.J125];['1'.$A$2:.$B$15];2)" office:value-type="float" office:value="0">
            <text:p>#N/A</text:p>
          </table:table-cell>
          <table:table-cell table:style-name="ce38" office:value-type="string">
            <text:p>맛 : (1) 레몬. (2) 가벼운. 상쾌한 맛. &lt;좋아&gt;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2" office:value-type="string">
            <text:p>KL</text:p>
          </table:table-cell>
          <table:table-cell table:style-name="ce35" office:value-type="string">
            <text:p>0.5:4</text:p>
          </table:table-cell>
          <table:table-cell table:style-name="ce35" office:value-type="string">
            <text:p>1</text:p>
          </table:table-cell>
          <table:table-cell table:style-name="ce28" table:formula="of:=LEFT([.$C126];1)" office:value-type="string" office:string-value="K">
            <text:p>K</text:p>
          </table:table-cell>
          <table:table-cell table:style-name="ce37" table:formula="of:=MID([.$C126];2;1)" office:value-type="string" office:string-value="L">
            <text:p>L</text:p>
          </table:table-cell>
          <table:table-cell table:style-name="ce37" table:formula="of:=MID([.$C126];3;1)">
            <text:p/>
          </table:table-cell>
          <table:table-cell table:style-name="ce37" table:formula="of:=IF(LEN([.$C126])&gt;3;MID([.$C126];4;1);-1)" office:value-type="float" office:value="-1">
            <text:p>-1</text:p>
          </table:table-cell>
          <table:table-cell table:style-name="ce37" table:formula="of:=IF(LEN([.$C126])&gt;3;MID([.$C126];5;1);-1)" office:value-type="float" office:value="-1">
            <text:p>-1</text:p>
          </table:table-cell>
          <table:table-cell table:style-name="ce37" table:formula="of:=VLOOKUP([.F126];['1'.$A$2:.$B$14];2)" office:value-type="string" office:string-value="スペアミント">
            <text:p>スペアミント</text:p>
          </table:table-cell>
          <table:table-cell table:style-name="ce37" table:formula="of:=VLOOKUP([.G126];['1'.$A$2:.$B$14];2)" office:value-type="string" office:string-value="日本酒（米だけの）">
            <text:p>日本酒（米だけの）</text:p>
          </table:table-cell>
          <table:table-cell table:style-name="ce37" table:formula="of:=VLOOKUP([.H126];['1'.$A$2:.$B$14];2)" office:value-type="float" office:value="0">
            <text:p>#N/A</text:p>
          </table:table-cell>
          <table:table-cell table:style-name="ce37" table:formula="of:=VLOOKUP([.I126];['1'.$A$2:.$B$15];2)" office:value-type="float" office:value="0">
            <text:p>#N/A</text:p>
          </table:table-cell>
          <table:table-cell table:style-name="ce37" table:formula="of:=VLOOKUP([.J12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2" office:value-type="string">
            <text:p>D</text:p>
          </table:table-cell>
          <table:table-cell table:style-name="ce35" office:value-type="string">
            <text:p>1'1'1'</text:p>
          </table:table-cell>
          <table:table-cell table:style-name="ce35" office:value-type="string">
            <text:p>3</text:p>
          </table:table-cell>
          <table:table-cell table:style-name="ce28" table:formula="of:=LEFT([.$C127];1)" office:value-type="string" office:string-value="D">
            <text:p>D</text:p>
          </table:table-cell>
          <table:table-cell table:style-name="ce37" table:formula="of:=MID([.$C127];2;1)">
            <text:p/>
          </table:table-cell>
          <table:table-cell table:style-name="ce37" table:formula="of:=MID([.$C127];3;1)">
            <text:p/>
          </table:table-cell>
          <table:table-cell table:style-name="ce37" table:formula="of:=IF(LEN([.$C127])&gt;3;MID([.$C127];4;1);-1)" office:value-type="float" office:value="-1">
            <text:p>-1</text:p>
          </table:table-cell>
          <table:table-cell table:style-name="ce37" table:formula="of:=IF(LEN([.$C127])&gt;3;MID([.$C127];5;1);-1)" office:value-type="float" office:value="-1">
            <text:p>-1</text:p>
          </table:table-cell>
          <table:table-cell table:style-name="ce37" table:formula="of:=VLOOKUP([.F127];['1'.$A$2:.$B$14];2)" office:value-type="string" office:string-value="レモン">
            <text:p>レモン</text:p>
          </table:table-cell>
          <table:table-cell table:style-name="ce37" table:formula="of:=VLOOKUP([.G127];['1'.$A$2:.$B$14];2)" office:value-type="float" office:value="0">
            <text:p>#N/A</text:p>
          </table:table-cell>
          <table:table-cell table:style-name="ce37" table:formula="of:=VLOOKUP([.H127];['1'.$A$2:.$B$14];2)" office:value-type="float" office:value="0">
            <text:p>#N/A</text:p>
          </table:table-cell>
          <table:table-cell table:style-name="ce37" table:formula="of:=VLOOKUP([.I127];['1'.$A$2:.$B$15];2)" office:value-type="float" office:value="0">
            <text:p>#N/A</text:p>
          </table:table-cell>
          <table:table-cell table:style-name="ce37" table:formula="of:=VLOOKUP([.J12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27">
            <text:p>127</text:p>
          </table:table-cell>
          <table:table-cell table:style-name="ce30" office:value-type="date" office:date-value="2023-01-11T00:51:44.41">
            <text:p>01/11 0:51</text:p>
          </table:table-cell>
          <table:table-cell table:style-name="ce32" office:value-type="string">
            <text:p>EFIKO</text:p>
          </table:table-cell>
          <table:table-cell table:style-name="ce35" office:value-type="string">
            <text:p>2:2:2:2:3</text:p>
          </table:table-cell>
          <table:table-cell table:style-name="ce35" office:value-type="string">
            <text:p>1:1:1:1</text:p>
          </table:table-cell>
          <table:table-cell table:style-name="ce28" table:formula="of:=LEFT([.$C128];1)" office:value-type="string" office:string-value="E">
            <text:p>E</text:p>
          </table:table-cell>
          <table:table-cell table:style-name="ce37" table:formula="of:=MID([.$C128];2;1)" office:value-type="string" office:string-value="F">
            <text:p>F</text:p>
          </table:table-cell>
          <table:table-cell table:style-name="ce37" table:formula="of:=MID([.$C128];3;1)" office:value-type="string" office:string-value="I">
            <text:p>I</text:p>
          </table:table-cell>
          <table:table-cell table:style-name="ce37" table:formula="of:=IF(LEN([.$C128])&gt;3;MID([.$C128];4;1);-1)" office:value-type="string" office:string-value="K">
            <text:p>K</text:p>
          </table:table-cell>
          <table:table-cell table:style-name="ce37" table:formula="of:=IF(LEN([.$C128])&gt;3;MID([.$C128];5;1);-1)" office:value-type="string" office:string-value="O">
            <text:p>O</text:p>
          </table:table-cell>
          <table:table-cell table:style-name="ce37" table:formula="of:=VLOOKUP([.F128];['1'.$A$2:.$B$14];2)" office:value-type="string" office:string-value="ニンニク">
            <text:p>ニンニク</text:p>
          </table:table-cell>
          <table:table-cell table:style-name="ce37" table:formula="of:=VLOOKUP([.G128];['1'.$A$2:.$B$14];2)" office:value-type="string" office:string-value="生姜">
            <text:p>生姜</text:p>
          </table:table-cell>
          <table:table-cell table:style-name="ce37" table:formula="of:=VLOOKUP([.H128];['1'.$A$2:.$B$14];2)" office:value-type="string" office:string-value="ローズマリー">
            <text:p>ローズマリー</text:p>
          </table:table-cell>
          <table:table-cell table:style-name="ce37" table:formula="of:=VLOOKUP([.I128];['1'.$A$2:.$B$16];2)" office:value-type="string" office:string-value="スペアミント">
            <text:p>スペアミント</text:p>
          </table:table-cell>
          <table:table-cell table:style-name="ce37" table:formula="of:=VLOOKUP([.J128];['1'.$A$2:.$B$16];2)" office:value-type="string" office:string-value="ウーロン茶">
            <text:p>ウーロン茶</text:p>
          </table:table-cell>
          <table:table-cell table:style-name="ce38" office:value-type="string">
            <text:p>맛 : 마늘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28">
            <text:p>128</text:p>
          </table:table-cell>
          <table:table-cell table:style-name="ce30" office:value-type="date" office:date-value="2023-01-11T01:18:01.51">
            <text:p>01/11 1:18</text:p>
          </table:table-cell>
          <table:table-cell table:style-name="ce32" office:value-type="string">
            <text:p>DHI</text:p>
          </table:table-cell>
          <table:table-cell table:style-name="ce35" office:value-type="string">
            <text:p>2:2:1</text:p>
          </table:table-cell>
          <table:table-cell table:style-name="ce35" office:value-type="string">
            <text:p>3:3:1</text:p>
          </table:table-cell>
          <table:table-cell table:style-name="ce28" table:formula="of:=LEFT([.$C129];1)" office:value-type="string" office:string-value="D">
            <text:p>D</text:p>
          </table:table-cell>
          <table:table-cell table:style-name="ce37" table:formula="of:=MID([.$C129];2;1)" office:value-type="string" office:string-value="H">
            <text:p>H</text:p>
          </table:table-cell>
          <table:table-cell table:style-name="ce37" table:formula="of:=MID([.$C129];3;1)" office:value-type="string" office:string-value="I">
            <text:p>I</text:p>
          </table:table-cell>
          <table:table-cell table:style-name="ce37" table:formula="of:=IF(LEN([.$C129])&gt;3;MID([.$C129];4;1);-1)" office:value-type="float" office:value="-1">
            <text:p>-1</text:p>
          </table:table-cell>
          <table:table-cell table:style-name="ce37" table:formula="of:=IF(LEN([.$C129])&gt;3;MID([.$C129];5;1);-1)" office:value-type="float" office:value="-1">
            <text:p>-1</text:p>
          </table:table-cell>
          <table:table-cell table:style-name="ce37" table:formula="of:=VLOOKUP([.F129];['1'.$A$2:.$B$14];2)" office:value-type="string" office:string-value="レモン">
            <text:p>レモン</text:p>
          </table:table-cell>
          <table:table-cell table:style-name="ce37" table:formula="of:=VLOOKUP([.G129];['1'.$A$2:.$B$14];2)" office:value-type="string" office:string-value="ペパーミント">
            <text:p>ペパーミント</text:p>
          </table:table-cell>
          <table:table-cell table:style-name="ce37" table:formula="of:=VLOOKUP([.H129];['1'.$A$2:.$B$14];2)" office:value-type="string" office:string-value="ローズマリー">
            <text:p>ローズマリー</text:p>
          </table:table-cell>
          <table:table-cell table:style-name="ce37" table:formula="of:=VLOOKUP([.I129];['1'.$A$2:.$B$16];2)" office:value-type="float" office:value="0">
            <text:p>#N/A</text:p>
          </table:table-cell>
          <table:table-cell table:style-name="ce37" table:formula="of:=VLOOKUP([.J129];['1'.$A$2:.$B$16];2)" office:value-type="float" office:value="0">
            <text:p>#N/A</text:p>
          </table:table-cell>
          <table:table-cell table:style-name="ce38" office:value-type="string">
            <text:p>맛 : 레몬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29">
            <text:p>129</text:p>
          </table:table-cell>
          <table:table-cell table:style-name="ce30" office:value-type="date" office:date-value="2023-01-11T01:25:38.11">
            <text:p>01/11 1:25</text:p>
          </table:table-cell>
          <table:table-cell table:style-name="ce32" office:value-type="string">
            <text:p>AC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4:1</text:p>
          </table:table-cell>
          <table:table-cell table:style-name="ce28" table:formula="of:=LEFT([.$C130];1)" office:value-type="string" office:string-value="A">
            <text:p>A</text:p>
          </table:table-cell>
          <table:table-cell table:style-name="ce37" table:formula="of:=MID([.$C130];2;1)" office:value-type="string" office:string-value="C">
            <text:p>C</text:p>
          </table:table-cell>
          <table:table-cell table:style-name="ce37" table:formula="of:=MID([.$C130];3;1)">
            <text:p/>
          </table:table-cell>
          <table:table-cell table:style-name="ce37" table:formula="of:=IF(LEN([.$C130])&gt;3;MID([.$C130];4;1);-1)" office:value-type="float" office:value="-1">
            <text:p>-1</text:p>
          </table:table-cell>
          <table:table-cell table:style-name="ce37" table:formula="of:=IF(LEN([.$C130])&gt;3;MID([.$C130];5;1);-1)" office:value-type="float" office:value="-1">
            <text:p>-1</text:p>
          </table:table-cell>
          <table:table-cell table:style-name="ce37" table:formula="of:=VLOOKUP([.F130];['1'.$A$2:.$B$14];2)" office:value-type="string" office:string-value="ゆず">
            <text:p>ゆず</text:p>
          </table:table-cell>
          <table:table-cell table:style-name="ce37" table:formula="of:=VLOOKUP([.G130];['1'.$A$2:.$B$14];2)" office:value-type="string" office:string-value="オオバ">
            <text:p>オオバ</text:p>
          </table:table-cell>
          <table:table-cell table:style-name="ce37" table:formula="of:=VLOOKUP([.H130];['1'.$A$2:.$B$14];2)" office:value-type="float" office:value="0">
            <text:p>#N/A</text:p>
          </table:table-cell>
          <table:table-cell table:style-name="ce37" table:formula="of:=VLOOKUP([.I130];['1'.$A$2:.$B$16];2)" office:value-type="float" office:value="0">
            <text:p>#N/A</text:p>
          </table:table-cell>
          <table:table-cell table:style-name="ce37" table:formula="of:=VLOOKUP([.J130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30">
            <text:p>130</text:p>
          </table:table-cell>
          <table:table-cell table:style-name="ce30" office:value-type="date" office:date-value="2023-01-11T01:31:19.539999">
            <text:p>01/11 1:31</text:p>
          </table:table-cell>
          <table:table-cell table:style-name="ce32" office:value-type="string">
            <text:p>CL</text:p>
          </table:table-cell>
          <table:table-cell table:style-name="ce35" office:value-type="string">
            <text:p>1:3</text:p>
          </table:table-cell>
          <table:table-cell table:style-name="ce35" office:value-type="string">
            <text:p>1:1</text:p>
          </table:table-cell>
          <table:table-cell table:style-name="ce28" table:formula="of:=LEFT([.$C131];1)" office:value-type="string" office:string-value="C">
            <text:p>C</text:p>
          </table:table-cell>
          <table:table-cell table:style-name="ce37" table:formula="of:=MID([.$C131];2;1)" office:value-type="string" office:string-value="L">
            <text:p>L</text:p>
          </table:table-cell>
          <table:table-cell table:style-name="ce37" table:formula="of:=MID([.$C131];3;1)">
            <text:p/>
          </table:table-cell>
          <table:table-cell table:style-name="ce37" table:formula="of:=IF(LEN([.$C131])&gt;3;MID([.$C131];4;1);-1)" office:value-type="float" office:value="-1">
            <text:p>-1</text:p>
          </table:table-cell>
          <table:table-cell table:style-name="ce37" table:formula="of:=IF(LEN([.$C131])&gt;3;MID([.$C131];5;1);-1)" office:value-type="float" office:value="-1">
            <text:p>-1</text:p>
          </table:table-cell>
          <table:table-cell table:style-name="ce37" table:formula="of:=VLOOKUP([.F131];['1'.$A$2:.$B$14];2)" office:value-type="string" office:string-value="オオバ">
            <text:p>オオバ</text:p>
          </table:table-cell>
          <table:table-cell table:style-name="ce37" table:formula="of:=VLOOKUP([.G131];['1'.$A$2:.$B$14];2)" office:value-type="string" office:string-value="日本酒（米だけの）">
            <text:p>日本酒（米だけの）</text:p>
          </table:table-cell>
          <table:table-cell table:style-name="ce37" table:formula="of:=VLOOKUP([.H131];['1'.$A$2:.$B$14];2)" office:value-type="float" office:value="0">
            <text:p>#N/A</text:p>
          </table:table-cell>
          <table:table-cell table:style-name="ce37" table:formula="of:=VLOOKUP([.I131];['1'.$A$2:.$B$16];2)" office:value-type="float" office:value="0">
            <text:p>#N/A</text:p>
          </table:table-cell>
          <table:table-cell table:style-name="ce37" table:formula="of:=VLOOKUP([.J131];['1'.$A$2:.$B$16];2)" office:value-type="float" office:value="0">
            <text:p>#N/A</text:p>
          </table:table-cell>
          <table:table-cell table:style-name="ce38" office:value-type="string">
            <text:p>맛 : 술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31">
            <text:p>131</text:p>
          </table:table-cell>
          <table:table-cell table:style-name="ce30" office:value-type="date" office:date-value="2023-01-11T01:35:26.049999">
            <text:p>01/11 1:35</text:p>
          </table:table-cell>
          <table:table-cell table:style-name="ce32" office:value-type="string">
            <text:p>AL</text:p>
          </table:table-cell>
          <table:table-cell table:style-name="ce35" office:value-type="string">
            <text:p>1:3.5</text:p>
          </table:table-cell>
          <table:table-cell table:style-name="ce35" office:value-type="string">
            <text:p>4:1</text:p>
          </table:table-cell>
          <table:table-cell table:style-name="ce28" table:formula="of:=LEFT([.$C132];1)" office:value-type="string" office:string-value="A">
            <text:p>A</text:p>
          </table:table-cell>
          <table:table-cell table:style-name="ce37" table:formula="of:=MID([.$C132];2;1)" office:value-type="string" office:string-value="L">
            <text:p>L</text:p>
          </table:table-cell>
          <table:table-cell table:style-name="ce37" table:formula="of:=MID([.$C132];3;1)">
            <text:p/>
          </table:table-cell>
          <table:table-cell table:style-name="ce37" table:formula="of:=IF(LEN([.$C132])&gt;3;MID([.$C132];4;1);-1)" office:value-type="float" office:value="-1">
            <text:p>-1</text:p>
          </table:table-cell>
          <table:table-cell table:style-name="ce37" table:formula="of:=IF(LEN([.$C132])&gt;3;MID([.$C132];5;1);-1)" office:value-type="float" office:value="-1">
            <text:p>-1</text:p>
          </table:table-cell>
          <table:table-cell table:style-name="ce37" table:formula="of:=VLOOKUP([.F132];['1'.$A$2:.$B$14];2)" office:value-type="string" office:string-value="ゆず">
            <text:p>ゆず</text:p>
          </table:table-cell>
          <table:table-cell table:style-name="ce37" table:formula="of:=VLOOKUP([.G132];['1'.$A$2:.$B$14];2)" office:value-type="string" office:string-value="日本酒（米だけの）">
            <text:p>日本酒（米だけの）</text:p>
          </table:table-cell>
          <table:table-cell table:style-name="ce37" table:formula="of:=VLOOKUP([.H132];['1'.$A$2:.$B$14];2)" office:value-type="float" office:value="0">
            <text:p>#N/A</text:p>
          </table:table-cell>
          <table:table-cell table:style-name="ce37" table:formula="of:=VLOOKUP([.I132];['1'.$A$2:.$B$16];2)" office:value-type="float" office:value="0">
            <text:p>#N/A</text:p>
          </table:table-cell>
          <table:table-cell table:style-name="ce37" table:formula="of:=VLOOKUP([.J132];['1'.$A$2:.$B$16];2)" office:value-type="float" office:value="0">
            <text:p>#N/A</text:p>
          </table:table-cell>
          <table:table-cell table:style-name="ce38" office:value-type="string">
            <text:p>맛 : 술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32">
            <text:p>132</text:p>
          </table:table-cell>
          <table:table-cell table:style-name="ce30" office:value-type="date" office:date-value="2023-01-12T01:20:23.11">
            <text:p>01/12 1:20</text:p>
          </table:table-cell>
          <table:table-cell table:style-name="ce32" office:value-type="string">
            <text:p>EFIKO</text:p>
          </table:table-cell>
          <table:table-cell table:style-name="ce35" office:value-type="string">
            <text:p>2:2:1:2:3</text:p>
          </table:table-cell>
          <table:table-cell table:style-name="ce35" office:value-type="string">
            <text:p>1:1:1:1</text:p>
          </table:table-cell>
          <table:table-cell table:style-name="ce28" table:formula="of:=LEFT([.$C133];1)" office:value-type="string" office:string-value="E">
            <text:p>E</text:p>
          </table:table-cell>
          <table:table-cell table:style-name="ce37" table:formula="of:=MID([.$C133];2;1)" office:value-type="string" office:string-value="F">
            <text:p>F</text:p>
          </table:table-cell>
          <table:table-cell table:style-name="ce37" table:formula="of:=MID([.$C133];3;1)" office:value-type="string" office:string-value="I">
            <text:p>I</text:p>
          </table:table-cell>
          <table:table-cell table:style-name="ce37" table:formula="of:=IF(LEN([.$C133])&gt;3;MID([.$C133];4;1);-1)" office:value-type="string" office:string-value="K">
            <text:p>K</text:p>
          </table:table-cell>
          <table:table-cell table:style-name="ce37" table:formula="of:=IF(LEN([.$C133])&gt;3;MID([.$C133];5;1);-1)" office:value-type="string" office:string-value="O">
            <text:p>O</text:p>
          </table:table-cell>
          <table:table-cell table:style-name="ce37" table:formula="of:=VLOOKUP([.F133];['1'.$A$2:.$B$14];2)" office:value-type="string" office:string-value="ニンニク">
            <text:p>ニンニク</text:p>
          </table:table-cell>
          <table:table-cell table:style-name="ce37" table:formula="of:=VLOOKUP([.G133];['1'.$A$2:.$B$14];2)" office:value-type="string" office:string-value="生姜">
            <text:p>生姜</text:p>
          </table:table-cell>
          <table:table-cell table:style-name="ce37" table:formula="of:=VLOOKUP([.H133];['1'.$A$2:.$B$14];2)" office:value-type="string" office:string-value="ローズマリー">
            <text:p>ローズマリー</text:p>
          </table:table-cell>
          <table:table-cell table:style-name="ce37" table:formula="of:=VLOOKUP([.I133];['1'.$A$2:.$B$16];2)" office:value-type="string" office:string-value="スペアミント">
            <text:p>スペアミント</text:p>
          </table:table-cell>
          <table:table-cell table:style-name="ce37" table:formula="of:=VLOOKUP([.J133];['1'.$A$2:.$B$16];2)" office:value-type="string" office:string-value="ウーロン茶">
            <text:p>ウーロン茶</text:p>
          </table:table-cell>
          <table:table-cell table:style-name="ce38" office:value-type="string">
            <text:p>맛 : 마늘?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33">
            <text:p>133</text:p>
          </table:table-cell>
          <table:table-cell table:style-name="ce30" office:value-type="date" office:date-value="2023-01-12T01:21:36.31">
            <text:p>01/12 1:21</text:p>
          </table:table-cell>
          <table:table-cell table:style-name="ce32" office:value-type="string">
            <text:p>AL</text:p>
          </table:table-cell>
          <table:table-cell table:style-name="ce35" office:value-type="string">
            <text:p>3:3</text:p>
          </table:table-cell>
          <table:table-cell table:style-name="ce35" office:value-type="string">
            <text:p>4:1</text:p>
          </table:table-cell>
          <table:table-cell table:style-name="ce28" table:formula="of:=LEFT([.$C134];1)" office:value-type="string" office:string-value="A">
            <text:p>A</text:p>
          </table:table-cell>
          <table:table-cell table:style-name="ce37" table:formula="of:=MID([.$C134];2;1)" office:value-type="string" office:string-value="L">
            <text:p>L</text:p>
          </table:table-cell>
          <table:table-cell table:style-name="ce37" table:formula="of:=MID([.$C134];3;1)">
            <text:p/>
          </table:table-cell>
          <table:table-cell table:style-name="ce37" table:formula="of:=IF(LEN([.$C134])&gt;3;MID([.$C134];4;1);-1)" office:value-type="float" office:value="-1">
            <text:p>-1</text:p>
          </table:table-cell>
          <table:table-cell table:style-name="ce37" table:formula="of:=IF(LEN([.$C134])&gt;3;MID([.$C134];5;1);-1)" office:value-type="float" office:value="-1">
            <text:p>-1</text:p>
          </table:table-cell>
          <table:table-cell table:style-name="ce37" table:formula="of:=VLOOKUP([.F134];['1'.$A$2:.$B$14];2)" office:value-type="string" office:string-value="ゆず">
            <text:p>ゆず</text:p>
          </table:table-cell>
          <table:table-cell table:style-name="ce37" table:formula="of:=VLOOKUP([.G134];['1'.$A$2:.$B$14];2)" office:value-type="string" office:string-value="日本酒（米だけの）">
            <text:p>日本酒（米だけの）</text:p>
          </table:table-cell>
          <table:table-cell table:style-name="ce37" table:formula="of:=VLOOKUP([.H134];['1'.$A$2:.$B$14];2)" office:value-type="float" office:value="0">
            <text:p>#N/A</text:p>
          </table:table-cell>
          <table:table-cell table:style-name="ce37" table:formula="of:=VLOOKUP([.I134];['1'.$A$2:.$B$16];2)" office:value-type="float" office:value="0">
            <text:p>#N/A</text:p>
          </table:table-cell>
          <table:table-cell table:style-name="ce37" table:formula="of:=VLOOKUP([.J134];['1'.$A$2:.$B$16];2)" office:value-type="float" office:value="0">
            <text:p>#N/A</text:p>
          </table:table-cell>
          <table:table-cell table:style-name="ce38" office:value-type="string">
            <text:p>맛 : 유자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34">
            <text:p>134</text:p>
          </table:table-cell>
          <table:table-cell table:style-name="ce30" office:value-type="date" office:date-value="2023-01-12T01:29:35.48">
            <text:p>01/12 1:29</text:p>
          </table:table-cell>
          <table:table-cell table:style-name="ce32" office:value-type="string">
            <text:p>CL</text:p>
          </table:table-cell>
          <table:table-cell table:style-name="ce35" office:value-type="string">
            <text:p>2:3</text:p>
          </table:table-cell>
          <table:table-cell table:style-name="ce35" office:value-type="string">
            <text:p>1:1</text:p>
          </table:table-cell>
          <table:table-cell table:style-name="ce28" table:formula="of:=LEFT([.$C135];1)" office:value-type="string" office:string-value="C">
            <text:p>C</text:p>
          </table:table-cell>
          <table:table-cell table:style-name="ce37" table:formula="of:=MID([.$C135];2;1)" office:value-type="string" office:string-value="L">
            <text:p>L</text:p>
          </table:table-cell>
          <table:table-cell table:style-name="ce37" table:formula="of:=MID([.$C135];3;1)">
            <text:p/>
          </table:table-cell>
          <table:table-cell table:style-name="ce37" table:formula="of:=IF(LEN([.$C135])&gt;3;MID([.$C135];4;1);-1)" office:value-type="float" office:value="-1">
            <text:p>-1</text:p>
          </table:table-cell>
          <table:table-cell table:style-name="ce37" table:formula="of:=IF(LEN([.$C135])&gt;3;MID([.$C135];5;1);-1)" office:value-type="float" office:value="-1">
            <text:p>-1</text:p>
          </table:table-cell>
          <table:table-cell table:style-name="ce37" table:formula="of:=VLOOKUP([.F135];['1'.$A$2:.$B$14];2)" office:value-type="string" office:string-value="オオバ">
            <text:p>オオバ</text:p>
          </table:table-cell>
          <table:table-cell table:style-name="ce37" table:formula="of:=VLOOKUP([.G135];['1'.$A$2:.$B$14];2)" office:value-type="string" office:string-value="日本酒（米だけの）">
            <text:p>日本酒（米だけの）</text:p>
          </table:table-cell>
          <table:table-cell table:style-name="ce37" table:formula="of:=VLOOKUP([.H135];['1'.$A$2:.$B$14];2)" office:value-type="float" office:value="0">
            <text:p>#N/A</text:p>
          </table:table-cell>
          <table:table-cell table:style-name="ce37" table:formula="of:=VLOOKUP([.I135];['1'.$A$2:.$B$16];2)" office:value-type="float" office:value="0">
            <text:p>#N/A</text:p>
          </table:table-cell>
          <table:table-cell table:style-name="ce37" table:formula="of:=VLOOKUP([.J135];['1'.$A$2:.$B$16];2)" office:value-type="float" office:value="0">
            <text:p>#N/A</text:p>
          </table:table-cell>
          <table:table-cell table:style-name="ce38" office:value-type="string">
            <text:p>맛 : 술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35">
            <text:p>135</text:p>
          </table:table-cell>
          <table:table-cell table:style-name="ce30" office:value-type="date" office:date-value="2023-01-12T01:40:04.28">
            <text:p>01/12 1:40</text:p>
          </table:table-cell>
          <table:table-cell table:style-name="ce32" office:value-type="string">
            <text:p>AC</text:p>
          </table:table-cell>
          <table:table-cell table:style-name="ce35" office:value-type="string">
            <text:p>2:2</text:p>
          </table:table-cell>
          <table:table-cell table:style-name="ce35" office:value-type="string">
            <text:p>4:1</text:p>
          </table:table-cell>
          <table:table-cell table:style-name="ce28" table:formula="of:=LEFT([.$C136];1)" office:value-type="string" office:string-value="A">
            <text:p>A</text:p>
          </table:table-cell>
          <table:table-cell table:style-name="ce37" table:formula="of:=MID([.$C136];2;1)" office:value-type="string" office:string-value="C">
            <text:p>C</text:p>
          </table:table-cell>
          <table:table-cell table:style-name="ce37" table:formula="of:=MID([.$C136];3;1)">
            <text:p/>
          </table:table-cell>
          <table:table-cell table:style-name="ce37" table:formula="of:=IF(LEN([.$C136])&gt;3;MID([.$C136];4;1);-1)" office:value-type="float" office:value="-1">
            <text:p>-1</text:p>
          </table:table-cell>
          <table:table-cell table:style-name="ce37" table:formula="of:=IF(LEN([.$C136])&gt;3;MID([.$C136];5;1);-1)" office:value-type="float" office:value="-1">
            <text:p>-1</text:p>
          </table:table-cell>
          <table:table-cell table:style-name="ce37" table:formula="of:=VLOOKUP([.F136];['1'.$A$2:.$B$14];2)" office:value-type="string" office:string-value="ゆず">
            <text:p>ゆず</text:p>
          </table:table-cell>
          <table:table-cell table:style-name="ce37" table:formula="of:=VLOOKUP([.G136];['1'.$A$2:.$B$14];2)" office:value-type="string" office:string-value="オオバ">
            <text:p>オオバ</text:p>
          </table:table-cell>
          <table:table-cell table:style-name="ce37" table:formula="of:=VLOOKUP([.H136];['1'.$A$2:.$B$14];2)" office:value-type="float" office:value="0">
            <text:p>#N/A</text:p>
          </table:table-cell>
          <table:table-cell table:style-name="ce37" table:formula="of:=VLOOKUP([.I136];['1'.$A$2:.$B$16];2)" office:value-type="float" office:value="0">
            <text:p>#N/A</text:p>
          </table:table-cell>
          <table:table-cell table:style-name="ce37" table:formula="of:=VLOOKUP([.J136];['1'.$A$2:.$B$16];2)" office:value-type="float" office:value="0">
            <text:p>#N/A</text:p>
          </table:table-cell>
          <table:table-cell table:style-name="ce38" office:value-type="string">
            <text:p>맛 : 소옆. 상쾌한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36">
            <text:p>136</text:p>
          </table:table-cell>
          <table:table-cell table:style-name="ce30" office:value-type="date" office:date-value="2023-01-12T01:47:00.48">
            <text:p>01/12 1:47</text:p>
          </table:table-cell>
          <table:table-cell table:style-name="ce32" office:value-type="string">
            <text:p>L</text:p>
          </table:table-cell>
          <table:table-cell table:style-name="ce35" office:value-type="string">
            <text:p>3</text:p>
          </table:table-cell>
          <table:table-cell table:style-name="ce35"/>
          <table:table-cell table:style-name="ce28" table:formula="of:=LEFT([.$C137];1)" office:value-type="string" office:string-value="L">
            <text:p>L</text:p>
          </table:table-cell>
          <table:table-cell table:style-name="ce37" table:formula="of:=MID([.$C137];2;1)">
            <text:p/>
          </table:table-cell>
          <table:table-cell table:style-name="ce37" table:formula="of:=MID([.$C137];3;1)">
            <text:p/>
          </table:table-cell>
          <table:table-cell table:style-name="ce37" table:formula="of:=IF(LEN([.$C137])&gt;3;MID([.$C137];4;1);-1)" office:value-type="float" office:value="-1">
            <text:p>-1</text:p>
          </table:table-cell>
          <table:table-cell table:style-name="ce37" table:formula="of:=IF(LEN([.$C137])&gt;3;MID([.$C137];5;1);-1)" office:value-type="float" office:value="-1">
            <text:p>-1</text:p>
          </table:table-cell>
          <table:table-cell table:style-name="ce37" table:formula="of:=VLOOKUP([.F137];['1'.$A$2:.$B$14];2)" office:value-type="string" office:string-value="日本酒（米だけの）">
            <text:p>日本酒（米だけの）</text:p>
          </table:table-cell>
          <table:table-cell table:style-name="ce37" table:formula="of:=VLOOKUP([.G137];['1'.$A$2:.$B$14];2)" office:value-type="float" office:value="0">
            <text:p>#N/A</text:p>
          </table:table-cell>
          <table:table-cell table:style-name="ce37" table:formula="of:=VLOOKUP([.H137];['1'.$A$2:.$B$14];2)" office:value-type="float" office:value="0">
            <text:p>#N/A</text:p>
          </table:table-cell>
          <table:table-cell table:style-name="ce37" table:formula="of:=VLOOKUP([.I137];['1'.$A$2:.$B$16];2)" office:value-type="float" office:value="0">
            <text:p>#N/A</text:p>
          </table:table-cell>
          <table:table-cell table:style-name="ce37" table:formula="of:=VLOOKUP([.J137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37">
            <text:p>137</text:p>
          </table:table-cell>
          <table:table-cell table:style-name="ce30"/>
          <table:table-cell table:style-name="ce32"/>
          <table:table-cell table:style-name="ce35" table:number-columns-repeated="2"/>
          <table:table-cell table:style-name="ce28" table:formula="of:=LEFT([.$C138];1)">
            <text:p/>
          </table:table-cell>
          <table:table-cell table:style-name="ce37" table:formula="of:=MID([.$C138];2;1)">
            <text:p/>
          </table:table-cell>
          <table:table-cell table:style-name="ce37" table:formula="of:=MID([.$C138];3;1)">
            <text:p/>
          </table:table-cell>
          <table:table-cell table:style-name="ce37" table:formula="of:=IF(LEN([.$C138])&gt;3;MID([.$C138];4;1);-1)" office:value-type="float" office:value="-1">
            <text:p>-1</text:p>
          </table:table-cell>
          <table:table-cell table:style-name="ce37" table:formula="of:=IF(LEN([.$C138])&gt;3;MID([.$C138];5;1);-1)" office:value-type="float" office:value="-1">
            <text:p>-1</text:p>
          </table:table-cell>
          <table:table-cell table:style-name="ce37" table:formula="of:=VLOOKUP([.F138];['1'.$A$2:.$B$14];2)" office:value-type="float" office:value="0">
            <text:p>#N/A</text:p>
          </table:table-cell>
          <table:table-cell table:style-name="ce37" table:formula="of:=VLOOKUP([.G138];['1'.$A$2:.$B$14];2)" office:value-type="float" office:value="0">
            <text:p>#N/A</text:p>
          </table:table-cell>
          <table:table-cell table:style-name="ce37" table:formula="of:=VLOOKUP([.H138];['1'.$A$2:.$B$14];2)" office:value-type="float" office:value="0">
            <text:p>#N/A</text:p>
          </table:table-cell>
          <table:table-cell table:style-name="ce37" table:formula="of:=VLOOKUP([.I138];['1'.$A$2:.$B$16];2)" office:value-type="float" office:value="0">
            <text:p>#N/A</text:p>
          </table:table-cell>
          <table:table-cell table:style-name="ce37" table:formula="of:=VLOOKUP([.J138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38">
            <text:p>138</text:p>
          </table:table-cell>
          <table:table-cell table:style-name="ce30"/>
          <table:table-cell table:style-name="ce32"/>
          <table:table-cell table:style-name="ce35" table:number-columns-repeated="2"/>
          <table:table-cell table:style-name="ce28" table:formula="of:=LEFT([.$C139];1)">
            <text:p/>
          </table:table-cell>
          <table:table-cell table:style-name="ce37" table:formula="of:=MID([.$C139];2;1)">
            <text:p/>
          </table:table-cell>
          <table:table-cell table:style-name="ce37" table:formula="of:=MID([.$C139];3;1)">
            <text:p/>
          </table:table-cell>
          <table:table-cell table:style-name="ce37" table:formula="of:=IF(LEN([.$C139])&gt;3;MID([.$C139];4;1);-1)" office:value-type="float" office:value="-1">
            <text:p>-1</text:p>
          </table:table-cell>
          <table:table-cell table:style-name="ce37" table:formula="of:=IF(LEN([.$C139])&gt;3;MID([.$C139];5;1);-1)" office:value-type="float" office:value="-1">
            <text:p>-1</text:p>
          </table:table-cell>
          <table:table-cell table:style-name="ce37" table:formula="of:=VLOOKUP([.F139];['1'.$A$2:.$B$14];2)" office:value-type="float" office:value="0">
            <text:p>#N/A</text:p>
          </table:table-cell>
          <table:table-cell table:style-name="ce37" table:formula="of:=VLOOKUP([.G139];['1'.$A$2:.$B$14];2)" office:value-type="float" office:value="0">
            <text:p>#N/A</text:p>
          </table:table-cell>
          <table:table-cell table:style-name="ce37" table:formula="of:=VLOOKUP([.H139];['1'.$A$2:.$B$14];2)" office:value-type="float" office:value="0">
            <text:p>#N/A</text:p>
          </table:table-cell>
          <table:table-cell table:style-name="ce37" table:formula="of:=VLOOKUP([.I139];['1'.$A$2:.$B$16];2)" office:value-type="float" office:value="0">
            <text:p>#N/A</text:p>
          </table:table-cell>
          <table:table-cell table:style-name="ce37" table:formula="of:=VLOOKUP([.J139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39">
            <text:p>139</text:p>
          </table:table-cell>
          <table:table-cell table:style-name="ce30"/>
          <table:table-cell table:style-name="ce32"/>
          <table:table-cell table:style-name="ce35" table:number-columns-repeated="2"/>
          <table:table-cell table:style-name="ce28" table:formula="of:=LEFT([.$C140];1)">
            <text:p/>
          </table:table-cell>
          <table:table-cell table:style-name="ce37" table:formula="of:=MID([.$C140];2;1)">
            <text:p/>
          </table:table-cell>
          <table:table-cell table:style-name="ce37" table:formula="of:=MID([.$C140];3;1)">
            <text:p/>
          </table:table-cell>
          <table:table-cell table:style-name="ce37" table:formula="of:=IF(LEN([.$C140])&gt;3;MID([.$C140];4;1);-1)" office:value-type="float" office:value="-1">
            <text:p>-1</text:p>
          </table:table-cell>
          <table:table-cell table:style-name="ce37" table:formula="of:=IF(LEN([.$C140])&gt;3;MID([.$C140];5;1);-1)" office:value-type="float" office:value="-1">
            <text:p>-1</text:p>
          </table:table-cell>
          <table:table-cell table:style-name="ce37" table:formula="of:=VLOOKUP([.F140];['1'.$A$2:.$B$14];2)" office:value-type="float" office:value="0">
            <text:p>#N/A</text:p>
          </table:table-cell>
          <table:table-cell table:style-name="ce37" table:formula="of:=VLOOKUP([.G140];['1'.$A$2:.$B$14];2)" office:value-type="float" office:value="0">
            <text:p>#N/A</text:p>
          </table:table-cell>
          <table:table-cell table:style-name="ce37" table:formula="of:=VLOOKUP([.H140];['1'.$A$2:.$B$14];2)" office:value-type="float" office:value="0">
            <text:p>#N/A</text:p>
          </table:table-cell>
          <table:table-cell table:style-name="ce37" table:formula="of:=VLOOKUP([.I140];['1'.$A$2:.$B$16];2)" office:value-type="float" office:value="0">
            <text:p>#N/A</text:p>
          </table:table-cell>
          <table:table-cell table:style-name="ce37" table:formula="of:=VLOOKUP([.J140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40">
            <text:p>140</text:p>
          </table:table-cell>
          <table:table-cell table:style-name="ce30"/>
          <table:table-cell table:style-name="ce32"/>
          <table:table-cell table:style-name="ce35" table:number-columns-repeated="2"/>
          <table:table-cell table:style-name="ce28" table:formula="of:=LEFT([.$C141];1)">
            <text:p/>
          </table:table-cell>
          <table:table-cell table:style-name="ce37" table:formula="of:=MID([.$C141];2;1)">
            <text:p/>
          </table:table-cell>
          <table:table-cell table:style-name="ce37" table:formula="of:=MID([.$C141];3;1)">
            <text:p/>
          </table:table-cell>
          <table:table-cell table:style-name="ce37" table:formula="of:=IF(LEN([.$C141])&gt;3;MID([.$C141];4;1);-1)" office:value-type="float" office:value="-1">
            <text:p>-1</text:p>
          </table:table-cell>
          <table:table-cell table:style-name="ce37" table:formula="of:=IF(LEN([.$C141])&gt;3;MID([.$C141];5;1);-1)" office:value-type="float" office:value="-1">
            <text:p>-1</text:p>
          </table:table-cell>
          <table:table-cell table:style-name="ce37" table:formula="of:=VLOOKUP([.F141];['1'.$A$2:.$B$14];2)" office:value-type="float" office:value="0">
            <text:p>#N/A</text:p>
          </table:table-cell>
          <table:table-cell table:style-name="ce37" table:formula="of:=VLOOKUP([.G141];['1'.$A$2:.$B$14];2)" office:value-type="float" office:value="0">
            <text:p>#N/A</text:p>
          </table:table-cell>
          <table:table-cell table:style-name="ce37" table:formula="of:=VLOOKUP([.H141];['1'.$A$2:.$B$14];2)" office:value-type="float" office:value="0">
            <text:p>#N/A</text:p>
          </table:table-cell>
          <table:table-cell table:style-name="ce37" table:formula="of:=VLOOKUP([.I141];['1'.$A$2:.$B$16];2)" office:value-type="float" office:value="0">
            <text:p>#N/A</text:p>
          </table:table-cell>
          <table:table-cell table:style-name="ce37" table:formula="of:=VLOOKUP([.J141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41">
            <text:p>141</text:p>
          </table:table-cell>
          <table:table-cell table:style-name="ce30"/>
          <table:table-cell table:style-name="ce32"/>
          <table:table-cell table:style-name="ce35" table:number-columns-repeated="2"/>
          <table:table-cell table:style-name="ce28" table:formula="of:=LEFT([.$C142];1)">
            <text:p/>
          </table:table-cell>
          <table:table-cell table:style-name="ce37" table:formula="of:=MID([.$C142];2;1)">
            <text:p/>
          </table:table-cell>
          <table:table-cell table:style-name="ce37" table:formula="of:=MID([.$C142];3;1)">
            <text:p/>
          </table:table-cell>
          <table:table-cell table:style-name="ce37" table:formula="of:=IF(LEN([.$C142])&gt;3;MID([.$C142];4;1);-1)" office:value-type="float" office:value="-1">
            <text:p>-1</text:p>
          </table:table-cell>
          <table:table-cell table:style-name="ce37" table:formula="of:=IF(LEN([.$C142])&gt;3;MID([.$C142];5;1);-1)" office:value-type="float" office:value="-1">
            <text:p>-1</text:p>
          </table:table-cell>
          <table:table-cell table:style-name="ce37" table:formula="of:=VLOOKUP([.F142];['1'.$A$2:.$B$14];2)" office:value-type="float" office:value="0">
            <text:p>#N/A</text:p>
          </table:table-cell>
          <table:table-cell table:style-name="ce37" table:formula="of:=VLOOKUP([.G142];['1'.$A$2:.$B$14];2)" office:value-type="float" office:value="0">
            <text:p>#N/A</text:p>
          </table:table-cell>
          <table:table-cell table:style-name="ce37" table:formula="of:=VLOOKUP([.H142];['1'.$A$2:.$B$14];2)" office:value-type="float" office:value="0">
            <text:p>#N/A</text:p>
          </table:table-cell>
          <table:table-cell table:style-name="ce37" table:formula="of:=VLOOKUP([.I142];['1'.$A$2:.$B$16];2)" office:value-type="float" office:value="0">
            <text:p>#N/A</text:p>
          </table:table-cell>
          <table:table-cell table:style-name="ce37" table:formula="of:=VLOOKUP([.J142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42">
            <text:p>142</text:p>
          </table:table-cell>
          <table:table-cell table:style-name="ce30"/>
          <table:table-cell table:style-name="ce32"/>
          <table:table-cell table:style-name="ce35" table:number-columns-repeated="2"/>
          <table:table-cell table:style-name="ce28" table:formula="of:=LEFT([.$C143];1)">
            <text:p/>
          </table:table-cell>
          <table:table-cell table:style-name="ce37" table:formula="of:=MID([.$C143];2;1)">
            <text:p/>
          </table:table-cell>
          <table:table-cell table:style-name="ce37" table:formula="of:=MID([.$C143];3;1)">
            <text:p/>
          </table:table-cell>
          <table:table-cell table:style-name="ce37" table:formula="of:=IF(LEN([.$C143])&gt;3;MID([.$C143];4;1);-1)" office:value-type="float" office:value="-1">
            <text:p>-1</text:p>
          </table:table-cell>
          <table:table-cell table:style-name="ce37" table:formula="of:=IF(LEN([.$C143])&gt;3;MID([.$C143];5;1);-1)" office:value-type="float" office:value="-1">
            <text:p>-1</text:p>
          </table:table-cell>
          <table:table-cell table:style-name="ce37" table:formula="of:=VLOOKUP([.F143];['1'.$A$2:.$B$14];2)" office:value-type="float" office:value="0">
            <text:p>#N/A</text:p>
          </table:table-cell>
          <table:table-cell table:style-name="ce37" table:formula="of:=VLOOKUP([.G143];['1'.$A$2:.$B$14];2)" office:value-type="float" office:value="0">
            <text:p>#N/A</text:p>
          </table:table-cell>
          <table:table-cell table:style-name="ce37" table:formula="of:=VLOOKUP([.H143];['1'.$A$2:.$B$14];2)" office:value-type="float" office:value="0">
            <text:p>#N/A</text:p>
          </table:table-cell>
          <table:table-cell table:style-name="ce37" table:formula="of:=VLOOKUP([.I143];['1'.$A$2:.$B$16];2)" office:value-type="float" office:value="0">
            <text:p>#N/A</text:p>
          </table:table-cell>
          <table:table-cell table:style-name="ce37" table:formula="of:=VLOOKUP([.J143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43">
            <text:p>143</text:p>
          </table:table-cell>
          <table:table-cell table:style-name="ce30"/>
          <table:table-cell table:style-name="ce32"/>
          <table:table-cell table:style-name="ce35" table:number-columns-repeated="2"/>
          <table:table-cell table:style-name="ce28" table:formula="of:=LEFT([.$C144];1)">
            <text:p/>
          </table:table-cell>
          <table:table-cell table:style-name="ce37" table:formula="of:=MID([.$C144];2;1)">
            <text:p/>
          </table:table-cell>
          <table:table-cell table:style-name="ce37" table:formula="of:=MID([.$C144];3;1)">
            <text:p/>
          </table:table-cell>
          <table:table-cell table:style-name="ce37" table:formula="of:=IF(LEN([.$C144])&gt;3;MID([.$C144];4;1);-1)" office:value-type="float" office:value="-1">
            <text:p>-1</text:p>
          </table:table-cell>
          <table:table-cell table:style-name="ce37" table:formula="of:=IF(LEN([.$C144])&gt;3;MID([.$C144];5;1);-1)" office:value-type="float" office:value="-1">
            <text:p>-1</text:p>
          </table:table-cell>
          <table:table-cell table:style-name="ce37" table:formula="of:=VLOOKUP([.F144];['1'.$A$2:.$B$14];2)" office:value-type="float" office:value="0">
            <text:p>#N/A</text:p>
          </table:table-cell>
          <table:table-cell table:style-name="ce37" table:formula="of:=VLOOKUP([.G144];['1'.$A$2:.$B$14];2)" office:value-type="float" office:value="0">
            <text:p>#N/A</text:p>
          </table:table-cell>
          <table:table-cell table:style-name="ce37" table:formula="of:=VLOOKUP([.H144];['1'.$A$2:.$B$14];2)" office:value-type="float" office:value="0">
            <text:p>#N/A</text:p>
          </table:table-cell>
          <table:table-cell table:style-name="ce37" table:formula="of:=VLOOKUP([.I144];['1'.$A$2:.$B$16];2)" office:value-type="float" office:value="0">
            <text:p>#N/A</text:p>
          </table:table-cell>
          <table:table-cell table:style-name="ce37" table:formula="of:=VLOOKUP([.J144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44">
            <text:p>144</text:p>
          </table:table-cell>
          <table:table-cell table:style-name="ce30"/>
          <table:table-cell table:style-name="ce32"/>
          <table:table-cell table:style-name="ce35" table:number-columns-repeated="2"/>
          <table:table-cell table:style-name="ce28" table:formula="of:=LEFT([.$C145];1)">
            <text:p/>
          </table:table-cell>
          <table:table-cell table:style-name="ce37" table:formula="of:=MID([.$C145];2;1)">
            <text:p/>
          </table:table-cell>
          <table:table-cell table:style-name="ce37" table:formula="of:=MID([.$C145];3;1)">
            <text:p/>
          </table:table-cell>
          <table:table-cell table:style-name="ce37" table:formula="of:=IF(LEN([.$C145])&gt;3;MID([.$C145];4;1);-1)" office:value-type="float" office:value="-1">
            <text:p>-1</text:p>
          </table:table-cell>
          <table:table-cell table:style-name="ce37" table:formula="of:=IF(LEN([.$C145])&gt;3;MID([.$C145];5;1);-1)" office:value-type="float" office:value="-1">
            <text:p>-1</text:p>
          </table:table-cell>
          <table:table-cell table:style-name="ce37" table:formula="of:=VLOOKUP([.F145];['1'.$A$2:.$B$14];2)" office:value-type="float" office:value="0">
            <text:p>#N/A</text:p>
          </table:table-cell>
          <table:table-cell table:style-name="ce37" table:formula="of:=VLOOKUP([.G145];['1'.$A$2:.$B$14];2)" office:value-type="float" office:value="0">
            <text:p>#N/A</text:p>
          </table:table-cell>
          <table:table-cell table:style-name="ce37" table:formula="of:=VLOOKUP([.H145];['1'.$A$2:.$B$14];2)" office:value-type="float" office:value="0">
            <text:p>#N/A</text:p>
          </table:table-cell>
          <table:table-cell table:style-name="ce37" table:formula="of:=VLOOKUP([.I145];['1'.$A$2:.$B$16];2)" office:value-type="float" office:value="0">
            <text:p>#N/A</text:p>
          </table:table-cell>
          <table:table-cell table:style-name="ce37" table:formula="of:=VLOOKUP([.J145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45">
            <text:p>145</text:p>
          </table:table-cell>
          <table:table-cell table:style-name="ce30"/>
          <table:table-cell table:style-name="ce32"/>
          <table:table-cell table:style-name="ce35" table:number-columns-repeated="2"/>
          <table:table-cell table:style-name="ce28" table:formula="of:=LEFT([.$C146];1)">
            <text:p/>
          </table:table-cell>
          <table:table-cell table:style-name="ce37" table:formula="of:=MID([.$C146];2;1)">
            <text:p/>
          </table:table-cell>
          <table:table-cell table:style-name="ce37" table:formula="of:=MID([.$C146];3;1)">
            <text:p/>
          </table:table-cell>
          <table:table-cell table:style-name="ce37" table:formula="of:=IF(LEN([.$C146])&gt;3;MID([.$C146];4;1);-1)" office:value-type="float" office:value="-1">
            <text:p>-1</text:p>
          </table:table-cell>
          <table:table-cell table:style-name="ce37" table:formula="of:=IF(LEN([.$C146])&gt;3;MID([.$C146];5;1);-1)" office:value-type="float" office:value="-1">
            <text:p>-1</text:p>
          </table:table-cell>
          <table:table-cell table:style-name="ce37" table:formula="of:=VLOOKUP([.F146];['1'.$A$2:.$B$14];2)" office:value-type="float" office:value="0">
            <text:p>#N/A</text:p>
          </table:table-cell>
          <table:table-cell table:style-name="ce37" table:formula="of:=VLOOKUP([.G146];['1'.$A$2:.$B$14];2)" office:value-type="float" office:value="0">
            <text:p>#N/A</text:p>
          </table:table-cell>
          <table:table-cell table:style-name="ce37" table:formula="of:=VLOOKUP([.H146];['1'.$A$2:.$B$14];2)" office:value-type="float" office:value="0">
            <text:p>#N/A</text:p>
          </table:table-cell>
          <table:table-cell table:style-name="ce37" table:formula="of:=VLOOKUP([.I146];['1'.$A$2:.$B$16];2)" office:value-type="float" office:value="0">
            <text:p>#N/A</text:p>
          </table:table-cell>
          <table:table-cell table:style-name="ce37" table:formula="of:=VLOOKUP([.J146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46">
            <text:p>146</text:p>
          </table:table-cell>
          <table:table-cell table:style-name="ce30"/>
          <table:table-cell table:style-name="ce32"/>
          <table:table-cell table:style-name="ce35" table:number-columns-repeated="2"/>
          <table:table-cell table:style-name="ce28" table:formula="of:=LEFT([.$C147];1)">
            <text:p/>
          </table:table-cell>
          <table:table-cell table:style-name="ce37" table:formula="of:=MID([.$C147];2;1)">
            <text:p/>
          </table:table-cell>
          <table:table-cell table:style-name="ce37" table:formula="of:=MID([.$C147];3;1)">
            <text:p/>
          </table:table-cell>
          <table:table-cell table:style-name="ce37" table:formula="of:=IF(LEN([.$C147])&gt;3;MID([.$C147];4;1);-1)" office:value-type="float" office:value="-1">
            <text:p>-1</text:p>
          </table:table-cell>
          <table:table-cell table:style-name="ce37" table:formula="of:=IF(LEN([.$C147])&gt;3;MID([.$C147];5;1);-1)" office:value-type="float" office:value="-1">
            <text:p>-1</text:p>
          </table:table-cell>
          <table:table-cell table:style-name="ce37" table:formula="of:=VLOOKUP([.F147];['1'.$A$2:.$B$14];2)" office:value-type="float" office:value="0">
            <text:p>#N/A</text:p>
          </table:table-cell>
          <table:table-cell table:style-name="ce37" table:formula="of:=VLOOKUP([.G147];['1'.$A$2:.$B$14];2)" office:value-type="float" office:value="0">
            <text:p>#N/A</text:p>
          </table:table-cell>
          <table:table-cell table:style-name="ce37" table:formula="of:=VLOOKUP([.H147];['1'.$A$2:.$B$14];2)" office:value-type="float" office:value="0">
            <text:p>#N/A</text:p>
          </table:table-cell>
          <table:table-cell table:style-name="ce37" table:formula="of:=VLOOKUP([.I147];['1'.$A$2:.$B$16];2)" office:value-type="float" office:value="0">
            <text:p>#N/A</text:p>
          </table:table-cell>
          <table:table-cell table:style-name="ce37" table:formula="of:=VLOOKUP([.J147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47">
            <text:p>147</text:p>
          </table:table-cell>
          <table:table-cell table:style-name="ce30"/>
          <table:table-cell table:style-name="ce32"/>
          <table:table-cell table:style-name="ce35" table:number-columns-repeated="2"/>
          <table:table-cell table:style-name="ce28" table:formula="of:=LEFT([.$C148];1)">
            <text:p/>
          </table:table-cell>
          <table:table-cell table:style-name="ce37" table:formula="of:=MID([.$C148];2;1)">
            <text:p/>
          </table:table-cell>
          <table:table-cell table:style-name="ce37" table:formula="of:=MID([.$C148];3;1)">
            <text:p/>
          </table:table-cell>
          <table:table-cell table:style-name="ce37" table:formula="of:=IF(LEN([.$C148])&gt;3;MID([.$C148];4;1);-1)" office:value-type="float" office:value="-1">
            <text:p>-1</text:p>
          </table:table-cell>
          <table:table-cell table:style-name="ce37" table:formula="of:=IF(LEN([.$C148])&gt;3;MID([.$C148];5;1);-1)" office:value-type="float" office:value="-1">
            <text:p>-1</text:p>
          </table:table-cell>
          <table:table-cell table:style-name="ce37" table:formula="of:=VLOOKUP([.F148];['1'.$A$2:.$B$14];2)" office:value-type="float" office:value="0">
            <text:p>#N/A</text:p>
          </table:table-cell>
          <table:table-cell table:style-name="ce37" table:formula="of:=VLOOKUP([.G148];['1'.$A$2:.$B$14];2)" office:value-type="float" office:value="0">
            <text:p>#N/A</text:p>
          </table:table-cell>
          <table:table-cell table:style-name="ce37" table:formula="of:=VLOOKUP([.H148];['1'.$A$2:.$B$14];2)" office:value-type="float" office:value="0">
            <text:p>#N/A</text:p>
          </table:table-cell>
          <table:table-cell table:style-name="ce37" table:formula="of:=VLOOKUP([.I148];['1'.$A$2:.$B$16];2)" office:value-type="float" office:value="0">
            <text:p>#N/A</text:p>
          </table:table-cell>
          <table:table-cell table:style-name="ce37" table:formula="of:=VLOOKUP([.J148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48">
            <text:p>148</text:p>
          </table:table-cell>
          <table:table-cell table:style-name="ce30"/>
          <table:table-cell table:style-name="ce32"/>
          <table:table-cell table:style-name="ce35" table:number-columns-repeated="2"/>
          <table:table-cell table:style-name="ce28" table:formula="of:=LEFT([.$C149];1)">
            <text:p/>
          </table:table-cell>
          <table:table-cell table:style-name="ce37" table:formula="of:=MID([.$C149];2;1)">
            <text:p/>
          </table:table-cell>
          <table:table-cell table:style-name="ce37" table:formula="of:=MID([.$C149];3;1)">
            <text:p/>
          </table:table-cell>
          <table:table-cell table:style-name="ce37" table:formula="of:=IF(LEN([.$C149])&gt;3;MID([.$C149];4;1);-1)" office:value-type="float" office:value="-1">
            <text:p>-1</text:p>
          </table:table-cell>
          <table:table-cell table:style-name="ce37" table:formula="of:=IF(LEN([.$C149])&gt;3;MID([.$C149];5;1);-1)" office:value-type="float" office:value="-1">
            <text:p>-1</text:p>
          </table:table-cell>
          <table:table-cell table:style-name="ce37" table:formula="of:=VLOOKUP([.F149];['1'.$A$2:.$B$14];2)" office:value-type="float" office:value="0">
            <text:p>#N/A</text:p>
          </table:table-cell>
          <table:table-cell table:style-name="ce37" table:formula="of:=VLOOKUP([.G149];['1'.$A$2:.$B$14];2)" office:value-type="float" office:value="0">
            <text:p>#N/A</text:p>
          </table:table-cell>
          <table:table-cell table:style-name="ce37" table:formula="of:=VLOOKUP([.H149];['1'.$A$2:.$B$14];2)" office:value-type="float" office:value="0">
            <text:p>#N/A</text:p>
          </table:table-cell>
          <table:table-cell table:style-name="ce37" table:formula="of:=VLOOKUP([.I149];['1'.$A$2:.$B$16];2)" office:value-type="float" office:value="0">
            <text:p>#N/A</text:p>
          </table:table-cell>
          <table:table-cell table:style-name="ce37" table:formula="of:=VLOOKUP([.J149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49">
            <text:p>149</text:p>
          </table:table-cell>
          <table:table-cell table:style-name="ce30"/>
          <table:table-cell table:style-name="ce32"/>
          <table:table-cell table:style-name="ce35" table:number-columns-repeated="2"/>
          <table:table-cell table:style-name="ce28" table:formula="of:=LEFT([.$C150];1)">
            <text:p/>
          </table:table-cell>
          <table:table-cell table:style-name="ce37" table:formula="of:=MID([.$C150];2;1)">
            <text:p/>
          </table:table-cell>
          <table:table-cell table:style-name="ce37" table:formula="of:=MID([.$C150];3;1)">
            <text:p/>
          </table:table-cell>
          <table:table-cell table:style-name="ce37" table:formula="of:=IF(LEN([.$C150])&gt;3;MID([.$C150];4;1);-1)" office:value-type="float" office:value="-1">
            <text:p>-1</text:p>
          </table:table-cell>
          <table:table-cell table:style-name="ce37" table:formula="of:=IF(LEN([.$C150])&gt;3;MID([.$C150];5;1);-1)" office:value-type="float" office:value="-1">
            <text:p>-1</text:p>
          </table:table-cell>
          <table:table-cell table:style-name="ce37" table:formula="of:=VLOOKUP([.F150];['1'.$A$2:.$B$14];2)" office:value-type="float" office:value="0">
            <text:p>#N/A</text:p>
          </table:table-cell>
          <table:table-cell table:style-name="ce37" table:formula="of:=VLOOKUP([.G150];['1'.$A$2:.$B$14];2)" office:value-type="float" office:value="0">
            <text:p>#N/A</text:p>
          </table:table-cell>
          <table:table-cell table:style-name="ce37" table:formula="of:=VLOOKUP([.H150];['1'.$A$2:.$B$14];2)" office:value-type="float" office:value="0">
            <text:p>#N/A</text:p>
          </table:table-cell>
          <table:table-cell table:style-name="ce37" table:formula="of:=VLOOKUP([.I150];['1'.$A$2:.$B$16];2)" office:value-type="float" office:value="0">
            <text:p>#N/A</text:p>
          </table:table-cell>
          <table:table-cell table:style-name="ce37" table:formula="of:=VLOOKUP([.J150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2T01:47:46.88">
            <text:p>2023/1/12 1:47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12T01:47:50.83">
            <text:p>2023/1/12 1:47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85];[.D154])" office:value-type="float" office:value="0">
            <text:p>0</text:p>
          </table:table-cell>
          <table:table-cell table:style-name="ce28" table:formula="of:=LEFT([.$D154];1)">
            <text:p/>
          </table:table-cell>
          <table:table-cell table:style-name="ce37" table:formula="of:=MID([.$D154];2;1)">
            <text:p/>
          </table:table-cell>
          <table:table-cell table:style-name="ce37" table:formula="of:=MID([.$D154];3;1)">
            <text:p/>
          </table:table-cell>
          <table:table-cell table:style-name="ce37"/>
          <table:table-cell table:style-name="ce37" table:formula="of:=VLOOKUP([.F154];['1'.$A$2:.$B$11];2)" office:value-type="float" office:value="0">
            <text:p>#N/A</text:p>
          </table:table-cell>
          <table:table-cell table:style-name="ce37" table:formula="of:=VLOOKUP([.G154];['1'.$A$2:.$B$11];2)" office:value-type="float" office:value="0">
            <text:p>#N/A</text:p>
          </table:table-cell>
          <table:table-cell table:style-name="ce37" table:formula="of:=VLOOKUP([.H154];['1'.$A$2:.$B$11];2)" office:value-type="float" office:value="0">
            <text:p>#N/A</text:p>
          </table:table-cell>
          <table:table-cell table:style-name="ce37"/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</text:p>
          </table:table-cell>
          <table:table-cell table:style-name="ce20" table:formula="of:=COUNTIF([.$C$2:.$C$140];[.D155])" office:value-type="float" office:value="1">
            <text:p>1</text:p>
          </table:table-cell>
          <table:table-cell table:style-name="ce28" table:formula="of:=LEFT([.$D155];1)" office:value-type="string" office:string-value="A">
            <text:p>A</text:p>
          </table:table-cell>
          <table:table-cell table:style-name="ce37" table:formula="of:=MID([.$D155];2;1)">
            <text:p/>
          </table:table-cell>
          <table:table-cell table:style-name="ce37" table:formula="of:=MID([.$D155];3;1)">
            <text:p/>
          </table:table-cell>
          <table:table-cell table:style-name="ce37" table:formula="of:=MID([.$D155];4;1)">
            <text:p/>
          </table:table-cell>
          <table:table-cell table:style-name="ce37" table:formula="of:=VLOOKUP([.F155];['1'.$A$2:.$B$14];2)" office:value-type="string" office:string-value="ゆず">
            <text:p>ゆず</text:p>
          </table:table-cell>
          <table:table-cell table:style-name="ce37" table:formula="of:=VLOOKUP([.G155];['1'.$A$2:.$B$14];2)" office:value-type="float" office:value="0">
            <text:p>#N/A</text:p>
          </table:table-cell>
          <table:table-cell table:style-name="ce37" table:formula="of:=VLOOKUP([.H155];['1'.$A$2:.$B$14];2)" office:value-type="float" office:value="0">
            <text:p>#N/A</text:p>
          </table:table-cell>
          <table:table-cell table:style-name="ce37" table:formula="of:=VLOOKUP([.I1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</text:p>
          </table:table-cell>
          <table:table-cell table:style-name="ce20" table:formula="of:=COUNTIF([.$C$2:.$C$140];[.D156])" office:value-type="float" office:value="1">
            <text:p>1</text:p>
          </table:table-cell>
          <table:table-cell table:style-name="ce28" table:formula="of:=LEFT([.$D156];1)" office:value-type="string" office:string-value="A">
            <text:p>A</text:p>
          </table:table-cell>
          <table:table-cell table:style-name="ce37" table:formula="of:=MID([.$D156];2;1)" office:value-type="string" office:string-value="B">
            <text:p>B</text:p>
          </table:table-cell>
          <table:table-cell table:style-name="ce37" table:formula="of:=MID([.$D156];3;1)">
            <text:p/>
          </table:table-cell>
          <table:table-cell table:style-name="ce37" table:formula="of:=MID([.$D156];4;1)">
            <text:p/>
          </table:table-cell>
          <table:table-cell table:style-name="ce37" table:formula="of:=VLOOKUP([.F156];['1'.$A$2:.$B$14];2)" office:value-type="string" office:string-value="ゆず">
            <text:p>ゆず</text:p>
          </table:table-cell>
          <table:table-cell table:style-name="ce37" table:formula="of:=VLOOKUP([.G156];['1'.$A$2:.$B$14];2)" office:value-type="string" office:string-value="ディル">
            <text:p>ディル</text:p>
          </table:table-cell>
          <table:table-cell table:style-name="ce37" table:formula="of:=VLOOKUP([.H156];['1'.$A$2:.$B$14];2)" office:value-type="float" office:value="0">
            <text:p>#N/A</text:p>
          </table:table-cell>
          <table:table-cell table:style-name="ce37" table:formula="of:=VLOOKUP([.I1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3" office:value-type="string">
            <text:p>ABC</text:p>
          </table:table-cell>
          <table:table-cell table:style-name="ce20" table:formula="of:=COUNTIF([.$C$2:.$C$140];[.D157])" office:value-type="float" office:value="1">
            <text:p>1</text:p>
          </table:table-cell>
          <table:table-cell table:style-name="ce28" table:formula="of:=LEFT([.$D157];1)" office:value-type="string" office:string-value="A">
            <text:p>A</text:p>
          </table:table-cell>
          <table:table-cell table:style-name="ce37" table:formula="of:=MID([.$D157];2;1)" office:value-type="string" office:string-value="B">
            <text:p>B</text:p>
          </table:table-cell>
          <table:table-cell table:style-name="ce37" table:formula="of:=MID([.$D157];3;1)" office:value-type="string" office:string-value="C">
            <text:p>C</text:p>
          </table:table-cell>
          <table:table-cell table:style-name="ce37" table:formula="of:=MID([.$D157];4;1)">
            <text:p/>
          </table:table-cell>
          <table:table-cell table:style-name="ce37" table:formula="of:=VLOOKUP([.F157];['1'.$A$2:.$B$14];2)" office:value-type="string" office:string-value="ゆず">
            <text:p>ゆず</text:p>
          </table:table-cell>
          <table:table-cell table:style-name="ce37" table:formula="of:=VLOOKUP([.G157];['1'.$A$2:.$B$14];2)" office:value-type="string" office:string-value="ディル">
            <text:p>ディル</text:p>
          </table:table-cell>
          <table:table-cell table:style-name="ce37" table:formula="of:=VLOOKUP([.H157];['1'.$A$2:.$B$14];2)" office:value-type="string" office:string-value="オオバ">
            <text:p>オオバ</text:p>
          </table:table-cell>
          <table:table-cell table:style-name="ce37" table:formula="of:=VLOOKUP([.I1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D</text:p>
          </table:table-cell>
          <table:table-cell table:style-name="ce20" table:formula="of:=COUNTIF([.$C$2:.$C$140];[.D158])" office:value-type="float" office:value="2">
            <text:p>2</text:p>
          </table:table-cell>
          <table:table-cell table:style-name="ce28" table:formula="of:=LEFT([.$D158];1)" office:value-type="string" office:string-value="A">
            <text:p>A</text:p>
          </table:table-cell>
          <table:table-cell table:style-name="ce37" table:formula="of:=MID([.$D158];2;1)" office:value-type="string" office:string-value="B">
            <text:p>B</text:p>
          </table:table-cell>
          <table:table-cell table:style-name="ce37" table:formula="of:=MID([.$D158];3;1)" office:value-type="string" office:string-value="D">
            <text:p>D</text:p>
          </table:table-cell>
          <table:table-cell table:style-name="ce37" table:formula="of:=MID([.$D158];4;1)">
            <text:p/>
          </table:table-cell>
          <table:table-cell table:style-name="ce37" table:formula="of:=VLOOKUP([.F158];['1'.$A$2:.$B$14];2)" office:value-type="string" office:string-value="ゆず">
            <text:p>ゆず</text:p>
          </table:table-cell>
          <table:table-cell table:style-name="ce37" table:formula="of:=VLOOKUP([.G158];['1'.$A$2:.$B$14];2)" office:value-type="string" office:string-value="ディル">
            <text:p>ディル</text:p>
          </table:table-cell>
          <table:table-cell table:style-name="ce37" table:formula="of:=VLOOKUP([.H158];['1'.$A$2:.$B$14];2)" office:value-type="string" office:string-value="レモン">
            <text:p>レモン</text:p>
          </table:table-cell>
          <table:table-cell table:style-name="ce37" table:formula="of:=VLOOKUP([.I1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E</text:p>
          </table:table-cell>
          <table:table-cell table:style-name="ce20" table:formula="of:=COUNTIF([.$C$2:.$C$140];[.D159])" office:value-type="float" office:value="1">
            <text:p>1</text:p>
          </table:table-cell>
          <table:table-cell table:style-name="ce28" table:formula="of:=LEFT([.$D159];1)" office:value-type="string" office:string-value="A">
            <text:p>A</text:p>
          </table:table-cell>
          <table:table-cell table:style-name="ce37" table:formula="of:=MID([.$D159];2;1)" office:value-type="string" office:string-value="B">
            <text:p>B</text:p>
          </table:table-cell>
          <table:table-cell table:style-name="ce37" table:formula="of:=MID([.$D159];3;1)" office:value-type="string" office:string-value="E">
            <text:p>E</text:p>
          </table:table-cell>
          <table:table-cell table:style-name="ce37" table:formula="of:=MID([.$D159];4;1)">
            <text:p/>
          </table:table-cell>
          <table:table-cell table:style-name="ce37" table:formula="of:=VLOOKUP([.F159];['1'.$A$2:.$B$14];2)" office:value-type="string" office:string-value="ゆず">
            <text:p>ゆず</text:p>
          </table:table-cell>
          <table:table-cell table:style-name="ce37" table:formula="of:=VLOOKUP([.G159];['1'.$A$2:.$B$14];2)" office:value-type="string" office:string-value="ディル">
            <text:p>ディル</text:p>
          </table:table-cell>
          <table:table-cell table:style-name="ce37" table:formula="of:=VLOOKUP([.H159];['1'.$A$2:.$B$14];2)" office:value-type="string" office:string-value="ニンニク">
            <text:p>ニンニク</text:p>
          </table:table-cell>
          <table:table-cell table:style-name="ce37" table:formula="of:=VLOOKUP([.I1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I</text:p>
          </table:table-cell>
          <table:table-cell table:style-name="ce20" table:formula="of:=COUNTIF([.$C$2:.$C$140];[.D160])" office:value-type="float" office:value="1">
            <text:p>1</text:p>
          </table:table-cell>
          <table:table-cell table:style-name="ce28" table:formula="of:=LEFT([.$D160];1)" office:value-type="string" office:string-value="A">
            <text:p>A</text:p>
          </table:table-cell>
          <table:table-cell table:style-name="ce37" table:formula="of:=MID([.$D160];2;1)" office:value-type="string" office:string-value="B">
            <text:p>B</text:p>
          </table:table-cell>
          <table:table-cell table:style-name="ce37" table:formula="of:=MID([.$D160];3;1)" office:value-type="string" office:string-value="I">
            <text:p>I</text:p>
          </table:table-cell>
          <table:table-cell table:style-name="ce37" table:formula="of:=MID([.$D160];4;1)">
            <text:p/>
          </table:table-cell>
          <table:table-cell table:style-name="ce37" table:formula="of:=VLOOKUP([.F160];['1'.$A$2:.$B$14];2)" office:value-type="string" office:string-value="ゆず">
            <text:p>ゆず</text:p>
          </table:table-cell>
          <table:table-cell table:style-name="ce37" table:formula="of:=VLOOKUP([.G160];['1'.$A$2:.$B$14];2)" office:value-type="string" office:string-value="ディル">
            <text:p>ディル</text:p>
          </table:table-cell>
          <table:table-cell table:style-name="ce37" table:formula="of:=VLOOKUP([.H160];['1'.$A$2:.$B$14];2)" office:value-type="string" office:string-value="ローズマリー">
            <text:p>ローズマリー</text:p>
          </table:table-cell>
          <table:table-cell table:style-name="ce37" table:formula="of:=VLOOKUP([.I1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C</text:p>
          </table:table-cell>
          <table:table-cell table:style-name="ce20" table:formula="of:=COUNTIF([.$C$2:.$C$140];[.D161])" office:value-type="float" office:value="4">
            <text:p>4</text:p>
          </table:table-cell>
          <table:table-cell table:style-name="ce28" table:formula="of:=LEFT([.$D161];1)" office:value-type="string" office:string-value="A">
            <text:p>A</text:p>
          </table:table-cell>
          <table:table-cell table:style-name="ce37" table:formula="of:=MID([.$D161];2;1)" office:value-type="string" office:string-value="C">
            <text:p>C</text:p>
          </table:table-cell>
          <table:table-cell table:style-name="ce37" table:formula="of:=MID([.$D161];3;1)">
            <text:p/>
          </table:table-cell>
          <table:table-cell table:style-name="ce37" table:formula="of:=MID([.$D161];4;1)">
            <text:p/>
          </table:table-cell>
          <table:table-cell table:style-name="ce37" table:formula="of:=VLOOKUP([.F161];['1'.$A$2:.$B$14];2)" office:value-type="string" office:string-value="ゆず">
            <text:p>ゆず</text:p>
          </table:table-cell>
          <table:table-cell table:style-name="ce37" table:formula="of:=VLOOKUP([.G161];['1'.$A$2:.$B$14];2)" office:value-type="string" office:string-value="オオバ">
            <text:p>オオバ</text:p>
          </table:table-cell>
          <table:table-cell table:style-name="ce37" table:formula="of:=VLOOKUP([.H161];['1'.$A$2:.$B$14];2)" office:value-type="float" office:value="0">
            <text:p>#N/A</text:p>
          </table:table-cell>
          <table:table-cell table:style-name="ce37" table:formula="of:=VLOOKUP([.I1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CD</text:p>
          </table:table-cell>
          <table:table-cell table:style-name="ce20" table:formula="of:=COUNTIF([.$C$2:.$C$140];[.D162])" office:value-type="float" office:value="2">
            <text:p>2</text:p>
          </table:table-cell>
          <table:table-cell table:style-name="ce28" table:formula="of:=LEFT([.$D162];1)" office:value-type="string" office:string-value="A">
            <text:p>A</text:p>
          </table:table-cell>
          <table:table-cell table:style-name="ce37" table:formula="of:=MID([.$D162];2;1)" office:value-type="string" office:string-value="C">
            <text:p>C</text:p>
          </table:table-cell>
          <table:table-cell table:style-name="ce37" table:formula="of:=MID([.$D162];3;1)" office:value-type="string" office:string-value="D">
            <text:p>D</text:p>
          </table:table-cell>
          <table:table-cell table:style-name="ce37" table:formula="of:=MID([.$D162];4;1)">
            <text:p/>
          </table:table-cell>
          <table:table-cell table:style-name="ce37" table:formula="of:=VLOOKUP([.F162];['1'.$A$2:.$B$14];2)" office:value-type="string" office:string-value="ゆず">
            <text:p>ゆず</text:p>
          </table:table-cell>
          <table:table-cell table:style-name="ce37" table:formula="of:=VLOOKUP([.G162];['1'.$A$2:.$B$14];2)" office:value-type="string" office:string-value="オオバ">
            <text:p>オオバ</text:p>
          </table:table-cell>
          <table:table-cell table:style-name="ce37" table:formula="of:=VLOOKUP([.H162];['1'.$A$2:.$B$14];2)" office:value-type="string" office:string-value="レモン">
            <text:p>レモン</text:p>
          </table:table-cell>
          <table:table-cell table:style-name="ce37" table:formula="of:=VLOOKUP([.I16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</text:p>
          </table:table-cell>
          <table:table-cell table:style-name="ce20" table:formula="of:=COUNTIF([.$C$2:.$C$140];[.D163])" office:value-type="float" office:value="2">
            <text:p>2</text:p>
          </table:table-cell>
          <table:table-cell table:style-name="ce28" table:formula="of:=LEFT([.$D163];1)" office:value-type="string" office:string-value="A">
            <text:p>A</text:p>
          </table:table-cell>
          <table:table-cell table:style-name="ce37" table:formula="of:=MID([.$D163];2;1)" office:value-type="string" office:string-value="C">
            <text:p>C</text:p>
          </table:table-cell>
          <table:table-cell table:style-name="ce37" table:formula="of:=MID([.$D163];3;1)" office:value-type="string" office:string-value="E">
            <text:p>E</text:p>
          </table:table-cell>
          <table:table-cell table:style-name="ce37" table:formula="of:=MID([.$D163];4;1)">
            <text:p/>
          </table:table-cell>
          <table:table-cell table:style-name="ce37" table:formula="of:=VLOOKUP([.F163];['1'.$A$2:.$B$14];2)" office:value-type="string" office:string-value="ゆず">
            <text:p>ゆず</text:p>
          </table:table-cell>
          <table:table-cell table:style-name="ce37" table:formula="of:=VLOOKUP([.G163];['1'.$A$2:.$B$14];2)" office:value-type="string" office:string-value="オオバ">
            <text:p>オオバ</text:p>
          </table:table-cell>
          <table:table-cell table:style-name="ce37" table:formula="of:=VLOOKUP([.H163];['1'.$A$2:.$B$14];2)" office:value-type="string" office:string-value="ニンニク">
            <text:p>ニンニク</text:p>
          </table:table-cell>
          <table:table-cell table:style-name="ce37" table:formula="of:=VLOOKUP([.I1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F</text:p>
          </table:table-cell>
          <table:table-cell table:style-name="ce20" table:formula="of:=COUNTIF([.$C$2:.$C$140];[.D164])" office:value-type="float" office:value="1">
            <text:p>1</text:p>
          </table:table-cell>
          <table:table-cell table:style-name="ce28" table:formula="of:=LEFT([.$D164];1)" office:value-type="string" office:string-value="A">
            <text:p>A</text:p>
          </table:table-cell>
          <table:table-cell table:style-name="ce37" table:formula="of:=MID([.$D164];2;1)" office:value-type="string" office:string-value="C">
            <text:p>C</text:p>
          </table:table-cell>
          <table:table-cell table:style-name="ce37" table:formula="of:=MID([.$D164];3;1)" office:value-type="string" office:string-value="E">
            <text:p>E</text:p>
          </table:table-cell>
          <table:table-cell table:style-name="ce37" table:formula="of:=MID([.$D164];4;1)" office:value-type="string" office:string-value="F">
            <text:p>F</text:p>
          </table:table-cell>
          <table:table-cell table:style-name="ce37" table:formula="of:=VLOOKUP([.F164];['1'.$A$2:.$B$14];2)" office:value-type="string" office:string-value="ゆず">
            <text:p>ゆず</text:p>
          </table:table-cell>
          <table:table-cell table:style-name="ce37" table:formula="of:=VLOOKUP([.G164];['1'.$A$2:.$B$14];2)" office:value-type="string" office:string-value="オオバ">
            <text:p>オオバ</text:p>
          </table:table-cell>
          <table:table-cell table:style-name="ce37" table:formula="of:=VLOOKUP([.H164];['1'.$A$2:.$B$14];2)" office:value-type="string" office:string-value="ニンニク">
            <text:p>ニンニク</text:p>
          </table:table-cell>
          <table:table-cell table:style-name="ce37" table:formula="of:=VLOOKUP([.I164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FM</text:p>
          </table:table-cell>
          <table:table-cell table:style-name="ce20" table:formula="of:=COUNTIF([.$C$2:.$C$140];[.D165])" office:value-type="float" office:value="1">
            <text:p>1</text:p>
          </table:table-cell>
          <table:table-cell table:style-name="ce28" table:formula="of:=LEFT([.$D165];1)" office:value-type="string" office:string-value="A">
            <text:p>A</text:p>
          </table:table-cell>
          <table:table-cell table:style-name="ce37" table:formula="of:=MID([.$D165];2;1)" office:value-type="string" office:string-value="C">
            <text:p>C</text:p>
          </table:table-cell>
          <table:table-cell table:style-name="ce37" table:formula="of:=MID([.$D165];3;1)" office:value-type="string" office:string-value="E">
            <text:p>E</text:p>
          </table:table-cell>
          <table:table-cell table:style-name="ce37" table:formula="of:=MID([.$D165];4;1)" office:value-type="string" office:string-value="F">
            <text:p>F</text:p>
          </table:table-cell>
          <table:table-cell table:style-name="ce37" table:formula="of:=VLOOKUP([.F165];['1'.$A$2:.$B$14];2)" office:value-type="string" office:string-value="ゆず">
            <text:p>ゆず</text:p>
          </table:table-cell>
          <table:table-cell table:style-name="ce37" table:formula="of:=VLOOKUP([.G165];['1'.$A$2:.$B$14];2)" office:value-type="string" office:string-value="オオバ">
            <text:p>オオバ</text:p>
          </table:table-cell>
          <table:table-cell table:style-name="ce37" table:formula="of:=VLOOKUP([.H165];['1'.$A$2:.$B$14];2)" office:value-type="string" office:string-value="ニンニク">
            <text:p>ニンニク</text:p>
          </table:table-cell>
          <table:table-cell table:style-name="ce37" table:formula="of:=VLOOKUP([.I165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FM</text:p>
          </table:table-cell>
          <table:table-cell table:style-name="ce20" table:formula="of:=COUNTIF([.$C$2:.$C$140];[.D166])" office:value-type="float" office:value="1">
            <text:p>1</text:p>
          </table:table-cell>
          <table:table-cell table:style-name="ce28" table:formula="of:=LEFT([.$D166];1)" office:value-type="string" office:string-value="A">
            <text:p>A</text:p>
          </table:table-cell>
          <table:table-cell table:style-name="ce37" table:formula="of:=MID([.$D166];2;1)" office:value-type="string" office:string-value="C">
            <text:p>C</text:p>
          </table:table-cell>
          <table:table-cell table:style-name="ce37" table:formula="of:=MID([.$D166];3;1)" office:value-type="string" office:string-value="F">
            <text:p>F</text:p>
          </table:table-cell>
          <table:table-cell table:style-name="ce37" table:formula="of:=MID([.$D166];4;1)" office:value-type="string" office:string-value="M">
            <text:p>M</text:p>
          </table:table-cell>
          <table:table-cell table:style-name="ce37" table:formula="of:=VLOOKUP([.F166];['1'.$A$2:.$B$14];2)" office:value-type="string" office:string-value="ゆず">
            <text:p>ゆず</text:p>
          </table:table-cell>
          <table:table-cell table:style-name="ce37" table:formula="of:=VLOOKUP([.G166];['1'.$A$2:.$B$14];2)" office:value-type="string" office:string-value="オオバ">
            <text:p>オオバ</text:p>
          </table:table-cell>
          <table:table-cell table:style-name="ce37" table:formula="of:=VLOOKUP([.H166];['1'.$A$2:.$B$14];2)" office:value-type="string" office:string-value="生姜">
            <text:p>生姜</text:p>
          </table:table-cell>
          <table:table-cell table:style-name="ce37" table:formula="of:=VLOOKUP([.I16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DE</text:p>
          </table:table-cell>
          <table:table-cell table:style-name="ce20" table:formula="of:=COUNTIF([.$C$2:.$C$140];[.D167])" office:value-type="float" office:value="2">
            <text:p>2</text:p>
          </table:table-cell>
          <table:table-cell table:style-name="ce28" table:formula="of:=LEFT([.$D167];1)" office:value-type="string" office:string-value="A">
            <text:p>A</text:p>
          </table:table-cell>
          <table:table-cell table:style-name="ce37" table:formula="of:=MID([.$D167];2;1)" office:value-type="string" office:string-value="D">
            <text:p>D</text:p>
          </table:table-cell>
          <table:table-cell table:style-name="ce37" table:formula="of:=MID([.$D167];3;1)" office:value-type="string" office:string-value="E">
            <text:p>E</text:p>
          </table:table-cell>
          <table:table-cell table:style-name="ce37" table:formula="of:=MID([.$D167];4;1)">
            <text:p/>
          </table:table-cell>
          <table:table-cell table:style-name="ce37" table:formula="of:=VLOOKUP([.F167];['1'.$A$2:.$B$14];2)" office:value-type="string" office:string-value="ゆず">
            <text:p>ゆず</text:p>
          </table:table-cell>
          <table:table-cell table:style-name="ce37" table:formula="of:=VLOOKUP([.G167];['1'.$A$2:.$B$14];2)" office:value-type="string" office:string-value="レモン">
            <text:p>レモン</text:p>
          </table:table-cell>
          <table:table-cell table:style-name="ce37" table:formula="of:=VLOOKUP([.H167];['1'.$A$2:.$B$14];2)" office:value-type="string" office:string-value="ニンニク">
            <text:p>ニンニク</text:p>
          </table:table-cell>
          <table:table-cell table:style-name="ce37" table:formula="of:=VLOOKUP([.I1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DH</text:p>
          </table:table-cell>
          <table:table-cell table:style-name="ce20" table:formula="of:=COUNTIF([.$C$2:.$C$140];[.D168])" office:value-type="float" office:value="3">
            <text:p>3</text:p>
          </table:table-cell>
          <table:table-cell table:style-name="ce28" table:formula="of:=LEFT([.$D168];1)" office:value-type="string" office:string-value="A">
            <text:p>A</text:p>
          </table:table-cell>
          <table:table-cell table:style-name="ce37" table:formula="of:=MID([.$D168];2;1)" office:value-type="string" office:string-value="D">
            <text:p>D</text:p>
          </table:table-cell>
          <table:table-cell table:style-name="ce37" table:formula="of:=MID([.$D168];3;1)" office:value-type="string" office:string-value="H">
            <text:p>H</text:p>
          </table:table-cell>
          <table:table-cell table:style-name="ce37" table:formula="of:=MID([.$D168];4;1)">
            <text:p/>
          </table:table-cell>
          <table:table-cell table:style-name="ce37" table:formula="of:=VLOOKUP([.F168];['1'.$A$2:.$B$14];2)" office:value-type="string" office:string-value="ゆず">
            <text:p>ゆず</text:p>
          </table:table-cell>
          <table:table-cell table:style-name="ce37" table:formula="of:=VLOOKUP([.G168];['1'.$A$2:.$B$14];2)" office:value-type="string" office:string-value="レモン">
            <text:p>レモン</text:p>
          </table:table-cell>
          <table:table-cell table:style-name="ce37" table:formula="of:=VLOOKUP([.H168];['1'.$A$2:.$B$14];2)" office:value-type="string" office:string-value="ペパーミント">
            <text:p>ペパーミント</text:p>
          </table:table-cell>
          <table:table-cell table:style-name="ce37" table:formula="of:=VLOOKUP([.I1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3" office:value-type="string">
            <text:p>AEFIM</text:p>
          </table:table-cell>
          <table:table-cell table:style-name="ce20" table:formula="of:=COUNTIF([.$C$2:.$C$140];[.D169])" office:value-type="float" office:value="1">
            <text:p>1</text:p>
          </table:table-cell>
          <table:table-cell table:style-name="ce28" table:formula="of:=LEFT([.$D169];1)" office:value-type="string" office:string-value="A">
            <text:p>A</text:p>
          </table:table-cell>
          <table:table-cell table:style-name="ce37" table:formula="of:=MID([.$D169];2;1)" office:value-type="string" office:string-value="E">
            <text:p>E</text:p>
          </table:table-cell>
          <table:table-cell table:style-name="ce37" table:formula="of:=MID([.$D169];3;1)" office:value-type="string" office:string-value="F">
            <text:p>F</text:p>
          </table:table-cell>
          <table:table-cell table:style-name="ce37" table:formula="of:=MID([.$D169];4;1)" office:value-type="string" office:string-value="I">
            <text:p>I</text:p>
          </table:table-cell>
          <table:table-cell table:style-name="ce37" table:formula="of:=VLOOKUP([.F169];['1'.$A$2:.$B$14];2)" office:value-type="string" office:string-value="ゆず">
            <text:p>ゆず</text:p>
          </table:table-cell>
          <table:table-cell table:style-name="ce37" table:formula="of:=VLOOKUP([.G169];['1'.$A$2:.$B$14];2)" office:value-type="string" office:string-value="ニンニク">
            <text:p>ニンニク</text:p>
          </table:table-cell>
          <table:table-cell table:style-name="ce37" table:formula="of:=VLOOKUP([.H169];['1'.$A$2:.$B$14];2)" office:value-type="string" office:string-value="生姜">
            <text:p>生姜</text:p>
          </table:table-cell>
          <table:table-cell table:style-name="ce37" table:formula="of:=VLOOKUP([.I169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EH</text:p>
          </table:table-cell>
          <table:table-cell table:style-name="ce20" table:formula="of:=COUNTIF([.$C$2:.$C$140];[.D170])" office:value-type="float" office:value="2">
            <text:p>2</text:p>
          </table:table-cell>
          <table:table-cell table:style-name="ce28" table:formula="of:=LEFT([.$D170];1)" office:value-type="string" office:string-value="A">
            <text:p>A</text:p>
          </table:table-cell>
          <table:table-cell table:style-name="ce37" table:formula="of:=MID([.$D170];2;1)" office:value-type="string" office:string-value="E">
            <text:p>E</text:p>
          </table:table-cell>
          <table:table-cell table:style-name="ce37" table:formula="of:=MID([.$D170];3;1)" office:value-type="string" office:string-value="H">
            <text:p>H</text:p>
          </table:table-cell>
          <table:table-cell table:style-name="ce37" table:formula="of:=MID([.$D170];4;1)">
            <text:p/>
          </table:table-cell>
          <table:table-cell table:style-name="ce37" table:formula="of:=VLOOKUP([.F170];['1'.$A$2:.$B$14];2)" office:value-type="string" office:string-value="ゆず">
            <text:p>ゆず</text:p>
          </table:table-cell>
          <table:table-cell table:style-name="ce37" table:formula="of:=VLOOKUP([.G170];['1'.$A$2:.$B$14];2)" office:value-type="string" office:string-value="ニンニク">
            <text:p>ニンニク</text:p>
          </table:table-cell>
          <table:table-cell table:style-name="ce37" table:formula="of:=VLOOKUP([.H170];['1'.$A$2:.$B$14];2)" office:value-type="string" office:string-value="ペパーミント">
            <text:p>ペパーミント</text:p>
          </table:table-cell>
          <table:table-cell table:style-name="ce37" table:formula="of:=VLOOKUP([.I1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F</text:p>
          </table:table-cell>
          <table:table-cell table:style-name="ce20" table:formula="of:=COUNTIF([.$C$2:.$C$140];[.D171])" office:value-type="float" office:value="1">
            <text:p>1</text:p>
          </table:table-cell>
          <table:table-cell table:style-name="ce28" table:formula="of:=LEFT([.$D171];1)" office:value-type="string" office:string-value="A">
            <text:p>A</text:p>
          </table:table-cell>
          <table:table-cell table:style-name="ce37" table:formula="of:=MID([.$D171];2;1)" office:value-type="string" office:string-value="F">
            <text:p>F</text:p>
          </table:table-cell>
          <table:table-cell table:style-name="ce37" table:formula="of:=MID([.$D171];3;1)">
            <text:p/>
          </table:table-cell>
          <table:table-cell table:style-name="ce37" table:formula="of:=MID([.$D171];4;1)">
            <text:p/>
          </table:table-cell>
          <table:table-cell table:style-name="ce37" table:formula="of:=VLOOKUP([.F171];['1'.$A$2:.$B$14];2)" office:value-type="string" office:string-value="ゆず">
            <text:p>ゆず</text:p>
          </table:table-cell>
          <table:table-cell table:style-name="ce37" table:formula="of:=VLOOKUP([.G171];['1'.$A$2:.$B$14];2)" office:value-type="string" office:string-value="生姜">
            <text:p>生姜</text:p>
          </table:table-cell>
          <table:table-cell table:style-name="ce37" table:formula="of:=VLOOKUP([.H171];['1'.$A$2:.$B$14];2)" office:value-type="float" office:value="0">
            <text:p>#N/A</text:p>
          </table:table-cell>
          <table:table-cell table:style-name="ce37" table:formula="of:=VLOOKUP([.I17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FH</text:p>
          </table:table-cell>
          <table:table-cell table:style-name="ce20" table:formula="of:=COUNTIF([.$C$2:.$C$140];[.D172])" office:value-type="float" office:value="1">
            <text:p>1</text:p>
          </table:table-cell>
          <table:table-cell table:style-name="ce28" table:formula="of:=LEFT([.$D172];1)" office:value-type="string" office:string-value="A">
            <text:p>A</text:p>
          </table:table-cell>
          <table:table-cell table:style-name="ce37" table:formula="of:=MID([.$D172];2;1)" office:value-type="string" office:string-value="F">
            <text:p>F</text:p>
          </table:table-cell>
          <table:table-cell table:style-name="ce37" table:formula="of:=MID([.$D172];3;1)" office:value-type="string" office:string-value="H">
            <text:p>H</text:p>
          </table:table-cell>
          <table:table-cell table:style-name="ce37" table:formula="of:=MID([.$D172];4;1)">
            <text:p/>
          </table:table-cell>
          <table:table-cell table:style-name="ce37" table:formula="of:=VLOOKUP([.F172];['1'.$A$2:.$B$14];2)" office:value-type="string" office:string-value="ゆず">
            <text:p>ゆず</text:p>
          </table:table-cell>
          <table:table-cell table:style-name="ce37" table:formula="of:=VLOOKUP([.G172];['1'.$A$2:.$B$14];2)" office:value-type="string" office:string-value="生姜">
            <text:p>生姜</text:p>
          </table:table-cell>
          <table:table-cell table:style-name="ce37" table:formula="of:=VLOOKUP([.H172];['1'.$A$2:.$B$14];2)" office:value-type="string" office:string-value="ペパーミント">
            <text:p>ペパーミント</text:p>
          </table:table-cell>
          <table:table-cell table:style-name="ce37" table:formula="of:=VLOOKUP([.I1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</text:p>
          </table:table-cell>
          <table:table-cell table:style-name="ce20" table:formula="of:=COUNTIF([.$C$2:.$C$140];[.D173])" office:value-type="float" office:value="2">
            <text:p>2</text:p>
          </table:table-cell>
          <table:table-cell table:style-name="ce28" table:formula="of:=LEFT([.$D173];1)" office:value-type="string" office:string-value="A">
            <text:p>A</text:p>
          </table:table-cell>
          <table:table-cell table:style-name="ce37" table:formula="of:=MID([.$D173];2;1)" office:value-type="string" office:string-value="H">
            <text:p>H</text:p>
          </table:table-cell>
          <table:table-cell table:style-name="ce37" table:formula="of:=MID([.$D173];3;1)">
            <text:p/>
          </table:table-cell>
          <table:table-cell table:style-name="ce37" table:formula="of:=MID([.$D173];4;1)">
            <text:p/>
          </table:table-cell>
          <table:table-cell table:style-name="ce37" table:formula="of:=VLOOKUP([.F173];['1'.$A$2:.$B$14];2)" office:value-type="string" office:string-value="ゆず">
            <text:p>ゆず</text:p>
          </table:table-cell>
          <table:table-cell table:style-name="ce37" table:formula="of:=VLOOKUP([.G173];['1'.$A$2:.$B$14];2)" office:value-type="string" office:string-value="ペパーミント">
            <text:p>ペパーミント</text:p>
          </table:table-cell>
          <table:table-cell table:style-name="ce37" table:formula="of:=VLOOKUP([.H173];['1'.$A$2:.$B$14];2)" office:value-type="float" office:value="0">
            <text:p>#N/A</text:p>
          </table:table-cell>
          <table:table-cell table:style-name="ce37" table:formula="of:=VLOOKUP([.I1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I</text:p>
          </table:table-cell>
          <table:table-cell table:style-name="ce20" table:formula="of:=COUNTIF([.$C$2:.$C$140];[.D174])" office:value-type="float" office:value="1">
            <text:p>1</text:p>
          </table:table-cell>
          <table:table-cell table:style-name="ce28" table:formula="of:=LEFT([.$D174];1)" office:value-type="string" office:string-value="A">
            <text:p>A</text:p>
          </table:table-cell>
          <table:table-cell table:style-name="ce37" table:formula="of:=MID([.$D174];2;1)" office:value-type="string" office:string-value="H">
            <text:p>H</text:p>
          </table:table-cell>
          <table:table-cell table:style-name="ce37" table:formula="of:=MID([.$D174];3;1)" office:value-type="string" office:string-value="I">
            <text:p>I</text:p>
          </table:table-cell>
          <table:table-cell table:style-name="ce37" table:formula="of:=MID([.$D174];4;1)">
            <text:p/>
          </table:table-cell>
          <table:table-cell table:style-name="ce37" table:formula="of:=VLOOKUP([.F174];['1'.$A$2:.$B$14];2)" office:value-type="string" office:string-value="ゆず">
            <text:p>ゆず</text:p>
          </table:table-cell>
          <table:table-cell table:style-name="ce37" table:formula="of:=VLOOKUP([.G174];['1'.$A$2:.$B$14];2)" office:value-type="string" office:string-value="ペパーミント">
            <text:p>ペパーミント</text:p>
          </table:table-cell>
          <table:table-cell table:style-name="ce37" table:formula="of:=VLOOKUP([.H174];['1'.$A$2:.$B$14];2)" office:value-type="string" office:string-value="ローズマリー">
            <text:p>ローズマリー</text:p>
          </table:table-cell>
          <table:table-cell table:style-name="ce37" table:formula="of:=VLOOKUP([.I1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M</text:p>
          </table:table-cell>
          <table:table-cell table:style-name="ce20" table:formula="of:=COUNTIF([.$C$2:.$C$140];[.D175])" office:value-type="float" office:value="1">
            <text:p>1</text:p>
          </table:table-cell>
          <table:table-cell table:style-name="ce28" table:formula="of:=LEFT([.$D175];1)" office:value-type="string" office:string-value="A">
            <text:p>A</text:p>
          </table:table-cell>
          <table:table-cell table:style-name="ce37" table:formula="of:=MID([.$D175];2;1)" office:value-type="string" office:string-value="H">
            <text:p>H</text:p>
          </table:table-cell>
          <table:table-cell table:style-name="ce37" table:formula="of:=MID([.$D175];3;1)" office:value-type="string" office:string-value="M">
            <text:p>M</text:p>
          </table:table-cell>
          <table:table-cell table:style-name="ce37" table:formula="of:=MID([.$D175];4;1)">
            <text:p/>
          </table:table-cell>
          <table:table-cell table:style-name="ce37" table:formula="of:=VLOOKUP([.F175];['1'.$A$2:.$B$14];2)" office:value-type="string" office:string-value="ゆず">
            <text:p>ゆず</text:p>
          </table:table-cell>
          <table:table-cell table:style-name="ce37" table:formula="of:=VLOOKUP([.G175];['1'.$A$2:.$B$14];2)" office:value-type="string" office:string-value="ペパーミント">
            <text:p>ペパーミント</text:p>
          </table:table-cell>
          <table:table-cell table:style-name="ce37" table:formula="of:=VLOOKUP([.H175];['1'.$A$2:.$B$14];2)" office:value-type="string" office:string-value="お湯">
            <text:p>お湯</text:p>
          </table:table-cell>
          <table:table-cell table:style-name="ce37" table:formula="of:=VLOOKUP([.I1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K</text:p>
          </table:table-cell>
          <table:table-cell table:style-name="ce20" table:formula="of:=COUNTIF([.$C$2:.$C$140];[.D176])" office:value-type="float" office:value="1">
            <text:p>1</text:p>
          </table:table-cell>
          <table:table-cell table:style-name="ce28" table:formula="of:=LEFT([.$D176];1)" office:value-type="string" office:string-value="A">
            <text:p>A</text:p>
          </table:table-cell>
          <table:table-cell table:style-name="ce37" table:formula="of:=MID([.$D176];2;1)" office:value-type="string" office:string-value="K">
            <text:p>K</text:p>
          </table:table-cell>
          <table:table-cell table:style-name="ce37" table:formula="of:=MID([.$D176];3;1)">
            <text:p/>
          </table:table-cell>
          <table:table-cell table:style-name="ce37" table:formula="of:=MID([.$D176];4;1)">
            <text:p/>
          </table:table-cell>
          <table:table-cell table:style-name="ce37" table:formula="of:=VLOOKUP([.F176];['1'.$A$2:.$B$14];2)" office:value-type="string" office:string-value="ゆず">
            <text:p>ゆず</text:p>
          </table:table-cell>
          <table:table-cell table:style-name="ce37" table:formula="of:=VLOOKUP([.G176];['1'.$A$2:.$B$14];2)" office:value-type="string" office:string-value="スペアミント">
            <text:p>スペアミント</text:p>
          </table:table-cell>
          <table:table-cell table:style-name="ce37" table:formula="of:=VLOOKUP([.H176];['1'.$A$2:.$B$14];2)" office:value-type="float" office:value="0">
            <text:p>#N/A</text:p>
          </table:table-cell>
          <table:table-cell table:style-name="ce37" table:formula="of:=VLOOKUP([.I1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BHI</text:p>
          </table:table-cell>
          <table:table-cell table:style-name="ce20" table:formula="of:=COUNTIF([.$C$2:.$C$140];[.D177])" office:value-type="float" office:value="2">
            <text:p>2</text:p>
          </table:table-cell>
          <table:table-cell table:style-name="ce28" table:formula="of:=LEFT([.$D177];1)" office:value-type="string" office:string-value="B">
            <text:p>B</text:p>
          </table:table-cell>
          <table:table-cell table:style-name="ce37" table:formula="of:=MID([.$D177];2;1)" office:value-type="string" office:string-value="H">
            <text:p>H</text:p>
          </table:table-cell>
          <table:table-cell table:style-name="ce37" table:formula="of:=MID([.$D177];3;1)" office:value-type="string" office:string-value="I">
            <text:p>I</text:p>
          </table:table-cell>
          <table:table-cell table:style-name="ce37" table:formula="of:=MID([.$D177];4;1)">
            <text:p/>
          </table:table-cell>
          <table:table-cell table:style-name="ce37" table:formula="of:=VLOOKUP([.F177];['1'.$A$2:.$B$14];2)" office:value-type="string" office:string-value="ディル">
            <text:p>ディル</text:p>
          </table:table-cell>
          <table:table-cell table:style-name="ce37" table:formula="of:=VLOOKUP([.G177];['1'.$A$2:.$B$14];2)" office:value-type="string" office:string-value="ペパーミント">
            <text:p>ペパーミント</text:p>
          </table:table-cell>
          <table:table-cell table:style-name="ce37" table:formula="of:=VLOOKUP([.H177];['1'.$A$2:.$B$14];2)" office:value-type="string" office:string-value="ローズマリー">
            <text:p>ローズマリー</text:p>
          </table:table-cell>
          <table:table-cell table:style-name="ce37" table:formula="of:=VLOOKUP([.I1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</text:p>
          </table:table-cell>
          <table:table-cell table:style-name="ce20" table:formula="of:=COUNTIF([.$C$2:.$C$140];[.D178])" office:value-type="float" office:value="1">
            <text:p>1</text:p>
          </table:table-cell>
          <table:table-cell table:style-name="ce28" table:formula="of:=LEFT([.$D178];1)" office:value-type="string" office:string-value="C">
            <text:p>C</text:p>
          </table:table-cell>
          <table:table-cell table:style-name="ce37" table:formula="of:=MID([.$D178];2;1)">
            <text:p/>
          </table:table-cell>
          <table:table-cell table:style-name="ce37" table:formula="of:=MID([.$D178];3;1)">
            <text:p/>
          </table:table-cell>
          <table:table-cell table:style-name="ce37" table:formula="of:=MID([.$D178];4;1)">
            <text:p/>
          </table:table-cell>
          <table:table-cell table:style-name="ce37" table:formula="of:=VLOOKUP([.F178];['1'.$A$2:.$B$14];2)" office:value-type="string" office:string-value="オオバ">
            <text:p>オオバ</text:p>
          </table:table-cell>
          <table:table-cell table:style-name="ce37" table:formula="of:=VLOOKUP([.G178];['1'.$A$2:.$B$14];2)" office:value-type="float" office:value="0">
            <text:p>#N/A</text:p>
          </table:table-cell>
          <table:table-cell table:style-name="ce37" table:formula="of:=VLOOKUP([.H178];['1'.$A$2:.$B$14];2)" office:value-type="float" office:value="0">
            <text:p>#N/A</text:p>
          </table:table-cell>
          <table:table-cell table:style-name="ce37" table:formula="of:=VLOOKUP([.I1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DM</text:p>
          </table:table-cell>
          <table:table-cell table:style-name="ce20" table:formula="of:=COUNTIF([.$C$2:.$C$140];[.D179])" office:value-type="float" office:value="1">
            <text:p>1</text:p>
          </table:table-cell>
          <table:table-cell table:style-name="ce28" table:formula="of:=LEFT([.$D179];1)" office:value-type="string" office:string-value="C">
            <text:p>C</text:p>
          </table:table-cell>
          <table:table-cell table:style-name="ce37" table:formula="of:=MID([.$D179];2;1)" office:value-type="string" office:string-value="D">
            <text:p>D</text:p>
          </table:table-cell>
          <table:table-cell table:style-name="ce37" table:formula="of:=MID([.$D179];3;1)" office:value-type="string" office:string-value="M">
            <text:p>M</text:p>
          </table:table-cell>
          <table:table-cell table:style-name="ce37" table:formula="of:=MID([.$D179];4;1)">
            <text:p/>
          </table:table-cell>
          <table:table-cell table:style-name="ce37" table:formula="of:=VLOOKUP([.F179];['1'.$A$2:.$B$14];2)" office:value-type="string" office:string-value="オオバ">
            <text:p>オオバ</text:p>
          </table:table-cell>
          <table:table-cell table:style-name="ce37" table:formula="of:=VLOOKUP([.G179];['1'.$A$2:.$B$14];2)" office:value-type="string" office:string-value="レモン">
            <text:p>レモン</text:p>
          </table:table-cell>
          <table:table-cell table:style-name="ce37" table:formula="of:=VLOOKUP([.H179];['1'.$A$2:.$B$14];2)" office:value-type="string" office:string-value="お湯">
            <text:p>お湯</text:p>
          </table:table-cell>
          <table:table-cell table:style-name="ce37" table:formula="of:=VLOOKUP([.I1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H</text:p>
          </table:table-cell>
          <table:table-cell table:style-name="ce20" table:formula="of:=COUNTIF([.$C$2:.$C$140];[.D180])" office:value-type="float" office:value="1">
            <text:p>1</text:p>
          </table:table-cell>
          <table:table-cell table:style-name="ce28" table:formula="of:=LEFT([.$D180];1)" office:value-type="string" office:string-value="C">
            <text:p>C</text:p>
          </table:table-cell>
          <table:table-cell table:style-name="ce37" table:formula="of:=MID([.$D180];2;1)" office:value-type="string" office:string-value="E">
            <text:p>E</text:p>
          </table:table-cell>
          <table:table-cell table:style-name="ce37" table:formula="of:=MID([.$D180];3;1)" office:value-type="string" office:string-value="F">
            <text:p>F</text:p>
          </table:table-cell>
          <table:table-cell table:style-name="ce37" table:formula="of:=MID([.$D180];4;1)" office:value-type="string" office:string-value="H">
            <text:p>H</text:p>
          </table:table-cell>
          <table:table-cell table:style-name="ce37" table:formula="of:=VLOOKUP([.F180];['1'.$A$2:.$B$14];2)" office:value-type="string" office:string-value="オオバ">
            <text:p>オオバ</text:p>
          </table:table-cell>
          <table:table-cell table:style-name="ce37" table:formula="of:=VLOOKUP([.G180];['1'.$A$2:.$B$14];2)" office:value-type="string" office:string-value="ニンニク">
            <text:p>ニンニク</text:p>
          </table:table-cell>
          <table:table-cell table:style-name="ce37" table:formula="of:=VLOOKUP([.H180];['1'.$A$2:.$B$14];2)" office:value-type="string" office:string-value="生姜">
            <text:p>生姜</text:p>
          </table:table-cell>
          <table:table-cell table:style-name="ce37" table:formula="of:=VLOOKUP([.I180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I</text:p>
          </table:table-cell>
          <table:table-cell table:style-name="ce20" table:formula="of:=COUNTIF([.$C$2:.$C$140];[.D181])" office:value-type="float" office:value="1">
            <text:p>1</text:p>
          </table:table-cell>
          <table:table-cell table:style-name="ce28" table:formula="of:=LEFT([.$D181];1)" office:value-type="string" office:string-value="C">
            <text:p>C</text:p>
          </table:table-cell>
          <table:table-cell table:style-name="ce37" table:formula="of:=MID([.$D181];2;1)" office:value-type="string" office:string-value="E">
            <text:p>E</text:p>
          </table:table-cell>
          <table:table-cell table:style-name="ce37" table:formula="of:=MID([.$D181];3;1)" office:value-type="string" office:string-value="F">
            <text:p>F</text:p>
          </table:table-cell>
          <table:table-cell table:style-name="ce37" table:formula="of:=MID([.$D181];4;1)" office:value-type="string" office:string-value="I">
            <text:p>I</text:p>
          </table:table-cell>
          <table:table-cell table:style-name="ce37" table:formula="of:=VLOOKUP([.F181];['1'.$A$2:.$B$14];2)" office:value-type="string" office:string-value="オオバ">
            <text:p>オオバ</text:p>
          </table:table-cell>
          <table:table-cell table:style-name="ce37" table:formula="of:=VLOOKUP([.G181];['1'.$A$2:.$B$14];2)" office:value-type="string" office:string-value="ニンニク">
            <text:p>ニンニク</text:p>
          </table:table-cell>
          <table:table-cell table:style-name="ce37" table:formula="of:=VLOOKUP([.H181];['1'.$A$2:.$B$14];2)" office:value-type="string" office:string-value="生姜">
            <text:p>生姜</text:p>
          </table:table-cell>
          <table:table-cell table:style-name="ce37" table:formula="of:=VLOOKUP([.I181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IM</text:p>
          </table:table-cell>
          <table:table-cell table:style-name="ce20" table:formula="of:=COUNTIF([.$C$2:.$C$140];[.D182])" office:value-type="float" office:value="2">
            <text:p>2</text:p>
          </table:table-cell>
          <table:table-cell table:style-name="ce28" table:formula="of:=LEFT([.$D182];1)" office:value-type="string" office:string-value="C">
            <text:p>C</text:p>
          </table:table-cell>
          <table:table-cell table:style-name="ce37" table:formula="of:=MID([.$D182];2;1)" office:value-type="string" office:string-value="E">
            <text:p>E</text:p>
          </table:table-cell>
          <table:table-cell table:style-name="ce37" table:formula="of:=MID([.$D182];3;1)" office:value-type="string" office:string-value="F">
            <text:p>F</text:p>
          </table:table-cell>
          <table:table-cell table:style-name="ce37" table:formula="of:=MID([.$D182];4;1)" office:value-type="string" office:string-value="I">
            <text:p>I</text:p>
          </table:table-cell>
          <table:table-cell table:style-name="ce37" table:formula="of:=VLOOKUP([.F182];['1'.$A$2:.$B$14];2)" office:value-type="string" office:string-value="オオバ">
            <text:p>オオバ</text:p>
          </table:table-cell>
          <table:table-cell table:style-name="ce37" table:formula="of:=VLOOKUP([.G182];['1'.$A$2:.$B$14];2)" office:value-type="string" office:string-value="ニンニク">
            <text:p>ニンニク</text:p>
          </table:table-cell>
          <table:table-cell table:style-name="ce37" table:formula="of:=VLOOKUP([.H182];['1'.$A$2:.$B$14];2)" office:value-type="string" office:string-value="生姜">
            <text:p>生姜</text:p>
          </table:table-cell>
          <table:table-cell table:style-name="ce37" table:formula="of:=VLOOKUP([.I182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FH</text:p>
          </table:table-cell>
          <table:table-cell table:style-name="ce20" table:formula="of:=COUNTIF([.$C$2:.$C$140];[.D183])" office:value-type="float" office:value="2">
            <text:p>2</text:p>
          </table:table-cell>
          <table:table-cell table:style-name="ce28" table:formula="of:=LEFT([.$D183];1)" office:value-type="string" office:string-value="C">
            <text:p>C</text:p>
          </table:table-cell>
          <table:table-cell table:style-name="ce37" table:formula="of:=MID([.$D183];2;1)" office:value-type="string" office:string-value="F">
            <text:p>F</text:p>
          </table:table-cell>
          <table:table-cell table:style-name="ce37" table:formula="of:=MID([.$D183];3;1)" office:value-type="string" office:string-value="H">
            <text:p>H</text:p>
          </table:table-cell>
          <table:table-cell table:style-name="ce37" table:formula="of:=MID([.$D183];4;1)">
            <text:p/>
          </table:table-cell>
          <table:table-cell table:style-name="ce37" table:formula="of:=VLOOKUP([.F183];['1'.$A$2:.$B$14];2)" office:value-type="string" office:string-value="オオバ">
            <text:p>オオバ</text:p>
          </table:table-cell>
          <table:table-cell table:style-name="ce37" table:formula="of:=VLOOKUP([.G183];['1'.$A$2:.$B$14];2)" office:value-type="string" office:string-value="生姜">
            <text:p>生姜</text:p>
          </table:table-cell>
          <table:table-cell table:style-name="ce37" table:formula="of:=VLOOKUP([.H183];['1'.$A$2:.$B$14];2)" office:value-type="string" office:string-value="ペパーミント">
            <text:p>ペパーミント</text:p>
          </table:table-cell>
          <table:table-cell table:style-name="ce37" table:formula="of:=VLOOKUP([.I18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I</text:p>
          </table:table-cell>
          <table:table-cell table:style-name="ce20" table:formula="of:=COUNTIF([.$C$2:.$C$140];[.D184])" office:value-type="float" office:value="1">
            <text:p>1</text:p>
          </table:table-cell>
          <table:table-cell table:style-name="ce28" table:formula="of:=LEFT([.$D184];1)" office:value-type="string" office:string-value="C">
            <text:p>C</text:p>
          </table:table-cell>
          <table:table-cell table:style-name="ce37" table:formula="of:=MID([.$D184];2;1)" office:value-type="string" office:string-value="I">
            <text:p>I</text:p>
          </table:table-cell>
          <table:table-cell table:style-name="ce37" table:formula="of:=MID([.$D184];3;1)">
            <text:p/>
          </table:table-cell>
          <table:table-cell table:style-name="ce37" table:formula="of:=MID([.$D184];4;1)">
            <text:p/>
          </table:table-cell>
          <table:table-cell table:style-name="ce37" table:formula="of:=VLOOKUP([.F184];['1'.$A$2:.$B$14];2)" office:value-type="string" office:string-value="オオバ">
            <text:p>オオバ</text:p>
          </table:table-cell>
          <table:table-cell table:style-name="ce37" table:formula="of:=VLOOKUP([.G184];['1'.$A$2:.$B$14];2)" office:value-type="string" office:string-value="ローズマリー">
            <text:p>ローズマリー</text:p>
          </table:table-cell>
          <table:table-cell table:style-name="ce37" table:formula="of:=VLOOKUP([.H184];['1'.$A$2:.$B$14];2)" office:value-type="float" office:value="0">
            <text:p>#N/A</text:p>
          </table:table-cell>
          <table:table-cell table:style-name="ce37" table:formula="of:=VLOOKUP([.I18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K</text:p>
          </table:table-cell>
          <table:table-cell table:style-name="ce20" table:formula="of:=COUNTIF([.$C$2:.$C$140];[.D185])" office:value-type="float" office:value="3">
            <text:p>3</text:p>
          </table:table-cell>
          <table:table-cell table:style-name="ce28" table:formula="of:=LEFT([.$D185];1)" office:value-type="string" office:string-value="C">
            <text:p>C</text:p>
          </table:table-cell>
          <table:table-cell table:style-name="ce37" table:formula="of:=MID([.$D185];2;1)" office:value-type="string" office:string-value="K">
            <text:p>K</text:p>
          </table:table-cell>
          <table:table-cell table:style-name="ce37" table:formula="of:=MID([.$D185];3;1)">
            <text:p/>
          </table:table-cell>
          <table:table-cell table:style-name="ce37" table:formula="of:=MID([.$D185];4;1)">
            <text:p/>
          </table:table-cell>
          <table:table-cell table:style-name="ce37" table:formula="of:=VLOOKUP([.F185];['1'.$A$2:.$B$14];2)" office:value-type="string" office:string-value="オオバ">
            <text:p>オオバ</text:p>
          </table:table-cell>
          <table:table-cell table:style-name="ce37" table:formula="of:=VLOOKUP([.G185];['1'.$A$2:.$B$14];2)" office:value-type="string" office:string-value="スペアミント">
            <text:p>スペアミント</text:p>
          </table:table-cell>
          <table:table-cell table:style-name="ce37" table:formula="of:=VLOOKUP([.H185];['1'.$A$2:.$B$14];2)" office:value-type="float" office:value="0">
            <text:p>#N/A</text:p>
          </table:table-cell>
          <table:table-cell table:style-name="ce37" table:formula="of:=VLOOKUP([.I18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L</text:p>
          </table:table-cell>
          <table:table-cell table:style-name="ce20" table:formula="of:=COUNTIF([.$C$2:.$C$140];[.D186])" office:value-type="float" office:value="5">
            <text:p>5</text:p>
          </table:table-cell>
          <table:table-cell table:style-name="ce28" table:formula="of:=LEFT([.$D186];1)" office:value-type="string" office:string-value="C">
            <text:p>C</text:p>
          </table:table-cell>
          <table:table-cell table:style-name="ce37" table:formula="of:=MID([.$D186];2;1)" office:value-type="string" office:string-value="L">
            <text:p>L</text:p>
          </table:table-cell>
          <table:table-cell table:style-name="ce37" table:formula="of:=MID([.$D186];3;1)">
            <text:p/>
          </table:table-cell>
          <table:table-cell table:style-name="ce37" table:formula="of:=MID([.$D186];4;1)">
            <text:p/>
          </table:table-cell>
          <table:table-cell table:style-name="ce37" table:formula="of:=VLOOKUP([.F186];['1'.$A$2:.$B$14];2)" office:value-type="string" office:string-value="オオバ">
            <text:p>オオバ</text:p>
          </table:table-cell>
          <table:table-cell table:style-name="ce37" table:formula="of:=VLOOKUP([.G186];['1'.$A$2:.$B$14];2)" office:value-type="string" office:string-value="日本酒（米だけの）">
            <text:p>日本酒（米だけの）</text:p>
          </table:table-cell>
          <table:table-cell table:style-name="ce37" table:formula="of:=VLOOKUP([.H186];['1'.$A$2:.$B$14];2)" office:value-type="float" office:value="0">
            <text:p>#N/A</text:p>
          </table:table-cell>
          <table:table-cell table:style-name="ce37" table:formula="of:=VLOOKUP([.I1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LM</text:p>
          </table:table-cell>
          <table:table-cell table:style-name="ce20" table:formula="of:=COUNTIF([.$C$2:.$C$140];[.D187])" office:value-type="float" office:value="2">
            <text:p>2</text:p>
          </table:table-cell>
          <table:table-cell table:style-name="ce28" table:formula="of:=LEFT([.$D187];1)" office:value-type="string" office:string-value="C">
            <text:p>C</text:p>
          </table:table-cell>
          <table:table-cell table:style-name="ce37" table:formula="of:=MID([.$D187];2;1)" office:value-type="string" office:string-value="L">
            <text:p>L</text:p>
          </table:table-cell>
          <table:table-cell table:style-name="ce37" table:formula="of:=MID([.$D187];3;1)" office:value-type="string" office:string-value="M">
            <text:p>M</text:p>
          </table:table-cell>
          <table:table-cell table:style-name="ce37" table:formula="of:=MID([.$D187];4;1)">
            <text:p/>
          </table:table-cell>
          <table:table-cell table:style-name="ce37" table:formula="of:=VLOOKUP([.F187];['1'.$A$2:.$B$14];2)" office:value-type="string" office:string-value="オオバ">
            <text:p>オオバ</text:p>
          </table:table-cell>
          <table:table-cell table:style-name="ce37" table:formula="of:=VLOOKUP([.G187];['1'.$A$2:.$B$14];2)" office:value-type="string" office:string-value="日本酒（米だけの）">
            <text:p>日本酒（米だけの）</text:p>
          </table:table-cell>
          <table:table-cell table:style-name="ce37" table:formula="of:=VLOOKUP([.H187];['1'.$A$2:.$B$14];2)" office:value-type="string" office:string-value="お湯">
            <text:p>お湯</text:p>
          </table:table-cell>
          <table:table-cell table:style-name="ce37" table:formula="of:=VLOOKUP([.I1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</text:p>
          </table:table-cell>
          <table:table-cell table:style-name="ce20" table:formula="of:=COUNTIF([.$C$2:.$C$140];[.D188])" office:value-type="float" office:value="4">
            <text:p>4</text:p>
          </table:table-cell>
          <table:table-cell table:style-name="ce28" table:formula="of:=LEFT([.$D188];1)" office:value-type="string" office:string-value="D">
            <text:p>D</text:p>
          </table:table-cell>
          <table:table-cell table:style-name="ce37" table:formula="of:=MID([.$D188];2;1)">
            <text:p/>
          </table:table-cell>
          <table:table-cell table:style-name="ce37" table:formula="of:=MID([.$D188];3;1)">
            <text:p/>
          </table:table-cell>
          <table:table-cell table:style-name="ce37" table:formula="of:=MID([.$D188];4;1)">
            <text:p/>
          </table:table-cell>
          <table:table-cell table:style-name="ce37" table:formula="of:=VLOOKUP([.F188];['1'.$A$2:.$B$14];2)" office:value-type="string" office:string-value="レモン">
            <text:p>レモン</text:p>
          </table:table-cell>
          <table:table-cell table:style-name="ce37" table:formula="of:=VLOOKUP([.G188];['1'.$A$2:.$B$14];2)" office:value-type="float" office:value="0">
            <text:p>#N/A</text:p>
          </table:table-cell>
          <table:table-cell table:style-name="ce37" table:formula="of:=VLOOKUP([.H188];['1'.$A$2:.$B$14];2)" office:value-type="float" office:value="0">
            <text:p>#N/A</text:p>
          </table:table-cell>
          <table:table-cell table:style-name="ce37" table:formula="of:=VLOOKUP([.I1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EFHM</text:p>
          </table:table-cell>
          <table:table-cell table:style-name="ce20" table:formula="of:=COUNTIF([.$C$2:.$C$140];[.D189])" office:value-type="float" office:value="2">
            <text:p>2</text:p>
          </table:table-cell>
          <table:table-cell table:style-name="ce28" table:formula="of:=LEFT([.$D189];1)" office:value-type="string" office:string-value="D">
            <text:p>D</text:p>
          </table:table-cell>
          <table:table-cell table:style-name="ce37" table:formula="of:=MID([.$D189];2;1)" office:value-type="string" office:string-value="E">
            <text:p>E</text:p>
          </table:table-cell>
          <table:table-cell table:style-name="ce37" table:formula="of:=MID([.$D189];3;1)" office:value-type="string" office:string-value="F">
            <text:p>F</text:p>
          </table:table-cell>
          <table:table-cell table:style-name="ce37" table:formula="of:=MID([.$D189];4;1)" office:value-type="string" office:string-value="H">
            <text:p>H</text:p>
          </table:table-cell>
          <table:table-cell table:style-name="ce37" table:formula="of:=VLOOKUP([.F189];['1'.$A$2:.$B$14];2)" office:value-type="string" office:string-value="レモン">
            <text:p>レモン</text:p>
          </table:table-cell>
          <table:table-cell table:style-name="ce37" table:formula="of:=VLOOKUP([.G189];['1'.$A$2:.$B$14];2)" office:value-type="string" office:string-value="ニンニク">
            <text:p>ニンニク</text:p>
          </table:table-cell>
          <table:table-cell table:style-name="ce37" table:formula="of:=VLOOKUP([.H189];['1'.$A$2:.$B$14];2)" office:value-type="string" office:string-value="生姜">
            <text:p>生姜</text:p>
          </table:table-cell>
          <table:table-cell table:style-name="ce37" table:formula="of:=VLOOKUP([.I189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EH</text:p>
          </table:table-cell>
          <table:table-cell table:style-name="ce20" table:formula="of:=COUNTIF([.$C$2:.$C$140];[.D190])" office:value-type="float" office:value="2">
            <text:p>2</text:p>
          </table:table-cell>
          <table:table-cell table:style-name="ce28" table:formula="of:=LEFT([.$D190];1)" office:value-type="string" office:string-value="D">
            <text:p>D</text:p>
          </table:table-cell>
          <table:table-cell table:style-name="ce37" table:formula="of:=MID([.$D190];2;1)" office:value-type="string" office:string-value="E">
            <text:p>E</text:p>
          </table:table-cell>
          <table:table-cell table:style-name="ce37" table:formula="of:=MID([.$D190];3;1)" office:value-type="string" office:string-value="H">
            <text:p>H</text:p>
          </table:table-cell>
          <table:table-cell table:style-name="ce37" table:formula="of:=MID([.$D190];4;1)">
            <text:p/>
          </table:table-cell>
          <table:table-cell table:style-name="ce37" table:formula="of:=VLOOKUP([.F190];['1'.$A$2:.$B$14];2)" office:value-type="string" office:string-value="レモン">
            <text:p>レモン</text:p>
          </table:table-cell>
          <table:table-cell table:style-name="ce37" table:formula="of:=VLOOKUP([.G190];['1'.$A$2:.$B$14];2)" office:value-type="string" office:string-value="ニンニク">
            <text:p>ニンニク</text:p>
          </table:table-cell>
          <table:table-cell table:style-name="ce37" table:formula="of:=VLOOKUP([.H190];['1'.$A$2:.$B$14];2)" office:value-type="string" office:string-value="ペパーミント">
            <text:p>ペパーミント</text:p>
          </table:table-cell>
          <table:table-cell table:style-name="ce37" table:formula="of:=VLOOKUP([.I1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FKM</text:p>
          </table:table-cell>
          <table:table-cell table:style-name="ce20" table:formula="of:=COUNTIF([.$C$2:.$C$140];[.D191])" office:value-type="float" office:value="1">
            <text:p>1</text:p>
          </table:table-cell>
          <table:table-cell table:style-name="ce28" table:formula="of:=LEFT([.$D191];1)" office:value-type="string" office:string-value="D">
            <text:p>D</text:p>
          </table:table-cell>
          <table:table-cell table:style-name="ce37" table:formula="of:=MID([.$D191];2;1)" office:value-type="string" office:string-value="F">
            <text:p>F</text:p>
          </table:table-cell>
          <table:table-cell table:style-name="ce37" table:formula="of:=MID([.$D191];3;1)" office:value-type="string" office:string-value="K">
            <text:p>K</text:p>
          </table:table-cell>
          <table:table-cell table:style-name="ce37" table:formula="of:=MID([.$D191];4;1)" office:value-type="string" office:string-value="M">
            <text:p>M</text:p>
          </table:table-cell>
          <table:table-cell table:style-name="ce37" table:formula="of:=VLOOKUP([.F191];['1'.$A$2:.$B$14];2)" office:value-type="string" office:string-value="レモン">
            <text:p>レモン</text:p>
          </table:table-cell>
          <table:table-cell table:style-name="ce37" table:formula="of:=VLOOKUP([.G191];['1'.$A$2:.$B$14];2)" office:value-type="string" office:string-value="生姜">
            <text:p>生姜</text:p>
          </table:table-cell>
          <table:table-cell table:style-name="ce37" table:formula="of:=VLOOKUP([.H191];['1'.$A$2:.$B$14];2)" office:value-type="string" office:string-value="スペアミント">
            <text:p>スペアミント</text:p>
          </table:table-cell>
          <table:table-cell table:style-name="ce37" table:formula="of:=VLOOKUP([.I19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HI</text:p>
          </table:table-cell>
          <table:table-cell table:style-name="ce20" table:formula="of:=COUNTIF([.$C$2:.$C$140];[.D192])" office:value-type="float" office:value="2">
            <text:p>2</text:p>
          </table:table-cell>
          <table:table-cell table:style-name="ce28" table:formula="of:=LEFT([.$D192];1)" office:value-type="string" office:string-value="D">
            <text:p>D</text:p>
          </table:table-cell>
          <table:table-cell table:style-name="ce37" table:formula="of:=MID([.$D192];2;1)" office:value-type="string" office:string-value="H">
            <text:p>H</text:p>
          </table:table-cell>
          <table:table-cell table:style-name="ce37" table:formula="of:=MID([.$D192];3;1)" office:value-type="string" office:string-value="I">
            <text:p>I</text:p>
          </table:table-cell>
          <table:table-cell table:style-name="ce37" table:formula="of:=MID([.$D192];4;1)">
            <text:p/>
          </table:table-cell>
          <table:table-cell table:style-name="ce37" table:formula="of:=VLOOKUP([.F192];['1'.$A$2:.$B$14];2)" office:value-type="string" office:string-value="レモン">
            <text:p>レモン</text:p>
          </table:table-cell>
          <table:table-cell table:style-name="ce37" table:formula="of:=VLOOKUP([.G192];['1'.$A$2:.$B$14];2)" office:value-type="string" office:string-value="ペパーミント">
            <text:p>ペパーミント</text:p>
          </table:table-cell>
          <table:table-cell table:style-name="ce37" table:formula="of:=VLOOKUP([.H192];['1'.$A$2:.$B$14];2)" office:value-type="string" office:string-value="ローズマリー">
            <text:p>ローズマリー</text:p>
          </table:table-cell>
          <table:table-cell table:style-name="ce37" table:formula="of:=VLOOKUP([.I19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I</text:p>
          </table:table-cell>
          <table:table-cell table:style-name="ce20" table:formula="of:=COUNTIF([.$C$2:.$C$140];[.D193])" office:value-type="float" office:value="1">
            <text:p>1</text:p>
          </table:table-cell>
          <table:table-cell table:style-name="ce28" table:formula="of:=LEFT([.$D193];1)" office:value-type="string" office:string-value="D">
            <text:p>D</text:p>
          </table:table-cell>
          <table:table-cell table:style-name="ce37" table:formula="of:=MID([.$D193];2;1)" office:value-type="string" office:string-value="I">
            <text:p>I</text:p>
          </table:table-cell>
          <table:table-cell table:style-name="ce37" table:formula="of:=MID([.$D193];3;1)">
            <text:p/>
          </table:table-cell>
          <table:table-cell table:style-name="ce37" table:formula="of:=MID([.$D193];4;1)">
            <text:p/>
          </table:table-cell>
          <table:table-cell table:style-name="ce37" table:formula="of:=VLOOKUP([.F193];['1'.$A$2:.$B$14];2)" office:value-type="string" office:string-value="レモン">
            <text:p>レモン</text:p>
          </table:table-cell>
          <table:table-cell table:style-name="ce37" table:formula="of:=VLOOKUP([.G193];['1'.$A$2:.$B$14];2)" office:value-type="string" office:string-value="ローズマリー">
            <text:p>ローズマリー</text:p>
          </table:table-cell>
          <table:table-cell table:style-name="ce37" table:formula="of:=VLOOKUP([.H193];['1'.$A$2:.$B$14];2)" office:value-type="float" office:value="0">
            <text:p>#N/A</text:p>
          </table:table-cell>
          <table:table-cell table:style-name="ce37" table:formula="of:=VLOOKUP([.I19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FHI</text:p>
          </table:table-cell>
          <table:table-cell table:style-name="ce20" table:formula="of:=COUNTIF([.$C$2:.$C$140];[.D194])" office:value-type="float" office:value="1">
            <text:p>1</text:p>
          </table:table-cell>
          <table:table-cell table:style-name="ce28" table:formula="of:=LEFT([.$D194];1)" office:value-type="string" office:string-value="E">
            <text:p>E</text:p>
          </table:table-cell>
          <table:table-cell table:style-name="ce37" table:formula="of:=MID([.$D194];2;1)" office:value-type="string" office:string-value="F">
            <text:p>F</text:p>
          </table:table-cell>
          <table:table-cell table:style-name="ce37" table:formula="of:=MID([.$D194];3;1)" office:value-type="string" office:string-value="H">
            <text:p>H</text:p>
          </table:table-cell>
          <table:table-cell table:style-name="ce37" table:formula="of:=MID([.$D194];4;1)" office:value-type="string" office:string-value="I">
            <text:p>I</text:p>
          </table:table-cell>
          <table:table-cell table:style-name="ce37" table:formula="of:=VLOOKUP([.F194];['1'.$A$2:.$B$14];2)" office:value-type="string" office:string-value="ニンニク">
            <text:p>ニンニク</text:p>
          </table:table-cell>
          <table:table-cell table:style-name="ce37" table:formula="of:=VLOOKUP([.G194];['1'.$A$2:.$B$14];2)" office:value-type="string" office:string-value="生姜">
            <text:p>生姜</text:p>
          </table:table-cell>
          <table:table-cell table:style-name="ce37" table:formula="of:=VLOOKUP([.H194];['1'.$A$2:.$B$14];2)" office:value-type="string" office:string-value="ペパーミント">
            <text:p>ペパーミント</text:p>
          </table:table-cell>
          <table:table-cell table:style-name="ce37" table:formula="of:=VLOOKUP([.I194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FIKM</text:p>
          </table:table-cell>
          <table:table-cell table:style-name="ce20" table:formula="of:=COUNTIF([.$C$2:.$C$140];[.D195])" office:value-type="float" office:value="3">
            <text:p>3</text:p>
          </table:table-cell>
          <table:table-cell table:style-name="ce28" table:formula="of:=LEFT([.$D195];1)" office:value-type="string" office:string-value="E">
            <text:p>E</text:p>
          </table:table-cell>
          <table:table-cell table:style-name="ce37" table:formula="of:=MID([.$D195];2;1)" office:value-type="string" office:string-value="F">
            <text:p>F</text:p>
          </table:table-cell>
          <table:table-cell table:style-name="ce37" table:formula="of:=MID([.$D195];3;1)" office:value-type="string" office:string-value="I">
            <text:p>I</text:p>
          </table:table-cell>
          <table:table-cell table:style-name="ce37" table:formula="of:=MID([.$D195];4;1)" office:value-type="string" office:string-value="K">
            <text:p>K</text:p>
          </table:table-cell>
          <table:table-cell table:style-name="ce37" table:formula="of:=VLOOKUP([.F195];['1'.$A$2:.$B$14];2)" office:value-type="string" office:string-value="ニンニク">
            <text:p>ニンニク</text:p>
          </table:table-cell>
          <table:table-cell table:style-name="ce37" table:formula="of:=VLOOKUP([.G195];['1'.$A$2:.$B$14];2)" office:value-type="string" office:string-value="生姜">
            <text:p>生姜</text:p>
          </table:table-cell>
          <table:table-cell table:style-name="ce37" table:formula="of:=VLOOKUP([.H195];['1'.$A$2:.$B$14];2)" office:value-type="string" office:string-value="ローズマリー">
            <text:p>ローズマリー</text:p>
          </table:table-cell>
          <table:table-cell table:style-name="ce37" table:formula="of:=VLOOKUP([.I195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HI</text:p>
          </table:table-cell>
          <table:table-cell table:style-name="ce20" table:formula="of:=COUNTIF([.$C$2:.$C$140];[.D196])" office:value-type="float" office:value="3">
            <text:p>3</text:p>
          </table:table-cell>
          <table:table-cell table:style-name="ce28" table:formula="of:=LEFT([.$D196];1)" office:value-type="string" office:string-value="E">
            <text:p>E</text:p>
          </table:table-cell>
          <table:table-cell table:style-name="ce37" table:formula="of:=MID([.$D196];2;1)" office:value-type="string" office:string-value="H">
            <text:p>H</text:p>
          </table:table-cell>
          <table:table-cell table:style-name="ce37" table:formula="of:=MID([.$D196];3;1)" office:value-type="string" office:string-value="I">
            <text:p>I</text:p>
          </table:table-cell>
          <table:table-cell table:style-name="ce37" table:formula="of:=MID([.$D196];4;1)">
            <text:p/>
          </table:table-cell>
          <table:table-cell table:style-name="ce37" table:formula="of:=VLOOKUP([.F196];['1'.$A$2:.$B$14];2)" office:value-type="string" office:string-value="ニンニク">
            <text:p>ニンニク</text:p>
          </table:table-cell>
          <table:table-cell table:style-name="ce37" table:formula="of:=VLOOKUP([.G196];['1'.$A$2:.$B$14];2)" office:value-type="string" office:string-value="ペパーミント">
            <text:p>ペパーミント</text:p>
          </table:table-cell>
          <table:table-cell table:style-name="ce37" table:formula="of:=VLOOKUP([.H196];['1'.$A$2:.$B$14];2)" office:value-type="string" office:string-value="ローズマリー">
            <text:p>ローズマリー</text:p>
          </table:table-cell>
          <table:table-cell table:style-name="ce37" table:formula="of:=VLOOKUP([.I1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I</text:p>
          </table:table-cell>
          <table:table-cell table:style-name="ce20" table:formula="of:=COUNTIF([.$C$2:.$C$140];[.D197])" office:value-type="float" office:value="1">
            <text:p>1</text:p>
          </table:table-cell>
          <table:table-cell table:style-name="ce28" table:formula="of:=LEFT([.$D197];1)" office:value-type="string" office:string-value="E">
            <text:p>E</text:p>
          </table:table-cell>
          <table:table-cell table:style-name="ce37" table:formula="of:=MID([.$D197];2;1)" office:value-type="string" office:string-value="I">
            <text:p>I</text:p>
          </table:table-cell>
          <table:table-cell table:style-name="ce37" table:formula="of:=MID([.$D197];3;1)">
            <text:p/>
          </table:table-cell>
          <table:table-cell table:style-name="ce37" table:formula="of:=MID([.$D197];4;1)">
            <text:p/>
          </table:table-cell>
          <table:table-cell table:style-name="ce37" table:formula="of:=VLOOKUP([.F197];['1'.$A$2:.$B$14];2)" office:value-type="string" office:string-value="ニンニク">
            <text:p>ニンニク</text:p>
          </table:table-cell>
          <table:table-cell table:style-name="ce37" table:formula="of:=VLOOKUP([.G197];['1'.$A$2:.$B$14];2)" office:value-type="string" office:string-value="ローズマリー">
            <text:p>ローズマリー</text:p>
          </table:table-cell>
          <table:table-cell table:style-name="ce37" table:formula="of:=VLOOKUP([.H197];['1'.$A$2:.$B$14];2)" office:value-type="float" office:value="0">
            <text:p>#N/A</text:p>
          </table:table-cell>
          <table:table-cell table:style-name="ce37" table:formula="of:=VLOOKUP([.I1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H</text:p>
          </table:table-cell>
          <table:table-cell table:style-name="ce20" table:formula="of:=COUNTIF([.$C$2:.$C$140];[.D198])" office:value-type="float" office:value="3">
            <text:p>3</text:p>
          </table:table-cell>
          <table:table-cell table:style-name="ce28" table:formula="of:=LEFT([.$D198];1)" office:value-type="string" office:string-value="H">
            <text:p>H</text:p>
          </table:table-cell>
          <table:table-cell table:style-name="ce37" table:formula="of:=MID([.$D198];2;1)">
            <text:p/>
          </table:table-cell>
          <table:table-cell table:style-name="ce37" table:formula="of:=MID([.$D198];3;1)">
            <text:p/>
          </table:table-cell>
          <table:table-cell table:style-name="ce37" table:formula="of:=MID([.$D198];4;1)">
            <text:p/>
          </table:table-cell>
          <table:table-cell table:style-name="ce37" table:formula="of:=VLOOKUP([.F198];['1'.$A$2:.$B$14];2)" office:value-type="string" office:string-value="ペパーミント">
            <text:p>ペパーミント</text:p>
          </table:table-cell>
          <table:table-cell table:style-name="ce37" table:formula="of:=VLOOKUP([.G198];['1'.$A$2:.$B$14];2)" office:value-type="float" office:value="0">
            <text:p>#N/A</text:p>
          </table:table-cell>
          <table:table-cell table:style-name="ce37" table:formula="of:=VLOOKUP([.H198];['1'.$A$2:.$B$14];2)" office:value-type="float" office:value="0">
            <text:p>#N/A</text:p>
          </table:table-cell>
          <table:table-cell table:style-name="ce37" table:formula="of:=VLOOKUP([.I1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HK</text:p>
          </table:table-cell>
          <table:table-cell table:style-name="ce20" table:formula="of:=COUNTIF([.$C$2:.$C$140];[.D199])" office:value-type="float" office:value="1">
            <text:p>1</text:p>
          </table:table-cell>
          <table:table-cell table:style-name="ce28" table:formula="of:=LEFT([.$D199];1)" office:value-type="string" office:string-value="H">
            <text:p>H</text:p>
          </table:table-cell>
          <table:table-cell table:style-name="ce37" table:formula="of:=MID([.$D199];2;1)" office:value-type="string" office:string-value="K">
            <text:p>K</text:p>
          </table:table-cell>
          <table:table-cell table:style-name="ce37" table:formula="of:=MID([.$D199];3;1)">
            <text:p/>
          </table:table-cell>
          <table:table-cell table:style-name="ce37" table:formula="of:=MID([.$D199];4;1)">
            <text:p/>
          </table:table-cell>
          <table:table-cell table:style-name="ce37" table:formula="of:=VLOOKUP([.F199];['1'.$A$2:.$B$14];2)" office:value-type="string" office:string-value="ペパーミント">
            <text:p>ペパーミント</text:p>
          </table:table-cell>
          <table:table-cell table:style-name="ce37" table:formula="of:=VLOOKUP([.G199];['1'.$A$2:.$B$14];2)" office:value-type="string" office:string-value="スペアミント">
            <text:p>スペアミント</text:p>
          </table:table-cell>
          <table:table-cell table:style-name="ce37" table:formula="of:=VLOOKUP([.H199];['1'.$A$2:.$B$14];2)" office:value-type="float" office:value="0">
            <text:p>#N/A</text:p>
          </table:table-cell>
          <table:table-cell table:style-name="ce37" table:formula="of:=VLOOKUP([.I1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HL</text:p>
          </table:table-cell>
          <table:table-cell table:style-name="ce20" table:formula="of:=COUNTIF([.$C$2:.$C$140];[.D200])" office:value-type="float" office:value="2">
            <text:p>2</text:p>
          </table:table-cell>
          <table:table-cell table:style-name="ce28" table:formula="of:=LEFT([.$D200];1)" office:value-type="string" office:string-value="H">
            <text:p>H</text:p>
          </table:table-cell>
          <table:table-cell table:style-name="ce37" table:formula="of:=MID([.$D200];2;1)" office:value-type="string" office:string-value="L">
            <text:p>L</text:p>
          </table:table-cell>
          <table:table-cell table:style-name="ce37" table:formula="of:=MID([.$D200];3;1)">
            <text:p/>
          </table:table-cell>
          <table:table-cell table:style-name="ce37" table:formula="of:=MID([.$D200];4;1)">
            <text:p/>
          </table:table-cell>
          <table:table-cell table:style-name="ce37" table:formula="of:=VLOOKUP([.F200];['1'.$A$2:.$B$14];2)" office:value-type="string" office:string-value="ペパーミント">
            <text:p>ペパーミント</text:p>
          </table:table-cell>
          <table:table-cell table:style-name="ce37" table:formula="of:=VLOOKUP([.G200];['1'.$A$2:.$B$14];2)" office:value-type="string" office:string-value="日本酒（米だけの）">
            <text:p>日本酒（米だけの）</text:p>
          </table:table-cell>
          <table:table-cell table:style-name="ce37" table:formula="of:=VLOOKUP([.H200];['1'.$A$2:.$B$14];2)" office:value-type="float" office:value="0">
            <text:p>#N/A</text:p>
          </table:table-cell>
          <table:table-cell table:style-name="ce37" table:formula="of:=VLOOKUP([.I2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I</text:p>
          </table:table-cell>
          <table:table-cell table:style-name="ce20" table:formula="of:=COUNTIF([.$C$2:.$C$140];[.D201])" office:value-type="float" office:value="1">
            <text:p>1</text:p>
          </table:table-cell>
          <table:table-cell table:style-name="ce28" table:formula="of:=LEFT([.$D201];1)" office:value-type="string" office:string-value="I">
            <text:p>I</text:p>
          </table:table-cell>
          <table:table-cell table:style-name="ce37" table:formula="of:=MID([.$D201];2;1)">
            <text:p/>
          </table:table-cell>
          <table:table-cell table:style-name="ce37" table:formula="of:=MID([.$D201];3;1)">
            <text:p/>
          </table:table-cell>
          <table:table-cell table:style-name="ce37" table:formula="of:=MID([.$D201];4;1)">
            <text:p/>
          </table:table-cell>
          <table:table-cell table:style-name="ce37" table:formula="of:=VLOOKUP([.F201];['1'.$A$2:.$B$14];2)" office:value-type="string" office:string-value="ローズマリー">
            <text:p>ローズマリー</text:p>
          </table:table-cell>
          <table:table-cell table:style-name="ce37" table:formula="of:=VLOOKUP([.G201];['1'.$A$2:.$B$14];2)" office:value-type="float" office:value="0">
            <text:p>#N/A</text:p>
          </table:table-cell>
          <table:table-cell table:style-name="ce37" table:formula="of:=VLOOKUP([.H201];['1'.$A$2:.$B$14];2)" office:value-type="float" office:value="0">
            <text:p>#N/A</text:p>
          </table:table-cell>
          <table:table-cell table:style-name="ce37" table:formula="of:=VLOOKUP([.I2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K</text:p>
          </table:table-cell>
          <table:table-cell table:style-name="ce20" table:formula="of:=COUNTIF([.$C$2:.$C$140];[.D202])" office:value-type="float" office:value="2">
            <text:p>2</text:p>
          </table:table-cell>
          <table:table-cell table:style-name="ce28" table:formula="of:=LEFT([.$D202];1)" office:value-type="string" office:string-value="K">
            <text:p>K</text:p>
          </table:table-cell>
          <table:table-cell table:style-name="ce37" table:formula="of:=MID([.$D202];2;1)">
            <text:p/>
          </table:table-cell>
          <table:table-cell table:style-name="ce37" table:formula="of:=MID([.$D202];3;1)">
            <text:p/>
          </table:table-cell>
          <table:table-cell table:style-name="ce37" table:formula="of:=MID([.$D202];4;1)">
            <text:p/>
          </table:table-cell>
          <table:table-cell table:style-name="ce37" table:formula="of:=VLOOKUP([.F202];['1'.$A$2:.$B$14];2)" office:value-type="string" office:string-value="スペアミント">
            <text:p>スペアミント</text:p>
          </table:table-cell>
          <table:table-cell table:style-name="ce37" table:formula="of:=VLOOKUP([.G202];['1'.$A$2:.$B$14];2)" office:value-type="float" office:value="0">
            <text:p>#N/A</text:p>
          </table:table-cell>
          <table:table-cell table:style-name="ce37" table:formula="of:=VLOOKUP([.H202];['1'.$A$2:.$B$14];2)" office:value-type="float" office:value="0">
            <text:p>#N/A</text:p>
          </table:table-cell>
          <table:table-cell table:style-name="ce37" table:formula="of:=VLOOKUP([.I20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L</text:p>
          </table:table-cell>
          <table:table-cell table:style-name="ce20" table:formula="of:=COUNTIF([.$C$2:.$C$140];[.D203])" office:value-type="float" office:value="12">
            <text:p>12</text:p>
          </table:table-cell>
          <table:table-cell table:style-name="ce28" table:formula="of:=LEFT([.$D203];1)" office:value-type="string" office:string-value="L">
            <text:p>L</text:p>
          </table:table-cell>
          <table:table-cell table:style-name="ce37" table:formula="of:=MID([.$D203];2;1)">
            <text:p/>
          </table:table-cell>
          <table:table-cell table:style-name="ce37" table:formula="of:=MID([.$D203];3;1)">
            <text:p/>
          </table:table-cell>
          <table:table-cell table:style-name="ce37" table:formula="of:=MID([.$D203];4;1)">
            <text:p/>
          </table:table-cell>
          <table:table-cell table:style-name="ce37" table:formula="of:=VLOOKUP([.F203];['1'.$A$2:.$B$14];2)" office:value-type="string" office:string-value="日本酒（米だけの）">
            <text:p>日本酒（米だけの）</text:p>
          </table:table-cell>
          <table:table-cell table:style-name="ce37" table:formula="of:=VLOOKUP([.G203];['1'.$A$2:.$B$14];2)" office:value-type="float" office:value="0">
            <text:p>#N/A</text:p>
          </table:table-cell>
          <table:table-cell table:style-name="ce37" table:formula="of:=VLOOKUP([.H203];['1'.$A$2:.$B$14];2)" office:value-type="float" office:value="0">
            <text:p>#N/A</text:p>
          </table:table-cell>
          <table:table-cell table:style-name="ce37" table:formula="of:=VLOOKUP([.I20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</text:p>
          </table:table-cell>
          <table:table-cell table:style-name="ce20" table:formula="of:=COUNTIF([.$C$2:.$C$140];[.D204])" office:value-type="float" office:value="4">
            <text:p>4</text:p>
          </table:table-cell>
          <table:table-cell table:style-name="ce28" table:formula="of:=LEFT([.$D204];1)" office:value-type="string" office:string-value="с">
            <text:p>с</text:p>
          </table:table-cell>
          <table:table-cell table:style-name="ce37" table:formula="of:=MID([.$D204];2;1)" office:value-type="string" office:string-value="м">
            <text:p>м</text:p>
          </table:table-cell>
          <table:table-cell table:style-name="ce37" table:formula="of:=MID([.$D204];3;1)" office:value-type="string" office:string-value="е">
            <text:p>е</text:p>
          </table:table-cell>
          <table:table-cell table:style-name="ce37" table:formula="of:=MID([.$D204];4;1)" office:value-type="string" office:string-value="с">
            <text:p>с</text:p>
          </table:table-cell>
          <table:table-cell table:style-name="ce37" table:formula="of:=VLOOKUP([.F204];['1'.$A$2:.$B$14];2)" office:value-type="string" office:string-value="お湯">
            <text:p>お湯</text:p>
          </table:table-cell>
          <table:table-cell table:style-name="ce37" table:formula="of:=VLOOKUP([.G204];['1'.$A$2:.$B$14];2)" office:value-type="string" office:string-value="お湯">
            <text:p>お湯</text:p>
          </table:table-cell>
          <table:table-cell table:style-name="ce37" table:formula="of:=VLOOKUP([.H204];['1'.$A$2:.$B$14];2)" office:value-type="string" office:string-value="お湯">
            <text:p>お湯</text:p>
          </table:table-cell>
          <table:table-cell table:style-name="ce37" table:formula="of:=VLOOKUP([.I20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1</text:p>
          </table:table-cell>
          <table:table-cell table:style-name="ce20" table:formula="of:=COUNTIF([.$C$2:.$C$140];[.D205])" office:value-type="float" office:value="1">
            <text:p>1</text:p>
          </table:table-cell>
          <table:table-cell table:style-name="ce28" table:formula="of:=LEFT([.$D205];1)" office:value-type="string" office:string-value="с">
            <text:p>с</text:p>
          </table:table-cell>
          <table:table-cell table:style-name="ce37" table:formula="of:=MID([.$D205];2;1)" office:value-type="string" office:string-value="м">
            <text:p>м</text:p>
          </table:table-cell>
          <table:table-cell table:style-name="ce37" table:formula="of:=MID([.$D205];3;1)" office:value-type="string" office:string-value="е">
            <text:p>е</text:p>
          </table:table-cell>
          <table:table-cell table:style-name="ce37" table:formula="of:=MID([.$D205];4;1)" office:value-type="string" office:string-value="с">
            <text:p>с</text:p>
          </table:table-cell>
          <table:table-cell table:style-name="ce37" table:formula="of:=VLOOKUP([.F205];['1'.$A$2:.$B$14];2)" office:value-type="string" office:string-value="お湯">
            <text:p>お湯</text:p>
          </table:table-cell>
          <table:table-cell table:style-name="ce37" table:formula="of:=VLOOKUP([.G205];['1'.$A$2:.$B$14];2)" office:value-type="string" office:string-value="お湯">
            <text:p>お湯</text:p>
          </table:table-cell>
          <table:table-cell table:style-name="ce37" table:formula="of:=VLOOKUP([.H205];['1'.$A$2:.$B$14];2)" office:value-type="string" office:string-value="お湯">
            <text:p>お湯</text:p>
          </table:table-cell>
          <table:table-cell table:style-name="ce37" table:formula="of:=VLOOKUP([.I20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2</text:p>
          </table:table-cell>
          <table:table-cell table:style-name="ce20" table:formula="of:=COUNTIF([.$C$2:.$C$140];[.D206])" office:value-type="float" office:value="7">
            <text:p>7</text:p>
          </table:table-cell>
          <table:table-cell table:style-name="ce28" table:formula="of:=LEFT([.$D206];1)" office:value-type="string" office:string-value="с">
            <text:p>с</text:p>
          </table:table-cell>
          <table:table-cell table:style-name="ce37" table:formula="of:=MID([.$D206];2;1)" office:value-type="string" office:string-value="м">
            <text:p>м</text:p>
          </table:table-cell>
          <table:table-cell table:style-name="ce37" table:formula="of:=MID([.$D206];3;1)" office:value-type="string" office:string-value="е">
            <text:p>е</text:p>
          </table:table-cell>
          <table:table-cell table:style-name="ce37" table:formula="of:=MID([.$D206];4;1)" office:value-type="string" office:string-value="с">
            <text:p>с</text:p>
          </table:table-cell>
          <table:table-cell table:style-name="ce37" table:formula="of:=VLOOKUP([.F206];['1'.$A$2:.$B$14];2)" office:value-type="string" office:string-value="お湯">
            <text:p>お湯</text:p>
          </table:table-cell>
          <table:table-cell table:style-name="ce37" table:formula="of:=VLOOKUP([.G206];['1'.$A$2:.$B$14];2)" office:value-type="string" office:string-value="お湯">
            <text:p>お湯</text:p>
          </table:table-cell>
          <table:table-cell table:style-name="ce37" table:formula="of:=VLOOKUP([.H206];['1'.$A$2:.$B$14];2)" office:value-type="string" office:string-value="お湯">
            <text:p>お湯</text:p>
          </table:table-cell>
          <table:table-cell table:style-name="ce37" table:formula="of:=VLOOKUP([.I20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3</text:p>
          </table:table-cell>
          <table:table-cell table:style-name="ce20" table:formula="of:=COUNTIF([.$C$2:.$C$140];[.D207])" office:value-type="float" office:value="9">
            <text:p>9</text:p>
          </table:table-cell>
          <table:table-cell table:style-name="ce28" table:formula="of:=LEFT([.$D207];1)" office:value-type="string" office:string-value="с">
            <text:p>с</text:p>
          </table:table-cell>
          <table:table-cell table:style-name="ce37" table:formula="of:=MID([.$D207];2;1)" office:value-type="string" office:string-value="м">
            <text:p>м</text:p>
          </table:table-cell>
          <table:table-cell table:style-name="ce37" table:formula="of:=MID([.$D207];3;1)" office:value-type="string" office:string-value="е">
            <text:p>е</text:p>
          </table:table-cell>
          <table:table-cell table:style-name="ce37" table:formula="of:=MID([.$D207];4;1)" office:value-type="string" office:string-value="с">
            <text:p>с</text:p>
          </table:table-cell>
          <table:table-cell table:style-name="ce37" table:formula="of:=VLOOKUP([.F207];['1'.$A$2:.$B$14];2)" office:value-type="string" office:string-value="お湯">
            <text:p>お湯</text:p>
          </table:table-cell>
          <table:table-cell table:style-name="ce37" table:formula="of:=VLOOKUP([.G207];['1'.$A$2:.$B$14];2)" office:value-type="string" office:string-value="お湯">
            <text:p>お湯</text:p>
          </table:table-cell>
          <table:table-cell table:style-name="ce37" table:formula="of:=VLOOKUP([.H207];['1'.$A$2:.$B$14];2)" office:value-type="string" office:string-value="お湯">
            <text:p>お湯</text:p>
          </table:table-cell>
          <table:table-cell table:style-name="ce37" table:formula="of:=VLOOKUP([.I20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焼酎</text:p>
          </table:table-cell>
          <table:table-cell table:style-name="ce20" table:formula="of:=COUNTIF([.$C$2:.$C$140];[.D208])" office:value-type="float" office:value="3">
            <text:p>3</text:p>
          </table:table-cell>
          <table:table-cell table:style-name="ce28" table:formula="of:=LEFT([.$D208];1)" office:value-type="string" office:string-value="焼">
            <text:p>焼</text:p>
          </table:table-cell>
          <table:table-cell table:style-name="ce37" table:formula="of:=MID([.$D208];2;1)" office:value-type="string" office:string-value="酎">
            <text:p>酎</text:p>
          </table:table-cell>
          <table:table-cell table:style-name="ce37" table:formula="of:=MID([.$D208];3;1)">
            <text:p/>
          </table:table-cell>
          <table:table-cell table:style-name="ce37" table:formula="of:=MID([.$D208];4;1)">
            <text:p/>
          </table:table-cell>
          <table:table-cell table:style-name="ce37" table:formula="of:=VLOOKUP([.F208];['1'.$A$2:.$B$14];2)" office:value-type="string" office:string-value="お湯">
            <text:p>お湯</text:p>
          </table:table-cell>
          <table:table-cell table:style-name="ce37" table:formula="of:=VLOOKUP([.G208];['1'.$A$2:.$B$14];2)" office:value-type="string" office:string-value="お湯">
            <text:p>お湯</text:p>
          </table:table-cell>
          <table:table-cell table:style-name="ce37" table:formula="of:=VLOOKUP([.H208];['1'.$A$2:.$B$14];2)" office:value-type="float" office:value="0">
            <text:p>#N/A</text:p>
          </table:table-cell>
          <table:table-cell table:style-name="ce37" table:formula="of:=VLOOKUP([.I20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09])" office:value-type="float" office:value="0">
            <text:p>0</text:p>
          </table:table-cell>
          <table:table-cell table:style-name="ce28" table:formula="of:=LEFT([.$D209];1)">
            <text:p/>
          </table:table-cell>
          <table:table-cell table:style-name="ce37" table:formula="of:=MID([.$D209];2;1)">
            <text:p/>
          </table:table-cell>
          <table:table-cell table:style-name="ce37" table:formula="of:=MID([.$D209];3;1)">
            <text:p/>
          </table:table-cell>
          <table:table-cell table:style-name="ce37" table:formula="of:=MID([.$D209];4;1)">
            <text:p/>
          </table:table-cell>
          <table:table-cell table:style-name="ce37" table:formula="of:=VLOOKUP([.F209];['1'.$A$2:.$B$14];2)" office:value-type="float" office:value="0">
            <text:p>#N/A</text:p>
          </table:table-cell>
          <table:table-cell table:style-name="ce37" table:formula="of:=VLOOKUP([.G209];['1'.$A$2:.$B$14];2)" office:value-type="float" office:value="0">
            <text:p>#N/A</text:p>
          </table:table-cell>
          <table:table-cell table:style-name="ce37" table:formula="of:=VLOOKUP([.H209];['1'.$A$2:.$B$14];2)" office:value-type="float" office:value="0">
            <text:p>#N/A</text:p>
          </table:table-cell>
          <table:table-cell table:style-name="ce37" table:formula="of:=VLOOKUP([.I20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0])" office:value-type="float" office:value="0">
            <text:p>0</text:p>
          </table:table-cell>
          <table:table-cell table:style-name="ce28" table:formula="of:=LEFT([.$D210];1)">
            <text:p/>
          </table:table-cell>
          <table:table-cell table:style-name="ce37" table:formula="of:=MID([.$D210];2;1)">
            <text:p/>
          </table:table-cell>
          <table:table-cell table:style-name="ce37" table:formula="of:=MID([.$D210];3;1)">
            <text:p/>
          </table:table-cell>
          <table:table-cell table:style-name="ce37" table:formula="of:=MID([.$D210];4;1)">
            <text:p/>
          </table:table-cell>
          <table:table-cell table:style-name="ce37" table:formula="of:=VLOOKUP([.F210];['1'.$A$2:.$B$14];2)" office:value-type="float" office:value="0">
            <text:p>#N/A</text:p>
          </table:table-cell>
          <table:table-cell table:style-name="ce37" table:formula="of:=VLOOKUP([.G210];['1'.$A$2:.$B$14];2)" office:value-type="float" office:value="0">
            <text:p>#N/A</text:p>
          </table:table-cell>
          <table:table-cell table:style-name="ce37" table:formula="of:=VLOOKUP([.H210];['1'.$A$2:.$B$14];2)" office:value-type="float" office:value="0">
            <text:p>#N/A</text:p>
          </table:table-cell>
          <table:table-cell table:style-name="ce37" table:formula="of:=VLOOKUP([.I2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1])" office:value-type="float" office:value="0">
            <text:p>0</text:p>
          </table:table-cell>
          <table:table-cell table:style-name="ce28" table:formula="of:=LEFT([.$D211];1)">
            <text:p/>
          </table:table-cell>
          <table:table-cell table:style-name="ce37" table:formula="of:=MID([.$D211];2;1)">
            <text:p/>
          </table:table-cell>
          <table:table-cell table:style-name="ce37" table:formula="of:=MID([.$D211];3;1)">
            <text:p/>
          </table:table-cell>
          <table:table-cell table:style-name="ce37" table:formula="of:=MID([.$D211];4;1)">
            <text:p/>
          </table:table-cell>
          <table:table-cell table:style-name="ce37" table:formula="of:=VLOOKUP([.F211];['1'.$A$2:.$B$14];2)" office:value-type="float" office:value="0">
            <text:p>#N/A</text:p>
          </table:table-cell>
          <table:table-cell table:style-name="ce37" table:formula="of:=VLOOKUP([.G211];['1'.$A$2:.$B$14];2)" office:value-type="float" office:value="0">
            <text:p>#N/A</text:p>
          </table:table-cell>
          <table:table-cell table:style-name="ce37" table:formula="of:=VLOOKUP([.H211];['1'.$A$2:.$B$14];2)" office:value-type="float" office:value="0">
            <text:p>#N/A</text:p>
          </table:table-cell>
          <table:table-cell table:style-name="ce37" table:formula="of:=VLOOKUP([.I21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2])" office:value-type="float" office:value="0">
            <text:p>0</text:p>
          </table:table-cell>
          <table:table-cell table:style-name="ce28" table:formula="of:=LEFT([.$D212];1)">
            <text:p/>
          </table:table-cell>
          <table:table-cell table:style-name="ce37" table:formula="of:=MID([.$D212];2;1)">
            <text:p/>
          </table:table-cell>
          <table:table-cell table:style-name="ce37" table:formula="of:=MID([.$D212];3;1)">
            <text:p/>
          </table:table-cell>
          <table:table-cell table:style-name="ce37" table:formula="of:=MID([.$D212];4;1)">
            <text:p/>
          </table:table-cell>
          <table:table-cell table:style-name="ce37" table:formula="of:=VLOOKUP([.F212];['1'.$A$2:.$B$14];2)" office:value-type="float" office:value="0">
            <text:p>#N/A</text:p>
          </table:table-cell>
          <table:table-cell table:style-name="ce37" table:formula="of:=VLOOKUP([.G212];['1'.$A$2:.$B$14];2)" office:value-type="float" office:value="0">
            <text:p>#N/A</text:p>
          </table:table-cell>
          <table:table-cell table:style-name="ce37" table:formula="of:=VLOOKUP([.H212];['1'.$A$2:.$B$14];2)" office:value-type="float" office:value="0">
            <text:p>#N/A</text:p>
          </table:table-cell>
          <table:table-cell table:style-name="ce37" table:formula="of:=VLOOKUP([.I21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3])" office:value-type="float" office:value="0">
            <text:p>0</text:p>
          </table:table-cell>
          <table:table-cell table:style-name="ce28" table:formula="of:=LEFT([.$D213];1)">
            <text:p/>
          </table:table-cell>
          <table:table-cell table:style-name="ce37" table:formula="of:=MID([.$D213];2;1)">
            <text:p/>
          </table:table-cell>
          <table:table-cell table:style-name="ce37" table:formula="of:=MID([.$D213];3;1)">
            <text:p/>
          </table:table-cell>
          <table:table-cell table:style-name="ce37" table:formula="of:=MID([.$D213];4;1)">
            <text:p/>
          </table:table-cell>
          <table:table-cell table:style-name="ce37" table:formula="of:=VLOOKUP([.F213];['1'.$A$2:.$B$14];2)" office:value-type="float" office:value="0">
            <text:p>#N/A</text:p>
          </table:table-cell>
          <table:table-cell table:style-name="ce37" table:formula="of:=VLOOKUP([.G213];['1'.$A$2:.$B$14];2)" office:value-type="float" office:value="0">
            <text:p>#N/A</text:p>
          </table:table-cell>
          <table:table-cell table:style-name="ce37" table:formula="of:=VLOOKUP([.H213];['1'.$A$2:.$B$14];2)" office:value-type="float" office:value="0">
            <text:p>#N/A</text:p>
          </table:table-cell>
          <table:table-cell table:style-name="ce37" table:formula="of:=VLOOKUP([.I21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4])" office:value-type="float" office:value="0">
            <text:p>0</text:p>
          </table:table-cell>
          <table:table-cell table:style-name="ce28" table:formula="of:=LEFT([.$D214];1)">
            <text:p/>
          </table:table-cell>
          <table:table-cell table:style-name="ce37" table:formula="of:=MID([.$D214];2;1)">
            <text:p/>
          </table:table-cell>
          <table:table-cell table:style-name="ce37" table:formula="of:=MID([.$D214];3;1)">
            <text:p/>
          </table:table-cell>
          <table:table-cell table:style-name="ce37" table:formula="of:=MID([.$D214];4;1)">
            <text:p/>
          </table:table-cell>
          <table:table-cell table:style-name="ce37" table:formula="of:=VLOOKUP([.F214];['1'.$A$2:.$B$14];2)" office:value-type="float" office:value="0">
            <text:p>#N/A</text:p>
          </table:table-cell>
          <table:table-cell table:style-name="ce37" table:formula="of:=VLOOKUP([.G214];['1'.$A$2:.$B$14];2)" office:value-type="float" office:value="0">
            <text:p>#N/A</text:p>
          </table:table-cell>
          <table:table-cell table:style-name="ce37" table:formula="of:=VLOOKUP([.H214];['1'.$A$2:.$B$14];2)" office:value-type="float" office:value="0">
            <text:p>#N/A</text:p>
          </table:table-cell>
          <table:table-cell table:style-name="ce37" table:formula="of:=VLOOKUP([.I21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5])" office:value-type="float" office:value="0">
            <text:p>0</text:p>
          </table:table-cell>
          <table:table-cell table:style-name="ce28" table:formula="of:=LEFT([.$D215];1)">
            <text:p/>
          </table:table-cell>
          <table:table-cell table:style-name="ce37" table:formula="of:=MID([.$D215];2;1)">
            <text:p/>
          </table:table-cell>
          <table:table-cell table:style-name="ce37" table:formula="of:=MID([.$D215];3;1)">
            <text:p/>
          </table:table-cell>
          <table:table-cell table:style-name="ce37" table:formula="of:=MID([.$D215];4;1)">
            <text:p/>
          </table:table-cell>
          <table:table-cell table:style-name="ce37" table:formula="of:=VLOOKUP([.F215];['1'.$A$2:.$B$14];2)" office:value-type="float" office:value="0">
            <text:p>#N/A</text:p>
          </table:table-cell>
          <table:table-cell table:style-name="ce37" table:formula="of:=VLOOKUP([.G215];['1'.$A$2:.$B$14];2)" office:value-type="float" office:value="0">
            <text:p>#N/A</text:p>
          </table:table-cell>
          <table:table-cell table:style-name="ce37" table:formula="of:=VLOOKUP([.H215];['1'.$A$2:.$B$14];2)" office:value-type="float" office:value="0">
            <text:p>#N/A</text:p>
          </table:table-cell>
          <table:table-cell table:style-name="ce37" table:formula="of:=VLOOKUP([.I2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6])" office:value-type="float" office:value="0">
            <text:p>0</text:p>
          </table:table-cell>
          <table:table-cell table:style-name="ce28" table:formula="of:=LEFT([.$D216];1)">
            <text:p/>
          </table:table-cell>
          <table:table-cell table:style-name="ce37" table:formula="of:=MID([.$D216];2;1)">
            <text:p/>
          </table:table-cell>
          <table:table-cell table:style-name="ce37" table:formula="of:=MID([.$D216];3;1)">
            <text:p/>
          </table:table-cell>
          <table:table-cell table:style-name="ce37" table:formula="of:=MID([.$D216];4;1)">
            <text:p/>
          </table:table-cell>
          <table:table-cell table:style-name="ce37" table:formula="of:=VLOOKUP([.F216];['1'.$A$2:.$B$14];2)" office:value-type="float" office:value="0">
            <text:p>#N/A</text:p>
          </table:table-cell>
          <table:table-cell table:style-name="ce37" table:formula="of:=VLOOKUP([.G216];['1'.$A$2:.$B$14];2)" office:value-type="float" office:value="0">
            <text:p>#N/A</text:p>
          </table:table-cell>
          <table:table-cell table:style-name="ce37" table:formula="of:=VLOOKUP([.H216];['1'.$A$2:.$B$14];2)" office:value-type="float" office:value="0">
            <text:p>#N/A</text:p>
          </table:table-cell>
          <table:table-cell table:style-name="ce37" table:formula="of:=VLOOKUP([.I2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7])" office:value-type="float" office:value="0">
            <text:p>0</text:p>
          </table:table-cell>
          <table:table-cell table:style-name="ce28" table:formula="of:=LEFT([.$D217];1)">
            <text:p/>
          </table:table-cell>
          <table:table-cell table:style-name="ce37" table:formula="of:=MID([.$D217];2;1)">
            <text:p/>
          </table:table-cell>
          <table:table-cell table:style-name="ce37" table:formula="of:=MID([.$D217];3;1)">
            <text:p/>
          </table:table-cell>
          <table:table-cell table:style-name="ce37" table:formula="of:=MID([.$D217];4;1)">
            <text:p/>
          </table:table-cell>
          <table:table-cell table:style-name="ce37" table:formula="of:=VLOOKUP([.F217];['1'.$A$2:.$B$14];2)" office:value-type="float" office:value="0">
            <text:p>#N/A</text:p>
          </table:table-cell>
          <table:table-cell table:style-name="ce37" table:formula="of:=VLOOKUP([.G217];['1'.$A$2:.$B$14];2)" office:value-type="float" office:value="0">
            <text:p>#N/A</text:p>
          </table:table-cell>
          <table:table-cell table:style-name="ce37" table:formula="of:=VLOOKUP([.H217];['1'.$A$2:.$B$14];2)" office:value-type="float" office:value="0">
            <text:p>#N/A</text:p>
          </table:table-cell>
          <table:table-cell table:style-name="ce37" table:formula="of:=VLOOKUP([.I2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8])" office:value-type="float" office:value="0">
            <text:p>0</text:p>
          </table:table-cell>
          <table:table-cell table:style-name="ce28" table:formula="of:=LEFT([.$D218];1)">
            <text:p/>
          </table:table-cell>
          <table:table-cell table:style-name="ce37" table:formula="of:=MID([.$D218];2;1)">
            <text:p/>
          </table:table-cell>
          <table:table-cell table:style-name="ce37" table:formula="of:=MID([.$D218];3;1)">
            <text:p/>
          </table:table-cell>
          <table:table-cell table:style-name="ce37" table:formula="of:=MID([.$D218];4;1)">
            <text:p/>
          </table:table-cell>
          <table:table-cell table:style-name="ce37" table:formula="of:=VLOOKUP([.F218];['1'.$A$2:.$B$14];2)" office:value-type="float" office:value="0">
            <text:p>#N/A</text:p>
          </table:table-cell>
          <table:table-cell table:style-name="ce37" table:formula="of:=VLOOKUP([.G218];['1'.$A$2:.$B$14];2)" office:value-type="float" office:value="0">
            <text:p>#N/A</text:p>
          </table:table-cell>
          <table:table-cell table:style-name="ce37" table:formula="of:=VLOOKUP([.H218];['1'.$A$2:.$B$14];2)" office:value-type="float" office:value="0">
            <text:p>#N/A</text:p>
          </table:table-cell>
          <table:table-cell table:style-name="ce37" table:formula="of:=VLOOKUP([.I2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19])" office:value-type="float" office:value="0">
            <text:p>0</text:p>
          </table:table-cell>
          <table:table-cell table:style-name="ce28" table:formula="of:=LEFT([.$D219];1)">
            <text:p/>
          </table:table-cell>
          <table:table-cell table:style-name="ce37" table:formula="of:=MID([.$D219];2;1)">
            <text:p/>
          </table:table-cell>
          <table:table-cell table:style-name="ce37" table:formula="of:=MID([.$D219];3;1)">
            <text:p/>
          </table:table-cell>
          <table:table-cell table:style-name="ce37" table:formula="of:=MID([.$D219];4;1)">
            <text:p/>
          </table:table-cell>
          <table:table-cell table:style-name="ce37" table:formula="of:=VLOOKUP([.F219];['1'.$A$2:.$B$14];2)" office:value-type="float" office:value="0">
            <text:p>#N/A</text:p>
          </table:table-cell>
          <table:table-cell table:style-name="ce37" table:formula="of:=VLOOKUP([.G219];['1'.$A$2:.$B$14];2)" office:value-type="float" office:value="0">
            <text:p>#N/A</text:p>
          </table:table-cell>
          <table:table-cell table:style-name="ce37" table:formula="of:=VLOOKUP([.H219];['1'.$A$2:.$B$14];2)" office:value-type="float" office:value="0">
            <text:p>#N/A</text:p>
          </table:table-cell>
          <table:table-cell table:style-name="ce37" table:formula="of:=VLOOKUP([.I2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20])" office:value-type="float" office:value="0">
            <text:p>0</text:p>
          </table:table-cell>
          <table:table-cell table:style-name="ce28" table:formula="of:=LEFT([.$D220];1)">
            <text:p/>
          </table:table-cell>
          <table:table-cell table:style-name="ce37" table:formula="of:=MID([.$D220];2;1)">
            <text:p/>
          </table:table-cell>
          <table:table-cell table:style-name="ce37" table:formula="of:=MID([.$D220];3;1)">
            <text:p/>
          </table:table-cell>
          <table:table-cell table:style-name="ce37" table:formula="of:=MID([.$D220];4;1)">
            <text:p/>
          </table:table-cell>
          <table:table-cell table:style-name="ce37" table:formula="of:=VLOOKUP([.F220];['1'.$A$2:.$B$14];2)" office:value-type="float" office:value="0">
            <text:p>#N/A</text:p>
          </table:table-cell>
          <table:table-cell table:style-name="ce37" table:formula="of:=VLOOKUP([.G220];['1'.$A$2:.$B$14];2)" office:value-type="float" office:value="0">
            <text:p>#N/A</text:p>
          </table:table-cell>
          <table:table-cell table:style-name="ce37" table:formula="of:=VLOOKUP([.H220];['1'.$A$2:.$B$14];2)" office:value-type="float" office:value="0">
            <text:p>#N/A</text:p>
          </table:table-cell>
          <table:table-cell table:style-name="ce37" table:formula="of:=VLOOKUP([.I2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21])" office:value-type="float" office:value="0">
            <text:p>0</text:p>
          </table:table-cell>
          <table:table-cell table:style-name="ce28" table:formula="of:=LEFT([.$D221];1)">
            <text:p/>
          </table:table-cell>
          <table:table-cell table:style-name="ce37" table:formula="of:=MID([.$D221];2;1)">
            <text:p/>
          </table:table-cell>
          <table:table-cell table:style-name="ce37" table:formula="of:=MID([.$D221];3;1)">
            <text:p/>
          </table:table-cell>
          <table:table-cell table:style-name="ce37" table:formula="of:=MID([.$D221];4;1)">
            <text:p/>
          </table:table-cell>
          <table:table-cell table:style-name="ce37" table:formula="of:=VLOOKUP([.F221];['1'.$A$2:.$B$14];2)" office:value-type="float" office:value="0">
            <text:p>#N/A</text:p>
          </table:table-cell>
          <table:table-cell table:style-name="ce37" table:formula="of:=VLOOKUP([.G221];['1'.$A$2:.$B$14];2)" office:value-type="float" office:value="0">
            <text:p>#N/A</text:p>
          </table:table-cell>
          <table:table-cell table:style-name="ce37" table:formula="of:=VLOOKUP([.H221];['1'.$A$2:.$B$14];2)" office:value-type="float" office:value="0">
            <text:p>#N/A</text:p>
          </table:table-cell>
          <table:table-cell table:style-name="ce37" table:formula="of:=VLOOKUP([.I2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22])" office:value-type="float" office:value="0">
            <text:p>0</text:p>
          </table:table-cell>
          <table:table-cell table:style-name="ce28" table:formula="of:=LEFT([.$D222];1)">
            <text:p/>
          </table:table-cell>
          <table:table-cell table:style-name="ce37" table:formula="of:=MID([.$D222];2;1)">
            <text:p/>
          </table:table-cell>
          <table:table-cell table:style-name="ce37" table:formula="of:=MID([.$D222];3;1)">
            <text:p/>
          </table:table-cell>
          <table:table-cell table:style-name="ce37" table:formula="of:=MID([.$D222];4;1)">
            <text:p/>
          </table:table-cell>
          <table:table-cell table:style-name="ce37" table:formula="of:=VLOOKUP([.F222];['1'.$A$2:.$B$14];2)" office:value-type="float" office:value="0">
            <text:p>#N/A</text:p>
          </table:table-cell>
          <table:table-cell table:style-name="ce37" table:formula="of:=VLOOKUP([.G222];['1'.$A$2:.$B$14];2)" office:value-type="float" office:value="0">
            <text:p>#N/A</text:p>
          </table:table-cell>
          <table:table-cell table:style-name="ce37" table:formula="of:=VLOOKUP([.H222];['1'.$A$2:.$B$14];2)" office:value-type="float" office:value="0">
            <text:p>#N/A</text:p>
          </table:table-cell>
          <table:table-cell table:style-name="ce37" table:formula="of:=VLOOKUP([.I2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23])" office:value-type="float" office:value="0">
            <text:p>0</text:p>
          </table:table-cell>
          <table:table-cell table:style-name="ce28" table:formula="of:=LEFT([.$D223];1)">
            <text:p/>
          </table:table-cell>
          <table:table-cell table:style-name="ce37" table:formula="of:=MID([.$D223];2;1)">
            <text:p/>
          </table:table-cell>
          <table:table-cell table:style-name="ce37" table:formula="of:=MID([.$D223];3;1)">
            <text:p/>
          </table:table-cell>
          <table:table-cell table:style-name="ce37" table:formula="of:=MID([.$D223];4;1)">
            <text:p/>
          </table:table-cell>
          <table:table-cell table:style-name="ce37" table:formula="of:=VLOOKUP([.F223];['1'.$A$2:.$B$14];2)" office:value-type="float" office:value="0">
            <text:p>#N/A</text:p>
          </table:table-cell>
          <table:table-cell table:style-name="ce37" table:formula="of:=VLOOKUP([.G223];['1'.$A$2:.$B$14];2)" office:value-type="float" office:value="0">
            <text:p>#N/A</text:p>
          </table:table-cell>
          <table:table-cell table:style-name="ce37" table:formula="of:=VLOOKUP([.H223];['1'.$A$2:.$B$14];2)" office:value-type="float" office:value="0">
            <text:p>#N/A</text:p>
          </table:table-cell>
          <table:table-cell table:style-name="ce37" table:formula="of:=VLOOKUP([.I2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24])" office:value-type="float" office:value="0">
            <text:p>0</text:p>
          </table:table-cell>
          <table:table-cell table:style-name="ce28" table:formula="of:=LEFT([.$D224];1)">
            <text:p/>
          </table:table-cell>
          <table:table-cell table:style-name="ce37" table:formula="of:=MID([.$D224];2;1)">
            <text:p/>
          </table:table-cell>
          <table:table-cell table:style-name="ce37" table:formula="of:=MID([.$D224];3;1)">
            <text:p/>
          </table:table-cell>
          <table:table-cell table:style-name="ce37" table:formula="of:=MID([.$D224];4;1)">
            <text:p/>
          </table:table-cell>
          <table:table-cell table:style-name="ce37" table:formula="of:=VLOOKUP([.F224];['1'.$A$2:.$B$14];2)" office:value-type="float" office:value="0">
            <text:p>#N/A</text:p>
          </table:table-cell>
          <table:table-cell table:style-name="ce37" table:formula="of:=VLOOKUP([.G224];['1'.$A$2:.$B$14];2)" office:value-type="float" office:value="0">
            <text:p>#N/A</text:p>
          </table:table-cell>
          <table:table-cell table:style-name="ce37" table:formula="of:=VLOOKUP([.H224];['1'.$A$2:.$B$14];2)" office:value-type="float" office:value="0">
            <text:p>#N/A</text:p>
          </table:table-cell>
          <table:table-cell table:style-name="ce37" table:formula="of:=VLOOKUP([.I22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25])" office:value-type="float" office:value="0">
            <text:p>0</text:p>
          </table:table-cell>
          <table:table-cell table:style-name="ce28" table:formula="of:=LEFT([.$D225];1)">
            <text:p/>
          </table:table-cell>
          <table:table-cell table:style-name="ce37" table:formula="of:=MID([.$D225];2;1)">
            <text:p/>
          </table:table-cell>
          <table:table-cell table:style-name="ce37" table:formula="of:=MID([.$D225];3;1)">
            <text:p/>
          </table:table-cell>
          <table:table-cell table:style-name="ce37" table:formula="of:=MID([.$D225];4;1)">
            <text:p/>
          </table:table-cell>
          <table:table-cell table:style-name="ce37" table:formula="of:=VLOOKUP([.F225];['1'.$A$2:.$B$14];2)" office:value-type="float" office:value="0">
            <text:p>#N/A</text:p>
          </table:table-cell>
          <table:table-cell table:style-name="ce37" table:formula="of:=VLOOKUP([.G225];['1'.$A$2:.$B$14];2)" office:value-type="float" office:value="0">
            <text:p>#N/A</text:p>
          </table:table-cell>
          <table:table-cell table:style-name="ce37" table:formula="of:=VLOOKUP([.H225];['1'.$A$2:.$B$14];2)" office:value-type="float" office:value="0">
            <text:p>#N/A</text:p>
          </table:table-cell>
          <table:table-cell table:style-name="ce37" table:formula="of:=VLOOKUP([.I2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26])" office:value-type="float" office:value="0">
            <text:p>0</text:p>
          </table:table-cell>
          <table:table-cell table:style-name="ce28" table:formula="of:=LEFT([.$D226];1)">
            <text:p/>
          </table:table-cell>
          <table:table-cell table:style-name="ce37" table:formula="of:=MID([.$D226];2;1)">
            <text:p/>
          </table:table-cell>
          <table:table-cell table:style-name="ce37" table:formula="of:=MID([.$D226];3;1)">
            <text:p/>
          </table:table-cell>
          <table:table-cell table:style-name="ce37" table:formula="of:=MID([.$D226];4;1)">
            <text:p/>
          </table:table-cell>
          <table:table-cell table:style-name="ce37" table:formula="of:=VLOOKUP([.F226];['1'.$A$2:.$B$14];2)" office:value-type="float" office:value="0">
            <text:p>#N/A</text:p>
          </table:table-cell>
          <table:table-cell table:style-name="ce37" table:formula="of:=VLOOKUP([.G226];['1'.$A$2:.$B$14];2)" office:value-type="float" office:value="0">
            <text:p>#N/A</text:p>
          </table:table-cell>
          <table:table-cell table:style-name="ce37" table:formula="of:=VLOOKUP([.H226];['1'.$A$2:.$B$14];2)" office:value-type="float" office:value="0">
            <text:p>#N/A</text:p>
          </table:table-cell>
          <table:table-cell table:style-name="ce37" table:formula="of:=VLOOKUP([.I2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27])" office:value-type="float" office:value="0">
            <text:p>0</text:p>
          </table:table-cell>
          <table:table-cell table:style-name="ce28" table:formula="of:=LEFT([.$D227];1)">
            <text:p/>
          </table:table-cell>
          <table:table-cell table:style-name="ce37" table:formula="of:=MID([.$D227];2;1)">
            <text:p/>
          </table:table-cell>
          <table:table-cell table:style-name="ce37" table:formula="of:=MID([.$D227];3;1)">
            <text:p/>
          </table:table-cell>
          <table:table-cell table:style-name="ce37" table:formula="of:=MID([.$D227];4;1)">
            <text:p/>
          </table:table-cell>
          <table:table-cell table:style-name="ce37" table:formula="of:=VLOOKUP([.F227];['1'.$A$2:.$B$14];2)" office:value-type="float" office:value="0">
            <text:p>#N/A</text:p>
          </table:table-cell>
          <table:table-cell table:style-name="ce37" table:formula="of:=VLOOKUP([.G227];['1'.$A$2:.$B$14];2)" office:value-type="float" office:value="0">
            <text:p>#N/A</text:p>
          </table:table-cell>
          <table:table-cell table:style-name="ce37" table:formula="of:=VLOOKUP([.H227];['1'.$A$2:.$B$14];2)" office:value-type="float" office:value="0">
            <text:p>#N/A</text:p>
          </table:table-cell>
          <table:table-cell table:style-name="ce37" table:formula="of:=VLOOKUP([.I2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28])" office:value-type="float" office:value="0">
            <text:p>0</text:p>
          </table:table-cell>
          <table:table-cell table:style-name="ce28" table:formula="of:=LEFT([.$D228];1)">
            <text:p/>
          </table:table-cell>
          <table:table-cell table:style-name="ce37" table:formula="of:=MID([.$D228];2;1)">
            <text:p/>
          </table:table-cell>
          <table:table-cell table:style-name="ce37" table:formula="of:=MID([.$D228];3;1)">
            <text:p/>
          </table:table-cell>
          <table:table-cell table:style-name="ce37" table:formula="of:=MID([.$D228];4;1)">
            <text:p/>
          </table:table-cell>
          <table:table-cell table:style-name="ce37" table:formula="of:=VLOOKUP([.F228];['1'.$A$2:.$B$14];2)" office:value-type="float" office:value="0">
            <text:p>#N/A</text:p>
          </table:table-cell>
          <table:table-cell table:style-name="ce37" table:formula="of:=VLOOKUP([.G228];['1'.$A$2:.$B$14];2)" office:value-type="float" office:value="0">
            <text:p>#N/A</text:p>
          </table:table-cell>
          <table:table-cell table:style-name="ce37" table:formula="of:=VLOOKUP([.H228];['1'.$A$2:.$B$14];2)" office:value-type="float" office:value="0">
            <text:p>#N/A</text:p>
          </table:table-cell>
          <table:table-cell table:style-name="ce37" table:formula="of:=VLOOKUP([.I2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29])" office:value-type="float" office:value="0">
            <text:p>0</text:p>
          </table:table-cell>
          <table:table-cell table:style-name="ce28" table:formula="of:=LEFT([.$D229];1)">
            <text:p/>
          </table:table-cell>
          <table:table-cell table:style-name="ce37" table:formula="of:=MID([.$D229];2;1)">
            <text:p/>
          </table:table-cell>
          <table:table-cell table:style-name="ce37" table:formula="of:=MID([.$D229];3;1)">
            <text:p/>
          </table:table-cell>
          <table:table-cell table:style-name="ce37" table:formula="of:=MID([.$D229];4;1)">
            <text:p/>
          </table:table-cell>
          <table:table-cell table:style-name="ce37" table:formula="of:=VLOOKUP([.F229];['1'.$A$2:.$B$14];2)" office:value-type="float" office:value="0">
            <text:p>#N/A</text:p>
          </table:table-cell>
          <table:table-cell table:style-name="ce37" table:formula="of:=VLOOKUP([.G229];['1'.$A$2:.$B$14];2)" office:value-type="float" office:value="0">
            <text:p>#N/A</text:p>
          </table:table-cell>
          <table:table-cell table:style-name="ce37" table:formula="of:=VLOOKUP([.H229];['1'.$A$2:.$B$14];2)" office:value-type="float" office:value="0">
            <text:p>#N/A</text:p>
          </table:table-cell>
          <table:table-cell table:style-name="ce37" table:formula="of:=VLOOKUP([.I22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30])" office:value-type="float" office:value="0">
            <text:p>0</text:p>
          </table:table-cell>
          <table:table-cell table:style-name="ce28" table:formula="of:=LEFT([.$D230];1)">
            <text:p/>
          </table:table-cell>
          <table:table-cell table:style-name="ce37" table:formula="of:=MID([.$D230];2;1)">
            <text:p/>
          </table:table-cell>
          <table:table-cell table:style-name="ce37" table:formula="of:=MID([.$D230];3;1)">
            <text:p/>
          </table:table-cell>
          <table:table-cell table:style-name="ce37" table:formula="of:=MID([.$D230];4;1)">
            <text:p/>
          </table:table-cell>
          <table:table-cell table:style-name="ce37" table:formula="of:=VLOOKUP([.F230];['1'.$A$2:.$B$14];2)" office:value-type="float" office:value="0">
            <text:p>#N/A</text:p>
          </table:table-cell>
          <table:table-cell table:style-name="ce37" table:formula="of:=VLOOKUP([.G230];['1'.$A$2:.$B$14];2)" office:value-type="float" office:value="0">
            <text:p>#N/A</text:p>
          </table:table-cell>
          <table:table-cell table:style-name="ce37" table:formula="of:=VLOOKUP([.H230];['1'.$A$2:.$B$14];2)" office:value-type="float" office:value="0">
            <text:p>#N/A</text:p>
          </table:table-cell>
          <table:table-cell table:style-name="ce37" table:formula="of:=VLOOKUP([.I23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31])" office:value-type="float" office:value="0">
            <text:p>0</text:p>
          </table:table-cell>
          <table:table-cell table:style-name="ce28" table:formula="of:=LEFT([.$D231];1)">
            <text:p/>
          </table:table-cell>
          <table:table-cell table:style-name="ce37" table:formula="of:=MID([.$D231];2;1)">
            <text:p/>
          </table:table-cell>
          <table:table-cell table:style-name="ce37" table:formula="of:=MID([.$D231];3;1)">
            <text:p/>
          </table:table-cell>
          <table:table-cell table:style-name="ce37" table:formula="of:=MID([.$D231];4;1)">
            <text:p/>
          </table:table-cell>
          <table:table-cell table:style-name="ce37" table:formula="of:=VLOOKUP([.F231];['1'.$A$2:.$B$14];2)" office:value-type="float" office:value="0">
            <text:p>#N/A</text:p>
          </table:table-cell>
          <table:table-cell table:style-name="ce37" table:formula="of:=VLOOKUP([.G231];['1'.$A$2:.$B$14];2)" office:value-type="float" office:value="0">
            <text:p>#N/A</text:p>
          </table:table-cell>
          <table:table-cell table:style-name="ce37" table:formula="of:=VLOOKUP([.H231];['1'.$A$2:.$B$14];2)" office:value-type="float" office:value="0">
            <text:p>#N/A</text:p>
          </table:table-cell>
          <table:table-cell table:style-name="ce37" table:formula="of:=VLOOKUP([.I2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32])" office:value-type="float" office:value="0">
            <text:p>0</text:p>
          </table:table-cell>
          <table:table-cell table:style-name="ce28" table:formula="of:=LEFT([.$D232];1)">
            <text:p/>
          </table:table-cell>
          <table:table-cell table:style-name="ce37" table:formula="of:=MID([.$D232];2;1)">
            <text:p/>
          </table:table-cell>
          <table:table-cell table:style-name="ce37" table:formula="of:=MID([.$D232];3;1)">
            <text:p/>
          </table:table-cell>
          <table:table-cell table:style-name="ce37" table:formula="of:=MID([.$D232];4;1)">
            <text:p/>
          </table:table-cell>
          <table:table-cell table:style-name="ce37" table:formula="of:=VLOOKUP([.F232];['1'.$A$2:.$B$14];2)" office:value-type="float" office:value="0">
            <text:p>#N/A</text:p>
          </table:table-cell>
          <table:table-cell table:style-name="ce37" table:formula="of:=VLOOKUP([.G232];['1'.$A$2:.$B$14];2)" office:value-type="float" office:value="0">
            <text:p>#N/A</text:p>
          </table:table-cell>
          <table:table-cell table:style-name="ce37" table:formula="of:=VLOOKUP([.H232];['1'.$A$2:.$B$14];2)" office:value-type="float" office:value="0">
            <text:p>#N/A</text:p>
          </table:table-cell>
          <table:table-cell table:style-name="ce37" table:formula="of:=VLOOKUP([.I23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33])" office:value-type="float" office:value="0">
            <text:p>0</text:p>
          </table:table-cell>
          <table:table-cell table:style-name="ce28" table:formula="of:=LEFT([.$D233];1)">
            <text:p/>
          </table:table-cell>
          <table:table-cell table:style-name="ce37" table:formula="of:=MID([.$D233];2;1)">
            <text:p/>
          </table:table-cell>
          <table:table-cell table:style-name="ce37" table:formula="of:=MID([.$D233];3;1)">
            <text:p/>
          </table:table-cell>
          <table:table-cell table:style-name="ce37" table:formula="of:=MID([.$D233];4;1)">
            <text:p/>
          </table:table-cell>
          <table:table-cell table:style-name="ce37" table:formula="of:=VLOOKUP([.F233];['1'.$A$2:.$B$14];2)" office:value-type="float" office:value="0">
            <text:p>#N/A</text:p>
          </table:table-cell>
          <table:table-cell table:style-name="ce37" table:formula="of:=VLOOKUP([.G233];['1'.$A$2:.$B$14];2)" office:value-type="float" office:value="0">
            <text:p>#N/A</text:p>
          </table:table-cell>
          <table:table-cell table:style-name="ce37" table:formula="of:=VLOOKUP([.H233];['1'.$A$2:.$B$14];2)" office:value-type="float" office:value="0">
            <text:p>#N/A</text:p>
          </table:table-cell>
          <table:table-cell table:style-name="ce37" table:formula="of:=VLOOKUP([.I2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3" table:style-name="Default" office:value-type="string">
            <text:p>*</text:p>
          </table:table-cell>
          <table:table-cell table:style-name="Default"/>
          <table:table-cell table:number-columns-repeated="3" table:style-name="Default" office:value-type="string">
            <text:p>*</text:p>
          </table:table-cell>
          <table:table-cell table:number-columns-repeated="2"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6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 – a &gt; M – a</text:p>
          </table:table-cell>
          <table:table-cell table:style-name="ce36" office:value-type="string">
            <text:p>sort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6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33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42"/>
        <table:table-column table:style-name="co19" table:default-cell-style-name="ce43"/>
        <table:table-column table:style-name="co6" table:default-cell-style-name="ce42"/>
        <table:table-column table:style-name="co20" table:default-cell-style-name="ce46"/>
        <table:table-column table:style-name="co6" table:default-cell-style-name="ce43"/>
        <table:table-column table:style-name="co6" table:default-cell-style-name="ce47"/>
        <table:table-column table:style-name="co6" table:default-cell-style-name="ce42"/>
        <table:table-column table:style-name="co6" table:default-cell-style-name="ce48"/>
        <table:table-column table:style-name="co16" table:default-cell-style-name="ce49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41" office:value-type="string">
            <text:p>A</text:p>
          </table:table-cell>
          <table:table-cell office:value-type="string">
            <text:p>ゆず</text:p>
          </table:table-cell>
          <table:table-cell table:style-name="ce41" office:value-type="string">
            <text:p>A</text:p>
          </table:table-cell>
          <table:table-cell table:style-name="ce44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41" office:value-type="string">
            <text:p>B</text:p>
          </table:table-cell>
          <table:table-cell office:value-type="string">
            <text:p>ディル</text:p>
          </table:table-cell>
          <table:table-cell table:style-name="ce41" office:value-type="string">
            <text:p>B</text:p>
          </table:table-cell>
          <table:table-cell table:style-name="ce45"/>
          <table:table-cell table:number-columns-repeated="2"/>
          <table:table-cell table:style-name="ce41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41" office:value-type="string">
            <text:p>C</text:p>
          </table:table-cell>
          <table:table-cell office:value-type="string">
            <text:p>オオバ</text:p>
          </table:table-cell>
          <table:table-cell table:style-name="ce41" office:value-type="string">
            <text:p>C</text:p>
          </table:table-cell>
          <table:table-cell table:style-name="ce45"/>
          <table:table-cell table:number-columns-repeated="2"/>
          <table:table-cell table:style-name="ce41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5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12T01:47:50.9">
            <text:p>2023/1/12 1:47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1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2">2023/01/12</text:date>, <text:time>01:47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12T01:47:49.26</dc:date>
    <dc:creator>iwabuchi ken</dc:creator>
    <meta:editing-duration>P2DT21H52M54S</meta:editing-duration>
    <meta:editing-cycles>757</meta:editing-cycles>
    <meta:generator>OpenOffice/4.1.3$Win32 OpenOffice.org_project/413m1$Build-9783</meta:generator>
    <meta:document-statistic meta:table-count="4" meta:cell-count="4300" meta:object-count="0"/>
  </office:meta>
</office:document-meta>
</file>